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pt"/>
    </style:style>
    <style:style style:name="co2" style:family="table-column">
      <style:table-column-properties fo:break-before="auto" style:column-width="301.35pt"/>
    </style:style>
    <style:style style:name="co3" style:family="table-column">
      <style:table-column-properties fo:break-before="auto" style:column-width="327.46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324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6.96pt"/>
    </style:style>
    <style:style style:name="co8" style:family="table-column">
      <style:table-column-properties fo:break-before="auto" style:column-width="45.1pt"/>
    </style:style>
    <style:style style:name="co9" style:family="table-column">
      <style:table-column-properties fo:break-before="auto" style:column-width="106.24pt"/>
    </style:style>
    <style:style style:name="co10" style:family="table-column">
      <style:table-column-properties fo:break-before="auto" style:column-width="42.15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25.51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27.6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18.99pt"/>
    </style:style>
    <style:style style:name="co17" style:family="table-column">
      <style:table-column-properties fo:break-before="auto" style:column-width="22.56pt"/>
    </style:style>
    <style:style style:name="co18" style:family="table-column">
      <style:table-column-properties fo:break-before="auto" style:column-width="25.94pt"/>
    </style:style>
    <style:style style:name="co19" style:family="table-column">
      <style:table-column-properties fo:break-before="auto" style:column-width="28.8pt"/>
    </style:style>
    <style:style style:name="co20" style:family="table-column">
      <style:table-column-properties fo:break-before="auto" style:column-width="34.41pt"/>
    </style:style>
    <style:style style:name="co21" style:family="table-column">
      <style:table-column-properties fo:break-before="auto" style:column-width="30.16pt"/>
    </style:style>
    <style:style style:name="co22" style:family="table-column">
      <style:table-column-properties fo:break-before="auto" style:column-width="19.64pt"/>
    </style:style>
    <style:style style:name="co23" style:family="table-column">
      <style:table-column-properties fo:break-before="auto" style:column-width="42.09pt"/>
    </style:style>
    <style:style style:name="co24" style:family="table-column">
      <style:table-column-properties fo:break-before="auto" style:column-width="20.75pt"/>
    </style:style>
    <style:style style:name="co25" style:family="table-column">
      <style:table-column-properties fo:break-before="auto" style:column-width="16.61pt"/>
    </style:style>
    <style:style style:name="co26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15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35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 style:data-style-name="N100"/>
    <style:style style:name="ce5" style:family="table-cell" style:parent-style-name="Default">
      <style:table-cell-properties fo:border-bottom="1.5pt solid #000000" fo:border-left="1.5pt solid #000000" fo:border-right="none" fo:border-top="1.5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1.5pt solid #000000" fo:border-left="0.74pt dashed #000000" fo:border-right="1.5pt solid #000000" fo:border-top="1.5pt solid #000000"/>
      <style:text-properties fo:font-size="14pt" style:font-size-asian="14pt" style:font-size-complex="14pt"/>
    </style:style>
    <style:style style:name="ce8" style:family="table-cell" style:parent-style-name="Default" style:data-style-name="N10">
      <style:table-cell-properties fo:border-bottom="1.5pt solid #000000" style:text-align-source="fix" style:repeat-content="false" fo:border-left="0.74pt dashed #000000" fo:border-right="1.5pt solid #000000" fo:border-top="1.5pt solid #000000"/>
      <style:paragraph-properties fo:text-align="end" fo:margin-left="0pt"/>
      <style:text-properties fo:font-size="14pt" style:font-size-asian="14pt" style:font-size-complex="14pt"/>
    </style:style>
    <style:style style:name="ce9" style:family="table-cell" style:parent-style-name="Default" style:data-style-name="N10">
      <style:table-cell-properties fo:border-bottom="1.5pt solid #000000" fo:border-left="0.74pt dashed #000000" fo:border-right="1.5pt solid #000000" fo:border-top="1.5pt solid #000000"/>
      <style:text-properties fo:font-size="14pt" style:font-size-asian="14pt" style:font-size-complex="14pt"/>
    </style:style>
    <style:style style:name="ce10" style:family="table-cell" style:parent-style-name="Default">
      <style:text-properties fo:font-size="20pt" style:font-size-asian="20pt" style:font-size-complex="20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30" style:family="table-cell" style:parent-style-name="Default" style:data-style-name="N10">
      <style:table-cell-properties fo:border="2.01pt solid #000000"/>
    </style:style>
    <style:style style:name="ce15" style:family="table-cell" style:parent-style-name="Default" style:data-style-name="N10"/>
    <style:style style:name="ce16" style:family="table-cell" style:parent-style-name="Default" style:data-style-name="N10">
      <style:table-cell-properties fo:border="2.01pt solid #000000"/>
    </style:style>
    <style:style style:name="ce17" style:family="table-cell" style:parent-style-name="Default" style:data-style-name="N10"/>
    <style:style style:name="ce19" style:family="table-cell" style:parent-style-name="Default" style:data-style-name="N10">
      <style:table-cell-properties fo:border="2.01pt solid #0000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order="0.99pt solid #000000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row table:style-name="ro1">
          <table:table-cell office:value-type="string" calcext:value-type="string">
            <text:p>Moves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mina +/-</text:p>
          </table:table-cell>
          <table:table-cell office:value-type="string" calcext:value-type="string">
            <text:p>Other Effects</text:p>
          </table:table-cell>
        </table:table-row>
        <table:table-row table:style-name="ro2">
          <table:table-cell office:value-type="string" calcext:value-type="string">
            <text:p>Walk/Run/Sprint</text:p>
          </table:table-cell>
          <table:table-cell office:value-type="string" calcext:value-type="string">
            <text:p>Phase 1 or 2 only</text:p>
          </table:table-cell>
          <table:table-cell office:value-type="string" calcext:value-type="string">
            <text:p>Walk: MOVE/2</text:p>
            <text:p>Run: MOVE</text:p>
            <text:p>Sprint: MOVE*2, Sprinting removes any State cards.</text:p>
          </table:table-cell>
          <table:table-cell office:value-type="string" calcext:value-type="string">
            <text:p>+1 if walking</text:p>
            <text:p>0 if running</text:p>
            <text:p>-1 if sprinting</text:p>
          </table:table-cell>
          <table:table-cell/>
        </table:table-row>
        <table:table-row table:style-name="ro3"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“State”</text:p>
            <text:p>+ 3 to your DEF</text:p>
          </table:table-cell>
          <table:table-cell office:value-type="string" calcext:value-type="string">
            <text:p>+1</text:p>
          </table:table-cell>
          <table:table-cell/>
        </table:table-row>
        <table:table-row table:style-name="ro3">
          <table:table-cell office:value-type="string" calcext:value-type="string">
            <text:p>Light Strike</text:p>
          </table:table-cell>
          <table:table-cell office:value-type="string" calcext:value-type="string">
            <text:p>Phase 1 or 2 only</text:p>
          </table:table-cell>
          <table:table-cell office:value-type="string" calcext:value-type="string">
            <text:p>“Attack”</text:p>
            <text:p>Roll Weapon Attack, Deal Damage if Hit as norma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Cannot perform another ”Attack” Maneuver</text:p>
          </table:table-cell>
        </table:table-row>
        <table:table-row table:style-name="ro2">
          <table:table-cell office:value-type="string" calcext:value-type="string">
            <text:p>Flourish</text:p>
          </table:table-cell>
          <table:table-cell/>
          <table:table-cell office:value-type="string" calcext:value-type="string">
            <text:p>“State”</text:p>
            <text:p>Readies a Heavy Attack or Parry</text:p>
            <text:p>Removes any other State Card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Your next move cannot gain you Stamina</text:p>
            <text:p>Any Maneuver other then then stalling or walking will remove this state.</text:p>
          </table:table-cell>
        </table:table-row>
        <table:table-row table:style-name="ro2">
          <table:table-cell office:value-type="string" calcext:value-type="string">
            <text:p>Heavy Strike</text:p>
          </table:table-cell>
          <table:table-cell office:value-type="string" calcext:value-type="string">
            <text:p>Must be in Floursh State</text:p>
          </table:table-cell>
          <table:table-cell office:value-type="string" calcext:value-type="string">
            <text:p>“Attack” “Follow Through”</text:p>
            <text:p>Roll Weapon attack with +1, Double the weapons damage dice.</text:p>
            <text:p>If you miss and opponent did not Dodge then opponent loses 1d4 stamina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Follow Through: Cannot Perform any other maneuvers for the round.</text:p>
          </table:table-cell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Must be in Floursh State</text:p>
          </table:table-cell>
          <table:table-cell table:number-columns-repeated="3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racter Sheet" table:style-name="ta1"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10" table:default-cell-style-name="ce8"/>
        <table:table-column table:style-name="co9" table:default-cell-style-name="ce5"/>
        <table:table-column table:style-name="co11" table:default-cell-style-name="ce6"/>
        <table:table-column table:style-name="co6" table:number-columns-repeated="1018" table:default-cell-style-name="ce10"/>
        <table:table-row table:style-name="ro4">
          <table:table-cell office:value-type="string" calcext:value-type="string">
            <text:p>Raw Str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Strength x5 </text:span></text:p>
            <text:p><text:span text:style-name="T2">(</text:span>STR):</text:p>
          </table:table-cell>
          <table:table-cell table:formula="of:=[.B1]*5/100" office:value-type="percentage" office:value="0.7" calcext:value-type="percentage">
            <text:p>70%</text:p>
          </table:table-cell>
          <table:table-cell office:value-type="string" calcext:value-type="string">
            <text:p>Damage Bonus</text:p>
            <text:p>(DB):</text:p>
          </table:table-cell>
          <table:table-cell table:formula="of:=IF([.B1]-10 &gt; 0;ROUNDDOWN(([.B1]-10)/2);0)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aw Dexterity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2">Dexterity x5</text:span> </text:p>
            <text:p>(DEX):</text:p>
          </table:table-cell>
          <table:table-cell table:formula="of:=[.B2]*5/100" office:value-type="percentage" office:value="0.85" calcext:value-type="percentage">
            <text:p>85%</text:p>
          </table:table-cell>
          <table:table-cell office:value-type="string" calcext:value-type="string">
            <text:p>Reflex </text:p>
            <text:p>(REF):</text:p>
          </table:table-cell>
          <table:table-cell table:style-name="ce9" table:formula="of:=(IF([.B2]-10 &gt; 0;ROUNDDOWN(([.B2]-10)/2);0)+IF([.B4]-10 &gt; 0;ROUNDDOWN(([.B4]-10)/2);0))*5/100" office:value-type="percentage" office:value="0.25" calcext:value-type="percentage">
            <text:p>25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aw Constitutio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2">Constitution x5</text:span> </text:p>
            <text:p>(CON):</text:p>
          </table:table-cell>
          <table:table-cell table:formula="of:=[.B3]*5/100" office:value-type="percentage" office:value="0.6" calcext:value-type="percentage">
            <text:p>60%</text:p>
          </table:table-cell>
          <table:table-cell office:value-type="string" calcext:value-type="string">
            <text:p>Fortitude </text:p>
            <text:p>(FOR):</text:p>
          </table:table-cell>
          <table:table-cell table:style-name="ce9" table:formula="of:=(IF([.B1]-10 &gt; 0;ROUNDDOWN(([.B1]-10)/2);0)+IF([.B3]-10 &gt; 0;ROUNDDOWN(([.B3]-10)/2);0))*5/100" office:value-type="percentage" office:value="0.15" calcext:value-type="percentage">
            <text:p>15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Raw Focus</text:span>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cus x5 </text:p>
            <text:p>(CUN):</text:p>
          </table:table-cell>
          <table:table-cell table:formula="of:=[.B4]*5/100" office:value-type="percentage" office:value="0.75" calcext:value-type="percentage">
            <text:p>75%</text:p>
          </table:table-cell>
          <table:table-cell office:value-type="string" calcext:value-type="string">
            <text:p>Hit Points</text:p>
            <text:p>(HP):</text:p>
          </table:table-cell>
          <table:table-cell table:formula="of:=30+[.F3]/5*100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elee Defense </text:p>
            <text:p>(mDEF):</text:p>
          </table:table-cell>
          <table:table-cell/>
          <table:table-cell office:value-type="string" calcext:value-type="string">
            <text:p>Range Defense </text:p>
            <text:p>(rDEF):</text:p>
          </table:table-cell>
          <table:table-cell table:style-name="ce6"/>
          <table:table-cell table:number-columns-repeated="2"/>
          <table:table-cell table:style-name="Default" table:number-columns-repeated="1018"/>
        </table:table-row>
        <table:table-row table:style-name="ro4">
          <table:table-cell office:value-type="string" calcext:value-type="string">
            <text:p>Left Hand:</text:p>
            <text:p/>
          </table:table-cell>
          <table:table-cell/>
          <table:table-cell office:value-type="string" calcext:value-type="string">
            <text:p>Right Hand:</text:p>
            <text:p/>
          </table:table-cell>
          <table:table-cell table:style-name="ce6"/>
          <table:table-cell table:number-columns-repeated="2"/>
          <table:table-cell table:style-name="Default" table:number-columns-repeated="1018"/>
        </table:table-row>
      </table:table>
      <table:table table:name="2d12" table:style-name="ta1">
        <table:table-column table:style-name="co12" table:default-cell-style-name="ce28"/>
        <table:table-column table:style-name="co13" table:default-cell-style-name="ce28"/>
        <table:table-column table:style-name="co14" table:number-columns-repeated="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9" table:formula="of:=(COUNTIF([$Sheet5.$B$2:$Sheet5.$M$13]; &quot;&gt;=&quot;&amp;([.$B3]-[.C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3]-[.D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3]-[.E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3]-[.F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3]-[.G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3]-[.H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3]-[.I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3]-[.J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3]-[.K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3]-[.L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3]-[.M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3]-[.N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O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9" table:formula="of:=(COUNTIF([$Sheet5.$B$2:$Sheet5.$M$13]; &quot;&gt;=&quot;&amp;([.$B4]-[.C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4]-[.D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4]-[.E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4]-[.F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4]-[.G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4]-[.H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4]-[.I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4]-[.J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4]-[.K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4]-[.L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4]-[.M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4]-[.N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4]-[.O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9" table:formula="of:=(COUNTIF([$Sheet5.$B$2:$Sheet5.$M$13]; &quot;&gt;=&quot;&amp;([.$B5]-[.C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5]-[.D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5]-[.E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5]-[.F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5]-[.G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5]-[.H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5]-[.I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5]-[.J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5]-[.K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5]-[.L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5]-[.M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5]-[.N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5]-[.O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5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9" table:formula="of:=(COUNTIF([$Sheet5.$B$2:$Sheet5.$M$13]; &quot;&gt;=&quot;&amp;([.$B6]-[.C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6]-[.D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6]-[.E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6]-[.F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6]-[.G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6]-[.H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6]-[.I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6]-[.J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6]-[.K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6]-[.L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6]-[.M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6]-[.N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6]-[.O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6]-[.P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6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" table:formula="of:=(COUNTIF([$Sheet5.$B$2:$Sheet5.$M$13]; &quot;&gt;=&quot;&amp;([.$B7]-[.C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7]-[.D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7]-[.E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7]-[.F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7]-[.G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7]-[.H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7]-[.I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7]-[.J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7]-[.K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7]-[.L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7]-[.M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7]-[.N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7]-[.O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7]-[.P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7]-[.Q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7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9" table:formula="of:=(COUNTIF([$Sheet5.$B$2:$Sheet5.$M$13]; &quot;&gt;=&quot;&amp;([.$B8]-[.C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8]-[.D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8]-[.E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8]-[.F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8]-[.G$2]))/144)" office:value-type="percentage" office:value="0.458333333333333" calcext:value-type="percentage">
            <text:p>46%</text:p>
          </table:table-cell>
          <table:table-cell table:style-name="ce30" table:formula="of:=(COUNTIF([$Sheet5.$B$2:$Sheet5.$M$13]; &quot;&gt;=&quot;&amp;([.$B8]-[.H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8]-[.I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8]-[.J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8]-[.K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8]-[.L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8]-[.M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8]-[.N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8]-[.O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8]-[.P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8]-[.Q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8]-[.R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8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9" table:formula="of:=(COUNTIF([$Sheet5.$B$2:$Sheet5.$M$13]; &quot;&gt;=&quot;&amp;([.$B9]-[.C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9]-[.D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9]-[.E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9]-[.F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9]-[.G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9]-[.H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9]-[.I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9]-[.J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9]-[.K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9]-[.L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9]-[.M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9]-[.N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9]-[.O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9]-[.P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9]-[.Q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9]-[.R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9]-[.S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9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9" table:formula="of:=(COUNTIF([$Sheet5.$B$2:$Sheet5.$M$13]; &quot;&gt;=&quot;&amp;([.$B10]-[.C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0]-[.D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0]-[.E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0]-[.F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0]-[.G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0]-[.H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0]-[.I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0]-[.J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0]-[.K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0]-[.L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0]-[.M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0]-[.N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0]-[.O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0]-[.P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0]-[.Q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0]-[.R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0]-[.S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0]-[.T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0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0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0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9" table:formula="of:=(COUNTIF([$Sheet5.$B$2:$Sheet5.$M$13]; &quot;&gt;=&quot;&amp;([.$B11]-[.C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1]-[.D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1]-[.E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1]-[.F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1]-[.G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1]-[.H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1]-[.I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1]-[.J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1]-[.K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1]-[.L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1]-[.M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1]-[.N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1]-[.O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1]-[.P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1]-[.Q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1]-[.R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1]-[.S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1]-[.T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1]-[.U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1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1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9" table:formula="of:=(COUNTIF([$Sheet5.$B$2:$Sheet5.$M$13]; &quot;&gt;=&quot;&amp;([.$B12]-[.C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2]-[.D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2]-[.E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2]-[.F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2]-[.G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2]-[.H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2]-[.I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2]-[.J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2]-[.K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2]-[.L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2]-[.M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2]-[.N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2]-[.O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2]-[.P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2]-[.Q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2]-[.R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2]-[.S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2]-[.T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2]-[.U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2]-[.V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2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9" table:formula="of:=(COUNTIF([$Sheet5.$B$2:$Sheet5.$M$13]; &quot;&gt;=&quot;&amp;([.$B13]-[.C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3]-[.D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3]-[.E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3]-[.F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3]-[.G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3]-[.H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3]-[.I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3]-[.J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3]-[.K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3]-[.L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3]-[.M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3]-[.N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3]-[.O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3]-[.P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3]-[.Q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3]-[.R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3]-[.S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3]-[.T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3]-[.U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3]-[.V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3]-[.W$2]))/144)" office:value-type="percentage" office:value="0.993055555555556" calcext:value-type="percentage">
            <text:p>9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9" table:formula="of:=(COUNTIF([$Sheet5.$B$2:$Sheet5.$M$13]; &quot;&gt;=&quot;&amp;([.$B14]-[.C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4]-[.D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4]-[.E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4]-[.F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4]-[.G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4]-[.H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4]-[.I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4]-[.J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4]-[.K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4]-[.L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4]-[.M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4]-[.N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4]-[.O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4]-[.P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4]-[.Q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4]-[.R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4]-[.S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4]-[.T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4]-[.U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4]-[.V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4]-[.W$2]))/144)" office:value-type="percentage" office:value="0.979166666666667" calcext:value-type="percentage">
            <text:p>98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9" table:formula="of:=(COUNTIF([$Sheet5.$B$2:$Sheet5.$M$13]; &quot;&gt;=&quot;&amp;([.$B15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5]-[.D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5]-[.E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5]-[.F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5]-[.G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5]-[.H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5]-[.I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5]-[.J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5]-[.K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5]-[.L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5]-[.M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5]-[.N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5]-[.O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5]-[.P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5]-[.Q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5]-[.R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5]-[.S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5]-[.T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5]-[.U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5]-[.V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5]-[.W$2]))/144)" office:value-type="percentage" office:value="0.958333333333333" calcext:value-type="percentage">
            <text:p>96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9" table:formula="of:=(COUNTIF([$Sheet5.$B$2:$Sheet5.$M$13]; &quot;&gt;=&quot;&amp;([.$B16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6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6]-[.E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6]-[.F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6]-[.G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6]-[.H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6]-[.I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6]-[.J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6]-[.K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6]-[.L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6]-[.M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6]-[.N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6]-[.O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6]-[.P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6]-[.Q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6]-[.R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6]-[.S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6]-[.T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6]-[.U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6]-[.V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6]-[.W$2]))/144)" office:value-type="percentage" office:value="0.930555555555556" calcext:value-type="percentage">
            <text:p>93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" table:formula="of:=(COUNTIF([$Sheet5.$B$2:$Sheet5.$M$13]; &quot;&gt;=&quot;&amp;([.$B17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F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7]-[.G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7]-[.H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7]-[.I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7]-[.J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7]-[.K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7]-[.L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7]-[.M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7]-[.N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7]-[.O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7]-[.P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7]-[.Q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7]-[.R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7]-[.S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7]-[.T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7]-[.U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7]-[.V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7]-[.W$2]))/144)" office:value-type="percentage" office:value="0.895833333333333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9" table:formula="of:=(COUNTIF([$Sheet5.$B$2:$Sheet5.$M$13]; &quot;&gt;=&quot;&amp;([.$B18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G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8]-[.H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8]-[.I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8]-[.J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8]-[.K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8]-[.L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8]-[.M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8]-[.N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8]-[.O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8]-[.P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8]-[.Q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8]-[.R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8]-[.S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8]-[.T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8]-[.U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8]-[.V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8]-[.W$2]))/144)" office:value-type="percentage" office:value="0.854166666666667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9" table:formula="of:=(COUNTIF([$Sheet5.$B$2:$Sheet5.$M$13]; &quot;&gt;=&quot;&amp;([.$B19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H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9]-[.I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9]-[.J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9]-[.K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9]-[.L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9]-[.M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9]-[.N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9]-[.O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9]-[.P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9]-[.Q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9]-[.R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9]-[.S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9]-[.T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9]-[.U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9]-[.V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9]-[.W$2]))/144)" office:value-type="percentage" office:value="0.805555555555556" calcext:value-type="percentage">
            <text:p>81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9" table:formula="of:=(COUNTIF([$Sheet5.$B$2:$Sheet5.$M$13]; &quot;&gt;=&quot;&amp;([.$B20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I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0]-[.J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0]-[.K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0]-[.L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0]-[.M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0]-[.N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0]-[.O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0]-[.P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0]-[.Q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0]-[.R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0]-[.S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0]-[.T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0]-[.U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20]-[.V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20]-[.W$2]))/144)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9" table:formula="of:=(COUNTIF([$Sheet5.$B$2:$Sheet5.$M$13]; &quot;&gt;=&quot;&amp;([.$B21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I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J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1]-[.K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1]-[.L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1]-[.M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1]-[.N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1]-[.O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1]-[.P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1]-[.Q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1]-[.R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1]-[.S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1]-[.T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1]-[.U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1]-[.V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21]-[.W$2]))/144)" office:value-type="percentage" office:value="0.6875" calcext:value-type="percentage">
            <text:p>6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9" table:formula="of:=(COUNTIF([$Sheet5.$B$2:$Sheet5.$M$13]; &quot;&gt;=&quot;&amp;([.$B22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I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J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K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2]-[.L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2]-[.M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2]-[.N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2]-[.O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2]-[.P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2]-[.Q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2]-[.R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2]-[.S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2]-[.T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2]-[.U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2]-[.V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2]-[.W$2]))/144)" office:value-type="percentage" office:value="0.618055555555556" calcext:value-type="percentage">
            <text:p>62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2d12.C3:2d12.W22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2d10" table:style-name="ta1">
        <table:table-column table:style-name="co12" table:default-cell-style-name="ce28"/>
        <table:table-column table:style-name="co13" table:default-cell-style-name="ce28"/>
        <table:table-column table:style-name="co14" table:number-columns-repeated="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5" table:formula="of:=(COUNTIF([$Sheet2.$B$2:$Sheet2.$K$11]; &quot;&gt;=&quot;&amp;([.$B3]-[.C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3]-[.D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3]-[.E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3]-[.F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3]-[.G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3]-[.H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3]-[.I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3]-[.J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3]-[.K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3]-[.L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M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N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O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P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Q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R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3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5" table:formula="of:=(COUNTIF([$Sheet2.$B$2:$Sheet2.$K$11]; &quot;&gt;=&quot;&amp;([.$B4]-[.C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4]-[.D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4]-[.E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4]-[.F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4]-[.G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4]-[.H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4]-[.I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4]-[.J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4]-[.K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4]-[.L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4]-[.M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N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O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P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Q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R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4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5" table:formula="of:=(COUNTIF([$Sheet2.$B$2:$Sheet2.$K$11]; &quot;&gt;=&quot;&amp;([.$B5]-[.C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5]-[.D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5]-[.E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5]-[.F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5]-[.G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5]-[.H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5]-[.I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5]-[.J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5]-[.K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5]-[.L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5]-[.M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5]-[.N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O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P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Q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R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5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5" table:formula="of:=(COUNTIF([$Sheet2.$B$2:$Sheet2.$K$11]; &quot;&gt;=&quot;&amp;([.$B6]-[.C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6]-[.D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6]-[.E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6]-[.F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6]-[.G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6]-[.H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6]-[.I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6]-[.J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6]-[.K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6]-[.L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6]-[.M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6]-[.N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6]-[.O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P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Q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R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6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5" table:formula="of:=(COUNTIF([$Sheet2.$B$2:$Sheet2.$K$11]; &quot;&gt;=&quot;&amp;([.$B7]-[.C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7]-[.D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7]-[.E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7]-[.F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7]-[.G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7]-[.H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7]-[.I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7]-[.J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7]-[.K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7]-[.L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7]-[.M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7]-[.N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7]-[.O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7]-[.P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7]-[.Q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7]-[.R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7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7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7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7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7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5" table:formula="of:=(COUNTIF([$Sheet2.$B$2:$Sheet2.$K$11]; &quot;&gt;=&quot;&amp;([.$B8]-[.C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8]-[.D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8]-[.E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8]-[.F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8]-[.G$2]))/100)" office:value-type="percentage" office:value="0.45" calcext:value-type="percentage">
            <text:p>45%</text:p>
          </table:table-cell>
          <table:table-cell table:style-name="ce16" table:formula="of:=(COUNTIF([$Sheet2.$B$2:$Sheet2.$K$11]; &quot;&gt;=&quot;&amp;([.$B8]-[.H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8]-[.I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8]-[.J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8]-[.K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8]-[.L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8]-[.M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8]-[.N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8]-[.O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8]-[.P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8]-[.Q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8]-[.R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8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8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8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8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8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5" table:formula="of:=(COUNTIF([$Sheet2.$B$2:$Sheet2.$K$11]; &quot;&gt;=&quot;&amp;([.$B9]-[.C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9]-[.D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9]-[.E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9]-[.F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9]-[.G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9]-[.H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9]-[.I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9]-[.J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9]-[.K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9]-[.L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9]-[.M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9]-[.N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9]-[.O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9]-[.P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9]-[.Q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9]-[.R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9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9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9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9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9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5" table:formula="of:=(COUNTIF([$Sheet2.$B$2:$Sheet2.$K$11]; &quot;&gt;=&quot;&amp;([.$B10]-[.C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0]-[.D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0]-[.E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0]-[.F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0]-[.G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0]-[.H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0]-[.I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0]-[.J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0]-[.K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0]-[.L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0]-[.M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0]-[.N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0]-[.O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0]-[.P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10]-[.Q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10]-[.R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10]-[.S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0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0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0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0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5" table:formula="of:=(COUNTIF([$Sheet2.$B$2:$Sheet2.$K$11]; &quot;&gt;=&quot;&amp;([.$B11]-[.C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1]-[.D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1]-[.E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1]-[.F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1]-[.G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1]-[.H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1]-[.I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1]-[.J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1]-[.K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1]-[.L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1]-[.M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1]-[.N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1]-[.O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1]-[.P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1]-[.Q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11]-[.R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11]-[.S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11]-[.T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1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1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1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5" table:formula="of:=(COUNTIF([$Sheet2.$B$2:$Sheet2.$K$11]; &quot;&gt;=&quot;&amp;([.$B12]-[.C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2]-[.D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2]-[.E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2]-[.F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2]-[.G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2]-[.H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2]-[.I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2]-[.J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2]-[.K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2]-[.L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2]-[.M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2]-[.N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2]-[.O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2]-[.P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2]-[.Q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2]-[.R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12]-[.S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12]-[.T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12]-[.U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2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2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5" table:formula="of:=(COUNTIF([$Sheet2.$B$2:$Sheet2.$K$11]; &quot;&gt;=&quot;&amp;([.$B13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3]-[.D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3]-[.E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3]-[.F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3]-[.G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3]-[.H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3]-[.I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3]-[.J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3]-[.K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3]-[.L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3]-[.M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3]-[.N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3]-[.O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3]-[.P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3]-[.Q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3]-[.R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3]-[.S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13]-[.T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13]-[.U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13]-[.V$2]))/100)" office:value-type="percentage" office:value="1" calcext:value-type="percentage">
            <text:p>100%</text:p>
          </table:table-cell>
          <table:table-cell table:style-name="ce15" table:formula="of:=(COUNTIF([$Sheet2.$B$2:$Sheet2.$K$11]; &quot;&gt;=&quot;&amp;([.$B13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5" table:formula="of:=(COUNTIF([$Sheet2.$B$2:$Sheet2.$K$11]; &quot;&gt;=&quot;&amp;([.$B14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4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4]-[.E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4]-[.F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4]-[.G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4]-[.H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4]-[.I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4]-[.J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4]-[.K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4]-[.L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4]-[.M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4]-[.N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4]-[.O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4]-[.P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4]-[.Q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4]-[.R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4]-[.S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4]-[.T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14]-[.U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14]-[.V$2]))/100)" office:value-type="percentage" office:value="0.99" calcext:value-type="percentage">
            <text:p>99%</text:p>
          </table:table-cell>
          <table:table-cell table:style-name="ce15" table:formula="of:=(COUNTIF([$Sheet2.$B$2:$Sheet2.$K$11]; &quot;&gt;=&quot;&amp;([.$B14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5" table:formula="of:=(COUNTIF([$Sheet2.$B$2:$Sheet2.$K$11]; &quot;&gt;=&quot;&amp;([.$B15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5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5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5]-[.F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5]-[.G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5]-[.H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5]-[.I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5]-[.J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5]-[.K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5]-[.L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5]-[.M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5]-[.N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5]-[.O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5]-[.P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5]-[.Q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5]-[.R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5]-[.S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5]-[.T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5]-[.U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15]-[.V$2]))/100)" office:value-type="percentage" office:value="0.97" calcext:value-type="percentage">
            <text:p>97%</text:p>
          </table:table-cell>
          <table:table-cell table:style-name="ce15" table:formula="of:=(COUNTIF([$Sheet2.$B$2:$Sheet2.$K$11]; &quot;&gt;=&quot;&amp;([.$B15]-[.W$2]))/100)" office:value-type="percentage" office:value="0.99" calcext:value-type="percentage">
            <text:p>9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5" table:formula="of:=(COUNTIF([$Sheet2.$B$2:$Sheet2.$K$11]; &quot;&gt;=&quot;&amp;([.$B16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6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6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6]-[.F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6]-[.G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6]-[.H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6]-[.I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6]-[.J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6]-[.K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6]-[.L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6]-[.M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6]-[.N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6]-[.O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6]-[.P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6]-[.Q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6]-[.R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6]-[.S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6]-[.T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6]-[.U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6]-[.V$2]))/100)" office:value-type="percentage" office:value="0.94" calcext:value-type="percentage">
            <text:p>94%</text:p>
          </table:table-cell>
          <table:table-cell table:style-name="ce15" table:formula="of:=(COUNTIF([$Sheet2.$B$2:$Sheet2.$K$11]; &quot;&gt;=&quot;&amp;([.$B16]-[.W$2]))/100)" office:value-type="percentage" office:value="0.97" calcext:value-type="percentage">
            <text:p>97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5" table:formula="of:=(COUNTIF([$Sheet2.$B$2:$Sheet2.$K$11]; &quot;&gt;=&quot;&amp;([.$B17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7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7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7]-[.F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7]-[.G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7]-[.H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7]-[.I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7]-[.J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7]-[.K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7]-[.L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7]-[.M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7]-[.N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7]-[.O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7]-[.P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7]-[.Q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7]-[.R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7]-[.S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7]-[.T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7]-[.U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7]-[.V$2]))/100)" office:value-type="percentage" office:value="0.9" calcext:value-type="percentage">
            <text:p>90%</text:p>
          </table:table-cell>
          <table:table-cell table:style-name="ce15" table:formula="of:=(COUNTIF([$Sheet2.$B$2:$Sheet2.$K$11]; &quot;&gt;=&quot;&amp;([.$B17]-[.W$2]))/100)" office:value-type="percentage" office:value="0.94" calcext:value-type="percentage">
            <text:p>94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5" table:formula="of:=(COUNTIF([$Sheet2.$B$2:$Sheet2.$K$11]; &quot;&gt;=&quot;&amp;([.$B18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8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8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8]-[.F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8]-[.G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8]-[.H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8]-[.I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8]-[.J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8]-[.K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8]-[.L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8]-[.M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8]-[.N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8]-[.O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8]-[.P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8]-[.Q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8]-[.R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8]-[.S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8]-[.T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8]-[.U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8]-[.V$2]))/100)" office:value-type="percentage" office:value="0.85" calcext:value-type="percentage">
            <text:p>85%</text:p>
          </table:table-cell>
          <table:table-cell table:style-name="ce15" table:formula="of:=(COUNTIF([$Sheet2.$B$2:$Sheet2.$K$11]; &quot;&gt;=&quot;&amp;([.$B18]-[.W$2]))/100)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5" table:formula="of:=(COUNTIF([$Sheet2.$B$2:$Sheet2.$K$11]; &quot;&gt;=&quot;&amp;([.$B19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9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9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9]-[.F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9]-[.G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9]-[.H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9]-[.I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19]-[.J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19]-[.K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19]-[.L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19]-[.M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19]-[.N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19]-[.O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19]-[.P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19]-[.Q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19]-[.R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19]-[.S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19]-[.T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19]-[.U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19]-[.V$2]))/100)" office:value-type="percentage" office:value="0.79" calcext:value-type="percentage">
            <text:p>79%</text:p>
          </table:table-cell>
          <table:table-cell table:style-name="ce15" table:formula="of:=(COUNTIF([$Sheet2.$B$2:$Sheet2.$K$11]; &quot;&gt;=&quot;&amp;([.$B19]-[.W$2]))/100)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5" table:formula="of:=(COUNTIF([$Sheet2.$B$2:$Sheet2.$K$11]; &quot;&gt;=&quot;&amp;([.$B20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F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G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H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I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J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0]-[.K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20]-[.L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20]-[.M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20]-[.N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20]-[.O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20]-[.P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20]-[.Q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20]-[.R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20]-[.S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20]-[.T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20]-[.U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20]-[.V$2]))/100)" office:value-type="percentage" office:value="0.72" calcext:value-type="percentage">
            <text:p>72%</text:p>
          </table:table-cell>
          <table:table-cell table:style-name="ce15" table:formula="of:=(COUNTIF([$Sheet2.$B$2:$Sheet2.$K$11]; &quot;&gt;=&quot;&amp;([.$B20]-[.W$2]))/100)" office:value-type="percentage" office:value="0.79" calcext:value-type="percentage">
            <text:p>7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5" table:formula="of:=(COUNTIF([$Sheet2.$B$2:$Sheet2.$K$11]; &quot;&gt;=&quot;&amp;([.$B21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F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G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H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I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J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K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1]-[.L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21]-[.M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21]-[.N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21]-[.O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21]-[.P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21]-[.Q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21]-[.R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21]-[.S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21]-[.T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21]-[.U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21]-[.V$2]))/100)" office:value-type="percentage" office:value="0.64" calcext:value-type="percentage">
            <text:p>64%</text:p>
          </table:table-cell>
          <table:table-cell table:style-name="ce15" table:formula="of:=(COUNTIF([$Sheet2.$B$2:$Sheet2.$K$11]; &quot;&gt;=&quot;&amp;([.$B21]-[.W$2]))/100)" office:value-type="percentage" office:value="0.72" calcext:value-type="percentage">
            <text:p>72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5" table:formula="of:=(COUNTIF([$Sheet2.$B$2:$Sheet2.$K$11]; &quot;&gt;=&quot;&amp;([.$B22]-[.C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D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E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F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G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H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I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J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K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L$2]))/100)" office:value-type="percentage" office:value="0" calcext:value-type="percentage">
            <text:p>0%</text:p>
          </table:table-cell>
          <table:table-cell table:style-name="ce15" table:formula="of:=(COUNTIF([$Sheet2.$B$2:$Sheet2.$K$11]; &quot;&gt;=&quot;&amp;([.$B22]-[.M$2]))/100)" office:value-type="percentage" office:value="0.01" calcext:value-type="percentage">
            <text:p>1%</text:p>
          </table:table-cell>
          <table:table-cell table:style-name="ce15" table:formula="of:=(COUNTIF([$Sheet2.$B$2:$Sheet2.$K$11]; &quot;&gt;=&quot;&amp;([.$B22]-[.N$2]))/100)" office:value-type="percentage" office:value="0.03" calcext:value-type="percentage">
            <text:p>3%</text:p>
          </table:table-cell>
          <table:table-cell table:style-name="ce15" table:formula="of:=(COUNTIF([$Sheet2.$B$2:$Sheet2.$K$11]; &quot;&gt;=&quot;&amp;([.$B22]-[.O$2]))/100)" office:value-type="percentage" office:value="0.06" calcext:value-type="percentage">
            <text:p>6%</text:p>
          </table:table-cell>
          <table:table-cell table:style-name="ce15" table:formula="of:=(COUNTIF([$Sheet2.$B$2:$Sheet2.$K$11]; &quot;&gt;=&quot;&amp;([.$B22]-[.P$2]))/100)" office:value-type="percentage" office:value="0.1" calcext:value-type="percentage">
            <text:p>10%</text:p>
          </table:table-cell>
          <table:table-cell table:style-name="ce15" table:formula="of:=(COUNTIF([$Sheet2.$B$2:$Sheet2.$K$11]; &quot;&gt;=&quot;&amp;([.$B22]-[.Q$2]))/100)" office:value-type="percentage" office:value="0.15" calcext:value-type="percentage">
            <text:p>15%</text:p>
          </table:table-cell>
          <table:table-cell table:style-name="ce15" table:formula="of:=(COUNTIF([$Sheet2.$B$2:$Sheet2.$K$11]; &quot;&gt;=&quot;&amp;([.$B22]-[.R$2]))/100)" office:value-type="percentage" office:value="0.21" calcext:value-type="percentage">
            <text:p>21%</text:p>
          </table:table-cell>
          <table:table-cell table:style-name="ce15" table:formula="of:=(COUNTIF([$Sheet2.$B$2:$Sheet2.$K$11]; &quot;&gt;=&quot;&amp;([.$B22]-[.S$2]))/100)" office:value-type="percentage" office:value="0.28" calcext:value-type="percentage">
            <text:p>28%</text:p>
          </table:table-cell>
          <table:table-cell table:style-name="ce15" table:formula="of:=(COUNTIF([$Sheet2.$B$2:$Sheet2.$K$11]; &quot;&gt;=&quot;&amp;([.$B22]-[.T$2]))/100)" office:value-type="percentage" office:value="0.36" calcext:value-type="percentage">
            <text:p>36%</text:p>
          </table:table-cell>
          <table:table-cell table:style-name="ce15" table:formula="of:=(COUNTIF([$Sheet2.$B$2:$Sheet2.$K$11]; &quot;&gt;=&quot;&amp;([.$B22]-[.U$2]))/100)" office:value-type="percentage" office:value="0.45" calcext:value-type="percentage">
            <text:p>45%</text:p>
          </table:table-cell>
          <table:table-cell table:style-name="ce15" table:formula="of:=(COUNTIF([$Sheet2.$B$2:$Sheet2.$K$11]; &quot;&gt;=&quot;&amp;([.$B22]-[.V$2]))/100)" office:value-type="percentage" office:value="0.55" calcext:value-type="percentage">
            <text:p>55%</text:p>
          </table:table-cell>
          <table:table-cell table:style-name="ce15" table:formula="of:=(COUNTIF([$Sheet2.$B$2:$Sheet2.$K$11]; &quot;&gt;=&quot;&amp;([.$B22]-[.W$2]))/100)" office:value-type="percentage" office:value="0.64" calcext:value-type="percentage">
            <text:p>64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2d10.C3:2d10.W22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d100" table:style-name="ta1">
        <table:table-column table:style-name="co18" table:default-cell-style-name="ce28"/>
        <table:table-column table:style-name="co13" table:default-cell-style-name="ce28"/>
        <table:table-column table:style-name="co19" table:number-columns-repeated="9" table:default-cell-style-name="Default"/>
        <table:table-column table:style-name="co20" table:number-columns-repeated="12" table:default-cell-style-name="Default"/>
        <table:table-column table:style-name="co12" table:number-columns-repeated="1001" table:default-cell-style-name="Default"/>
        <table:table-row table:style-name="ro1">
          <table:table-cell table:number-columns-repeated="2"/>
          <table:table-cell table:style-name="ce28" table:number-columns-repeated="1022"/>
        </table:table-row>
        <table:table-row table:style-name="ro1"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17" table:formula="of:=IF(AND(100&gt;([.C$2]+[.$B3]); 0&lt;([.C$2]+[.$B3])); [.C$2]+[.$B3]; IF(0&lt;([.C$2]+[.$B3]);100;0))/100" office:value-type="percentage" office:value="0.55" calcext:value-type="percentage">
            <text:p>55%</text:p>
          </table:table-cell>
          <table:table-cell table:style-name="ce17" table:formula="of:=IF(AND(100&gt;([.D$2]+[.$B3]); 0&lt;([.D$2]+[.$B3])); [.D$2]+[.$B3]; IF(0&lt;([.D$2]+[.$B3]);100;0))/100" office:value-type="percentage" office:value="0.6" calcext:value-type="percentage">
            <text:p>60%</text:p>
          </table:table-cell>
          <table:table-cell table:style-name="ce17" table:formula="of:=IF(AND(100&gt;([.E$2]+[.$B3]); 0&lt;([.E$2]+[.$B3])); [.E$2]+[.$B3]; IF(0&lt;([.E$2]+[.$B3]);100;0))/100" office:value-type="percentage" office:value="0.65" calcext:value-type="percentage">
            <text:p>65%</text:p>
          </table:table-cell>
          <table:table-cell table:style-name="ce17" table:formula="of:=IF(AND(100&gt;([.F$2]+[.$B3]); 0&lt;([.F$2]+[.$B3])); [.F$2]+[.$B3]; IF(0&lt;([.F$2]+[.$B3]);100;0))/100" office:value-type="percentage" office:value="0.7" calcext:value-type="percentage">
            <text:p>70%</text:p>
          </table:table-cell>
          <table:table-cell table:style-name="ce17" table:formula="of:=IF(AND(100&gt;([.G$2]+[.$B3]); 0&lt;([.G$2]+[.$B3])); [.G$2]+[.$B3]; IF(0&lt;([.G$2]+[.$B3]);100;0))/100" office:value-type="percentage" office:value="0.75" calcext:value-type="percentage">
            <text:p>75%</text:p>
          </table:table-cell>
          <table:table-cell table:style-name="ce17" table:formula="of:=IF(AND(100&gt;([.H$2]+[.$B3]); 0&lt;([.H$2]+[.$B3])); [.H$2]+[.$B3]; IF(0&lt;([.H$2]+[.$B3]);100;0))/100" office:value-type="percentage" office:value="0.8" calcext:value-type="percentage">
            <text:p>80%</text:p>
          </table:table-cell>
          <table:table-cell table:style-name="ce17" table:formula="of:=IF(AND(100&gt;([.I$2]+[.$B3]); 0&lt;([.I$2]+[.$B3])); [.I$2]+[.$B3]; IF(0&lt;([.I$2]+[.$B3]);100;0))/100" office:value-type="percentage" office:value="0.85" calcext:value-type="percentage">
            <text:p>85%</text:p>
          </table:table-cell>
          <table:table-cell table:style-name="ce17" table:formula="of:=IF(AND(100&gt;([.J$2]+[.$B3]); 0&lt;([.J$2]+[.$B3])); [.J$2]+[.$B3]; IF(0&lt;([.J$2]+[.$B3]);100;0))/100" office:value-type="percentage" office:value="0.9" calcext:value-type="percentage">
            <text:p>90%</text:p>
          </table:table-cell>
          <table:table-cell table:style-name="ce17" table:formula="of:=IF(AND(100&gt;([.K$2]+[.$B3]); 0&lt;([.K$2]+[.$B3])); [.K$2]+[.$B3]; IF(0&lt;([.K$2]+[.$B3]);100;0))/100" office:value-type="percentage" office:value="0.95" calcext:value-type="percentage">
            <text:p>95%</text:p>
          </table:table-cell>
          <table:table-cell table:style-name="ce17" table:formula="of:=IF(AND(100&gt;([.L$2]+[.$B3]); 0&lt;([.L$2]+[.$B3])); [.L$2]+[.$B3]; IF(0&lt;([.L$2]+[.$B3]);100;0))/100" office:value-type="percentage" office:value="1" calcext:value-type="percentage">
            <text:p>100%</text:p>
          </table:table-cell>
          <table:table-cell table:style-name="ce17" table:formula="of:=IF(AND(100&gt;([.M$2]+[.$B3]); 0&lt;([.M$2]+[.$B3])); [.M$2]+[.$B3]; IF(0&lt;([.M$2]+[.$B3]);100;0))/100" office:value-type="percentage" office:value="1" calcext:value-type="percentage">
            <text:p>100%</text:p>
          </table:table-cell>
          <table:table-cell table:style-name="ce17" table:formula="of:=IF(AND(100&gt;([.N$2]+[.$B3]); 0&lt;([.N$2]+[.$B3])); [.N$2]+[.$B3]; IF(0&lt;([.N$2]+[.$B3]);100;0))/100" office:value-type="percentage" office:value="1" calcext:value-type="percentage">
            <text:p>100%</text:p>
          </table:table-cell>
          <table:table-cell table:style-name="ce17" table:formula="of:=IF(AND(100&gt;([.O$2]+[.$B3]); 0&lt;([.O$2]+[.$B3])); [.O$2]+[.$B3]; IF(0&lt;([.O$2]+[.$B3]);100;0))/100" office:value-type="percentage" office:value="1" calcext:value-type="percentage">
            <text:p>100%</text:p>
          </table:table-cell>
          <table:table-cell table:style-name="ce17" table:formula="of:=IF(AND(100&gt;([.P$2]+[.$B3]); 0&lt;([.P$2]+[.$B3])); [.P$2]+[.$B3]; IF(0&lt;([.P$2]+[.$B3]);100;0))/100" office:value-type="percentage" office:value="1" calcext:value-type="percentage">
            <text:p>100%</text:p>
          </table:table-cell>
          <table:table-cell table:style-name="ce17" table:formula="of:=IF(AND(100&gt;([.Q$2]+[.$B3]); 0&lt;([.Q$2]+[.$B3])); [.Q$2]+[.$B3]; IF(0&lt;([.Q$2]+[.$B3]);100;0))/100" office:value-type="percentage" office:value="1" calcext:value-type="percentage">
            <text:p>100%</text:p>
          </table:table-cell>
          <table:table-cell table:style-name="ce17" table:formula="of:=IF(AND(100&gt;([.R$2]+[.$B3]); 0&lt;([.R$2]+[.$B3])); [.R$2]+[.$B3]; IF(0&lt;([.R$2]+[.$B3]);100;0))/100" office:value-type="percentage" office:value="1" calcext:value-type="percentage">
            <text:p>100%</text:p>
          </table:table-cell>
          <table:table-cell table:style-name="ce17" table:formula="of:=IF(AND(100&gt;([.S$2]+[.$B3]); 0&lt;([.S$2]+[.$B3])); [.S$2]+[.$B3]; IF(0&lt;([.S$2]+[.$B3]);100;0))/100" office:value-type="percentage" office:value="1" calcext:value-type="percentage">
            <text:p>100%</text:p>
          </table:table-cell>
          <table:table-cell table:style-name="ce17" table:formula="of:=IF(AND(100&gt;([.T$2]+[.$B3]); 0&lt;([.T$2]+[.$B3])); [.T$2]+[.$B3]; IF(0&lt;([.T$2]+[.$B3]);100;0))/100" office:value-type="percentage" office:value="1" calcext:value-type="percentage">
            <text:p>100%</text:p>
          </table:table-cell>
          <table:table-cell table:style-name="ce17" table:formula="of:=IF(AND(100&gt;([.U$2]+[.$B3]); 0&lt;([.U$2]+[.$B3])); [.U$2]+[.$B3]; IF(0&lt;([.U$2]+[.$B3]);100;0))/100" office:value-type="percentage" office:value="1" calcext:value-type="percentage">
            <text:p>100%</text:p>
          </table:table-cell>
          <table:table-cell table:style-name="ce17" table:formula="of:=IF(AND(100&gt;([.V$2]+[.$B3]); 0&lt;([.V$2]+[.$B3])); [.V$2]+[.$B3]; IF(0&lt;([.V$2]+[.$B3]);100;0))/100" office:value-type="percentage" office:value="1" calcext:value-type="percentage">
            <text:p>100%</text:p>
          </table:table-cell>
          <table:table-cell table:style-name="ce17" table:formula="of:=IF(AND(100&gt;([.W$2]+[.$B3]); 0&lt;([.W$2]+[.$B3])); [.W$2]+[.$B3]; IF(0&lt;([.W$2]+[.$B3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7" table:formula="of:=IF(AND(100&gt;([.C$2]+[.$B4]); 0&lt;([.C$2]+[.$B4])); [.C$2]+[.$B4]; IF(0&lt;([.C$2]+[.$B4]);100;0))/100" office:value-type="percentage" office:value="0.5" calcext:value-type="percentage">
            <text:p>50%</text:p>
          </table:table-cell>
          <table:table-cell table:style-name="ce17" table:formula="of:=IF(AND(100&gt;([.D$2]+[.$B4]); 0&lt;([.D$2]+[.$B4])); [.D$2]+[.$B4]; IF(0&lt;([.D$2]+[.$B4]);100;0))/100" office:value-type="percentage" office:value="0.55" calcext:value-type="percentage">
            <text:p>55%</text:p>
          </table:table-cell>
          <table:table-cell table:style-name="ce17" table:formula="of:=IF(AND(100&gt;([.E$2]+[.$B4]); 0&lt;([.E$2]+[.$B4])); [.E$2]+[.$B4]; IF(0&lt;([.E$2]+[.$B4]);100;0))/100" office:value-type="percentage" office:value="0.6" calcext:value-type="percentage">
            <text:p>60%</text:p>
          </table:table-cell>
          <table:table-cell table:style-name="ce17" table:formula="of:=IF(AND(100&gt;([.F$2]+[.$B4]); 0&lt;([.F$2]+[.$B4])); [.F$2]+[.$B4]; IF(0&lt;([.F$2]+[.$B4]);100;0))/100" office:value-type="percentage" office:value="0.65" calcext:value-type="percentage">
            <text:p>65%</text:p>
          </table:table-cell>
          <table:table-cell table:style-name="ce17" table:formula="of:=IF(AND(100&gt;([.G$2]+[.$B4]); 0&lt;([.G$2]+[.$B4])); [.G$2]+[.$B4]; IF(0&lt;([.G$2]+[.$B4]);100;0))/100" office:value-type="percentage" office:value="0.7" calcext:value-type="percentage">
            <text:p>70%</text:p>
          </table:table-cell>
          <table:table-cell table:style-name="ce17" table:formula="of:=IF(AND(100&gt;([.H$2]+[.$B4]); 0&lt;([.H$2]+[.$B4])); [.H$2]+[.$B4]; IF(0&lt;([.H$2]+[.$B4]);100;0))/100" office:value-type="percentage" office:value="0.75" calcext:value-type="percentage">
            <text:p>75%</text:p>
          </table:table-cell>
          <table:table-cell table:style-name="ce17" table:formula="of:=IF(AND(100&gt;([.I$2]+[.$B4]); 0&lt;([.I$2]+[.$B4])); [.I$2]+[.$B4]; IF(0&lt;([.I$2]+[.$B4]);100;0))/100" office:value-type="percentage" office:value="0.8" calcext:value-type="percentage">
            <text:p>80%</text:p>
          </table:table-cell>
          <table:table-cell table:style-name="ce17" table:formula="of:=IF(AND(100&gt;([.J$2]+[.$B4]); 0&lt;([.J$2]+[.$B4])); [.J$2]+[.$B4]; IF(0&lt;([.J$2]+[.$B4]);100;0))/100" office:value-type="percentage" office:value="0.85" calcext:value-type="percentage">
            <text:p>85%</text:p>
          </table:table-cell>
          <table:table-cell table:style-name="ce17" table:formula="of:=IF(AND(100&gt;([.K$2]+[.$B4]); 0&lt;([.K$2]+[.$B4])); [.K$2]+[.$B4]; IF(0&lt;([.K$2]+[.$B4]);100;0))/100" office:value-type="percentage" office:value="0.9" calcext:value-type="percentage">
            <text:p>90%</text:p>
          </table:table-cell>
          <table:table-cell table:style-name="ce17" table:formula="of:=IF(AND(100&gt;([.L$2]+[.$B4]); 0&lt;([.L$2]+[.$B4])); [.L$2]+[.$B4]; IF(0&lt;([.L$2]+[.$B4]);100;0))/100" office:value-type="percentage" office:value="0.95" calcext:value-type="percentage">
            <text:p>95%</text:p>
          </table:table-cell>
          <table:table-cell table:style-name="ce17" table:formula="of:=IF(AND(100&gt;([.M$2]+[.$B4]); 0&lt;([.M$2]+[.$B4])); [.M$2]+[.$B4]; IF(0&lt;([.M$2]+[.$B4]);100;0))/100" office:value-type="percentage" office:value="1" calcext:value-type="percentage">
            <text:p>100%</text:p>
          </table:table-cell>
          <table:table-cell table:style-name="ce17" table:formula="of:=IF(AND(100&gt;([.N$2]+[.$B4]); 0&lt;([.N$2]+[.$B4])); [.N$2]+[.$B4]; IF(0&lt;([.N$2]+[.$B4]);100;0))/100" office:value-type="percentage" office:value="1" calcext:value-type="percentage">
            <text:p>100%</text:p>
          </table:table-cell>
          <table:table-cell table:style-name="ce17" table:formula="of:=IF(AND(100&gt;([.O$2]+[.$B4]); 0&lt;([.O$2]+[.$B4])); [.O$2]+[.$B4]; IF(0&lt;([.O$2]+[.$B4]);100;0))/100" office:value-type="percentage" office:value="1" calcext:value-type="percentage">
            <text:p>100%</text:p>
          </table:table-cell>
          <table:table-cell table:style-name="ce17" table:formula="of:=IF(AND(100&gt;([.P$2]+[.$B4]); 0&lt;([.P$2]+[.$B4])); [.P$2]+[.$B4]; IF(0&lt;([.P$2]+[.$B4]);100;0))/100" office:value-type="percentage" office:value="1" calcext:value-type="percentage">
            <text:p>100%</text:p>
          </table:table-cell>
          <table:table-cell table:style-name="ce17" table:formula="of:=IF(AND(100&gt;([.Q$2]+[.$B4]); 0&lt;([.Q$2]+[.$B4])); [.Q$2]+[.$B4]; IF(0&lt;([.Q$2]+[.$B4]);100;0))/100" office:value-type="percentage" office:value="1" calcext:value-type="percentage">
            <text:p>100%</text:p>
          </table:table-cell>
          <table:table-cell table:style-name="ce17" table:formula="of:=IF(AND(100&gt;([.R$2]+[.$B4]); 0&lt;([.R$2]+[.$B4])); [.R$2]+[.$B4]; IF(0&lt;([.R$2]+[.$B4]);100;0))/100" office:value-type="percentage" office:value="1" calcext:value-type="percentage">
            <text:p>100%</text:p>
          </table:table-cell>
          <table:table-cell table:style-name="ce17" table:formula="of:=IF(AND(100&gt;([.S$2]+[.$B4]); 0&lt;([.S$2]+[.$B4])); [.S$2]+[.$B4]; IF(0&lt;([.S$2]+[.$B4]);100;0))/100" office:value-type="percentage" office:value="1" calcext:value-type="percentage">
            <text:p>100%</text:p>
          </table:table-cell>
          <table:table-cell table:style-name="ce17" table:formula="of:=IF(AND(100&gt;([.T$2]+[.$B4]); 0&lt;([.T$2]+[.$B4])); [.T$2]+[.$B4]; IF(0&lt;([.T$2]+[.$B4]);100;0))/100" office:value-type="percentage" office:value="1" calcext:value-type="percentage">
            <text:p>100%</text:p>
          </table:table-cell>
          <table:table-cell table:style-name="ce17" table:formula="of:=IF(AND(100&gt;([.U$2]+[.$B4]); 0&lt;([.U$2]+[.$B4])); [.U$2]+[.$B4]; IF(0&lt;([.U$2]+[.$B4]);100;0))/100" office:value-type="percentage" office:value="1" calcext:value-type="percentage">
            <text:p>100%</text:p>
          </table:table-cell>
          <table:table-cell table:style-name="ce17" table:formula="of:=IF(AND(100&gt;([.V$2]+[.$B4]); 0&lt;([.V$2]+[.$B4])); [.V$2]+[.$B4]; IF(0&lt;([.V$2]+[.$B4]);100;0))/100" office:value-type="percentage" office:value="1" calcext:value-type="percentage">
            <text:p>100%</text:p>
          </table:table-cell>
          <table:table-cell table:style-name="ce17" table:formula="of:=IF(AND(100&gt;([.W$2]+[.$B4]); 0&lt;([.W$2]+[.$B4])); [.W$2]+[.$B4]; IF(0&lt;([.W$2]+[.$B4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7" table:formula="of:=IF(AND(100&gt;([.C$2]+[.$B5]); 0&lt;([.C$2]+[.$B5])); [.C$2]+[.$B5]; IF(0&lt;([.C$2]+[.$B5]);100;0))/100" office:value-type="percentage" office:value="0.45" calcext:value-type="percentage">
            <text:p>45%</text:p>
          </table:table-cell>
          <table:table-cell table:style-name="ce17" table:formula="of:=IF(AND(100&gt;([.D$2]+[.$B5]); 0&lt;([.D$2]+[.$B5])); [.D$2]+[.$B5]; IF(0&lt;([.D$2]+[.$B5]);100;0))/100" office:value-type="percentage" office:value="0.5" calcext:value-type="percentage">
            <text:p>50%</text:p>
          </table:table-cell>
          <table:table-cell table:style-name="ce17" table:formula="of:=IF(AND(100&gt;([.E$2]+[.$B5]); 0&lt;([.E$2]+[.$B5])); [.E$2]+[.$B5]; IF(0&lt;([.E$2]+[.$B5]);100;0))/100" office:value-type="percentage" office:value="0.55" calcext:value-type="percentage">
            <text:p>55%</text:p>
          </table:table-cell>
          <table:table-cell table:style-name="ce17" table:formula="of:=IF(AND(100&gt;([.F$2]+[.$B5]); 0&lt;([.F$2]+[.$B5])); [.F$2]+[.$B5]; IF(0&lt;([.F$2]+[.$B5]);100;0))/100" office:value-type="percentage" office:value="0.6" calcext:value-type="percentage">
            <text:p>60%</text:p>
          </table:table-cell>
          <table:table-cell table:style-name="ce17" table:formula="of:=IF(AND(100&gt;([.G$2]+[.$B5]); 0&lt;([.G$2]+[.$B5])); [.G$2]+[.$B5]; IF(0&lt;([.G$2]+[.$B5]);100;0))/100" office:value-type="percentage" office:value="0.65" calcext:value-type="percentage">
            <text:p>65%</text:p>
          </table:table-cell>
          <table:table-cell table:style-name="ce17" table:formula="of:=IF(AND(100&gt;([.H$2]+[.$B5]); 0&lt;([.H$2]+[.$B5])); [.H$2]+[.$B5]; IF(0&lt;([.H$2]+[.$B5]);100;0))/100" office:value-type="percentage" office:value="0.7" calcext:value-type="percentage">
            <text:p>70%</text:p>
          </table:table-cell>
          <table:table-cell table:style-name="ce17" table:formula="of:=IF(AND(100&gt;([.I$2]+[.$B5]); 0&lt;([.I$2]+[.$B5])); [.I$2]+[.$B5]; IF(0&lt;([.I$2]+[.$B5]);100;0))/100" office:value-type="percentage" office:value="0.75" calcext:value-type="percentage">
            <text:p>75%</text:p>
          </table:table-cell>
          <table:table-cell table:style-name="ce17" table:formula="of:=IF(AND(100&gt;([.J$2]+[.$B5]); 0&lt;([.J$2]+[.$B5])); [.J$2]+[.$B5]; IF(0&lt;([.J$2]+[.$B5]);100;0))/100" office:value-type="percentage" office:value="0.8" calcext:value-type="percentage">
            <text:p>80%</text:p>
          </table:table-cell>
          <table:table-cell table:style-name="ce17" table:formula="of:=IF(AND(100&gt;([.K$2]+[.$B5]); 0&lt;([.K$2]+[.$B5])); [.K$2]+[.$B5]; IF(0&lt;([.K$2]+[.$B5]);100;0))/100" office:value-type="percentage" office:value="0.85" calcext:value-type="percentage">
            <text:p>85%</text:p>
          </table:table-cell>
          <table:table-cell table:style-name="ce17" table:formula="of:=IF(AND(100&gt;([.L$2]+[.$B5]); 0&lt;([.L$2]+[.$B5])); [.L$2]+[.$B5]; IF(0&lt;([.L$2]+[.$B5]);100;0))/100" office:value-type="percentage" office:value="0.9" calcext:value-type="percentage">
            <text:p>90%</text:p>
          </table:table-cell>
          <table:table-cell table:style-name="ce17" table:formula="of:=IF(AND(100&gt;([.M$2]+[.$B5]); 0&lt;([.M$2]+[.$B5])); [.M$2]+[.$B5]; IF(0&lt;([.M$2]+[.$B5]);100;0))/100" office:value-type="percentage" office:value="0.95" calcext:value-type="percentage">
            <text:p>95%</text:p>
          </table:table-cell>
          <table:table-cell table:style-name="ce17" table:formula="of:=IF(AND(100&gt;([.N$2]+[.$B5]); 0&lt;([.N$2]+[.$B5])); [.N$2]+[.$B5]; IF(0&lt;([.N$2]+[.$B5]);100;0))/100" office:value-type="percentage" office:value="1" calcext:value-type="percentage">
            <text:p>100%</text:p>
          </table:table-cell>
          <table:table-cell table:style-name="ce17" table:formula="of:=IF(AND(100&gt;([.O$2]+[.$B5]); 0&lt;([.O$2]+[.$B5])); [.O$2]+[.$B5]; IF(0&lt;([.O$2]+[.$B5]);100;0))/100" office:value-type="percentage" office:value="1" calcext:value-type="percentage">
            <text:p>100%</text:p>
          </table:table-cell>
          <table:table-cell table:style-name="ce17" table:formula="of:=IF(AND(100&gt;([.P$2]+[.$B5]); 0&lt;([.P$2]+[.$B5])); [.P$2]+[.$B5]; IF(0&lt;([.P$2]+[.$B5]);100;0))/100" office:value-type="percentage" office:value="1" calcext:value-type="percentage">
            <text:p>100%</text:p>
          </table:table-cell>
          <table:table-cell table:style-name="ce17" table:formula="of:=IF(AND(100&gt;([.Q$2]+[.$B5]); 0&lt;([.Q$2]+[.$B5])); [.Q$2]+[.$B5]; IF(0&lt;([.Q$2]+[.$B5]);100;0))/100" office:value-type="percentage" office:value="1" calcext:value-type="percentage">
            <text:p>100%</text:p>
          </table:table-cell>
          <table:table-cell table:style-name="ce17" table:formula="of:=IF(AND(100&gt;([.R$2]+[.$B5]); 0&lt;([.R$2]+[.$B5])); [.R$2]+[.$B5]; IF(0&lt;([.R$2]+[.$B5]);100;0))/100" office:value-type="percentage" office:value="1" calcext:value-type="percentage">
            <text:p>100%</text:p>
          </table:table-cell>
          <table:table-cell table:style-name="ce17" table:formula="of:=IF(AND(100&gt;([.S$2]+[.$B5]); 0&lt;([.S$2]+[.$B5])); [.S$2]+[.$B5]; IF(0&lt;([.S$2]+[.$B5]);100;0))/100" office:value-type="percentage" office:value="1" calcext:value-type="percentage">
            <text:p>100%</text:p>
          </table:table-cell>
          <table:table-cell table:style-name="ce17" table:formula="of:=IF(AND(100&gt;([.T$2]+[.$B5]); 0&lt;([.T$2]+[.$B5])); [.T$2]+[.$B5]; IF(0&lt;([.T$2]+[.$B5]);100;0))/100" office:value-type="percentage" office:value="1" calcext:value-type="percentage">
            <text:p>100%</text:p>
          </table:table-cell>
          <table:table-cell table:style-name="ce17" table:formula="of:=IF(AND(100&gt;([.U$2]+[.$B5]); 0&lt;([.U$2]+[.$B5])); [.U$2]+[.$B5]; IF(0&lt;([.U$2]+[.$B5]);100;0))/100" office:value-type="percentage" office:value="1" calcext:value-type="percentage">
            <text:p>100%</text:p>
          </table:table-cell>
          <table:table-cell table:style-name="ce17" table:formula="of:=IF(AND(100&gt;([.V$2]+[.$B5]); 0&lt;([.V$2]+[.$B5])); [.V$2]+[.$B5]; IF(0&lt;([.V$2]+[.$B5]);100;0))/100" office:value-type="percentage" office:value="1" calcext:value-type="percentage">
            <text:p>100%</text:p>
          </table:table-cell>
          <table:table-cell table:style-name="ce17" table:formula="of:=IF(AND(100&gt;([.W$2]+[.$B5]); 0&lt;([.W$2]+[.$B5])); [.W$2]+[.$B5]; IF(0&lt;([.W$2]+[.$B5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7" table:formula="of:=IF(AND(100&gt;([.C$2]+[.$B6]); 0&lt;([.C$2]+[.$B6])); [.C$2]+[.$B6]; IF(0&lt;([.C$2]+[.$B6]);100;0))/100" office:value-type="percentage" office:value="0.4" calcext:value-type="percentage">
            <text:p>40%</text:p>
          </table:table-cell>
          <table:table-cell table:style-name="ce17" table:formula="of:=IF(AND(100&gt;([.D$2]+[.$B6]); 0&lt;([.D$2]+[.$B6])); [.D$2]+[.$B6]; IF(0&lt;([.D$2]+[.$B6]);100;0))/100" office:value-type="percentage" office:value="0.45" calcext:value-type="percentage">
            <text:p>45%</text:p>
          </table:table-cell>
          <table:table-cell table:style-name="ce17" table:formula="of:=IF(AND(100&gt;([.E$2]+[.$B6]); 0&lt;([.E$2]+[.$B6])); [.E$2]+[.$B6]; IF(0&lt;([.E$2]+[.$B6]);100;0))/100" office:value-type="percentage" office:value="0.5" calcext:value-type="percentage">
            <text:p>50%</text:p>
          </table:table-cell>
          <table:table-cell table:style-name="ce17" table:formula="of:=IF(AND(100&gt;([.F$2]+[.$B6]); 0&lt;([.F$2]+[.$B6])); [.F$2]+[.$B6]; IF(0&lt;([.F$2]+[.$B6]);100;0))/100" office:value-type="percentage" office:value="0.55" calcext:value-type="percentage">
            <text:p>55%</text:p>
          </table:table-cell>
          <table:table-cell table:style-name="ce17" table:formula="of:=IF(AND(100&gt;([.G$2]+[.$B6]); 0&lt;([.G$2]+[.$B6])); [.G$2]+[.$B6]; IF(0&lt;([.G$2]+[.$B6]);100;0))/100" office:value-type="percentage" office:value="0.6" calcext:value-type="percentage">
            <text:p>60%</text:p>
          </table:table-cell>
          <table:table-cell table:style-name="ce17" table:formula="of:=IF(AND(100&gt;([.H$2]+[.$B6]); 0&lt;([.H$2]+[.$B6])); [.H$2]+[.$B6]; IF(0&lt;([.H$2]+[.$B6]);100;0))/100" office:value-type="percentage" office:value="0.65" calcext:value-type="percentage">
            <text:p>65%</text:p>
          </table:table-cell>
          <table:table-cell table:style-name="ce17" table:formula="of:=IF(AND(100&gt;([.I$2]+[.$B6]); 0&lt;([.I$2]+[.$B6])); [.I$2]+[.$B6]; IF(0&lt;([.I$2]+[.$B6]);100;0))/100" office:value-type="percentage" office:value="0.7" calcext:value-type="percentage">
            <text:p>70%</text:p>
          </table:table-cell>
          <table:table-cell table:style-name="ce17" table:formula="of:=IF(AND(100&gt;([.J$2]+[.$B6]); 0&lt;([.J$2]+[.$B6])); [.J$2]+[.$B6]; IF(0&lt;([.J$2]+[.$B6]);100;0))/100" office:value-type="percentage" office:value="0.75" calcext:value-type="percentage">
            <text:p>75%</text:p>
          </table:table-cell>
          <table:table-cell table:style-name="ce17" table:formula="of:=IF(AND(100&gt;([.K$2]+[.$B6]); 0&lt;([.K$2]+[.$B6])); [.K$2]+[.$B6]; IF(0&lt;([.K$2]+[.$B6]);100;0))/100" office:value-type="percentage" office:value="0.8" calcext:value-type="percentage">
            <text:p>80%</text:p>
          </table:table-cell>
          <table:table-cell table:style-name="ce17" table:formula="of:=IF(AND(100&gt;([.L$2]+[.$B6]); 0&lt;([.L$2]+[.$B6])); [.L$2]+[.$B6]; IF(0&lt;([.L$2]+[.$B6]);100;0))/100" office:value-type="percentage" office:value="0.85" calcext:value-type="percentage">
            <text:p>85%</text:p>
          </table:table-cell>
          <table:table-cell table:style-name="ce17" table:formula="of:=IF(AND(100&gt;([.M$2]+[.$B6]); 0&lt;([.M$2]+[.$B6])); [.M$2]+[.$B6]; IF(0&lt;([.M$2]+[.$B6]);100;0))/100" office:value-type="percentage" office:value="0.9" calcext:value-type="percentage">
            <text:p>90%</text:p>
          </table:table-cell>
          <table:table-cell table:style-name="ce17" table:formula="of:=IF(AND(100&gt;([.N$2]+[.$B6]); 0&lt;([.N$2]+[.$B6])); [.N$2]+[.$B6]; IF(0&lt;([.N$2]+[.$B6]);100;0))/100" office:value-type="percentage" office:value="0.95" calcext:value-type="percentage">
            <text:p>95%</text:p>
          </table:table-cell>
          <table:table-cell table:style-name="ce17" table:formula="of:=IF(AND(100&gt;([.O$2]+[.$B6]); 0&lt;([.O$2]+[.$B6])); [.O$2]+[.$B6]; IF(0&lt;([.O$2]+[.$B6]);100;0))/100" office:value-type="percentage" office:value="1" calcext:value-type="percentage">
            <text:p>100%</text:p>
          </table:table-cell>
          <table:table-cell table:style-name="ce17" table:formula="of:=IF(AND(100&gt;([.P$2]+[.$B6]); 0&lt;([.P$2]+[.$B6])); [.P$2]+[.$B6]; IF(0&lt;([.P$2]+[.$B6]);100;0))/100" office:value-type="percentage" office:value="1" calcext:value-type="percentage">
            <text:p>100%</text:p>
          </table:table-cell>
          <table:table-cell table:style-name="ce17" table:formula="of:=IF(AND(100&gt;([.Q$2]+[.$B6]); 0&lt;([.Q$2]+[.$B6])); [.Q$2]+[.$B6]; IF(0&lt;([.Q$2]+[.$B6]);100;0))/100" office:value-type="percentage" office:value="1" calcext:value-type="percentage">
            <text:p>100%</text:p>
          </table:table-cell>
          <table:table-cell table:style-name="ce17" table:formula="of:=IF(AND(100&gt;([.R$2]+[.$B6]); 0&lt;([.R$2]+[.$B6])); [.R$2]+[.$B6]; IF(0&lt;([.R$2]+[.$B6]);100;0))/100" office:value-type="percentage" office:value="1" calcext:value-type="percentage">
            <text:p>100%</text:p>
          </table:table-cell>
          <table:table-cell table:style-name="ce17" table:formula="of:=IF(AND(100&gt;([.S$2]+[.$B6]); 0&lt;([.S$2]+[.$B6])); [.S$2]+[.$B6]; IF(0&lt;([.S$2]+[.$B6]);100;0))/100" office:value-type="percentage" office:value="1" calcext:value-type="percentage">
            <text:p>100%</text:p>
          </table:table-cell>
          <table:table-cell table:style-name="ce17" table:formula="of:=IF(AND(100&gt;([.T$2]+[.$B6]); 0&lt;([.T$2]+[.$B6])); [.T$2]+[.$B6]; IF(0&lt;([.T$2]+[.$B6]);100;0))/100" office:value-type="percentage" office:value="1" calcext:value-type="percentage">
            <text:p>100%</text:p>
          </table:table-cell>
          <table:table-cell table:style-name="ce17" table:formula="of:=IF(AND(100&gt;([.U$2]+[.$B6]); 0&lt;([.U$2]+[.$B6])); [.U$2]+[.$B6]; IF(0&lt;([.U$2]+[.$B6]);100;0))/100" office:value-type="percentage" office:value="1" calcext:value-type="percentage">
            <text:p>100%</text:p>
          </table:table-cell>
          <table:table-cell table:style-name="ce17" table:formula="of:=IF(AND(100&gt;([.V$2]+[.$B6]); 0&lt;([.V$2]+[.$B6])); [.V$2]+[.$B6]; IF(0&lt;([.V$2]+[.$B6]);100;0))/100" office:value-type="percentage" office:value="1" calcext:value-type="percentage">
            <text:p>100%</text:p>
          </table:table-cell>
          <table:table-cell table:style-name="ce17" table:formula="of:=IF(AND(100&gt;([.W$2]+[.$B6]); 0&lt;([.W$2]+[.$B6])); [.W$2]+[.$B6]; IF(0&lt;([.W$2]+[.$B6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7" table:formula="of:=IF(AND(100&gt;([.C$2]+[.$B7]); 0&lt;([.C$2]+[.$B7])); [.C$2]+[.$B7]; IF(0&lt;([.C$2]+[.$B7]);100;0))/100" office:value-type="percentage" office:value="0.35" calcext:value-type="percentage">
            <text:p>35%</text:p>
          </table:table-cell>
          <table:table-cell table:style-name="ce17" table:formula="of:=IF(AND(100&gt;([.D$2]+[.$B7]); 0&lt;([.D$2]+[.$B7])); [.D$2]+[.$B7]; IF(0&lt;([.D$2]+[.$B7]);100;0))/100" office:value-type="percentage" office:value="0.4" calcext:value-type="percentage">
            <text:p>40%</text:p>
          </table:table-cell>
          <table:table-cell table:style-name="ce17" table:formula="of:=IF(AND(100&gt;([.E$2]+[.$B7]); 0&lt;([.E$2]+[.$B7])); [.E$2]+[.$B7]; IF(0&lt;([.E$2]+[.$B7]);100;0))/100" office:value-type="percentage" office:value="0.45" calcext:value-type="percentage">
            <text:p>45%</text:p>
          </table:table-cell>
          <table:table-cell table:style-name="ce17" table:formula="of:=IF(AND(100&gt;([.F$2]+[.$B7]); 0&lt;([.F$2]+[.$B7])); [.F$2]+[.$B7]; IF(0&lt;([.F$2]+[.$B7]);100;0))/100" office:value-type="percentage" office:value="0.5" calcext:value-type="percentage">
            <text:p>50%</text:p>
          </table:table-cell>
          <table:table-cell table:style-name="ce17" table:formula="of:=IF(AND(100&gt;([.G$2]+[.$B7]); 0&lt;([.G$2]+[.$B7])); [.G$2]+[.$B7]; IF(0&lt;([.G$2]+[.$B7]);100;0))/100" office:value-type="percentage" office:value="0.55" calcext:value-type="percentage">
            <text:p>55%</text:p>
          </table:table-cell>
          <table:table-cell table:style-name="ce17" table:formula="of:=IF(AND(100&gt;([.H$2]+[.$B7]); 0&lt;([.H$2]+[.$B7])); [.H$2]+[.$B7]; IF(0&lt;([.H$2]+[.$B7]);100;0))/100" office:value-type="percentage" office:value="0.6" calcext:value-type="percentage">
            <text:p>60%</text:p>
          </table:table-cell>
          <table:table-cell table:style-name="ce17" table:formula="of:=IF(AND(100&gt;([.I$2]+[.$B7]); 0&lt;([.I$2]+[.$B7])); [.I$2]+[.$B7]; IF(0&lt;([.I$2]+[.$B7]);100;0))/100" office:value-type="percentage" office:value="0.65" calcext:value-type="percentage">
            <text:p>65%</text:p>
          </table:table-cell>
          <table:table-cell table:style-name="ce17" table:formula="of:=IF(AND(100&gt;([.J$2]+[.$B7]); 0&lt;([.J$2]+[.$B7])); [.J$2]+[.$B7]; IF(0&lt;([.J$2]+[.$B7]);100;0))/100" office:value-type="percentage" office:value="0.7" calcext:value-type="percentage">
            <text:p>70%</text:p>
          </table:table-cell>
          <table:table-cell table:style-name="ce17" table:formula="of:=IF(AND(100&gt;([.K$2]+[.$B7]); 0&lt;([.K$2]+[.$B7])); [.K$2]+[.$B7]; IF(0&lt;([.K$2]+[.$B7]);100;0))/100" office:value-type="percentage" office:value="0.75" calcext:value-type="percentage">
            <text:p>75%</text:p>
          </table:table-cell>
          <table:table-cell table:style-name="ce17" table:formula="of:=IF(AND(100&gt;([.L$2]+[.$B7]); 0&lt;([.L$2]+[.$B7])); [.L$2]+[.$B7]; IF(0&lt;([.L$2]+[.$B7]);100;0))/100" office:value-type="percentage" office:value="0.8" calcext:value-type="percentage">
            <text:p>80%</text:p>
          </table:table-cell>
          <table:table-cell table:style-name="ce17" table:formula="of:=IF(AND(100&gt;([.M$2]+[.$B7]); 0&lt;([.M$2]+[.$B7])); [.M$2]+[.$B7]; IF(0&lt;([.M$2]+[.$B7]);100;0))/100" office:value-type="percentage" office:value="0.85" calcext:value-type="percentage">
            <text:p>85%</text:p>
          </table:table-cell>
          <table:table-cell table:style-name="ce17" table:formula="of:=IF(AND(100&gt;([.N$2]+[.$B7]); 0&lt;([.N$2]+[.$B7])); [.N$2]+[.$B7]; IF(0&lt;([.N$2]+[.$B7]);100;0))/100" office:value-type="percentage" office:value="0.9" calcext:value-type="percentage">
            <text:p>90%</text:p>
          </table:table-cell>
          <table:table-cell table:style-name="ce17" table:formula="of:=IF(AND(100&gt;([.O$2]+[.$B7]); 0&lt;([.O$2]+[.$B7])); [.O$2]+[.$B7]; IF(0&lt;([.O$2]+[.$B7]);100;0))/100" office:value-type="percentage" office:value="0.95" calcext:value-type="percentage">
            <text:p>95%</text:p>
          </table:table-cell>
          <table:table-cell table:style-name="ce17" table:formula="of:=IF(AND(100&gt;([.P$2]+[.$B7]); 0&lt;([.P$2]+[.$B7])); [.P$2]+[.$B7]; IF(0&lt;([.P$2]+[.$B7]);100;0))/100" office:value-type="percentage" office:value="1" calcext:value-type="percentage">
            <text:p>100%</text:p>
          </table:table-cell>
          <table:table-cell table:style-name="ce17" table:formula="of:=IF(AND(100&gt;([.Q$2]+[.$B7]); 0&lt;([.Q$2]+[.$B7])); [.Q$2]+[.$B7]; IF(0&lt;([.Q$2]+[.$B7]);100;0))/100" office:value-type="percentage" office:value="1" calcext:value-type="percentage">
            <text:p>100%</text:p>
          </table:table-cell>
          <table:table-cell table:style-name="ce17" table:formula="of:=IF(AND(100&gt;([.R$2]+[.$B7]); 0&lt;([.R$2]+[.$B7])); [.R$2]+[.$B7]; IF(0&lt;([.R$2]+[.$B7]);100;0))/100" office:value-type="percentage" office:value="1" calcext:value-type="percentage">
            <text:p>100%</text:p>
          </table:table-cell>
          <table:table-cell table:style-name="ce17" table:formula="of:=IF(AND(100&gt;([.S$2]+[.$B7]); 0&lt;([.S$2]+[.$B7])); [.S$2]+[.$B7]; IF(0&lt;([.S$2]+[.$B7]);100;0))/100" office:value-type="percentage" office:value="1" calcext:value-type="percentage">
            <text:p>100%</text:p>
          </table:table-cell>
          <table:table-cell table:style-name="ce17" table:formula="of:=IF(AND(100&gt;([.T$2]+[.$B7]); 0&lt;([.T$2]+[.$B7])); [.T$2]+[.$B7]; IF(0&lt;([.T$2]+[.$B7]);100;0))/100" office:value-type="percentage" office:value="1" calcext:value-type="percentage">
            <text:p>100%</text:p>
          </table:table-cell>
          <table:table-cell table:style-name="ce17" table:formula="of:=IF(AND(100&gt;([.U$2]+[.$B7]); 0&lt;([.U$2]+[.$B7])); [.U$2]+[.$B7]; IF(0&lt;([.U$2]+[.$B7]);100;0))/100" office:value-type="percentage" office:value="1" calcext:value-type="percentage">
            <text:p>100%</text:p>
          </table:table-cell>
          <table:table-cell table:style-name="ce17" table:formula="of:=IF(AND(100&gt;([.V$2]+[.$B7]); 0&lt;([.V$2]+[.$B7])); [.V$2]+[.$B7]; IF(0&lt;([.V$2]+[.$B7]);100;0))/100" office:value-type="percentage" office:value="1" calcext:value-type="percentage">
            <text:p>100%</text:p>
          </table:table-cell>
          <table:table-cell table:style-name="ce17" table:formula="of:=IF(AND(100&gt;([.W$2]+[.$B7]); 0&lt;([.W$2]+[.$B7])); [.W$2]+[.$B7]; IF(0&lt;([.W$2]+[.$B7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7" table:formula="of:=IF(AND(100&gt;([.C$2]+[.$B8]); 0&lt;([.C$2]+[.$B8])); [.C$2]+[.$B8]; IF(0&lt;([.C$2]+[.$B8]);100;0))/100" office:value-type="percentage" office:value="0.3" calcext:value-type="percentage">
            <text:p>30%</text:p>
          </table:table-cell>
          <table:table-cell table:style-name="ce17" table:formula="of:=IF(AND(100&gt;([.D$2]+[.$B8]); 0&lt;([.D$2]+[.$B8])); [.D$2]+[.$B8]; IF(0&lt;([.D$2]+[.$B8]);100;0))/100" office:value-type="percentage" office:value="0.35" calcext:value-type="percentage">
            <text:p>35%</text:p>
          </table:table-cell>
          <table:table-cell table:style-name="ce17" table:formula="of:=IF(AND(100&gt;([.E$2]+[.$B8]); 0&lt;([.E$2]+[.$B8])); [.E$2]+[.$B8]; IF(0&lt;([.E$2]+[.$B8]);100;0))/100" office:value-type="percentage" office:value="0.4" calcext:value-type="percentage">
            <text:p>40%</text:p>
          </table:table-cell>
          <table:table-cell table:style-name="ce17" table:formula="of:=IF(AND(100&gt;([.F$2]+[.$B8]); 0&lt;([.F$2]+[.$B8])); [.F$2]+[.$B8]; IF(0&lt;([.F$2]+[.$B8]);100;0))/100" office:value-type="percentage" office:value="0.45" calcext:value-type="percentage">
            <text:p>45%</text:p>
          </table:table-cell>
          <table:table-cell table:style-name="ce17" table:formula="of:=IF(AND(100&gt;([.G$2]+[.$B8]); 0&lt;([.G$2]+[.$B8])); [.G$2]+[.$B8]; IF(0&lt;([.G$2]+[.$B8]);100;0))/100" office:value-type="percentage" office:value="0.5" calcext:value-type="percentage">
            <text:p>50%</text:p>
          </table:table-cell>
          <table:table-cell table:style-name="ce17" table:formula="of:=IF(AND(100&gt;([.H$2]+[.$B8]); 0&lt;([.H$2]+[.$B8])); [.H$2]+[.$B8]; IF(0&lt;([.H$2]+[.$B8]);100;0))/100" office:value-type="percentage" office:value="0.55" calcext:value-type="percentage">
            <text:p>55%</text:p>
          </table:table-cell>
          <table:table-cell table:style-name="ce17" table:formula="of:=IF(AND(100&gt;([.I$2]+[.$B8]); 0&lt;([.I$2]+[.$B8])); [.I$2]+[.$B8]; IF(0&lt;([.I$2]+[.$B8]);100;0))/100" office:value-type="percentage" office:value="0.6" calcext:value-type="percentage">
            <text:p>60%</text:p>
          </table:table-cell>
          <table:table-cell table:style-name="ce17" table:formula="of:=IF(AND(100&gt;([.J$2]+[.$B8]); 0&lt;([.J$2]+[.$B8])); [.J$2]+[.$B8]; IF(0&lt;([.J$2]+[.$B8]);100;0))/100" office:value-type="percentage" office:value="0.65" calcext:value-type="percentage">
            <text:p>65%</text:p>
          </table:table-cell>
          <table:table-cell table:style-name="ce17" table:formula="of:=IF(AND(100&gt;([.K$2]+[.$B8]); 0&lt;([.K$2]+[.$B8])); [.K$2]+[.$B8]; IF(0&lt;([.K$2]+[.$B8]);100;0))/100" office:value-type="percentage" office:value="0.7" calcext:value-type="percentage">
            <text:p>70%</text:p>
          </table:table-cell>
          <table:table-cell table:style-name="ce17" table:formula="of:=IF(AND(100&gt;([.L$2]+[.$B8]); 0&lt;([.L$2]+[.$B8])); [.L$2]+[.$B8]; IF(0&lt;([.L$2]+[.$B8]);100;0))/100" office:value-type="percentage" office:value="0.75" calcext:value-type="percentage">
            <text:p>75%</text:p>
          </table:table-cell>
          <table:table-cell table:style-name="ce17" table:formula="of:=IF(AND(100&gt;([.M$2]+[.$B8]); 0&lt;([.M$2]+[.$B8])); [.M$2]+[.$B8]; IF(0&lt;([.M$2]+[.$B8]);100;0))/100" office:value-type="percentage" office:value="0.8" calcext:value-type="percentage">
            <text:p>80%</text:p>
          </table:table-cell>
          <table:table-cell table:style-name="ce17" table:formula="of:=IF(AND(100&gt;([.N$2]+[.$B8]); 0&lt;([.N$2]+[.$B8])); [.N$2]+[.$B8]; IF(0&lt;([.N$2]+[.$B8]);100;0))/100" office:value-type="percentage" office:value="0.85" calcext:value-type="percentage">
            <text:p>85%</text:p>
          </table:table-cell>
          <table:table-cell table:style-name="ce17" table:formula="of:=IF(AND(100&gt;([.O$2]+[.$B8]); 0&lt;([.O$2]+[.$B8])); [.O$2]+[.$B8]; IF(0&lt;([.O$2]+[.$B8]);100;0))/100" office:value-type="percentage" office:value="0.9" calcext:value-type="percentage">
            <text:p>90%</text:p>
          </table:table-cell>
          <table:table-cell table:style-name="ce17" table:formula="of:=IF(AND(100&gt;([.P$2]+[.$B8]); 0&lt;([.P$2]+[.$B8])); [.P$2]+[.$B8]; IF(0&lt;([.P$2]+[.$B8]);100;0))/100" office:value-type="percentage" office:value="0.95" calcext:value-type="percentage">
            <text:p>95%</text:p>
          </table:table-cell>
          <table:table-cell table:style-name="ce17" table:formula="of:=IF(AND(100&gt;([.Q$2]+[.$B8]); 0&lt;([.Q$2]+[.$B8])); [.Q$2]+[.$B8]; IF(0&lt;([.Q$2]+[.$B8]);100;0))/100" office:value-type="percentage" office:value="1" calcext:value-type="percentage">
            <text:p>100%</text:p>
          </table:table-cell>
          <table:table-cell table:style-name="ce17" table:formula="of:=IF(AND(100&gt;([.R$2]+[.$B8]); 0&lt;([.R$2]+[.$B8])); [.R$2]+[.$B8]; IF(0&lt;([.R$2]+[.$B8]);100;0))/100" office:value-type="percentage" office:value="1" calcext:value-type="percentage">
            <text:p>100%</text:p>
          </table:table-cell>
          <table:table-cell table:style-name="ce17" table:formula="of:=IF(AND(100&gt;([.S$2]+[.$B8]); 0&lt;([.S$2]+[.$B8])); [.S$2]+[.$B8]; IF(0&lt;([.S$2]+[.$B8]);100;0))/100" office:value-type="percentage" office:value="1" calcext:value-type="percentage">
            <text:p>100%</text:p>
          </table:table-cell>
          <table:table-cell table:style-name="ce17" table:formula="of:=IF(AND(100&gt;([.T$2]+[.$B8]); 0&lt;([.T$2]+[.$B8])); [.T$2]+[.$B8]; IF(0&lt;([.T$2]+[.$B8]);100;0))/100" office:value-type="percentage" office:value="1" calcext:value-type="percentage">
            <text:p>100%</text:p>
          </table:table-cell>
          <table:table-cell table:style-name="ce17" table:formula="of:=IF(AND(100&gt;([.U$2]+[.$B8]); 0&lt;([.U$2]+[.$B8])); [.U$2]+[.$B8]; IF(0&lt;([.U$2]+[.$B8]);100;0))/100" office:value-type="percentage" office:value="1" calcext:value-type="percentage">
            <text:p>100%</text:p>
          </table:table-cell>
          <table:table-cell table:style-name="ce17" table:formula="of:=IF(AND(100&gt;([.V$2]+[.$B8]); 0&lt;([.V$2]+[.$B8])); [.V$2]+[.$B8]; IF(0&lt;([.V$2]+[.$B8]);100;0))/100" office:value-type="percentage" office:value="1" calcext:value-type="percentage">
            <text:p>100%</text:p>
          </table:table-cell>
          <table:table-cell table:style-name="ce17" table:formula="of:=IF(AND(100&gt;([.W$2]+[.$B8]); 0&lt;([.W$2]+[.$B8])); [.W$2]+[.$B8]; IF(0&lt;([.W$2]+[.$B8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7" table:formula="of:=IF(AND(100&gt;([.C$2]+[.$B9]); 0&lt;([.C$2]+[.$B9])); [.C$2]+[.$B9]; IF(0&lt;([.C$2]+[.$B9]);100;0))/100" office:value-type="percentage" office:value="0.25" calcext:value-type="percentage">
            <text:p>25%</text:p>
          </table:table-cell>
          <table:table-cell table:style-name="ce17" table:formula="of:=IF(AND(100&gt;([.D$2]+[.$B9]); 0&lt;([.D$2]+[.$B9])); [.D$2]+[.$B9]; IF(0&lt;([.D$2]+[.$B9]);100;0))/100" office:value-type="percentage" office:value="0.3" calcext:value-type="percentage">
            <text:p>30%</text:p>
          </table:table-cell>
          <table:table-cell table:style-name="ce17" table:formula="of:=IF(AND(100&gt;([.E$2]+[.$B9]); 0&lt;([.E$2]+[.$B9])); [.E$2]+[.$B9]; IF(0&lt;([.E$2]+[.$B9]);100;0))/100" office:value-type="percentage" office:value="0.35" calcext:value-type="percentage">
            <text:p>35%</text:p>
          </table:table-cell>
          <table:table-cell table:style-name="ce17" table:formula="of:=IF(AND(100&gt;([.F$2]+[.$B9]); 0&lt;([.F$2]+[.$B9])); [.F$2]+[.$B9]; IF(0&lt;([.F$2]+[.$B9]);100;0))/100" office:value-type="percentage" office:value="0.4" calcext:value-type="percentage">
            <text:p>40%</text:p>
          </table:table-cell>
          <table:table-cell table:style-name="ce17" table:formula="of:=IF(AND(100&gt;([.G$2]+[.$B9]); 0&lt;([.G$2]+[.$B9])); [.G$2]+[.$B9]; IF(0&lt;([.G$2]+[.$B9]);100;0))/100" office:value-type="percentage" office:value="0.45" calcext:value-type="percentage">
            <text:p>45%</text:p>
          </table:table-cell>
          <table:table-cell table:style-name="ce17" table:formula="of:=IF(AND(100&gt;([.H$2]+[.$B9]); 0&lt;([.H$2]+[.$B9])); [.H$2]+[.$B9]; IF(0&lt;([.H$2]+[.$B9]);100;0))/100" office:value-type="percentage" office:value="0.5" calcext:value-type="percentage">
            <text:p>50%</text:p>
          </table:table-cell>
          <table:table-cell table:style-name="ce17" table:formula="of:=IF(AND(100&gt;([.I$2]+[.$B9]); 0&lt;([.I$2]+[.$B9])); [.I$2]+[.$B9]; IF(0&lt;([.I$2]+[.$B9]);100;0))/100" office:value-type="percentage" office:value="0.55" calcext:value-type="percentage">
            <text:p>55%</text:p>
          </table:table-cell>
          <table:table-cell table:style-name="ce17" table:formula="of:=IF(AND(100&gt;([.J$2]+[.$B9]); 0&lt;([.J$2]+[.$B9])); [.J$2]+[.$B9]; IF(0&lt;([.J$2]+[.$B9]);100;0))/100" office:value-type="percentage" office:value="0.6" calcext:value-type="percentage">
            <text:p>60%</text:p>
          </table:table-cell>
          <table:table-cell table:style-name="ce17" table:formula="of:=IF(AND(100&gt;([.K$2]+[.$B9]); 0&lt;([.K$2]+[.$B9])); [.K$2]+[.$B9]; IF(0&lt;([.K$2]+[.$B9]);100;0))/100" office:value-type="percentage" office:value="0.65" calcext:value-type="percentage">
            <text:p>65%</text:p>
          </table:table-cell>
          <table:table-cell table:style-name="ce17" table:formula="of:=IF(AND(100&gt;([.L$2]+[.$B9]); 0&lt;([.L$2]+[.$B9])); [.L$2]+[.$B9]; IF(0&lt;([.L$2]+[.$B9]);100;0))/100" office:value-type="percentage" office:value="0.7" calcext:value-type="percentage">
            <text:p>70%</text:p>
          </table:table-cell>
          <table:table-cell table:style-name="ce17" table:formula="of:=IF(AND(100&gt;([.M$2]+[.$B9]); 0&lt;([.M$2]+[.$B9])); [.M$2]+[.$B9]; IF(0&lt;([.M$2]+[.$B9]);100;0))/100" office:value-type="percentage" office:value="0.75" calcext:value-type="percentage">
            <text:p>75%</text:p>
          </table:table-cell>
          <table:table-cell table:style-name="ce17" table:formula="of:=IF(AND(100&gt;([.N$2]+[.$B9]); 0&lt;([.N$2]+[.$B9])); [.N$2]+[.$B9]; IF(0&lt;([.N$2]+[.$B9]);100;0))/100" office:value-type="percentage" office:value="0.8" calcext:value-type="percentage">
            <text:p>80%</text:p>
          </table:table-cell>
          <table:table-cell table:style-name="ce17" table:formula="of:=IF(AND(100&gt;([.O$2]+[.$B9]); 0&lt;([.O$2]+[.$B9])); [.O$2]+[.$B9]; IF(0&lt;([.O$2]+[.$B9]);100;0))/100" office:value-type="percentage" office:value="0.85" calcext:value-type="percentage">
            <text:p>85%</text:p>
          </table:table-cell>
          <table:table-cell table:style-name="ce17" table:formula="of:=IF(AND(100&gt;([.P$2]+[.$B9]); 0&lt;([.P$2]+[.$B9])); [.P$2]+[.$B9]; IF(0&lt;([.P$2]+[.$B9]);100;0))/100" office:value-type="percentage" office:value="0.9" calcext:value-type="percentage">
            <text:p>90%</text:p>
          </table:table-cell>
          <table:table-cell table:style-name="ce17" table:formula="of:=IF(AND(100&gt;([.Q$2]+[.$B9]); 0&lt;([.Q$2]+[.$B9])); [.Q$2]+[.$B9]; IF(0&lt;([.Q$2]+[.$B9]);100;0))/100" office:value-type="percentage" office:value="0.95" calcext:value-type="percentage">
            <text:p>95%</text:p>
          </table:table-cell>
          <table:table-cell table:style-name="ce17" table:formula="of:=IF(AND(100&gt;([.R$2]+[.$B9]); 0&lt;([.R$2]+[.$B9])); [.R$2]+[.$B9]; IF(0&lt;([.R$2]+[.$B9]);100;0))/100" office:value-type="percentage" office:value="1" calcext:value-type="percentage">
            <text:p>100%</text:p>
          </table:table-cell>
          <table:table-cell table:style-name="ce17" table:formula="of:=IF(AND(100&gt;([.S$2]+[.$B9]); 0&lt;([.S$2]+[.$B9])); [.S$2]+[.$B9]; IF(0&lt;([.S$2]+[.$B9]);100;0))/100" office:value-type="percentage" office:value="1" calcext:value-type="percentage">
            <text:p>100%</text:p>
          </table:table-cell>
          <table:table-cell table:style-name="ce17" table:formula="of:=IF(AND(100&gt;([.T$2]+[.$B9]); 0&lt;([.T$2]+[.$B9])); [.T$2]+[.$B9]; IF(0&lt;([.T$2]+[.$B9]);100;0))/100" office:value-type="percentage" office:value="1" calcext:value-type="percentage">
            <text:p>100%</text:p>
          </table:table-cell>
          <table:table-cell table:style-name="ce17" table:formula="of:=IF(AND(100&gt;([.U$2]+[.$B9]); 0&lt;([.U$2]+[.$B9])); [.U$2]+[.$B9]; IF(0&lt;([.U$2]+[.$B9]);100;0))/100" office:value-type="percentage" office:value="1" calcext:value-type="percentage">
            <text:p>100%</text:p>
          </table:table-cell>
          <table:table-cell table:style-name="ce17" table:formula="of:=IF(AND(100&gt;([.V$2]+[.$B9]); 0&lt;([.V$2]+[.$B9])); [.V$2]+[.$B9]; IF(0&lt;([.V$2]+[.$B9]);100;0))/100" office:value-type="percentage" office:value="1" calcext:value-type="percentage">
            <text:p>100%</text:p>
          </table:table-cell>
          <table:table-cell table:style-name="ce17" table:formula="of:=IF(AND(100&gt;([.W$2]+[.$B9]); 0&lt;([.W$2]+[.$B9])); [.W$2]+[.$B9]; IF(0&lt;([.W$2]+[.$B9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7" table:formula="of:=IF(AND(100&gt;([.C$2]+[.$B10]); 0&lt;([.C$2]+[.$B10])); [.C$2]+[.$B10]; IF(0&lt;([.C$2]+[.$B10]);100;0))/100" office:value-type="percentage" office:value="0.2" calcext:value-type="percentage">
            <text:p>20%</text:p>
          </table:table-cell>
          <table:table-cell table:style-name="ce17" table:formula="of:=IF(AND(100&gt;([.D$2]+[.$B10]); 0&lt;([.D$2]+[.$B10])); [.D$2]+[.$B10]; IF(0&lt;([.D$2]+[.$B10]);100;0))/100" office:value-type="percentage" office:value="0.25" calcext:value-type="percentage">
            <text:p>25%</text:p>
          </table:table-cell>
          <table:table-cell table:style-name="ce17" table:formula="of:=IF(AND(100&gt;([.E$2]+[.$B10]); 0&lt;([.E$2]+[.$B10])); [.E$2]+[.$B10]; IF(0&lt;([.E$2]+[.$B10]);100;0))/100" office:value-type="percentage" office:value="0.3" calcext:value-type="percentage">
            <text:p>30%</text:p>
          </table:table-cell>
          <table:table-cell table:style-name="ce17" table:formula="of:=IF(AND(100&gt;([.F$2]+[.$B10]); 0&lt;([.F$2]+[.$B10])); [.F$2]+[.$B10]; IF(0&lt;([.F$2]+[.$B10]);100;0))/100" office:value-type="percentage" office:value="0.35" calcext:value-type="percentage">
            <text:p>35%</text:p>
          </table:table-cell>
          <table:table-cell table:style-name="ce17" table:formula="of:=IF(AND(100&gt;([.G$2]+[.$B10]); 0&lt;([.G$2]+[.$B10])); [.G$2]+[.$B10]; IF(0&lt;([.G$2]+[.$B10]);100;0))/100" office:value-type="percentage" office:value="0.4" calcext:value-type="percentage">
            <text:p>40%</text:p>
          </table:table-cell>
          <table:table-cell table:style-name="ce17" table:formula="of:=IF(AND(100&gt;([.H$2]+[.$B10]); 0&lt;([.H$2]+[.$B10])); [.H$2]+[.$B10]; IF(0&lt;([.H$2]+[.$B10]);100;0))/100" office:value-type="percentage" office:value="0.45" calcext:value-type="percentage">
            <text:p>45%</text:p>
          </table:table-cell>
          <table:table-cell table:style-name="ce17" table:formula="of:=IF(AND(100&gt;([.I$2]+[.$B10]); 0&lt;([.I$2]+[.$B10])); [.I$2]+[.$B10]; IF(0&lt;([.I$2]+[.$B10]);100;0))/100" office:value-type="percentage" office:value="0.5" calcext:value-type="percentage">
            <text:p>50%</text:p>
          </table:table-cell>
          <table:table-cell table:style-name="ce17" table:formula="of:=IF(AND(100&gt;([.J$2]+[.$B10]); 0&lt;([.J$2]+[.$B10])); [.J$2]+[.$B10]; IF(0&lt;([.J$2]+[.$B10]);100;0))/100" office:value-type="percentage" office:value="0.55" calcext:value-type="percentage">
            <text:p>55%</text:p>
          </table:table-cell>
          <table:table-cell table:style-name="ce17" table:formula="of:=IF(AND(100&gt;([.K$2]+[.$B10]); 0&lt;([.K$2]+[.$B10])); [.K$2]+[.$B10]; IF(0&lt;([.K$2]+[.$B10]);100;0))/100" office:value-type="percentage" office:value="0.6" calcext:value-type="percentage">
            <text:p>60%</text:p>
          </table:table-cell>
          <table:table-cell table:style-name="ce17" table:formula="of:=IF(AND(100&gt;([.L$2]+[.$B10]); 0&lt;([.L$2]+[.$B10])); [.L$2]+[.$B10]; IF(0&lt;([.L$2]+[.$B10]);100;0))/100" office:value-type="percentage" office:value="0.65" calcext:value-type="percentage">
            <text:p>65%</text:p>
          </table:table-cell>
          <table:table-cell table:style-name="ce17" table:formula="of:=IF(AND(100&gt;([.M$2]+[.$B10]); 0&lt;([.M$2]+[.$B10])); [.M$2]+[.$B10]; IF(0&lt;([.M$2]+[.$B10]);100;0))/100" office:value-type="percentage" office:value="0.7" calcext:value-type="percentage">
            <text:p>70%</text:p>
          </table:table-cell>
          <table:table-cell table:style-name="ce17" table:formula="of:=IF(AND(100&gt;([.N$2]+[.$B10]); 0&lt;([.N$2]+[.$B10])); [.N$2]+[.$B10]; IF(0&lt;([.N$2]+[.$B10]);100;0))/100" office:value-type="percentage" office:value="0.75" calcext:value-type="percentage">
            <text:p>75%</text:p>
          </table:table-cell>
          <table:table-cell table:style-name="ce17" table:formula="of:=IF(AND(100&gt;([.O$2]+[.$B10]); 0&lt;([.O$2]+[.$B10])); [.O$2]+[.$B10]; IF(0&lt;([.O$2]+[.$B10]);100;0))/100" office:value-type="percentage" office:value="0.8" calcext:value-type="percentage">
            <text:p>80%</text:p>
          </table:table-cell>
          <table:table-cell table:style-name="ce17" table:formula="of:=IF(AND(100&gt;([.P$2]+[.$B10]); 0&lt;([.P$2]+[.$B10])); [.P$2]+[.$B10]; IF(0&lt;([.P$2]+[.$B10]);100;0))/100" office:value-type="percentage" office:value="0.85" calcext:value-type="percentage">
            <text:p>85%</text:p>
          </table:table-cell>
          <table:table-cell table:style-name="ce17" table:formula="of:=IF(AND(100&gt;([.Q$2]+[.$B10]); 0&lt;([.Q$2]+[.$B10])); [.Q$2]+[.$B10]; IF(0&lt;([.Q$2]+[.$B10]);100;0))/100" office:value-type="percentage" office:value="0.9" calcext:value-type="percentage">
            <text:p>90%</text:p>
          </table:table-cell>
          <table:table-cell table:style-name="ce17" table:formula="of:=IF(AND(100&gt;([.R$2]+[.$B10]); 0&lt;([.R$2]+[.$B10])); [.R$2]+[.$B10]; IF(0&lt;([.R$2]+[.$B10]);100;0))/100" office:value-type="percentage" office:value="0.95" calcext:value-type="percentage">
            <text:p>95%</text:p>
          </table:table-cell>
          <table:table-cell table:style-name="ce17" table:formula="of:=IF(AND(100&gt;([.S$2]+[.$B10]); 0&lt;([.S$2]+[.$B10])); [.S$2]+[.$B10]; IF(0&lt;([.S$2]+[.$B10]);100;0))/100" office:value-type="percentage" office:value="1" calcext:value-type="percentage">
            <text:p>100%</text:p>
          </table:table-cell>
          <table:table-cell table:style-name="ce17" table:formula="of:=IF(AND(100&gt;([.T$2]+[.$B10]); 0&lt;([.T$2]+[.$B10])); [.T$2]+[.$B10]; IF(0&lt;([.T$2]+[.$B10]);100;0))/100" office:value-type="percentage" office:value="1" calcext:value-type="percentage">
            <text:p>100%</text:p>
          </table:table-cell>
          <table:table-cell table:style-name="ce17" table:formula="of:=IF(AND(100&gt;([.U$2]+[.$B10]); 0&lt;([.U$2]+[.$B10])); [.U$2]+[.$B10]; IF(0&lt;([.U$2]+[.$B10]);100;0))/100" office:value-type="percentage" office:value="1" calcext:value-type="percentage">
            <text:p>100%</text:p>
          </table:table-cell>
          <table:table-cell table:style-name="ce17" table:formula="of:=IF(AND(100&gt;([.V$2]+[.$B10]); 0&lt;([.V$2]+[.$B10])); [.V$2]+[.$B10]; IF(0&lt;([.V$2]+[.$B10]);100;0))/100" office:value-type="percentage" office:value="1" calcext:value-type="percentage">
            <text:p>100%</text:p>
          </table:table-cell>
          <table:table-cell table:style-name="ce17" table:formula="of:=IF(AND(100&gt;([.W$2]+[.$B10]); 0&lt;([.W$2]+[.$B10])); [.W$2]+[.$B10]; IF(0&lt;([.W$2]+[.$B10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7" table:formula="of:=IF(AND(100&gt;([.C$2]+[.$B11]); 0&lt;([.C$2]+[.$B11])); [.C$2]+[.$B11]; IF(0&lt;([.C$2]+[.$B11]);100;0))/100" office:value-type="percentage" office:value="0.15" calcext:value-type="percentage">
            <text:p>15%</text:p>
          </table:table-cell>
          <table:table-cell table:style-name="ce17" table:formula="of:=IF(AND(100&gt;([.D$2]+[.$B11]); 0&lt;([.D$2]+[.$B11])); [.D$2]+[.$B11]; IF(0&lt;([.D$2]+[.$B11]);100;0))/100" office:value-type="percentage" office:value="0.2" calcext:value-type="percentage">
            <text:p>20%</text:p>
          </table:table-cell>
          <table:table-cell table:style-name="ce17" table:formula="of:=IF(AND(100&gt;([.E$2]+[.$B11]); 0&lt;([.E$2]+[.$B11])); [.E$2]+[.$B11]; IF(0&lt;([.E$2]+[.$B11]);100;0))/100" office:value-type="percentage" office:value="0.25" calcext:value-type="percentage">
            <text:p>25%</text:p>
          </table:table-cell>
          <table:table-cell table:style-name="ce17" table:formula="of:=IF(AND(100&gt;([.F$2]+[.$B11]); 0&lt;([.F$2]+[.$B11])); [.F$2]+[.$B11]; IF(0&lt;([.F$2]+[.$B11]);100;0))/100" office:value-type="percentage" office:value="0.3" calcext:value-type="percentage">
            <text:p>30%</text:p>
          </table:table-cell>
          <table:table-cell table:style-name="ce17" table:formula="of:=IF(AND(100&gt;([.G$2]+[.$B11]); 0&lt;([.G$2]+[.$B11])); [.G$2]+[.$B11]; IF(0&lt;([.G$2]+[.$B11]);100;0))/100" office:value-type="percentage" office:value="0.35" calcext:value-type="percentage">
            <text:p>35%</text:p>
          </table:table-cell>
          <table:table-cell table:style-name="ce17" table:formula="of:=IF(AND(100&gt;([.H$2]+[.$B11]); 0&lt;([.H$2]+[.$B11])); [.H$2]+[.$B11]; IF(0&lt;([.H$2]+[.$B11]);100;0))/100" office:value-type="percentage" office:value="0.4" calcext:value-type="percentage">
            <text:p>40%</text:p>
          </table:table-cell>
          <table:table-cell table:style-name="ce17" table:formula="of:=IF(AND(100&gt;([.I$2]+[.$B11]); 0&lt;([.I$2]+[.$B11])); [.I$2]+[.$B11]; IF(0&lt;([.I$2]+[.$B11]);100;0))/100" office:value-type="percentage" office:value="0.45" calcext:value-type="percentage">
            <text:p>45%</text:p>
          </table:table-cell>
          <table:table-cell table:style-name="ce17" table:formula="of:=IF(AND(100&gt;([.J$2]+[.$B11]); 0&lt;([.J$2]+[.$B11])); [.J$2]+[.$B11]; IF(0&lt;([.J$2]+[.$B11]);100;0))/100" office:value-type="percentage" office:value="0.5" calcext:value-type="percentage">
            <text:p>50%</text:p>
          </table:table-cell>
          <table:table-cell table:style-name="ce17" table:formula="of:=IF(AND(100&gt;([.K$2]+[.$B11]); 0&lt;([.K$2]+[.$B11])); [.K$2]+[.$B11]; IF(0&lt;([.K$2]+[.$B11]);100;0))/100" office:value-type="percentage" office:value="0.55" calcext:value-type="percentage">
            <text:p>55%</text:p>
          </table:table-cell>
          <table:table-cell table:style-name="ce17" table:formula="of:=IF(AND(100&gt;([.L$2]+[.$B11]); 0&lt;([.L$2]+[.$B11])); [.L$2]+[.$B11]; IF(0&lt;([.L$2]+[.$B11]);100;0))/100" office:value-type="percentage" office:value="0.6" calcext:value-type="percentage">
            <text:p>60%</text:p>
          </table:table-cell>
          <table:table-cell table:style-name="ce17" table:formula="of:=IF(AND(100&gt;([.M$2]+[.$B11]); 0&lt;([.M$2]+[.$B11])); [.M$2]+[.$B11]; IF(0&lt;([.M$2]+[.$B11]);100;0))/100" office:value-type="percentage" office:value="0.65" calcext:value-type="percentage">
            <text:p>65%</text:p>
          </table:table-cell>
          <table:table-cell table:style-name="ce17" table:formula="of:=IF(AND(100&gt;([.N$2]+[.$B11]); 0&lt;([.N$2]+[.$B11])); [.N$2]+[.$B11]; IF(0&lt;([.N$2]+[.$B11]);100;0))/100" office:value-type="percentage" office:value="0.7" calcext:value-type="percentage">
            <text:p>70%</text:p>
          </table:table-cell>
          <table:table-cell table:style-name="ce17" table:formula="of:=IF(AND(100&gt;([.O$2]+[.$B11]); 0&lt;([.O$2]+[.$B11])); [.O$2]+[.$B11]; IF(0&lt;([.O$2]+[.$B11]);100;0))/100" office:value-type="percentage" office:value="0.75" calcext:value-type="percentage">
            <text:p>75%</text:p>
          </table:table-cell>
          <table:table-cell table:style-name="ce17" table:formula="of:=IF(AND(100&gt;([.P$2]+[.$B11]); 0&lt;([.P$2]+[.$B11])); [.P$2]+[.$B11]; IF(0&lt;([.P$2]+[.$B11]);100;0))/100" office:value-type="percentage" office:value="0.8" calcext:value-type="percentage">
            <text:p>80%</text:p>
          </table:table-cell>
          <table:table-cell table:style-name="ce17" table:formula="of:=IF(AND(100&gt;([.Q$2]+[.$B11]); 0&lt;([.Q$2]+[.$B11])); [.Q$2]+[.$B11]; IF(0&lt;([.Q$2]+[.$B11]);100;0))/100" office:value-type="percentage" office:value="0.85" calcext:value-type="percentage">
            <text:p>85%</text:p>
          </table:table-cell>
          <table:table-cell table:style-name="ce17" table:formula="of:=IF(AND(100&gt;([.R$2]+[.$B11]); 0&lt;([.R$2]+[.$B11])); [.R$2]+[.$B11]; IF(0&lt;([.R$2]+[.$B11]);100;0))/100" office:value-type="percentage" office:value="0.9" calcext:value-type="percentage">
            <text:p>90%</text:p>
          </table:table-cell>
          <table:table-cell table:style-name="ce17" table:formula="of:=IF(AND(100&gt;([.S$2]+[.$B11]); 0&lt;([.S$2]+[.$B11])); [.S$2]+[.$B11]; IF(0&lt;([.S$2]+[.$B11]);100;0))/100" office:value-type="percentage" office:value="0.95" calcext:value-type="percentage">
            <text:p>95%</text:p>
          </table:table-cell>
          <table:table-cell table:style-name="ce17" table:formula="of:=IF(AND(100&gt;([.T$2]+[.$B11]); 0&lt;([.T$2]+[.$B11])); [.T$2]+[.$B11]; IF(0&lt;([.T$2]+[.$B11]);100;0))/100" office:value-type="percentage" office:value="1" calcext:value-type="percentage">
            <text:p>100%</text:p>
          </table:table-cell>
          <table:table-cell table:style-name="ce17" table:formula="of:=IF(AND(100&gt;([.U$2]+[.$B11]); 0&lt;([.U$2]+[.$B11])); [.U$2]+[.$B11]; IF(0&lt;([.U$2]+[.$B11]);100;0))/100" office:value-type="percentage" office:value="1" calcext:value-type="percentage">
            <text:p>100%</text:p>
          </table:table-cell>
          <table:table-cell table:style-name="ce17" table:formula="of:=IF(AND(100&gt;([.V$2]+[.$B11]); 0&lt;([.V$2]+[.$B11])); [.V$2]+[.$B11]; IF(0&lt;([.V$2]+[.$B11]);100;0))/100" office:value-type="percentage" office:value="1" calcext:value-type="percentage">
            <text:p>100%</text:p>
          </table:table-cell>
          <table:table-cell table:style-name="ce17" table:formula="of:=IF(AND(100&gt;([.W$2]+[.$B11]); 0&lt;([.W$2]+[.$B11])); [.W$2]+[.$B11]; IF(0&lt;([.W$2]+[.$B11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7" table:formula="of:=IF(AND(100&gt;([.C$2]+[.$B12]); 0&lt;([.C$2]+[.$B12])); [.C$2]+[.$B12]; IF(0&lt;([.C$2]+[.$B12]);100;0))/100" office:value-type="percentage" office:value="0.1" calcext:value-type="percentage">
            <text:p>10%</text:p>
          </table:table-cell>
          <table:table-cell table:style-name="ce17" table:formula="of:=IF(AND(100&gt;([.D$2]+[.$B12]); 0&lt;([.D$2]+[.$B12])); [.D$2]+[.$B12]; IF(0&lt;([.D$2]+[.$B12]);100;0))/100" office:value-type="percentage" office:value="0.15" calcext:value-type="percentage">
            <text:p>15%</text:p>
          </table:table-cell>
          <table:table-cell table:style-name="ce17" table:formula="of:=IF(AND(100&gt;([.E$2]+[.$B12]); 0&lt;([.E$2]+[.$B12])); [.E$2]+[.$B12]; IF(0&lt;([.E$2]+[.$B12]);100;0))/100" office:value-type="percentage" office:value="0.2" calcext:value-type="percentage">
            <text:p>20%</text:p>
          </table:table-cell>
          <table:table-cell table:style-name="ce17" table:formula="of:=IF(AND(100&gt;([.F$2]+[.$B12]); 0&lt;([.F$2]+[.$B12])); [.F$2]+[.$B12]; IF(0&lt;([.F$2]+[.$B12]);100;0))/100" office:value-type="percentage" office:value="0.25" calcext:value-type="percentage">
            <text:p>25%</text:p>
          </table:table-cell>
          <table:table-cell table:style-name="ce17" table:formula="of:=IF(AND(100&gt;([.G$2]+[.$B12]); 0&lt;([.G$2]+[.$B12])); [.G$2]+[.$B12]; IF(0&lt;([.G$2]+[.$B12]);100;0))/100" office:value-type="percentage" office:value="0.3" calcext:value-type="percentage">
            <text:p>30%</text:p>
          </table:table-cell>
          <table:table-cell table:style-name="ce17" table:formula="of:=IF(AND(100&gt;([.H$2]+[.$B12]); 0&lt;([.H$2]+[.$B12])); [.H$2]+[.$B12]; IF(0&lt;([.H$2]+[.$B12]);100;0))/100" office:value-type="percentage" office:value="0.35" calcext:value-type="percentage">
            <text:p>35%</text:p>
          </table:table-cell>
          <table:table-cell table:style-name="ce17" table:formula="of:=IF(AND(100&gt;([.I$2]+[.$B12]); 0&lt;([.I$2]+[.$B12])); [.I$2]+[.$B12]; IF(0&lt;([.I$2]+[.$B12]);100;0))/100" office:value-type="percentage" office:value="0.4" calcext:value-type="percentage">
            <text:p>40%</text:p>
          </table:table-cell>
          <table:table-cell table:style-name="ce17" table:formula="of:=IF(AND(100&gt;([.J$2]+[.$B12]); 0&lt;([.J$2]+[.$B12])); [.J$2]+[.$B12]; IF(0&lt;([.J$2]+[.$B12]);100;0))/100" office:value-type="percentage" office:value="0.45" calcext:value-type="percentage">
            <text:p>45%</text:p>
          </table:table-cell>
          <table:table-cell table:style-name="ce17" table:formula="of:=IF(AND(100&gt;([.K$2]+[.$B12]); 0&lt;([.K$2]+[.$B12])); [.K$2]+[.$B12]; IF(0&lt;([.K$2]+[.$B12]);100;0))/100" office:value-type="percentage" office:value="0.5" calcext:value-type="percentage">
            <text:p>50%</text:p>
          </table:table-cell>
          <table:table-cell table:style-name="ce17" table:formula="of:=IF(AND(100&gt;([.L$2]+[.$B12]); 0&lt;([.L$2]+[.$B12])); [.L$2]+[.$B12]; IF(0&lt;([.L$2]+[.$B12]);100;0))/100" office:value-type="percentage" office:value="0.55" calcext:value-type="percentage">
            <text:p>55%</text:p>
          </table:table-cell>
          <table:table-cell table:style-name="ce17" table:formula="of:=IF(AND(100&gt;([.M$2]+[.$B12]); 0&lt;([.M$2]+[.$B12])); [.M$2]+[.$B12]; IF(0&lt;([.M$2]+[.$B12]);100;0))/100" office:value-type="percentage" office:value="0.6" calcext:value-type="percentage">
            <text:p>60%</text:p>
          </table:table-cell>
          <table:table-cell table:style-name="ce17" table:formula="of:=IF(AND(100&gt;([.N$2]+[.$B12]); 0&lt;([.N$2]+[.$B12])); [.N$2]+[.$B12]; IF(0&lt;([.N$2]+[.$B12]);100;0))/100" office:value-type="percentage" office:value="0.65" calcext:value-type="percentage">
            <text:p>65%</text:p>
          </table:table-cell>
          <table:table-cell table:style-name="ce17" table:formula="of:=IF(AND(100&gt;([.O$2]+[.$B12]); 0&lt;([.O$2]+[.$B12])); [.O$2]+[.$B12]; IF(0&lt;([.O$2]+[.$B12]);100;0))/100" office:value-type="percentage" office:value="0.7" calcext:value-type="percentage">
            <text:p>70%</text:p>
          </table:table-cell>
          <table:table-cell table:style-name="ce17" table:formula="of:=IF(AND(100&gt;([.P$2]+[.$B12]); 0&lt;([.P$2]+[.$B12])); [.P$2]+[.$B12]; IF(0&lt;([.P$2]+[.$B12]);100;0))/100" office:value-type="percentage" office:value="0.75" calcext:value-type="percentage">
            <text:p>75%</text:p>
          </table:table-cell>
          <table:table-cell table:style-name="ce17" table:formula="of:=IF(AND(100&gt;([.Q$2]+[.$B12]); 0&lt;([.Q$2]+[.$B12])); [.Q$2]+[.$B12]; IF(0&lt;([.Q$2]+[.$B12]);100;0))/100" office:value-type="percentage" office:value="0.8" calcext:value-type="percentage">
            <text:p>80%</text:p>
          </table:table-cell>
          <table:table-cell table:style-name="ce17" table:formula="of:=IF(AND(100&gt;([.R$2]+[.$B12]); 0&lt;([.R$2]+[.$B12])); [.R$2]+[.$B12]; IF(0&lt;([.R$2]+[.$B12]);100;0))/100" office:value-type="percentage" office:value="0.85" calcext:value-type="percentage">
            <text:p>85%</text:p>
          </table:table-cell>
          <table:table-cell table:style-name="ce17" table:formula="of:=IF(AND(100&gt;([.S$2]+[.$B12]); 0&lt;([.S$2]+[.$B12])); [.S$2]+[.$B12]; IF(0&lt;([.S$2]+[.$B12]);100;0))/100" office:value-type="percentage" office:value="0.9" calcext:value-type="percentage">
            <text:p>90%</text:p>
          </table:table-cell>
          <table:table-cell table:style-name="ce17" table:formula="of:=IF(AND(100&gt;([.T$2]+[.$B12]); 0&lt;([.T$2]+[.$B12])); [.T$2]+[.$B12]; IF(0&lt;([.T$2]+[.$B12]);100;0))/100" office:value-type="percentage" office:value="0.95" calcext:value-type="percentage">
            <text:p>95%</text:p>
          </table:table-cell>
          <table:table-cell table:style-name="ce17" table:formula="of:=IF(AND(100&gt;([.U$2]+[.$B12]); 0&lt;([.U$2]+[.$B12])); [.U$2]+[.$B12]; IF(0&lt;([.U$2]+[.$B12]);100;0))/100" office:value-type="percentage" office:value="1" calcext:value-type="percentage">
            <text:p>100%</text:p>
          </table:table-cell>
          <table:table-cell table:style-name="ce17" table:formula="of:=IF(AND(100&gt;([.V$2]+[.$B12]); 0&lt;([.V$2]+[.$B12])); [.V$2]+[.$B12]; IF(0&lt;([.V$2]+[.$B12]);100;0))/100" office:value-type="percentage" office:value="1" calcext:value-type="percentage">
            <text:p>100%</text:p>
          </table:table-cell>
          <table:table-cell table:style-name="ce17" table:formula="of:=IF(AND(100&gt;([.W$2]+[.$B12]); 0&lt;([.W$2]+[.$B12])); [.W$2]+[.$B12]; IF(0&lt;([.W$2]+[.$B12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7" table:formula="of:=IF(AND(100&gt;([.C$2]+[.$B13]); 0&lt;([.C$2]+[.$B13])); [.C$2]+[.$B13]; IF(0&lt;([.C$2]+[.$B13]);100;0))/100" office:value-type="percentage" office:value="0.05" calcext:value-type="percentage">
            <text:p>5%</text:p>
          </table:table-cell>
          <table:table-cell table:style-name="ce17" table:formula="of:=IF(AND(100&gt;([.D$2]+[.$B13]); 0&lt;([.D$2]+[.$B13])); [.D$2]+[.$B13]; IF(0&lt;([.D$2]+[.$B13]);100;0))/100" office:value-type="percentage" office:value="0.1" calcext:value-type="percentage">
            <text:p>10%</text:p>
          </table:table-cell>
          <table:table-cell table:style-name="ce17" table:formula="of:=IF(AND(100&gt;([.E$2]+[.$B13]); 0&lt;([.E$2]+[.$B13])); [.E$2]+[.$B13]; IF(0&lt;([.E$2]+[.$B13]);100;0))/100" office:value-type="percentage" office:value="0.15" calcext:value-type="percentage">
            <text:p>15%</text:p>
          </table:table-cell>
          <table:table-cell table:style-name="ce17" table:formula="of:=IF(AND(100&gt;([.F$2]+[.$B13]); 0&lt;([.F$2]+[.$B13])); [.F$2]+[.$B13]; IF(0&lt;([.F$2]+[.$B13]);100;0))/100" office:value-type="percentage" office:value="0.2" calcext:value-type="percentage">
            <text:p>20%</text:p>
          </table:table-cell>
          <table:table-cell table:style-name="ce17" table:formula="of:=IF(AND(100&gt;([.G$2]+[.$B13]); 0&lt;([.G$2]+[.$B13])); [.G$2]+[.$B13]; IF(0&lt;([.G$2]+[.$B13]);100;0))/100" office:value-type="percentage" office:value="0.25" calcext:value-type="percentage">
            <text:p>25%</text:p>
          </table:table-cell>
          <table:table-cell table:style-name="ce17" table:formula="of:=IF(AND(100&gt;([.H$2]+[.$B13]); 0&lt;([.H$2]+[.$B13])); [.H$2]+[.$B13]; IF(0&lt;([.H$2]+[.$B13]);100;0))/100" office:value-type="percentage" office:value="0.3" calcext:value-type="percentage">
            <text:p>30%</text:p>
          </table:table-cell>
          <table:table-cell table:style-name="ce17" table:formula="of:=IF(AND(100&gt;([.I$2]+[.$B13]); 0&lt;([.I$2]+[.$B13])); [.I$2]+[.$B13]; IF(0&lt;([.I$2]+[.$B13]);100;0))/100" office:value-type="percentage" office:value="0.35" calcext:value-type="percentage">
            <text:p>35%</text:p>
          </table:table-cell>
          <table:table-cell table:style-name="ce17" table:formula="of:=IF(AND(100&gt;([.J$2]+[.$B13]); 0&lt;([.J$2]+[.$B13])); [.J$2]+[.$B13]; IF(0&lt;([.J$2]+[.$B13]);100;0))/100" office:value-type="percentage" office:value="0.4" calcext:value-type="percentage">
            <text:p>40%</text:p>
          </table:table-cell>
          <table:table-cell table:style-name="ce17" table:formula="of:=IF(AND(100&gt;([.K$2]+[.$B13]); 0&lt;([.K$2]+[.$B13])); [.K$2]+[.$B13]; IF(0&lt;([.K$2]+[.$B13]);100;0))/100" office:value-type="percentage" office:value="0.45" calcext:value-type="percentage">
            <text:p>45%</text:p>
          </table:table-cell>
          <table:table-cell table:style-name="ce17" table:formula="of:=IF(AND(100&gt;([.L$2]+[.$B13]); 0&lt;([.L$2]+[.$B13])); [.L$2]+[.$B13]; IF(0&lt;([.L$2]+[.$B13]);100;0))/100" office:value-type="percentage" office:value="0.5" calcext:value-type="percentage">
            <text:p>50%</text:p>
          </table:table-cell>
          <table:table-cell table:style-name="ce17" table:formula="of:=IF(AND(100&gt;([.M$2]+[.$B13]); 0&lt;([.M$2]+[.$B13])); [.M$2]+[.$B13]; IF(0&lt;([.M$2]+[.$B13]);100;0))/100" office:value-type="percentage" office:value="0.55" calcext:value-type="percentage">
            <text:p>55%</text:p>
          </table:table-cell>
          <table:table-cell table:style-name="ce17" table:formula="of:=IF(AND(100&gt;([.N$2]+[.$B13]); 0&lt;([.N$2]+[.$B13])); [.N$2]+[.$B13]; IF(0&lt;([.N$2]+[.$B13]);100;0))/100" office:value-type="percentage" office:value="0.6" calcext:value-type="percentage">
            <text:p>60%</text:p>
          </table:table-cell>
          <table:table-cell table:style-name="ce17" table:formula="of:=IF(AND(100&gt;([.O$2]+[.$B13]); 0&lt;([.O$2]+[.$B13])); [.O$2]+[.$B13]; IF(0&lt;([.O$2]+[.$B13]);100;0))/100" office:value-type="percentage" office:value="0.65" calcext:value-type="percentage">
            <text:p>65%</text:p>
          </table:table-cell>
          <table:table-cell table:style-name="ce17" table:formula="of:=IF(AND(100&gt;([.P$2]+[.$B13]); 0&lt;([.P$2]+[.$B13])); [.P$2]+[.$B13]; IF(0&lt;([.P$2]+[.$B13]);100;0))/100" office:value-type="percentage" office:value="0.7" calcext:value-type="percentage">
            <text:p>70%</text:p>
          </table:table-cell>
          <table:table-cell table:style-name="ce17" table:formula="of:=IF(AND(100&gt;([.Q$2]+[.$B13]); 0&lt;([.Q$2]+[.$B13])); [.Q$2]+[.$B13]; IF(0&lt;([.Q$2]+[.$B13]);100;0))/100" office:value-type="percentage" office:value="0.75" calcext:value-type="percentage">
            <text:p>75%</text:p>
          </table:table-cell>
          <table:table-cell table:style-name="ce17" table:formula="of:=IF(AND(100&gt;([.R$2]+[.$B13]); 0&lt;([.R$2]+[.$B13])); [.R$2]+[.$B13]; IF(0&lt;([.R$2]+[.$B13]);100;0))/100" office:value-type="percentage" office:value="0.8" calcext:value-type="percentage">
            <text:p>80%</text:p>
          </table:table-cell>
          <table:table-cell table:style-name="ce17" table:formula="of:=IF(AND(100&gt;([.S$2]+[.$B13]); 0&lt;([.S$2]+[.$B13])); [.S$2]+[.$B13]; IF(0&lt;([.S$2]+[.$B13]);100;0))/100" office:value-type="percentage" office:value="0.85" calcext:value-type="percentage">
            <text:p>85%</text:p>
          </table:table-cell>
          <table:table-cell table:style-name="ce17" table:formula="of:=IF(AND(100&gt;([.T$2]+[.$B13]); 0&lt;([.T$2]+[.$B13])); [.T$2]+[.$B13]; IF(0&lt;([.T$2]+[.$B13]);100;0))/100" office:value-type="percentage" office:value="0.9" calcext:value-type="percentage">
            <text:p>90%</text:p>
          </table:table-cell>
          <table:table-cell table:style-name="ce17" table:formula="of:=IF(AND(100&gt;([.U$2]+[.$B13]); 0&lt;([.U$2]+[.$B13])); [.U$2]+[.$B13]; IF(0&lt;([.U$2]+[.$B13]);100;0))/100" office:value-type="percentage" office:value="0.95" calcext:value-type="percentage">
            <text:p>95%</text:p>
          </table:table-cell>
          <table:table-cell table:style-name="ce17" table:formula="of:=IF(AND(100&gt;([.V$2]+[.$B13]); 0&lt;([.V$2]+[.$B13])); [.V$2]+[.$B13]; IF(0&lt;([.V$2]+[.$B13]);100;0))/100" office:value-type="percentage" office:value="1" calcext:value-type="percentage">
            <text:p>100%</text:p>
          </table:table-cell>
          <table:table-cell table:style-name="ce17" table:formula="of:=IF(AND(100&gt;([.W$2]+[.$B13]); 0&lt;([.W$2]+[.$B13])); [.W$2]+[.$B13]; IF(0&lt;([.W$2]+[.$B13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7" table:formula="of:=IF(AND(100&gt;([.C$2]+[.$B14]); 0&lt;([.C$2]+[.$B14])); [.C$2]+[.$B14]; IF(0&lt;([.C$2]+[.$B14]);100;0))/100" office:value-type="percentage" office:value="0" calcext:value-type="percentage">
            <text:p>0%</text:p>
          </table:table-cell>
          <table:table-cell table:style-name="ce17" table:formula="of:=IF(AND(100&gt;([.D$2]+[.$B14]); 0&lt;([.D$2]+[.$B14])); [.D$2]+[.$B14]; IF(0&lt;([.D$2]+[.$B14]);100;0))/100" office:value-type="percentage" office:value="0.05" calcext:value-type="percentage">
            <text:p>5%</text:p>
          </table:table-cell>
          <table:table-cell table:style-name="ce17" table:formula="of:=IF(AND(100&gt;([.E$2]+[.$B14]); 0&lt;([.E$2]+[.$B14])); [.E$2]+[.$B14]; IF(0&lt;([.E$2]+[.$B14]);100;0))/100" office:value-type="percentage" office:value="0.1" calcext:value-type="percentage">
            <text:p>10%</text:p>
          </table:table-cell>
          <table:table-cell table:style-name="ce17" table:formula="of:=IF(AND(100&gt;([.F$2]+[.$B14]); 0&lt;([.F$2]+[.$B14])); [.F$2]+[.$B14]; IF(0&lt;([.F$2]+[.$B14]);100;0))/100" office:value-type="percentage" office:value="0.15" calcext:value-type="percentage">
            <text:p>15%</text:p>
          </table:table-cell>
          <table:table-cell table:style-name="ce17" table:formula="of:=IF(AND(100&gt;([.G$2]+[.$B14]); 0&lt;([.G$2]+[.$B14])); [.G$2]+[.$B14]; IF(0&lt;([.G$2]+[.$B14]);100;0))/100" office:value-type="percentage" office:value="0.2" calcext:value-type="percentage">
            <text:p>20%</text:p>
          </table:table-cell>
          <table:table-cell table:style-name="ce17" table:formula="of:=IF(AND(100&gt;([.H$2]+[.$B14]); 0&lt;([.H$2]+[.$B14])); [.H$2]+[.$B14]; IF(0&lt;([.H$2]+[.$B14]);100;0))/100" office:value-type="percentage" office:value="0.25" calcext:value-type="percentage">
            <text:p>25%</text:p>
          </table:table-cell>
          <table:table-cell table:style-name="ce17" table:formula="of:=IF(AND(100&gt;([.I$2]+[.$B14]); 0&lt;([.I$2]+[.$B14])); [.I$2]+[.$B14]; IF(0&lt;([.I$2]+[.$B14]);100;0))/100" office:value-type="percentage" office:value="0.3" calcext:value-type="percentage">
            <text:p>30%</text:p>
          </table:table-cell>
          <table:table-cell table:style-name="ce17" table:formula="of:=IF(AND(100&gt;([.J$2]+[.$B14]); 0&lt;([.J$2]+[.$B14])); [.J$2]+[.$B14]; IF(0&lt;([.J$2]+[.$B14]);100;0))/100" office:value-type="percentage" office:value="0.35" calcext:value-type="percentage">
            <text:p>35%</text:p>
          </table:table-cell>
          <table:table-cell table:style-name="ce17" table:formula="of:=IF(AND(100&gt;([.K$2]+[.$B14]); 0&lt;([.K$2]+[.$B14])); [.K$2]+[.$B14]; IF(0&lt;([.K$2]+[.$B14]);100;0))/100" office:value-type="percentage" office:value="0.4" calcext:value-type="percentage">
            <text:p>40%</text:p>
          </table:table-cell>
          <table:table-cell table:style-name="ce17" table:formula="of:=IF(AND(100&gt;([.L$2]+[.$B14]); 0&lt;([.L$2]+[.$B14])); [.L$2]+[.$B14]; IF(0&lt;([.L$2]+[.$B14]);100;0))/100" office:value-type="percentage" office:value="0.45" calcext:value-type="percentage">
            <text:p>45%</text:p>
          </table:table-cell>
          <table:table-cell table:style-name="ce17" table:formula="of:=IF(AND(100&gt;([.M$2]+[.$B14]); 0&lt;([.M$2]+[.$B14])); [.M$2]+[.$B14]; IF(0&lt;([.M$2]+[.$B14]);100;0))/100" office:value-type="percentage" office:value="0.5" calcext:value-type="percentage">
            <text:p>50%</text:p>
          </table:table-cell>
          <table:table-cell table:style-name="ce19" table:formula="of:=IF(AND(100&gt;([.N$2]+[.$B14]); 0&lt;([.N$2]+[.$B14])); [.N$2]+[.$B14]; IF(0&lt;([.N$2]+[.$B14]);100;0))/100" office:value-type="percentage" office:value="0.55" calcext:value-type="percentage">
            <text:p>55%</text:p>
          </table:table-cell>
          <table:table-cell table:style-name="ce17" table:formula="of:=IF(AND(100&gt;([.O$2]+[.$B14]); 0&lt;([.O$2]+[.$B14])); [.O$2]+[.$B14]; IF(0&lt;([.O$2]+[.$B14]);100;0))/100" office:value-type="percentage" office:value="0.6" calcext:value-type="percentage">
            <text:p>60%</text:p>
          </table:table-cell>
          <table:table-cell table:style-name="ce17" table:formula="of:=IF(AND(100&gt;([.P$2]+[.$B14]); 0&lt;([.P$2]+[.$B14])); [.P$2]+[.$B14]; IF(0&lt;([.P$2]+[.$B14]);100;0))/100" office:value-type="percentage" office:value="0.65" calcext:value-type="percentage">
            <text:p>65%</text:p>
          </table:table-cell>
          <table:table-cell table:style-name="ce17" table:formula="of:=IF(AND(100&gt;([.Q$2]+[.$B14]); 0&lt;([.Q$2]+[.$B14])); [.Q$2]+[.$B14]; IF(0&lt;([.Q$2]+[.$B14]);100;0))/100" office:value-type="percentage" office:value="0.7" calcext:value-type="percentage">
            <text:p>70%</text:p>
          </table:table-cell>
          <table:table-cell table:style-name="ce17" table:formula="of:=IF(AND(100&gt;([.R$2]+[.$B14]); 0&lt;([.R$2]+[.$B14])); [.R$2]+[.$B14]; IF(0&lt;([.R$2]+[.$B14]);100;0))/100" office:value-type="percentage" office:value="0.75" calcext:value-type="percentage">
            <text:p>75%</text:p>
          </table:table-cell>
          <table:table-cell table:style-name="ce17" table:formula="of:=IF(AND(100&gt;([.S$2]+[.$B14]); 0&lt;([.S$2]+[.$B14])); [.S$2]+[.$B14]; IF(0&lt;([.S$2]+[.$B14]);100;0))/100" office:value-type="percentage" office:value="0.8" calcext:value-type="percentage">
            <text:p>80%</text:p>
          </table:table-cell>
          <table:table-cell table:style-name="ce17" table:formula="of:=IF(AND(100&gt;([.T$2]+[.$B14]); 0&lt;([.T$2]+[.$B14])); [.T$2]+[.$B14]; IF(0&lt;([.T$2]+[.$B14]);100;0))/100" office:value-type="percentage" office:value="0.85" calcext:value-type="percentage">
            <text:p>85%</text:p>
          </table:table-cell>
          <table:table-cell table:style-name="ce17" table:formula="of:=IF(AND(100&gt;([.U$2]+[.$B14]); 0&lt;([.U$2]+[.$B14])); [.U$2]+[.$B14]; IF(0&lt;([.U$2]+[.$B14]);100;0))/100" office:value-type="percentage" office:value="0.9" calcext:value-type="percentage">
            <text:p>90%</text:p>
          </table:table-cell>
          <table:table-cell table:style-name="ce17" table:formula="of:=IF(AND(100&gt;([.V$2]+[.$B14]); 0&lt;([.V$2]+[.$B14])); [.V$2]+[.$B14]; IF(0&lt;([.V$2]+[.$B14]);100;0))/100" office:value-type="percentage" office:value="0.95" calcext:value-type="percentage">
            <text:p>95%</text:p>
          </table:table-cell>
          <table:table-cell table:style-name="ce17" table:formula="of:=IF(AND(100&gt;([.W$2]+[.$B14]); 0&lt;([.W$2]+[.$B14])); [.W$2]+[.$B14]; IF(0&lt;([.W$2]+[.$B14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style-name="ce17" table:formula="of:=IF(AND(100&gt;([.C$2]+[.$B15]); 0&lt;([.C$2]+[.$B15])); [.C$2]+[.$B15]; IF(0&lt;([.C$2]+[.$B15]);100;0))/100" office:value-type="percentage" office:value="0" calcext:value-type="percentage">
            <text:p>0%</text:p>
          </table:table-cell>
          <table:table-cell table:style-name="ce17" table:formula="of:=IF(AND(100&gt;([.D$2]+[.$B15]); 0&lt;([.D$2]+[.$B15])); [.D$2]+[.$B15]; IF(0&lt;([.D$2]+[.$B15]);100;0))/100" office:value-type="percentage" office:value="0" calcext:value-type="percentage">
            <text:p>0%</text:p>
          </table:table-cell>
          <table:table-cell table:style-name="ce17" table:formula="of:=IF(AND(100&gt;([.E$2]+[.$B15]); 0&lt;([.E$2]+[.$B15])); [.E$2]+[.$B15]; IF(0&lt;([.E$2]+[.$B15]);100;0))/100" office:value-type="percentage" office:value="0.05" calcext:value-type="percentage">
            <text:p>5%</text:p>
          </table:table-cell>
          <table:table-cell table:style-name="ce17" table:formula="of:=IF(AND(100&gt;([.F$2]+[.$B15]); 0&lt;([.F$2]+[.$B15])); [.F$2]+[.$B15]; IF(0&lt;([.F$2]+[.$B15]);100;0))/100" office:value-type="percentage" office:value="0.1" calcext:value-type="percentage">
            <text:p>10%</text:p>
          </table:table-cell>
          <table:table-cell table:style-name="ce17" table:formula="of:=IF(AND(100&gt;([.G$2]+[.$B15]); 0&lt;([.G$2]+[.$B15])); [.G$2]+[.$B15]; IF(0&lt;([.G$2]+[.$B15]);100;0))/100" office:value-type="percentage" office:value="0.15" calcext:value-type="percentage">
            <text:p>15%</text:p>
          </table:table-cell>
          <table:table-cell table:style-name="ce17" table:formula="of:=IF(AND(100&gt;([.H$2]+[.$B15]); 0&lt;([.H$2]+[.$B15])); [.H$2]+[.$B15]; IF(0&lt;([.H$2]+[.$B15]);100;0))/100" office:value-type="percentage" office:value="0.2" calcext:value-type="percentage">
            <text:p>20%</text:p>
          </table:table-cell>
          <table:table-cell table:style-name="ce17" table:formula="of:=IF(AND(100&gt;([.I$2]+[.$B15]); 0&lt;([.I$2]+[.$B15])); [.I$2]+[.$B15]; IF(0&lt;([.I$2]+[.$B15]);100;0))/100" office:value-type="percentage" office:value="0.25" calcext:value-type="percentage">
            <text:p>25%</text:p>
          </table:table-cell>
          <table:table-cell table:style-name="ce17" table:formula="of:=IF(AND(100&gt;([.J$2]+[.$B15]); 0&lt;([.J$2]+[.$B15])); [.J$2]+[.$B15]; IF(0&lt;([.J$2]+[.$B15]);100;0))/100" office:value-type="percentage" office:value="0.3" calcext:value-type="percentage">
            <text:p>30%</text:p>
          </table:table-cell>
          <table:table-cell table:style-name="ce17" table:formula="of:=IF(AND(100&gt;([.K$2]+[.$B15]); 0&lt;([.K$2]+[.$B15])); [.K$2]+[.$B15]; IF(0&lt;([.K$2]+[.$B15]);100;0))/100" office:value-type="percentage" office:value="0.35" calcext:value-type="percentage">
            <text:p>35%</text:p>
          </table:table-cell>
          <table:table-cell table:style-name="ce17" table:formula="of:=IF(AND(100&gt;([.L$2]+[.$B15]); 0&lt;([.L$2]+[.$B15])); [.L$2]+[.$B15]; IF(0&lt;([.L$2]+[.$B15]);100;0))/100" office:value-type="percentage" office:value="0.4" calcext:value-type="percentage">
            <text:p>40%</text:p>
          </table:table-cell>
          <table:table-cell table:style-name="ce17" table:formula="of:=IF(AND(100&gt;([.M$2]+[.$B15]); 0&lt;([.M$2]+[.$B15])); [.M$2]+[.$B15]; IF(0&lt;([.M$2]+[.$B15]);100;0))/100" office:value-type="percentage" office:value="0.45" calcext:value-type="percentage">
            <text:p>45%</text:p>
          </table:table-cell>
          <table:table-cell table:style-name="ce17" table:formula="of:=IF(AND(100&gt;([.N$2]+[.$B15]); 0&lt;([.N$2]+[.$B15])); [.N$2]+[.$B15]; IF(0&lt;([.N$2]+[.$B15]);100;0))/100" office:value-type="percentage" office:value="0.5" calcext:value-type="percentage">
            <text:p>50%</text:p>
          </table:table-cell>
          <table:table-cell table:style-name="ce17" table:formula="of:=IF(AND(100&gt;([.O$2]+[.$B15]); 0&lt;([.O$2]+[.$B15])); [.O$2]+[.$B15]; IF(0&lt;([.O$2]+[.$B15]);100;0))/100" office:value-type="percentage" office:value="0.55" calcext:value-type="percentage">
            <text:p>55%</text:p>
          </table:table-cell>
          <table:table-cell table:style-name="ce17" table:formula="of:=IF(AND(100&gt;([.P$2]+[.$B15]); 0&lt;([.P$2]+[.$B15])); [.P$2]+[.$B15]; IF(0&lt;([.P$2]+[.$B15]);100;0))/100" office:value-type="percentage" office:value="0.6" calcext:value-type="percentage">
            <text:p>60%</text:p>
          </table:table-cell>
          <table:table-cell table:style-name="ce17" table:formula="of:=IF(AND(100&gt;([.Q$2]+[.$B15]); 0&lt;([.Q$2]+[.$B15])); [.Q$2]+[.$B15]; IF(0&lt;([.Q$2]+[.$B15]);100;0))/100" office:value-type="percentage" office:value="0.65" calcext:value-type="percentage">
            <text:p>65%</text:p>
          </table:table-cell>
          <table:table-cell table:style-name="ce17" table:formula="of:=IF(AND(100&gt;([.R$2]+[.$B15]); 0&lt;([.R$2]+[.$B15])); [.R$2]+[.$B15]; IF(0&lt;([.R$2]+[.$B15]);100;0))/100" office:value-type="percentage" office:value="0.7" calcext:value-type="percentage">
            <text:p>70%</text:p>
          </table:table-cell>
          <table:table-cell table:style-name="ce17" table:formula="of:=IF(AND(100&gt;([.S$2]+[.$B15]); 0&lt;([.S$2]+[.$B15])); [.S$2]+[.$B15]; IF(0&lt;([.S$2]+[.$B15]);100;0))/100" office:value-type="percentage" office:value="0.75" calcext:value-type="percentage">
            <text:p>75%</text:p>
          </table:table-cell>
          <table:table-cell table:style-name="ce17" table:formula="of:=IF(AND(100&gt;([.T$2]+[.$B15]); 0&lt;([.T$2]+[.$B15])); [.T$2]+[.$B15]; IF(0&lt;([.T$2]+[.$B15]);100;0))/100" office:value-type="percentage" office:value="0.8" calcext:value-type="percentage">
            <text:p>80%</text:p>
          </table:table-cell>
          <table:table-cell table:style-name="ce17" table:formula="of:=IF(AND(100&gt;([.U$2]+[.$B15]); 0&lt;([.U$2]+[.$B15])); [.U$2]+[.$B15]; IF(0&lt;([.U$2]+[.$B15]);100;0))/100" office:value-type="percentage" office:value="0.85" calcext:value-type="percentage">
            <text:p>85%</text:p>
          </table:table-cell>
          <table:table-cell table:style-name="ce17" table:formula="of:=IF(AND(100&gt;([.V$2]+[.$B15]); 0&lt;([.V$2]+[.$B15])); [.V$2]+[.$B15]; IF(0&lt;([.V$2]+[.$B15]);100;0))/100" office:value-type="percentage" office:value="0.9" calcext:value-type="percentage">
            <text:p>90%</text:p>
          </table:table-cell>
          <table:table-cell table:style-name="ce17" table:formula="of:=IF(AND(100&gt;([.W$2]+[.$B15]); 0&lt;([.W$2]+[.$B15])); [.W$2]+[.$B15]; IF(0&lt;([.W$2]+[.$B15]);100;0))/100" office:value-type="percentage" office:value="0.95" calcext:value-type="percentage">
            <text:p>9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style-name="ce17" table:formula="of:=IF(AND(100&gt;([.C$2]+[.$B16]); 0&lt;([.C$2]+[.$B16])); [.C$2]+[.$B16]; IF(0&lt;([.C$2]+[.$B16]);100;0))/100" office:value-type="percentage" office:value="0" calcext:value-type="percentage">
            <text:p>0%</text:p>
          </table:table-cell>
          <table:table-cell table:style-name="ce17" table:formula="of:=IF(AND(100&gt;([.D$2]+[.$B16]); 0&lt;([.D$2]+[.$B16])); [.D$2]+[.$B16]; IF(0&lt;([.D$2]+[.$B16]);100;0))/100" office:value-type="percentage" office:value="0" calcext:value-type="percentage">
            <text:p>0%</text:p>
          </table:table-cell>
          <table:table-cell table:style-name="ce17" table:formula="of:=IF(AND(100&gt;([.E$2]+[.$B16]); 0&lt;([.E$2]+[.$B16])); [.E$2]+[.$B16]; IF(0&lt;([.E$2]+[.$B16]);100;0))/100" office:value-type="percentage" office:value="0" calcext:value-type="percentage">
            <text:p>0%</text:p>
          </table:table-cell>
          <table:table-cell table:style-name="ce17" table:formula="of:=IF(AND(100&gt;([.F$2]+[.$B16]); 0&lt;([.F$2]+[.$B16])); [.F$2]+[.$B16]; IF(0&lt;([.F$2]+[.$B16]);100;0))/100" office:value-type="percentage" office:value="0.05" calcext:value-type="percentage">
            <text:p>5%</text:p>
          </table:table-cell>
          <table:table-cell table:style-name="ce17" table:formula="of:=IF(AND(100&gt;([.G$2]+[.$B16]); 0&lt;([.G$2]+[.$B16])); [.G$2]+[.$B16]; IF(0&lt;([.G$2]+[.$B16]);100;0))/100" office:value-type="percentage" office:value="0.1" calcext:value-type="percentage">
            <text:p>10%</text:p>
          </table:table-cell>
          <table:table-cell table:style-name="ce17" table:formula="of:=IF(AND(100&gt;([.H$2]+[.$B16]); 0&lt;([.H$2]+[.$B16])); [.H$2]+[.$B16]; IF(0&lt;([.H$2]+[.$B16]);100;0))/100" office:value-type="percentage" office:value="0.15" calcext:value-type="percentage">
            <text:p>15%</text:p>
          </table:table-cell>
          <table:table-cell table:style-name="ce17" table:formula="of:=IF(AND(100&gt;([.I$2]+[.$B16]); 0&lt;([.I$2]+[.$B16])); [.I$2]+[.$B16]; IF(0&lt;([.I$2]+[.$B16]);100;0))/100" office:value-type="percentage" office:value="0.2" calcext:value-type="percentage">
            <text:p>20%</text:p>
          </table:table-cell>
          <table:table-cell table:style-name="ce17" table:formula="of:=IF(AND(100&gt;([.J$2]+[.$B16]); 0&lt;([.J$2]+[.$B16])); [.J$2]+[.$B16]; IF(0&lt;([.J$2]+[.$B16]);100;0))/100" office:value-type="percentage" office:value="0.25" calcext:value-type="percentage">
            <text:p>25%</text:p>
          </table:table-cell>
          <table:table-cell table:style-name="ce17" table:formula="of:=IF(AND(100&gt;([.K$2]+[.$B16]); 0&lt;([.K$2]+[.$B16])); [.K$2]+[.$B16]; IF(0&lt;([.K$2]+[.$B16]);100;0))/100" office:value-type="percentage" office:value="0.3" calcext:value-type="percentage">
            <text:p>30%</text:p>
          </table:table-cell>
          <table:table-cell table:style-name="ce17" table:formula="of:=IF(AND(100&gt;([.L$2]+[.$B16]); 0&lt;([.L$2]+[.$B16])); [.L$2]+[.$B16]; IF(0&lt;([.L$2]+[.$B16]);100;0))/100" office:value-type="percentage" office:value="0.35" calcext:value-type="percentage">
            <text:p>35%</text:p>
          </table:table-cell>
          <table:table-cell table:style-name="ce17" table:formula="of:=IF(AND(100&gt;([.M$2]+[.$B16]); 0&lt;([.M$2]+[.$B16])); [.M$2]+[.$B16]; IF(0&lt;([.M$2]+[.$B16]);100;0))/100" office:value-type="percentage" office:value="0.4" calcext:value-type="percentage">
            <text:p>40%</text:p>
          </table:table-cell>
          <table:table-cell table:style-name="ce17" table:formula="of:=IF(AND(100&gt;([.N$2]+[.$B16]); 0&lt;([.N$2]+[.$B16])); [.N$2]+[.$B16]; IF(0&lt;([.N$2]+[.$B16]);100;0))/100" office:value-type="percentage" office:value="0.45" calcext:value-type="percentage">
            <text:p>45%</text:p>
          </table:table-cell>
          <table:table-cell table:style-name="ce17" table:formula="of:=IF(AND(100&gt;([.O$2]+[.$B16]); 0&lt;([.O$2]+[.$B16])); [.O$2]+[.$B16]; IF(0&lt;([.O$2]+[.$B16]);100;0))/100" office:value-type="percentage" office:value="0.5" calcext:value-type="percentage">
            <text:p>50%</text:p>
          </table:table-cell>
          <table:table-cell table:style-name="ce17" table:formula="of:=IF(AND(100&gt;([.P$2]+[.$B16]); 0&lt;([.P$2]+[.$B16])); [.P$2]+[.$B16]; IF(0&lt;([.P$2]+[.$B16]);100;0))/100" office:value-type="percentage" office:value="0.55" calcext:value-type="percentage">
            <text:p>55%</text:p>
          </table:table-cell>
          <table:table-cell table:style-name="ce17" table:formula="of:=IF(AND(100&gt;([.Q$2]+[.$B16]); 0&lt;([.Q$2]+[.$B16])); [.Q$2]+[.$B16]; IF(0&lt;([.Q$2]+[.$B16]);100;0))/100" office:value-type="percentage" office:value="0.6" calcext:value-type="percentage">
            <text:p>60%</text:p>
          </table:table-cell>
          <table:table-cell table:style-name="ce17" table:formula="of:=IF(AND(100&gt;([.R$2]+[.$B16]); 0&lt;([.R$2]+[.$B16])); [.R$2]+[.$B16]; IF(0&lt;([.R$2]+[.$B16]);100;0))/100" office:value-type="percentage" office:value="0.65" calcext:value-type="percentage">
            <text:p>65%</text:p>
          </table:table-cell>
          <table:table-cell table:style-name="ce17" table:formula="of:=IF(AND(100&gt;([.S$2]+[.$B16]); 0&lt;([.S$2]+[.$B16])); [.S$2]+[.$B16]; IF(0&lt;([.S$2]+[.$B16]);100;0))/100" office:value-type="percentage" office:value="0.7" calcext:value-type="percentage">
            <text:p>70%</text:p>
          </table:table-cell>
          <table:table-cell table:style-name="ce17" table:formula="of:=IF(AND(100&gt;([.T$2]+[.$B16]); 0&lt;([.T$2]+[.$B16])); [.T$2]+[.$B16]; IF(0&lt;([.T$2]+[.$B16]);100;0))/100" office:value-type="percentage" office:value="0.75" calcext:value-type="percentage">
            <text:p>75%</text:p>
          </table:table-cell>
          <table:table-cell table:style-name="ce17" table:formula="of:=IF(AND(100&gt;([.U$2]+[.$B16]); 0&lt;([.U$2]+[.$B16])); [.U$2]+[.$B16]; IF(0&lt;([.U$2]+[.$B16]);100;0))/100" office:value-type="percentage" office:value="0.8" calcext:value-type="percentage">
            <text:p>80%</text:p>
          </table:table-cell>
          <table:table-cell table:style-name="ce17" table:formula="of:=IF(AND(100&gt;([.V$2]+[.$B16]); 0&lt;([.V$2]+[.$B16])); [.V$2]+[.$B16]; IF(0&lt;([.V$2]+[.$B16]);100;0))/100" office:value-type="percentage" office:value="0.85" calcext:value-type="percentage">
            <text:p>85%</text:p>
          </table:table-cell>
          <table:table-cell table:style-name="ce17" table:formula="of:=IF(AND(100&gt;([.W$2]+[.$B16]); 0&lt;([.W$2]+[.$B16])); [.W$2]+[.$B16]; IF(0&lt;([.W$2]+[.$B16]);100;0))/100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style-name="ce17" table:formula="of:=IF(AND(100&gt;([.C$2]+[.$B17]); 0&lt;([.C$2]+[.$B17])); [.C$2]+[.$B17]; IF(0&lt;([.C$2]+[.$B17]);100;0))/100" office:value-type="percentage" office:value="0" calcext:value-type="percentage">
            <text:p>0%</text:p>
          </table:table-cell>
          <table:table-cell table:style-name="ce17" table:formula="of:=IF(AND(100&gt;([.D$2]+[.$B17]); 0&lt;([.D$2]+[.$B17])); [.D$2]+[.$B17]; IF(0&lt;([.D$2]+[.$B17]);100;0))/100" office:value-type="percentage" office:value="0" calcext:value-type="percentage">
            <text:p>0%</text:p>
          </table:table-cell>
          <table:table-cell table:style-name="ce17" table:formula="of:=IF(AND(100&gt;([.E$2]+[.$B17]); 0&lt;([.E$2]+[.$B17])); [.E$2]+[.$B17]; IF(0&lt;([.E$2]+[.$B17]);100;0))/100" office:value-type="percentage" office:value="0" calcext:value-type="percentage">
            <text:p>0%</text:p>
          </table:table-cell>
          <table:table-cell table:style-name="ce17" table:formula="of:=IF(AND(100&gt;([.F$2]+[.$B17]); 0&lt;([.F$2]+[.$B17])); [.F$2]+[.$B17]; IF(0&lt;([.F$2]+[.$B17]);100;0))/100" office:value-type="percentage" office:value="0" calcext:value-type="percentage">
            <text:p>0%</text:p>
          </table:table-cell>
          <table:table-cell table:style-name="ce17" table:formula="of:=IF(AND(100&gt;([.G$2]+[.$B17]); 0&lt;([.G$2]+[.$B17])); [.G$2]+[.$B17]; IF(0&lt;([.G$2]+[.$B17]);100;0))/100" office:value-type="percentage" office:value="0.05" calcext:value-type="percentage">
            <text:p>5%</text:p>
          </table:table-cell>
          <table:table-cell table:style-name="ce17" table:formula="of:=IF(AND(100&gt;([.H$2]+[.$B17]); 0&lt;([.H$2]+[.$B17])); [.H$2]+[.$B17]; IF(0&lt;([.H$2]+[.$B17]);100;0))/100" office:value-type="percentage" office:value="0.1" calcext:value-type="percentage">
            <text:p>10%</text:p>
          </table:table-cell>
          <table:table-cell table:style-name="ce17" table:formula="of:=IF(AND(100&gt;([.I$2]+[.$B17]); 0&lt;([.I$2]+[.$B17])); [.I$2]+[.$B17]; IF(0&lt;([.I$2]+[.$B17]);100;0))/100" office:value-type="percentage" office:value="0.15" calcext:value-type="percentage">
            <text:p>15%</text:p>
          </table:table-cell>
          <table:table-cell table:style-name="ce17" table:formula="of:=IF(AND(100&gt;([.J$2]+[.$B17]); 0&lt;([.J$2]+[.$B17])); [.J$2]+[.$B17]; IF(0&lt;([.J$2]+[.$B17]);100;0))/100" office:value-type="percentage" office:value="0.2" calcext:value-type="percentage">
            <text:p>20%</text:p>
          </table:table-cell>
          <table:table-cell table:style-name="ce17" table:formula="of:=IF(AND(100&gt;([.K$2]+[.$B17]); 0&lt;([.K$2]+[.$B17])); [.K$2]+[.$B17]; IF(0&lt;([.K$2]+[.$B17]);100;0))/100" office:value-type="percentage" office:value="0.25" calcext:value-type="percentage">
            <text:p>25%</text:p>
          </table:table-cell>
          <table:table-cell table:style-name="ce17" table:formula="of:=IF(AND(100&gt;([.L$2]+[.$B17]); 0&lt;([.L$2]+[.$B17])); [.L$2]+[.$B17]; IF(0&lt;([.L$2]+[.$B17]);100;0))/100" office:value-type="percentage" office:value="0.3" calcext:value-type="percentage">
            <text:p>30%</text:p>
          </table:table-cell>
          <table:table-cell table:style-name="ce17" table:formula="of:=IF(AND(100&gt;([.M$2]+[.$B17]); 0&lt;([.M$2]+[.$B17])); [.M$2]+[.$B17]; IF(0&lt;([.M$2]+[.$B17]);100;0))/100" office:value-type="percentage" office:value="0.35" calcext:value-type="percentage">
            <text:p>35%</text:p>
          </table:table-cell>
          <table:table-cell table:style-name="ce17" table:formula="of:=IF(AND(100&gt;([.N$2]+[.$B17]); 0&lt;([.N$2]+[.$B17])); [.N$2]+[.$B17]; IF(0&lt;([.N$2]+[.$B17]);100;0))/100" office:value-type="percentage" office:value="0.4" calcext:value-type="percentage">
            <text:p>40%</text:p>
          </table:table-cell>
          <table:table-cell table:style-name="ce17" table:formula="of:=IF(AND(100&gt;([.O$2]+[.$B17]); 0&lt;([.O$2]+[.$B17])); [.O$2]+[.$B17]; IF(0&lt;([.O$2]+[.$B17]);100;0))/100" office:value-type="percentage" office:value="0.45" calcext:value-type="percentage">
            <text:p>45%</text:p>
          </table:table-cell>
          <table:table-cell table:style-name="ce17" table:formula="of:=IF(AND(100&gt;([.P$2]+[.$B17]); 0&lt;([.P$2]+[.$B17])); [.P$2]+[.$B17]; IF(0&lt;([.P$2]+[.$B17]);100;0))/100" office:value-type="percentage" office:value="0.5" calcext:value-type="percentage">
            <text:p>50%</text:p>
          </table:table-cell>
          <table:table-cell table:style-name="ce17" table:formula="of:=IF(AND(100&gt;([.Q$2]+[.$B17]); 0&lt;([.Q$2]+[.$B17])); [.Q$2]+[.$B17]; IF(0&lt;([.Q$2]+[.$B17]);100;0))/100" office:value-type="percentage" office:value="0.55" calcext:value-type="percentage">
            <text:p>55%</text:p>
          </table:table-cell>
          <table:table-cell table:style-name="ce17" table:formula="of:=IF(AND(100&gt;([.R$2]+[.$B17]); 0&lt;([.R$2]+[.$B17])); [.R$2]+[.$B17]; IF(0&lt;([.R$2]+[.$B17]);100;0))/100" office:value-type="percentage" office:value="0.6" calcext:value-type="percentage">
            <text:p>60%</text:p>
          </table:table-cell>
          <table:table-cell table:style-name="ce17" table:formula="of:=IF(AND(100&gt;([.S$2]+[.$B17]); 0&lt;([.S$2]+[.$B17])); [.S$2]+[.$B17]; IF(0&lt;([.S$2]+[.$B17]);100;0))/100" office:value-type="percentage" office:value="0.65" calcext:value-type="percentage">
            <text:p>65%</text:p>
          </table:table-cell>
          <table:table-cell table:style-name="ce17" table:formula="of:=IF(AND(100&gt;([.T$2]+[.$B17]); 0&lt;([.T$2]+[.$B17])); [.T$2]+[.$B17]; IF(0&lt;([.T$2]+[.$B17]);100;0))/100" office:value-type="percentage" office:value="0.7" calcext:value-type="percentage">
            <text:p>70%</text:p>
          </table:table-cell>
          <table:table-cell table:style-name="ce17" table:formula="of:=IF(AND(100&gt;([.U$2]+[.$B17]); 0&lt;([.U$2]+[.$B17])); [.U$2]+[.$B17]; IF(0&lt;([.U$2]+[.$B17]);100;0))/100" office:value-type="percentage" office:value="0.75" calcext:value-type="percentage">
            <text:p>75%</text:p>
          </table:table-cell>
          <table:table-cell table:style-name="ce17" table:formula="of:=IF(AND(100&gt;([.V$2]+[.$B17]); 0&lt;([.V$2]+[.$B17])); [.V$2]+[.$B17]; IF(0&lt;([.V$2]+[.$B17]);100;0))/100" office:value-type="percentage" office:value="0.8" calcext:value-type="percentage">
            <text:p>80%</text:p>
          </table:table-cell>
          <table:table-cell table:style-name="ce17" table:formula="of:=IF(AND(100&gt;([.W$2]+[.$B17]); 0&lt;([.W$2]+[.$B17])); [.W$2]+[.$B17]; IF(0&lt;([.W$2]+[.$B17]);100;0))/100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style-name="ce17" table:formula="of:=IF(AND(100&gt;([.C$2]+[.$B18]); 0&lt;([.C$2]+[.$B18])); [.C$2]+[.$B18]; IF(0&lt;([.C$2]+[.$B18]);100;0))/100" office:value-type="percentage" office:value="0" calcext:value-type="percentage">
            <text:p>0%</text:p>
          </table:table-cell>
          <table:table-cell table:style-name="ce17" table:formula="of:=IF(AND(100&gt;([.D$2]+[.$B18]); 0&lt;([.D$2]+[.$B18])); [.D$2]+[.$B18]; IF(0&lt;([.D$2]+[.$B18]);100;0))/100" office:value-type="percentage" office:value="0" calcext:value-type="percentage">
            <text:p>0%</text:p>
          </table:table-cell>
          <table:table-cell table:style-name="ce17" table:formula="of:=IF(AND(100&gt;([.E$2]+[.$B18]); 0&lt;([.E$2]+[.$B18])); [.E$2]+[.$B18]; IF(0&lt;([.E$2]+[.$B18]);100;0))/100" office:value-type="percentage" office:value="0" calcext:value-type="percentage">
            <text:p>0%</text:p>
          </table:table-cell>
          <table:table-cell table:style-name="ce17" table:formula="of:=IF(AND(100&gt;([.F$2]+[.$B18]); 0&lt;([.F$2]+[.$B18])); [.F$2]+[.$B18]; IF(0&lt;([.F$2]+[.$B18]);100;0))/100" office:value-type="percentage" office:value="0" calcext:value-type="percentage">
            <text:p>0%</text:p>
          </table:table-cell>
          <table:table-cell table:style-name="ce17" table:formula="of:=IF(AND(100&gt;([.G$2]+[.$B18]); 0&lt;([.G$2]+[.$B18])); [.G$2]+[.$B18]; IF(0&lt;([.G$2]+[.$B18]);100;0))/100" office:value-type="percentage" office:value="0" calcext:value-type="percentage">
            <text:p>0%</text:p>
          </table:table-cell>
          <table:table-cell table:style-name="ce17" table:formula="of:=IF(AND(100&gt;([.H$2]+[.$B18]); 0&lt;([.H$2]+[.$B18])); [.H$2]+[.$B18]; IF(0&lt;([.H$2]+[.$B18]);100;0))/100" office:value-type="percentage" office:value="0.05" calcext:value-type="percentage">
            <text:p>5%</text:p>
          </table:table-cell>
          <table:table-cell table:style-name="ce17" table:formula="of:=IF(AND(100&gt;([.I$2]+[.$B18]); 0&lt;([.I$2]+[.$B18])); [.I$2]+[.$B18]; IF(0&lt;([.I$2]+[.$B18]);100;0))/100" office:value-type="percentage" office:value="0.1" calcext:value-type="percentage">
            <text:p>10%</text:p>
          </table:table-cell>
          <table:table-cell table:style-name="ce17" table:formula="of:=IF(AND(100&gt;([.J$2]+[.$B18]); 0&lt;([.J$2]+[.$B18])); [.J$2]+[.$B18]; IF(0&lt;([.J$2]+[.$B18]);100;0))/100" office:value-type="percentage" office:value="0.15" calcext:value-type="percentage">
            <text:p>15%</text:p>
          </table:table-cell>
          <table:table-cell table:style-name="ce17" table:formula="of:=IF(AND(100&gt;([.K$2]+[.$B18]); 0&lt;([.K$2]+[.$B18])); [.K$2]+[.$B18]; IF(0&lt;([.K$2]+[.$B18]);100;0))/100" office:value-type="percentage" office:value="0.2" calcext:value-type="percentage">
            <text:p>20%</text:p>
          </table:table-cell>
          <table:table-cell table:style-name="ce17" table:formula="of:=IF(AND(100&gt;([.L$2]+[.$B18]); 0&lt;([.L$2]+[.$B18])); [.L$2]+[.$B18]; IF(0&lt;([.L$2]+[.$B18]);100;0))/100" office:value-type="percentage" office:value="0.25" calcext:value-type="percentage">
            <text:p>25%</text:p>
          </table:table-cell>
          <table:table-cell table:style-name="ce17" table:formula="of:=IF(AND(100&gt;([.M$2]+[.$B18]); 0&lt;([.M$2]+[.$B18])); [.M$2]+[.$B18]; IF(0&lt;([.M$2]+[.$B18]);100;0))/100" office:value-type="percentage" office:value="0.3" calcext:value-type="percentage">
            <text:p>30%</text:p>
          </table:table-cell>
          <table:table-cell table:style-name="ce17" table:formula="of:=IF(AND(100&gt;([.N$2]+[.$B18]); 0&lt;([.N$2]+[.$B18])); [.N$2]+[.$B18]; IF(0&lt;([.N$2]+[.$B18]);100;0))/100" office:value-type="percentage" office:value="0.35" calcext:value-type="percentage">
            <text:p>35%</text:p>
          </table:table-cell>
          <table:table-cell table:style-name="ce17" table:formula="of:=IF(AND(100&gt;([.O$2]+[.$B18]); 0&lt;([.O$2]+[.$B18])); [.O$2]+[.$B18]; IF(0&lt;([.O$2]+[.$B18]);100;0))/100" office:value-type="percentage" office:value="0.4" calcext:value-type="percentage">
            <text:p>40%</text:p>
          </table:table-cell>
          <table:table-cell table:style-name="ce17" table:formula="of:=IF(AND(100&gt;([.P$2]+[.$B18]); 0&lt;([.P$2]+[.$B18])); [.P$2]+[.$B18]; IF(0&lt;([.P$2]+[.$B18]);100;0))/100" office:value-type="percentage" office:value="0.45" calcext:value-type="percentage">
            <text:p>45%</text:p>
          </table:table-cell>
          <table:table-cell table:style-name="ce17" table:formula="of:=IF(AND(100&gt;([.Q$2]+[.$B18]); 0&lt;([.Q$2]+[.$B18])); [.Q$2]+[.$B18]; IF(0&lt;([.Q$2]+[.$B18]);100;0))/100" office:value-type="percentage" office:value="0.5" calcext:value-type="percentage">
            <text:p>50%</text:p>
          </table:table-cell>
          <table:table-cell table:style-name="ce17" table:formula="of:=IF(AND(100&gt;([.R$2]+[.$B18]); 0&lt;([.R$2]+[.$B18])); [.R$2]+[.$B18]; IF(0&lt;([.R$2]+[.$B18]);100;0))/100" office:value-type="percentage" office:value="0.55" calcext:value-type="percentage">
            <text:p>55%</text:p>
          </table:table-cell>
          <table:table-cell table:style-name="ce17" table:formula="of:=IF(AND(100&gt;([.S$2]+[.$B18]); 0&lt;([.S$2]+[.$B18])); [.S$2]+[.$B18]; IF(0&lt;([.S$2]+[.$B18]);100;0))/100" office:value-type="percentage" office:value="0.6" calcext:value-type="percentage">
            <text:p>60%</text:p>
          </table:table-cell>
          <table:table-cell table:style-name="ce17" table:formula="of:=IF(AND(100&gt;([.T$2]+[.$B18]); 0&lt;([.T$2]+[.$B18])); [.T$2]+[.$B18]; IF(0&lt;([.T$2]+[.$B18]);100;0))/100" office:value-type="percentage" office:value="0.65" calcext:value-type="percentage">
            <text:p>65%</text:p>
          </table:table-cell>
          <table:table-cell table:style-name="ce17" table:formula="of:=IF(AND(100&gt;([.U$2]+[.$B18]); 0&lt;([.U$2]+[.$B18])); [.U$2]+[.$B18]; IF(0&lt;([.U$2]+[.$B18]);100;0))/100" office:value-type="percentage" office:value="0.7" calcext:value-type="percentage">
            <text:p>70%</text:p>
          </table:table-cell>
          <table:table-cell table:style-name="ce17" table:formula="of:=IF(AND(100&gt;([.V$2]+[.$B18]); 0&lt;([.V$2]+[.$B18])); [.V$2]+[.$B18]; IF(0&lt;([.V$2]+[.$B18]);100;0))/100" office:value-type="percentage" office:value="0.75" calcext:value-type="percentage">
            <text:p>75%</text:p>
          </table:table-cell>
          <table:table-cell table:style-name="ce17" table:formula="of:=IF(AND(100&gt;([.W$2]+[.$B18]); 0&lt;([.W$2]+[.$B18])); [.W$2]+[.$B18]; IF(0&lt;([.W$2]+[.$B18]);100;0))/100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style-name="ce17" table:formula="of:=IF(AND(100&gt;([.C$2]+[.$B19]); 0&lt;([.C$2]+[.$B19])); [.C$2]+[.$B19]; IF(0&lt;([.C$2]+[.$B19]);100;0))/100" office:value-type="percentage" office:value="0" calcext:value-type="percentage">
            <text:p>0%</text:p>
          </table:table-cell>
          <table:table-cell table:style-name="ce17" table:formula="of:=IF(AND(100&gt;([.D$2]+[.$B19]); 0&lt;([.D$2]+[.$B19])); [.D$2]+[.$B19]; IF(0&lt;([.D$2]+[.$B19]);100;0))/100" office:value-type="percentage" office:value="0" calcext:value-type="percentage">
            <text:p>0%</text:p>
          </table:table-cell>
          <table:table-cell table:style-name="ce17" table:formula="of:=IF(AND(100&gt;([.E$2]+[.$B19]); 0&lt;([.E$2]+[.$B19])); [.E$2]+[.$B19]; IF(0&lt;([.E$2]+[.$B19]);100;0))/100" office:value-type="percentage" office:value="0" calcext:value-type="percentage">
            <text:p>0%</text:p>
          </table:table-cell>
          <table:table-cell table:style-name="ce17" table:formula="of:=IF(AND(100&gt;([.F$2]+[.$B19]); 0&lt;([.F$2]+[.$B19])); [.F$2]+[.$B19]; IF(0&lt;([.F$2]+[.$B19]);100;0))/100" office:value-type="percentage" office:value="0" calcext:value-type="percentage">
            <text:p>0%</text:p>
          </table:table-cell>
          <table:table-cell table:style-name="ce17" table:formula="of:=IF(AND(100&gt;([.G$2]+[.$B19]); 0&lt;([.G$2]+[.$B19])); [.G$2]+[.$B19]; IF(0&lt;([.G$2]+[.$B19]);100;0))/100" office:value-type="percentage" office:value="0" calcext:value-type="percentage">
            <text:p>0%</text:p>
          </table:table-cell>
          <table:table-cell table:style-name="ce17" table:formula="of:=IF(AND(100&gt;([.H$2]+[.$B19]); 0&lt;([.H$2]+[.$B19])); [.H$2]+[.$B19]; IF(0&lt;([.H$2]+[.$B19]);100;0))/100" office:value-type="percentage" office:value="0" calcext:value-type="percentage">
            <text:p>0%</text:p>
          </table:table-cell>
          <table:table-cell table:style-name="ce17" table:formula="of:=IF(AND(100&gt;([.I$2]+[.$B19]); 0&lt;([.I$2]+[.$B19])); [.I$2]+[.$B19]; IF(0&lt;([.I$2]+[.$B19]);100;0))/100" office:value-type="percentage" office:value="0.05" calcext:value-type="percentage">
            <text:p>5%</text:p>
          </table:table-cell>
          <table:table-cell table:style-name="ce17" table:formula="of:=IF(AND(100&gt;([.J$2]+[.$B19]); 0&lt;([.J$2]+[.$B19])); [.J$2]+[.$B19]; IF(0&lt;([.J$2]+[.$B19]);100;0))/100" office:value-type="percentage" office:value="0.1" calcext:value-type="percentage">
            <text:p>10%</text:p>
          </table:table-cell>
          <table:table-cell table:style-name="ce17" table:formula="of:=IF(AND(100&gt;([.K$2]+[.$B19]); 0&lt;([.K$2]+[.$B19])); [.K$2]+[.$B19]; IF(0&lt;([.K$2]+[.$B19]);100;0))/100" office:value-type="percentage" office:value="0.15" calcext:value-type="percentage">
            <text:p>15%</text:p>
          </table:table-cell>
          <table:table-cell table:style-name="ce17" table:formula="of:=IF(AND(100&gt;([.L$2]+[.$B19]); 0&lt;([.L$2]+[.$B19])); [.L$2]+[.$B19]; IF(0&lt;([.L$2]+[.$B19]);100;0))/100" office:value-type="percentage" office:value="0.2" calcext:value-type="percentage">
            <text:p>20%</text:p>
          </table:table-cell>
          <table:table-cell table:style-name="ce17" table:formula="of:=IF(AND(100&gt;([.M$2]+[.$B19]); 0&lt;([.M$2]+[.$B19])); [.M$2]+[.$B19]; IF(0&lt;([.M$2]+[.$B19]);100;0))/100" office:value-type="percentage" office:value="0.25" calcext:value-type="percentage">
            <text:p>25%</text:p>
          </table:table-cell>
          <table:table-cell table:style-name="ce17" table:formula="of:=IF(AND(100&gt;([.N$2]+[.$B19]); 0&lt;([.N$2]+[.$B19])); [.N$2]+[.$B19]; IF(0&lt;([.N$2]+[.$B19]);100;0))/100" office:value-type="percentage" office:value="0.3" calcext:value-type="percentage">
            <text:p>30%</text:p>
          </table:table-cell>
          <table:table-cell table:style-name="ce17" table:formula="of:=IF(AND(100&gt;([.O$2]+[.$B19]); 0&lt;([.O$2]+[.$B19])); [.O$2]+[.$B19]; IF(0&lt;([.O$2]+[.$B19]);100;0))/100" office:value-type="percentage" office:value="0.35" calcext:value-type="percentage">
            <text:p>35%</text:p>
          </table:table-cell>
          <table:table-cell table:style-name="ce17" table:formula="of:=IF(AND(100&gt;([.P$2]+[.$B19]); 0&lt;([.P$2]+[.$B19])); [.P$2]+[.$B19]; IF(0&lt;([.P$2]+[.$B19]);100;0))/100" office:value-type="percentage" office:value="0.4" calcext:value-type="percentage">
            <text:p>40%</text:p>
          </table:table-cell>
          <table:table-cell table:style-name="ce17" table:formula="of:=IF(AND(100&gt;([.Q$2]+[.$B19]); 0&lt;([.Q$2]+[.$B19])); [.Q$2]+[.$B19]; IF(0&lt;([.Q$2]+[.$B19]);100;0))/100" office:value-type="percentage" office:value="0.45" calcext:value-type="percentage">
            <text:p>45%</text:p>
          </table:table-cell>
          <table:table-cell table:style-name="ce17" table:formula="of:=IF(AND(100&gt;([.R$2]+[.$B19]); 0&lt;([.R$2]+[.$B19])); [.R$2]+[.$B19]; IF(0&lt;([.R$2]+[.$B19]);100;0))/100" office:value-type="percentage" office:value="0.5" calcext:value-type="percentage">
            <text:p>50%</text:p>
          </table:table-cell>
          <table:table-cell table:style-name="ce17" table:formula="of:=IF(AND(100&gt;([.S$2]+[.$B19]); 0&lt;([.S$2]+[.$B19])); [.S$2]+[.$B19]; IF(0&lt;([.S$2]+[.$B19]);100;0))/100" office:value-type="percentage" office:value="0.55" calcext:value-type="percentage">
            <text:p>55%</text:p>
          </table:table-cell>
          <table:table-cell table:style-name="ce17" table:formula="of:=IF(AND(100&gt;([.T$2]+[.$B19]); 0&lt;([.T$2]+[.$B19])); [.T$2]+[.$B19]; IF(0&lt;([.T$2]+[.$B19]);100;0))/100" office:value-type="percentage" office:value="0.6" calcext:value-type="percentage">
            <text:p>60%</text:p>
          </table:table-cell>
          <table:table-cell table:style-name="ce17" table:formula="of:=IF(AND(100&gt;([.U$2]+[.$B19]); 0&lt;([.U$2]+[.$B19])); [.U$2]+[.$B19]; IF(0&lt;([.U$2]+[.$B19]);100;0))/100" office:value-type="percentage" office:value="0.65" calcext:value-type="percentage">
            <text:p>65%</text:p>
          </table:table-cell>
          <table:table-cell table:style-name="ce17" table:formula="of:=IF(AND(100&gt;([.V$2]+[.$B19]); 0&lt;([.V$2]+[.$B19])); [.V$2]+[.$B19]; IF(0&lt;([.V$2]+[.$B19]);100;0))/100" office:value-type="percentage" office:value="0.7" calcext:value-type="percentage">
            <text:p>70%</text:p>
          </table:table-cell>
          <table:table-cell table:style-name="ce17" table:formula="of:=IF(AND(100&gt;([.W$2]+[.$B19]); 0&lt;([.W$2]+[.$B19])); [.W$2]+[.$B19]; IF(0&lt;([.W$2]+[.$B19]);100;0))/100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style-name="ce17" table:formula="of:=IF(AND(100&gt;([.C$2]+[.$B20]); 0&lt;([.C$2]+[.$B20])); [.C$2]+[.$B20]; IF(0&lt;([.C$2]+[.$B20]);100;0))/100" office:value-type="percentage" office:value="0" calcext:value-type="percentage">
            <text:p>0%</text:p>
          </table:table-cell>
          <table:table-cell table:style-name="ce17" table:formula="of:=IF(AND(100&gt;([.D$2]+[.$B20]); 0&lt;([.D$2]+[.$B20])); [.D$2]+[.$B20]; IF(0&lt;([.D$2]+[.$B20]);100;0))/100" office:value-type="percentage" office:value="0" calcext:value-type="percentage">
            <text:p>0%</text:p>
          </table:table-cell>
          <table:table-cell table:style-name="ce17" table:formula="of:=IF(AND(100&gt;([.E$2]+[.$B20]); 0&lt;([.E$2]+[.$B20])); [.E$2]+[.$B20]; IF(0&lt;([.E$2]+[.$B20]);100;0))/100" office:value-type="percentage" office:value="0" calcext:value-type="percentage">
            <text:p>0%</text:p>
          </table:table-cell>
          <table:table-cell table:style-name="ce17" table:formula="of:=IF(AND(100&gt;([.F$2]+[.$B20]); 0&lt;([.F$2]+[.$B20])); [.F$2]+[.$B20]; IF(0&lt;([.F$2]+[.$B20]);100;0))/100" office:value-type="percentage" office:value="0" calcext:value-type="percentage">
            <text:p>0%</text:p>
          </table:table-cell>
          <table:table-cell table:style-name="ce17" table:formula="of:=IF(AND(100&gt;([.G$2]+[.$B20]); 0&lt;([.G$2]+[.$B20])); [.G$2]+[.$B20]; IF(0&lt;([.G$2]+[.$B20]);100;0))/100" office:value-type="percentage" office:value="0" calcext:value-type="percentage">
            <text:p>0%</text:p>
          </table:table-cell>
          <table:table-cell table:style-name="ce17" table:formula="of:=IF(AND(100&gt;([.H$2]+[.$B20]); 0&lt;([.H$2]+[.$B20])); [.H$2]+[.$B20]; IF(0&lt;([.H$2]+[.$B20]);100;0))/100" office:value-type="percentage" office:value="0" calcext:value-type="percentage">
            <text:p>0%</text:p>
          </table:table-cell>
          <table:table-cell table:style-name="ce17" table:formula="of:=IF(AND(100&gt;([.I$2]+[.$B20]); 0&lt;([.I$2]+[.$B20])); [.I$2]+[.$B20]; IF(0&lt;([.I$2]+[.$B20]);100;0))/100" office:value-type="percentage" office:value="0" calcext:value-type="percentage">
            <text:p>0%</text:p>
          </table:table-cell>
          <table:table-cell table:style-name="ce17" table:formula="of:=IF(AND(100&gt;([.J$2]+[.$B20]); 0&lt;([.J$2]+[.$B20])); [.J$2]+[.$B20]; IF(0&lt;([.J$2]+[.$B20]);100;0))/100" office:value-type="percentage" office:value="0.05" calcext:value-type="percentage">
            <text:p>5%</text:p>
          </table:table-cell>
          <table:table-cell table:style-name="ce17" table:formula="of:=IF(AND(100&gt;([.K$2]+[.$B20]); 0&lt;([.K$2]+[.$B20])); [.K$2]+[.$B20]; IF(0&lt;([.K$2]+[.$B20]);100;0))/100" office:value-type="percentage" office:value="0.1" calcext:value-type="percentage">
            <text:p>10%</text:p>
          </table:table-cell>
          <table:table-cell table:style-name="ce17" table:formula="of:=IF(AND(100&gt;([.L$2]+[.$B20]); 0&lt;([.L$2]+[.$B20])); [.L$2]+[.$B20]; IF(0&lt;([.L$2]+[.$B20]);100;0))/100" office:value-type="percentage" office:value="0.15" calcext:value-type="percentage">
            <text:p>15%</text:p>
          </table:table-cell>
          <table:table-cell table:style-name="ce17" table:formula="of:=IF(AND(100&gt;([.M$2]+[.$B20]); 0&lt;([.M$2]+[.$B20])); [.M$2]+[.$B20]; IF(0&lt;([.M$2]+[.$B20]);100;0))/100" office:value-type="percentage" office:value="0.2" calcext:value-type="percentage">
            <text:p>20%</text:p>
          </table:table-cell>
          <table:table-cell table:style-name="ce17" table:formula="of:=IF(AND(100&gt;([.N$2]+[.$B20]); 0&lt;([.N$2]+[.$B20])); [.N$2]+[.$B20]; IF(0&lt;([.N$2]+[.$B20]);100;0))/100" office:value-type="percentage" office:value="0.25" calcext:value-type="percentage">
            <text:p>25%</text:p>
          </table:table-cell>
          <table:table-cell table:style-name="ce17" table:formula="of:=IF(AND(100&gt;([.O$2]+[.$B20]); 0&lt;([.O$2]+[.$B20])); [.O$2]+[.$B20]; IF(0&lt;([.O$2]+[.$B20]);100;0))/100" office:value-type="percentage" office:value="0.3" calcext:value-type="percentage">
            <text:p>30%</text:p>
          </table:table-cell>
          <table:table-cell table:style-name="ce17" table:formula="of:=IF(AND(100&gt;([.P$2]+[.$B20]); 0&lt;([.P$2]+[.$B20])); [.P$2]+[.$B20]; IF(0&lt;([.P$2]+[.$B20]);100;0))/100" office:value-type="percentage" office:value="0.35" calcext:value-type="percentage">
            <text:p>35%</text:p>
          </table:table-cell>
          <table:table-cell table:style-name="ce17" table:formula="of:=IF(AND(100&gt;([.Q$2]+[.$B20]); 0&lt;([.Q$2]+[.$B20])); [.Q$2]+[.$B20]; IF(0&lt;([.Q$2]+[.$B20]);100;0))/100" office:value-type="percentage" office:value="0.4" calcext:value-type="percentage">
            <text:p>40%</text:p>
          </table:table-cell>
          <table:table-cell table:style-name="ce17" table:formula="of:=IF(AND(100&gt;([.R$2]+[.$B20]); 0&lt;([.R$2]+[.$B20])); [.R$2]+[.$B20]; IF(0&lt;([.R$2]+[.$B20]);100;0))/100" office:value-type="percentage" office:value="0.45" calcext:value-type="percentage">
            <text:p>45%</text:p>
          </table:table-cell>
          <table:table-cell table:style-name="ce17" table:formula="of:=IF(AND(100&gt;([.S$2]+[.$B20]); 0&lt;([.S$2]+[.$B20])); [.S$2]+[.$B20]; IF(0&lt;([.S$2]+[.$B20]);100;0))/100" office:value-type="percentage" office:value="0.5" calcext:value-type="percentage">
            <text:p>50%</text:p>
          </table:table-cell>
          <table:table-cell table:style-name="ce17" table:formula="of:=IF(AND(100&gt;([.T$2]+[.$B20]); 0&lt;([.T$2]+[.$B20])); [.T$2]+[.$B20]; IF(0&lt;([.T$2]+[.$B20]);100;0))/100" office:value-type="percentage" office:value="0.55" calcext:value-type="percentage">
            <text:p>55%</text:p>
          </table:table-cell>
          <table:table-cell table:style-name="ce17" table:formula="of:=IF(AND(100&gt;([.U$2]+[.$B20]); 0&lt;([.U$2]+[.$B20])); [.U$2]+[.$B20]; IF(0&lt;([.U$2]+[.$B20]);100;0))/100" office:value-type="percentage" office:value="0.6" calcext:value-type="percentage">
            <text:p>60%</text:p>
          </table:table-cell>
          <table:table-cell table:style-name="ce17" table:formula="of:=IF(AND(100&gt;([.V$2]+[.$B20]); 0&lt;([.V$2]+[.$B20])); [.V$2]+[.$B20]; IF(0&lt;([.V$2]+[.$B20]);100;0))/100" office:value-type="percentage" office:value="0.65" calcext:value-type="percentage">
            <text:p>65%</text:p>
          </table:table-cell>
          <table:table-cell table:style-name="ce17" table:formula="of:=IF(AND(100&gt;([.W$2]+[.$B20]); 0&lt;([.W$2]+[.$B20])); [.W$2]+[.$B20]; IF(0&lt;([.W$2]+[.$B20]);100;0))/100" office:value-type="percentage" office:value="0.7" calcext:value-type="percentage">
            <text:p>7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style-name="ce17" table:formula="of:=IF(AND(100&gt;([.C$2]+[.$B21]); 0&lt;([.C$2]+[.$B21])); [.C$2]+[.$B21]; IF(0&lt;([.C$2]+[.$B21]);100;0))/100" office:value-type="percentage" office:value="0" calcext:value-type="percentage">
            <text:p>0%</text:p>
          </table:table-cell>
          <table:table-cell table:style-name="ce17" table:formula="of:=IF(AND(100&gt;([.D$2]+[.$B21]); 0&lt;([.D$2]+[.$B21])); [.D$2]+[.$B21]; IF(0&lt;([.D$2]+[.$B21]);100;0))/100" office:value-type="percentage" office:value="0" calcext:value-type="percentage">
            <text:p>0%</text:p>
          </table:table-cell>
          <table:table-cell table:style-name="ce17" table:formula="of:=IF(AND(100&gt;([.E$2]+[.$B21]); 0&lt;([.E$2]+[.$B21])); [.E$2]+[.$B21]; IF(0&lt;([.E$2]+[.$B21]);100;0))/100" office:value-type="percentage" office:value="0" calcext:value-type="percentage">
            <text:p>0%</text:p>
          </table:table-cell>
          <table:table-cell table:style-name="ce17" table:formula="of:=IF(AND(100&gt;([.F$2]+[.$B21]); 0&lt;([.F$2]+[.$B21])); [.F$2]+[.$B21]; IF(0&lt;([.F$2]+[.$B21]);100;0))/100" office:value-type="percentage" office:value="0" calcext:value-type="percentage">
            <text:p>0%</text:p>
          </table:table-cell>
          <table:table-cell table:style-name="ce17" table:formula="of:=IF(AND(100&gt;([.G$2]+[.$B21]); 0&lt;([.G$2]+[.$B21])); [.G$2]+[.$B21]; IF(0&lt;([.G$2]+[.$B21]);100;0))/100" office:value-type="percentage" office:value="0" calcext:value-type="percentage">
            <text:p>0%</text:p>
          </table:table-cell>
          <table:table-cell table:style-name="ce17" table:formula="of:=IF(AND(100&gt;([.H$2]+[.$B21]); 0&lt;([.H$2]+[.$B21])); [.H$2]+[.$B21]; IF(0&lt;([.H$2]+[.$B21]);100;0))/100" office:value-type="percentage" office:value="0" calcext:value-type="percentage">
            <text:p>0%</text:p>
          </table:table-cell>
          <table:table-cell table:style-name="ce17" table:formula="of:=IF(AND(100&gt;([.I$2]+[.$B21]); 0&lt;([.I$2]+[.$B21])); [.I$2]+[.$B21]; IF(0&lt;([.I$2]+[.$B21]);100;0))/100" office:value-type="percentage" office:value="0" calcext:value-type="percentage">
            <text:p>0%</text:p>
          </table:table-cell>
          <table:table-cell table:style-name="ce17" table:formula="of:=IF(AND(100&gt;([.J$2]+[.$B21]); 0&lt;([.J$2]+[.$B21])); [.J$2]+[.$B21]; IF(0&lt;([.J$2]+[.$B21]);100;0))/100" office:value-type="percentage" office:value="0" calcext:value-type="percentage">
            <text:p>0%</text:p>
          </table:table-cell>
          <table:table-cell table:style-name="ce17" table:formula="of:=IF(AND(100&gt;([.K$2]+[.$B21]); 0&lt;([.K$2]+[.$B21])); [.K$2]+[.$B21]; IF(0&lt;([.K$2]+[.$B21]);100;0))/100" office:value-type="percentage" office:value="0.05" calcext:value-type="percentage">
            <text:p>5%</text:p>
          </table:table-cell>
          <table:table-cell table:style-name="ce17" table:formula="of:=IF(AND(100&gt;([.L$2]+[.$B21]); 0&lt;([.L$2]+[.$B21])); [.L$2]+[.$B21]; IF(0&lt;([.L$2]+[.$B21]);100;0))/100" office:value-type="percentage" office:value="0.1" calcext:value-type="percentage">
            <text:p>10%</text:p>
          </table:table-cell>
          <table:table-cell table:style-name="ce17" table:formula="of:=IF(AND(100&gt;([.M$2]+[.$B21]); 0&lt;([.M$2]+[.$B21])); [.M$2]+[.$B21]; IF(0&lt;([.M$2]+[.$B21]);100;0))/100" office:value-type="percentage" office:value="0.15" calcext:value-type="percentage">
            <text:p>15%</text:p>
          </table:table-cell>
          <table:table-cell table:style-name="ce17" table:formula="of:=IF(AND(100&gt;([.N$2]+[.$B21]); 0&lt;([.N$2]+[.$B21])); [.N$2]+[.$B21]; IF(0&lt;([.N$2]+[.$B21]);100;0))/100" office:value-type="percentage" office:value="0.2" calcext:value-type="percentage">
            <text:p>20%</text:p>
          </table:table-cell>
          <table:table-cell table:style-name="ce17" table:formula="of:=IF(AND(100&gt;([.O$2]+[.$B21]); 0&lt;([.O$2]+[.$B21])); [.O$2]+[.$B21]; IF(0&lt;([.O$2]+[.$B21]);100;0))/100" office:value-type="percentage" office:value="0.25" calcext:value-type="percentage">
            <text:p>25%</text:p>
          </table:table-cell>
          <table:table-cell table:style-name="ce17" table:formula="of:=IF(AND(100&gt;([.P$2]+[.$B21]); 0&lt;([.P$2]+[.$B21])); [.P$2]+[.$B21]; IF(0&lt;([.P$2]+[.$B21]);100;0))/100" office:value-type="percentage" office:value="0.3" calcext:value-type="percentage">
            <text:p>30%</text:p>
          </table:table-cell>
          <table:table-cell table:style-name="ce17" table:formula="of:=IF(AND(100&gt;([.Q$2]+[.$B21]); 0&lt;([.Q$2]+[.$B21])); [.Q$2]+[.$B21]; IF(0&lt;([.Q$2]+[.$B21]);100;0))/100" office:value-type="percentage" office:value="0.35" calcext:value-type="percentage">
            <text:p>35%</text:p>
          </table:table-cell>
          <table:table-cell table:style-name="ce17" table:formula="of:=IF(AND(100&gt;([.R$2]+[.$B21]); 0&lt;([.R$2]+[.$B21])); [.R$2]+[.$B21]; IF(0&lt;([.R$2]+[.$B21]);100;0))/100" office:value-type="percentage" office:value="0.4" calcext:value-type="percentage">
            <text:p>40%</text:p>
          </table:table-cell>
          <table:table-cell table:style-name="ce17" table:formula="of:=IF(AND(100&gt;([.S$2]+[.$B21]); 0&lt;([.S$2]+[.$B21])); [.S$2]+[.$B21]; IF(0&lt;([.S$2]+[.$B21]);100;0))/100" office:value-type="percentage" office:value="0.45" calcext:value-type="percentage">
            <text:p>45%</text:p>
          </table:table-cell>
          <table:table-cell table:style-name="ce17" table:formula="of:=IF(AND(100&gt;([.T$2]+[.$B21]); 0&lt;([.T$2]+[.$B21])); [.T$2]+[.$B21]; IF(0&lt;([.T$2]+[.$B21]);100;0))/100" office:value-type="percentage" office:value="0.5" calcext:value-type="percentage">
            <text:p>50%</text:p>
          </table:table-cell>
          <table:table-cell table:style-name="ce17" table:formula="of:=IF(AND(100&gt;([.U$2]+[.$B21]); 0&lt;([.U$2]+[.$B21])); [.U$2]+[.$B21]; IF(0&lt;([.U$2]+[.$B21]);100;0))/100" office:value-type="percentage" office:value="0.55" calcext:value-type="percentage">
            <text:p>55%</text:p>
          </table:table-cell>
          <table:table-cell table:style-name="ce17" table:formula="of:=IF(AND(100&gt;([.V$2]+[.$B21]); 0&lt;([.V$2]+[.$B21])); [.V$2]+[.$B21]; IF(0&lt;([.V$2]+[.$B21]);100;0))/100" office:value-type="percentage" office:value="0.6" calcext:value-type="percentage">
            <text:p>60%</text:p>
          </table:table-cell>
          <table:table-cell table:style-name="ce17" table:formula="of:=IF(AND(100&gt;([.W$2]+[.$B21]); 0&lt;([.W$2]+[.$B21])); [.W$2]+[.$B21]; IF(0&lt;([.W$2]+[.$B21]);100;0))/100" office:value-type="percentage" office:value="0.65" calcext:value-type="percentage">
            <text:p>6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style-name="ce17" table:formula="of:=IF(AND(100&gt;([.C$2]+[.$B22]); 0&lt;([.C$2]+[.$B22])); [.C$2]+[.$B22]; IF(0&lt;([.C$2]+[.$B22]);100;0))/100" office:value-type="percentage" office:value="0" calcext:value-type="percentage">
            <text:p>0%</text:p>
          </table:table-cell>
          <table:table-cell table:style-name="ce17" table:formula="of:=IF(AND(100&gt;([.D$2]+[.$B22]); 0&lt;([.D$2]+[.$B22])); [.D$2]+[.$B22]; IF(0&lt;([.D$2]+[.$B22]);100;0))/100" office:value-type="percentage" office:value="0" calcext:value-type="percentage">
            <text:p>0%</text:p>
          </table:table-cell>
          <table:table-cell table:style-name="ce17" table:formula="of:=IF(AND(100&gt;([.E$2]+[.$B22]); 0&lt;([.E$2]+[.$B22])); [.E$2]+[.$B22]; IF(0&lt;([.E$2]+[.$B22]);100;0))/100" office:value-type="percentage" office:value="0" calcext:value-type="percentage">
            <text:p>0%</text:p>
          </table:table-cell>
          <table:table-cell table:style-name="ce17" table:formula="of:=IF(AND(100&gt;([.F$2]+[.$B22]); 0&lt;([.F$2]+[.$B22])); [.F$2]+[.$B22]; IF(0&lt;([.F$2]+[.$B22]);100;0))/100" office:value-type="percentage" office:value="0" calcext:value-type="percentage">
            <text:p>0%</text:p>
          </table:table-cell>
          <table:table-cell table:style-name="ce17" table:formula="of:=IF(AND(100&gt;([.G$2]+[.$B22]); 0&lt;([.G$2]+[.$B22])); [.G$2]+[.$B22]; IF(0&lt;([.G$2]+[.$B22]);100;0))/100" office:value-type="percentage" office:value="0" calcext:value-type="percentage">
            <text:p>0%</text:p>
          </table:table-cell>
          <table:table-cell table:style-name="ce17" table:formula="of:=IF(AND(100&gt;([.H$2]+[.$B22]); 0&lt;([.H$2]+[.$B22])); [.H$2]+[.$B22]; IF(0&lt;([.H$2]+[.$B22]);100;0))/100" office:value-type="percentage" office:value="0" calcext:value-type="percentage">
            <text:p>0%</text:p>
          </table:table-cell>
          <table:table-cell table:style-name="ce17" table:formula="of:=IF(AND(100&gt;([.I$2]+[.$B22]); 0&lt;([.I$2]+[.$B22])); [.I$2]+[.$B22]; IF(0&lt;([.I$2]+[.$B22]);100;0))/100" office:value-type="percentage" office:value="0" calcext:value-type="percentage">
            <text:p>0%</text:p>
          </table:table-cell>
          <table:table-cell table:style-name="ce17" table:formula="of:=IF(AND(100&gt;([.J$2]+[.$B22]); 0&lt;([.J$2]+[.$B22])); [.J$2]+[.$B22]; IF(0&lt;([.J$2]+[.$B22]);100;0))/100" office:value-type="percentage" office:value="0" calcext:value-type="percentage">
            <text:p>0%</text:p>
          </table:table-cell>
          <table:table-cell table:style-name="ce17" table:formula="of:=IF(AND(100&gt;([.K$2]+[.$B22]); 0&lt;([.K$2]+[.$B22])); [.K$2]+[.$B22]; IF(0&lt;([.K$2]+[.$B22]);100;0))/100" office:value-type="percentage" office:value="0" calcext:value-type="percentage">
            <text:p>0%</text:p>
          </table:table-cell>
          <table:table-cell table:style-name="ce17" table:formula="of:=IF(AND(100&gt;([.L$2]+[.$B22]); 0&lt;([.L$2]+[.$B22])); [.L$2]+[.$B22]; IF(0&lt;([.L$2]+[.$B22]);100;0))/100" office:value-type="percentage" office:value="0.05" calcext:value-type="percentage">
            <text:p>5%</text:p>
          </table:table-cell>
          <table:table-cell table:style-name="ce17" table:formula="of:=IF(AND(100&gt;([.M$2]+[.$B22]); 0&lt;([.M$2]+[.$B22])); [.M$2]+[.$B22]; IF(0&lt;([.M$2]+[.$B22]);100;0))/100" office:value-type="percentage" office:value="0.1" calcext:value-type="percentage">
            <text:p>10%</text:p>
          </table:table-cell>
          <table:table-cell table:style-name="ce17" table:formula="of:=IF(AND(100&gt;([.N$2]+[.$B22]); 0&lt;([.N$2]+[.$B22])); [.N$2]+[.$B22]; IF(0&lt;([.N$2]+[.$B22]);100;0))/100" office:value-type="percentage" office:value="0.15" calcext:value-type="percentage">
            <text:p>15%</text:p>
          </table:table-cell>
          <table:table-cell table:style-name="ce17" table:formula="of:=IF(AND(100&gt;([.O$2]+[.$B22]); 0&lt;([.O$2]+[.$B22])); [.O$2]+[.$B22]; IF(0&lt;([.O$2]+[.$B22]);100;0))/100" office:value-type="percentage" office:value="0.2" calcext:value-type="percentage">
            <text:p>20%</text:p>
          </table:table-cell>
          <table:table-cell table:style-name="ce17" table:formula="of:=IF(AND(100&gt;([.P$2]+[.$B22]); 0&lt;([.P$2]+[.$B22])); [.P$2]+[.$B22]; IF(0&lt;([.P$2]+[.$B22]);100;0))/100" office:value-type="percentage" office:value="0.25" calcext:value-type="percentage">
            <text:p>25%</text:p>
          </table:table-cell>
          <table:table-cell table:style-name="ce17" table:formula="of:=IF(AND(100&gt;([.Q$2]+[.$B22]); 0&lt;([.Q$2]+[.$B22])); [.Q$2]+[.$B22]; IF(0&lt;([.Q$2]+[.$B22]);100;0))/100" office:value-type="percentage" office:value="0.3" calcext:value-type="percentage">
            <text:p>30%</text:p>
          </table:table-cell>
          <table:table-cell table:style-name="ce17" table:formula="of:=IF(AND(100&gt;([.R$2]+[.$B22]); 0&lt;([.R$2]+[.$B22])); [.R$2]+[.$B22]; IF(0&lt;([.R$2]+[.$B22]);100;0))/100" office:value-type="percentage" office:value="0.35" calcext:value-type="percentage">
            <text:p>35%</text:p>
          </table:table-cell>
          <table:table-cell table:style-name="ce17" table:formula="of:=IF(AND(100&gt;([.S$2]+[.$B22]); 0&lt;([.S$2]+[.$B22])); [.S$2]+[.$B22]; IF(0&lt;([.S$2]+[.$B22]);100;0))/100" office:value-type="percentage" office:value="0.4" calcext:value-type="percentage">
            <text:p>40%</text:p>
          </table:table-cell>
          <table:table-cell table:style-name="ce17" table:formula="of:=IF(AND(100&gt;([.T$2]+[.$B22]); 0&lt;([.T$2]+[.$B22])); [.T$2]+[.$B22]; IF(0&lt;([.T$2]+[.$B22]);100;0))/100" office:value-type="percentage" office:value="0.45" calcext:value-type="percentage">
            <text:p>45%</text:p>
          </table:table-cell>
          <table:table-cell table:style-name="ce17" table:formula="of:=IF(AND(100&gt;([.U$2]+[.$B22]); 0&lt;([.U$2]+[.$B22])); [.U$2]+[.$B22]; IF(0&lt;([.U$2]+[.$B22]);100;0))/100" office:value-type="percentage" office:value="0.5" calcext:value-type="percentage">
            <text:p>50%</text:p>
          </table:table-cell>
          <table:table-cell table:style-name="ce17" table:formula="of:=IF(AND(100&gt;([.V$2]+[.$B22]); 0&lt;([.V$2]+[.$B22])); [.V$2]+[.$B22]; IF(0&lt;([.V$2]+[.$B22]);100;0))/100" office:value-type="percentage" office:value="0.55" calcext:value-type="percentage">
            <text:p>55%</text:p>
          </table:table-cell>
          <table:table-cell table:style-name="ce17" table:formula="of:=IF(AND(100&gt;([.W$2]+[.$B22]); 0&lt;([.W$2]+[.$B22])); [.W$2]+[.$B22]; IF(0&lt;([.W$2]+[.$B22]);100;0))/100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table:style-name="ce17" table:formula="of:=IF(AND(100&gt;([.C$2]+[.$B23]); 0&lt;([.C$2]+[.$B23])); [.C$2]+[.$B23]; IF(0&lt;([.C$2]+[.$B23]);100;0))/100" office:value-type="percentage" office:value="0" calcext:value-type="percentage">
            <text:p>0%</text:p>
          </table:table-cell>
          <table:table-cell table:style-name="ce17" table:formula="of:=IF(AND(100&gt;([.D$2]+[.$B23]); 0&lt;([.D$2]+[.$B23])); [.D$2]+[.$B23]; IF(0&lt;([.D$2]+[.$B23]);100;0))/100" office:value-type="percentage" office:value="0" calcext:value-type="percentage">
            <text:p>0%</text:p>
          </table:table-cell>
          <table:table-cell table:style-name="ce17" table:formula="of:=IF(AND(100&gt;([.E$2]+[.$B23]); 0&lt;([.E$2]+[.$B23])); [.E$2]+[.$B23]; IF(0&lt;([.E$2]+[.$B23]);100;0))/100" office:value-type="percentage" office:value="0" calcext:value-type="percentage">
            <text:p>0%</text:p>
          </table:table-cell>
          <table:table-cell table:style-name="ce17" table:formula="of:=IF(AND(100&gt;([.F$2]+[.$B23]); 0&lt;([.F$2]+[.$B23])); [.F$2]+[.$B23]; IF(0&lt;([.F$2]+[.$B23]);100;0))/100" office:value-type="percentage" office:value="0" calcext:value-type="percentage">
            <text:p>0%</text:p>
          </table:table-cell>
          <table:table-cell table:style-name="ce17" table:formula="of:=IF(AND(100&gt;([.G$2]+[.$B23]); 0&lt;([.G$2]+[.$B23])); [.G$2]+[.$B23]; IF(0&lt;([.G$2]+[.$B23]);100;0))/100" office:value-type="percentage" office:value="0" calcext:value-type="percentage">
            <text:p>0%</text:p>
          </table:table-cell>
          <table:table-cell table:style-name="ce17" table:formula="of:=IF(AND(100&gt;([.H$2]+[.$B23]); 0&lt;([.H$2]+[.$B23])); [.H$2]+[.$B23]; IF(0&lt;([.H$2]+[.$B23]);100;0))/100" office:value-type="percentage" office:value="0" calcext:value-type="percentage">
            <text:p>0%</text:p>
          </table:table-cell>
          <table:table-cell table:style-name="ce17" table:formula="of:=IF(AND(100&gt;([.I$2]+[.$B23]); 0&lt;([.I$2]+[.$B23])); [.I$2]+[.$B23]; IF(0&lt;([.I$2]+[.$B23]);100;0))/100" office:value-type="percentage" office:value="0" calcext:value-type="percentage">
            <text:p>0%</text:p>
          </table:table-cell>
          <table:table-cell table:style-name="ce17" table:formula="of:=IF(AND(100&gt;([.J$2]+[.$B23]); 0&lt;([.J$2]+[.$B23])); [.J$2]+[.$B23]; IF(0&lt;([.J$2]+[.$B23]);100;0))/100" office:value-type="percentage" office:value="0" calcext:value-type="percentage">
            <text:p>0%</text:p>
          </table:table-cell>
          <table:table-cell table:style-name="ce17" table:formula="of:=IF(AND(100&gt;([.K$2]+[.$B23]); 0&lt;([.K$2]+[.$B23])); [.K$2]+[.$B23]; IF(0&lt;([.K$2]+[.$B23]);100;0))/100" office:value-type="percentage" office:value="0" calcext:value-type="percentage">
            <text:p>0%</text:p>
          </table:table-cell>
          <table:table-cell table:style-name="ce17" table:formula="of:=IF(AND(100&gt;([.L$2]+[.$B23]); 0&lt;([.L$2]+[.$B23])); [.L$2]+[.$B23]; IF(0&lt;([.L$2]+[.$B23]);100;0))/100" office:value-type="percentage" office:value="0" calcext:value-type="percentage">
            <text:p>0%</text:p>
          </table:table-cell>
          <table:table-cell table:style-name="ce17" table:formula="of:=IF(AND(100&gt;([.M$2]+[.$B23]); 0&lt;([.M$2]+[.$B23])); [.M$2]+[.$B23]; IF(0&lt;([.M$2]+[.$B23]);100;0))/100" office:value-type="percentage" office:value="0.05" calcext:value-type="percentage">
            <text:p>5%</text:p>
          </table:table-cell>
          <table:table-cell table:style-name="ce17" table:formula="of:=IF(AND(100&gt;([.N$2]+[.$B23]); 0&lt;([.N$2]+[.$B23])); [.N$2]+[.$B23]; IF(0&lt;([.N$2]+[.$B23]);100;0))/100" office:value-type="percentage" office:value="0.1" calcext:value-type="percentage">
            <text:p>10%</text:p>
          </table:table-cell>
          <table:table-cell table:style-name="ce17" table:formula="of:=IF(AND(100&gt;([.O$2]+[.$B23]); 0&lt;([.O$2]+[.$B23])); [.O$2]+[.$B23]; IF(0&lt;([.O$2]+[.$B23]);100;0))/100" office:value-type="percentage" office:value="0.15" calcext:value-type="percentage">
            <text:p>15%</text:p>
          </table:table-cell>
          <table:table-cell table:style-name="ce17" table:formula="of:=IF(AND(100&gt;([.P$2]+[.$B23]); 0&lt;([.P$2]+[.$B23])); [.P$2]+[.$B23]; IF(0&lt;([.P$2]+[.$B23]);100;0))/100" office:value-type="percentage" office:value="0.2" calcext:value-type="percentage">
            <text:p>20%</text:p>
          </table:table-cell>
          <table:table-cell table:style-name="ce17" table:formula="of:=IF(AND(100&gt;([.Q$2]+[.$B23]); 0&lt;([.Q$2]+[.$B23])); [.Q$2]+[.$B23]; IF(0&lt;([.Q$2]+[.$B23]);100;0))/100" office:value-type="percentage" office:value="0.25" calcext:value-type="percentage">
            <text:p>25%</text:p>
          </table:table-cell>
          <table:table-cell table:style-name="ce17" table:formula="of:=IF(AND(100&gt;([.R$2]+[.$B23]); 0&lt;([.R$2]+[.$B23])); [.R$2]+[.$B23]; IF(0&lt;([.R$2]+[.$B23]);100;0))/100" office:value-type="percentage" office:value="0.3" calcext:value-type="percentage">
            <text:p>30%</text:p>
          </table:table-cell>
          <table:table-cell table:style-name="ce17" table:formula="of:=IF(AND(100&gt;([.S$2]+[.$B23]); 0&lt;([.S$2]+[.$B23])); [.S$2]+[.$B23]; IF(0&lt;([.S$2]+[.$B23]);100;0))/100" office:value-type="percentage" office:value="0.35" calcext:value-type="percentage">
            <text:p>35%</text:p>
          </table:table-cell>
          <table:table-cell table:style-name="ce17" table:formula="of:=IF(AND(100&gt;([.T$2]+[.$B23]); 0&lt;([.T$2]+[.$B23])); [.T$2]+[.$B23]; IF(0&lt;([.T$2]+[.$B23]);100;0))/100" office:value-type="percentage" office:value="0.4" calcext:value-type="percentage">
            <text:p>40%</text:p>
          </table:table-cell>
          <table:table-cell table:style-name="ce17" table:formula="of:=IF(AND(100&gt;([.U$2]+[.$B23]); 0&lt;([.U$2]+[.$B23])); [.U$2]+[.$B23]; IF(0&lt;([.U$2]+[.$B23]);100;0))/100" office:value-type="percentage" office:value="0.45" calcext:value-type="percentage">
            <text:p>45%</text:p>
          </table:table-cell>
          <table:table-cell table:style-name="ce17" table:formula="of:=IF(AND(100&gt;([.V$2]+[.$B23]); 0&lt;([.V$2]+[.$B23])); [.V$2]+[.$B23]; IF(0&lt;([.V$2]+[.$B23]);100;0))/100" office:value-type="percentage" office:value="0.5" calcext:value-type="percentage">
            <text:p>50%</text:p>
          </table:table-cell>
          <table:table-cell table:style-name="ce17" table:formula="of:=IF(AND(100&gt;([.W$2]+[.$B23]); 0&lt;([.W$2]+[.$B23])); [.W$2]+[.$B23]; IF(0&lt;([.W$2]+[.$B23]);100;0))/100" office:value-type="percentage" office:value="0.55" calcext:value-type="percentage">
            <text:p>5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17" table:formula="of:=IF(AND(100&gt;([.C$2]+[.$B24]); 0&lt;([.C$2]+[.$B24])); [.C$2]+[.$B24]; IF(0&lt;([.C$2]+[.$B24]);100;0))/100" office:value-type="percentage" office:value="0" calcext:value-type="percentage">
            <text:p>0%</text:p>
          </table:table-cell>
          <table:table-cell table:style-name="ce17" table:formula="of:=IF(AND(100&gt;([.D$2]+[.$B24]); 0&lt;([.D$2]+[.$B24])); [.D$2]+[.$B24]; IF(0&lt;([.D$2]+[.$B24]);100;0))/100" office:value-type="percentage" office:value="0" calcext:value-type="percentage">
            <text:p>0%</text:p>
          </table:table-cell>
          <table:table-cell table:style-name="ce17" table:formula="of:=IF(AND(100&gt;([.E$2]+[.$B24]); 0&lt;([.E$2]+[.$B24])); [.E$2]+[.$B24]; IF(0&lt;([.E$2]+[.$B24]);100;0))/100" office:value-type="percentage" office:value="0" calcext:value-type="percentage">
            <text:p>0%</text:p>
          </table:table-cell>
          <table:table-cell table:style-name="ce17" table:formula="of:=IF(AND(100&gt;([.F$2]+[.$B24]); 0&lt;([.F$2]+[.$B24])); [.F$2]+[.$B24]; IF(0&lt;([.F$2]+[.$B24]);100;0))/100" office:value-type="percentage" office:value="0" calcext:value-type="percentage">
            <text:p>0%</text:p>
          </table:table-cell>
          <table:table-cell table:style-name="ce17" table:formula="of:=IF(AND(100&gt;([.G$2]+[.$B24]); 0&lt;([.G$2]+[.$B24])); [.G$2]+[.$B24]; IF(0&lt;([.G$2]+[.$B24]);100;0))/100" office:value-type="percentage" office:value="0" calcext:value-type="percentage">
            <text:p>0%</text:p>
          </table:table-cell>
          <table:table-cell table:style-name="ce17" table:formula="of:=IF(AND(100&gt;([.H$2]+[.$B24]); 0&lt;([.H$2]+[.$B24])); [.H$2]+[.$B24]; IF(0&lt;([.H$2]+[.$B24]);100;0))/100" office:value-type="percentage" office:value="0" calcext:value-type="percentage">
            <text:p>0%</text:p>
          </table:table-cell>
          <table:table-cell table:style-name="ce17" table:formula="of:=IF(AND(100&gt;([.I$2]+[.$B24]); 0&lt;([.I$2]+[.$B24])); [.I$2]+[.$B24]; IF(0&lt;([.I$2]+[.$B24]);100;0))/100" office:value-type="percentage" office:value="0" calcext:value-type="percentage">
            <text:p>0%</text:p>
          </table:table-cell>
          <table:table-cell table:style-name="ce17" table:formula="of:=IF(AND(100&gt;([.J$2]+[.$B24]); 0&lt;([.J$2]+[.$B24])); [.J$2]+[.$B24]; IF(0&lt;([.J$2]+[.$B24]);100;0))/100" office:value-type="percentage" office:value="0" calcext:value-type="percentage">
            <text:p>0%</text:p>
          </table:table-cell>
          <table:table-cell table:style-name="ce17" table:formula="of:=IF(AND(100&gt;([.K$2]+[.$B24]); 0&lt;([.K$2]+[.$B24])); [.K$2]+[.$B24]; IF(0&lt;([.K$2]+[.$B24]);100;0))/100" office:value-type="percentage" office:value="0" calcext:value-type="percentage">
            <text:p>0%</text:p>
          </table:table-cell>
          <table:table-cell table:style-name="ce17" table:formula="of:=IF(AND(100&gt;([.L$2]+[.$B24]); 0&lt;([.L$2]+[.$B24])); [.L$2]+[.$B24]; IF(0&lt;([.L$2]+[.$B24]);100;0))/100" office:value-type="percentage" office:value="0" calcext:value-type="percentage">
            <text:p>0%</text:p>
          </table:table-cell>
          <table:table-cell table:style-name="ce17" table:formula="of:=IF(AND(100&gt;([.M$2]+[.$B24]); 0&lt;([.M$2]+[.$B24])); [.M$2]+[.$B24]; IF(0&lt;([.M$2]+[.$B24]);100;0))/100" office:value-type="percentage" office:value="0" calcext:value-type="percentage">
            <text:p>0%</text:p>
          </table:table-cell>
          <table:table-cell table:style-name="ce17" table:formula="of:=IF(AND(100&gt;([.N$2]+[.$B24]); 0&lt;([.N$2]+[.$B24])); [.N$2]+[.$B24]; IF(0&lt;([.N$2]+[.$B24]);100;0))/100" office:value-type="percentage" office:value="0.05" calcext:value-type="percentage">
            <text:p>5%</text:p>
          </table:table-cell>
          <table:table-cell table:style-name="ce17" table:formula="of:=IF(AND(100&gt;([.O$2]+[.$B24]); 0&lt;([.O$2]+[.$B24])); [.O$2]+[.$B24]; IF(0&lt;([.O$2]+[.$B24]);100;0))/100" office:value-type="percentage" office:value="0.1" calcext:value-type="percentage">
            <text:p>10%</text:p>
          </table:table-cell>
          <table:table-cell table:style-name="ce17" table:formula="of:=IF(AND(100&gt;([.P$2]+[.$B24]); 0&lt;([.P$2]+[.$B24])); [.P$2]+[.$B24]; IF(0&lt;([.P$2]+[.$B24]);100;0))/100" office:value-type="percentage" office:value="0.15" calcext:value-type="percentage">
            <text:p>15%</text:p>
          </table:table-cell>
          <table:table-cell table:style-name="ce17" table:formula="of:=IF(AND(100&gt;([.Q$2]+[.$B24]); 0&lt;([.Q$2]+[.$B24])); [.Q$2]+[.$B24]; IF(0&lt;([.Q$2]+[.$B24]);100;0))/100" office:value-type="percentage" office:value="0.2" calcext:value-type="percentage">
            <text:p>20%</text:p>
          </table:table-cell>
          <table:table-cell table:style-name="ce17" table:formula="of:=IF(AND(100&gt;([.R$2]+[.$B24]); 0&lt;([.R$2]+[.$B24])); [.R$2]+[.$B24]; IF(0&lt;([.R$2]+[.$B24]);100;0))/100" office:value-type="percentage" office:value="0.25" calcext:value-type="percentage">
            <text:p>25%</text:p>
          </table:table-cell>
          <table:table-cell table:style-name="ce17" table:formula="of:=IF(AND(100&gt;([.S$2]+[.$B24]); 0&lt;([.S$2]+[.$B24])); [.S$2]+[.$B24]; IF(0&lt;([.S$2]+[.$B24]);100;0))/100" office:value-type="percentage" office:value="0.3" calcext:value-type="percentage">
            <text:p>30%</text:p>
          </table:table-cell>
          <table:table-cell table:style-name="ce17" table:formula="of:=IF(AND(100&gt;([.T$2]+[.$B24]); 0&lt;([.T$2]+[.$B24])); [.T$2]+[.$B24]; IF(0&lt;([.T$2]+[.$B24]);100;0))/100" office:value-type="percentage" office:value="0.35" calcext:value-type="percentage">
            <text:p>35%</text:p>
          </table:table-cell>
          <table:table-cell table:style-name="ce17" table:formula="of:=IF(AND(100&gt;([.U$2]+[.$B24]); 0&lt;([.U$2]+[.$B24])); [.U$2]+[.$B24]; IF(0&lt;([.U$2]+[.$B24]);100;0))/100" office:value-type="percentage" office:value="0.4" calcext:value-type="percentage">
            <text:p>40%</text:p>
          </table:table-cell>
          <table:table-cell table:style-name="ce17" table:formula="of:=IF(AND(100&gt;([.V$2]+[.$B24]); 0&lt;([.V$2]+[.$B24])); [.V$2]+[.$B24]; IF(0&lt;([.V$2]+[.$B24]);100;0))/100" office:value-type="percentage" office:value="0.45" calcext:value-type="percentage">
            <text:p>45%</text:p>
          </table:table-cell>
          <table:table-cell table:style-name="ce17" table:formula="of:=IF(AND(100&gt;([.W$2]+[.$B24]); 0&lt;([.W$2]+[.$B24])); [.W$2]+[.$B24]; IF(0&lt;([.W$2]+[.$B24]);100;0))/100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table:style-name="ce17" table:formula="of:=IF(AND(100&gt;([.C$2]+[.$B25]); 0&lt;([.C$2]+[.$B25])); [.C$2]+[.$B25]; IF(0&lt;([.C$2]+[.$B25]);100;0))/100" office:value-type="percentage" office:value="0" calcext:value-type="percentage">
            <text:p>0%</text:p>
          </table:table-cell>
          <table:table-cell table:style-name="ce17" table:formula="of:=IF(AND(100&gt;([.D$2]+[.$B25]); 0&lt;([.D$2]+[.$B25])); [.D$2]+[.$B25]; IF(0&lt;([.D$2]+[.$B25]);100;0))/100" office:value-type="percentage" office:value="0" calcext:value-type="percentage">
            <text:p>0%</text:p>
          </table:table-cell>
          <table:table-cell table:style-name="ce17" table:formula="of:=IF(AND(100&gt;([.E$2]+[.$B25]); 0&lt;([.E$2]+[.$B25])); [.E$2]+[.$B25]; IF(0&lt;([.E$2]+[.$B25]);100;0))/100" office:value-type="percentage" office:value="0" calcext:value-type="percentage">
            <text:p>0%</text:p>
          </table:table-cell>
          <table:table-cell table:style-name="ce17" table:formula="of:=IF(AND(100&gt;([.F$2]+[.$B25]); 0&lt;([.F$2]+[.$B25])); [.F$2]+[.$B25]; IF(0&lt;([.F$2]+[.$B25]);100;0))/100" office:value-type="percentage" office:value="0" calcext:value-type="percentage">
            <text:p>0%</text:p>
          </table:table-cell>
          <table:table-cell table:style-name="ce17" table:formula="of:=IF(AND(100&gt;([.G$2]+[.$B25]); 0&lt;([.G$2]+[.$B25])); [.G$2]+[.$B25]; IF(0&lt;([.G$2]+[.$B25]);100;0))/100" office:value-type="percentage" office:value="0" calcext:value-type="percentage">
            <text:p>0%</text:p>
          </table:table-cell>
          <table:table-cell table:style-name="ce17" table:formula="of:=IF(AND(100&gt;([.H$2]+[.$B25]); 0&lt;([.H$2]+[.$B25])); [.H$2]+[.$B25]; IF(0&lt;([.H$2]+[.$B25]);100;0))/100" office:value-type="percentage" office:value="0" calcext:value-type="percentage">
            <text:p>0%</text:p>
          </table:table-cell>
          <table:table-cell table:style-name="ce17" table:formula="of:=IF(AND(100&gt;([.I$2]+[.$B25]); 0&lt;([.I$2]+[.$B25])); [.I$2]+[.$B25]; IF(0&lt;([.I$2]+[.$B25]);100;0))/100" office:value-type="percentage" office:value="0" calcext:value-type="percentage">
            <text:p>0%</text:p>
          </table:table-cell>
          <table:table-cell table:style-name="ce17" table:formula="of:=IF(AND(100&gt;([.J$2]+[.$B25]); 0&lt;([.J$2]+[.$B25])); [.J$2]+[.$B25]; IF(0&lt;([.J$2]+[.$B25]);100;0))/100" office:value-type="percentage" office:value="0" calcext:value-type="percentage">
            <text:p>0%</text:p>
          </table:table-cell>
          <table:table-cell table:style-name="ce17" table:formula="of:=IF(AND(100&gt;([.K$2]+[.$B25]); 0&lt;([.K$2]+[.$B25])); [.K$2]+[.$B25]; IF(0&lt;([.K$2]+[.$B25]);100;0))/100" office:value-type="percentage" office:value="0" calcext:value-type="percentage">
            <text:p>0%</text:p>
          </table:table-cell>
          <table:table-cell table:style-name="ce17" table:formula="of:=IF(AND(100&gt;([.L$2]+[.$B25]); 0&lt;([.L$2]+[.$B25])); [.L$2]+[.$B25]; IF(0&lt;([.L$2]+[.$B25]);100;0))/100" office:value-type="percentage" office:value="0" calcext:value-type="percentage">
            <text:p>0%</text:p>
          </table:table-cell>
          <table:table-cell table:style-name="ce17" table:formula="of:=IF(AND(100&gt;([.M$2]+[.$B25]); 0&lt;([.M$2]+[.$B25])); [.M$2]+[.$B25]; IF(0&lt;([.M$2]+[.$B25]);100;0))/100" office:value-type="percentage" office:value="0" calcext:value-type="percentage">
            <text:p>0%</text:p>
          </table:table-cell>
          <table:table-cell table:style-name="ce17" table:formula="of:=IF(AND(100&gt;([.N$2]+[.$B25]); 0&lt;([.N$2]+[.$B25])); [.N$2]+[.$B25]; IF(0&lt;([.N$2]+[.$B25]);100;0))/100" office:value-type="percentage" office:value="0" calcext:value-type="percentage">
            <text:p>0%</text:p>
          </table:table-cell>
          <table:table-cell table:style-name="ce17" table:formula="of:=IF(AND(100&gt;([.O$2]+[.$B25]); 0&lt;([.O$2]+[.$B25])); [.O$2]+[.$B25]; IF(0&lt;([.O$2]+[.$B25]);100;0))/100" office:value-type="percentage" office:value="0.05" calcext:value-type="percentage">
            <text:p>5%</text:p>
          </table:table-cell>
          <table:table-cell table:style-name="ce17" table:formula="of:=IF(AND(100&gt;([.P$2]+[.$B25]); 0&lt;([.P$2]+[.$B25])); [.P$2]+[.$B25]; IF(0&lt;([.P$2]+[.$B25]);100;0))/100" office:value-type="percentage" office:value="0.1" calcext:value-type="percentage">
            <text:p>10%</text:p>
          </table:table-cell>
          <table:table-cell table:style-name="ce17" table:formula="of:=IF(AND(100&gt;([.Q$2]+[.$B25]); 0&lt;([.Q$2]+[.$B25])); [.Q$2]+[.$B25]; IF(0&lt;([.Q$2]+[.$B25]);100;0))/100" office:value-type="percentage" office:value="0.15" calcext:value-type="percentage">
            <text:p>15%</text:p>
          </table:table-cell>
          <table:table-cell table:style-name="ce17" table:formula="of:=IF(AND(100&gt;([.R$2]+[.$B25]); 0&lt;([.R$2]+[.$B25])); [.R$2]+[.$B25]; IF(0&lt;([.R$2]+[.$B25]);100;0))/100" office:value-type="percentage" office:value="0.2" calcext:value-type="percentage">
            <text:p>20%</text:p>
          </table:table-cell>
          <table:table-cell table:style-name="ce17" table:formula="of:=IF(AND(100&gt;([.S$2]+[.$B25]); 0&lt;([.S$2]+[.$B25])); [.S$2]+[.$B25]; IF(0&lt;([.S$2]+[.$B25]);100;0))/100" office:value-type="percentage" office:value="0.25" calcext:value-type="percentage">
            <text:p>25%</text:p>
          </table:table-cell>
          <table:table-cell table:style-name="ce17" table:formula="of:=IF(AND(100&gt;([.T$2]+[.$B25]); 0&lt;([.T$2]+[.$B25])); [.T$2]+[.$B25]; IF(0&lt;([.T$2]+[.$B25]);100;0))/100" office:value-type="percentage" office:value="0.3" calcext:value-type="percentage">
            <text:p>30%</text:p>
          </table:table-cell>
          <table:table-cell table:style-name="ce17" table:formula="of:=IF(AND(100&gt;([.U$2]+[.$B25]); 0&lt;([.U$2]+[.$B25])); [.U$2]+[.$B25]; IF(0&lt;([.U$2]+[.$B25]);100;0))/100" office:value-type="percentage" office:value="0.35" calcext:value-type="percentage">
            <text:p>35%</text:p>
          </table:table-cell>
          <table:table-cell table:style-name="ce17" table:formula="of:=IF(AND(100&gt;([.V$2]+[.$B25]); 0&lt;([.V$2]+[.$B25])); [.V$2]+[.$B25]; IF(0&lt;([.V$2]+[.$B25]);100;0))/100" office:value-type="percentage" office:value="0.4" calcext:value-type="percentage">
            <text:p>40%</text:p>
          </table:table-cell>
          <table:table-cell table:style-name="ce17" table:formula="of:=IF(AND(100&gt;([.W$2]+[.$B25]); 0&lt;([.W$2]+[.$B25])); [.W$2]+[.$B25]; IF(0&lt;([.W$2]+[.$B25]);100;0))/100" office:value-type="percentage" office:value="0.45" calcext:value-type="percentage">
            <text:p>4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style-name="ce17" table:formula="of:=IF(AND(100&gt;([.C$2]+[.$B26]); 0&lt;([.C$2]+[.$B26])); [.C$2]+[.$B26]; IF(0&lt;([.C$2]+[.$B26]);100;0))/100" office:value-type="percentage" office:value="0" calcext:value-type="percentage">
            <text:p>0%</text:p>
          </table:table-cell>
          <table:table-cell table:style-name="ce17" table:formula="of:=IF(AND(100&gt;([.D$2]+[.$B26]); 0&lt;([.D$2]+[.$B26])); [.D$2]+[.$B26]; IF(0&lt;([.D$2]+[.$B26]);100;0))/100" office:value-type="percentage" office:value="0" calcext:value-type="percentage">
            <text:p>0%</text:p>
          </table:table-cell>
          <table:table-cell table:style-name="ce17" table:formula="of:=IF(AND(100&gt;([.E$2]+[.$B26]); 0&lt;([.E$2]+[.$B26])); [.E$2]+[.$B26]; IF(0&lt;([.E$2]+[.$B26]);100;0))/100" office:value-type="percentage" office:value="0" calcext:value-type="percentage">
            <text:p>0%</text:p>
          </table:table-cell>
          <table:table-cell table:style-name="ce17" table:formula="of:=IF(AND(100&gt;([.F$2]+[.$B26]); 0&lt;([.F$2]+[.$B26])); [.F$2]+[.$B26]; IF(0&lt;([.F$2]+[.$B26]);100;0))/100" office:value-type="percentage" office:value="0" calcext:value-type="percentage">
            <text:p>0%</text:p>
          </table:table-cell>
          <table:table-cell table:style-name="ce17" table:formula="of:=IF(AND(100&gt;([.G$2]+[.$B26]); 0&lt;([.G$2]+[.$B26])); [.G$2]+[.$B26]; IF(0&lt;([.G$2]+[.$B26]);100;0))/100" office:value-type="percentage" office:value="0" calcext:value-type="percentage">
            <text:p>0%</text:p>
          </table:table-cell>
          <table:table-cell table:style-name="ce17" table:formula="of:=IF(AND(100&gt;([.H$2]+[.$B26]); 0&lt;([.H$2]+[.$B26])); [.H$2]+[.$B26]; IF(0&lt;([.H$2]+[.$B26]);100;0))/100" office:value-type="percentage" office:value="0" calcext:value-type="percentage">
            <text:p>0%</text:p>
          </table:table-cell>
          <table:table-cell table:style-name="ce17" table:formula="of:=IF(AND(100&gt;([.I$2]+[.$B26]); 0&lt;([.I$2]+[.$B26])); [.I$2]+[.$B26]; IF(0&lt;([.I$2]+[.$B26]);100;0))/100" office:value-type="percentage" office:value="0" calcext:value-type="percentage">
            <text:p>0%</text:p>
          </table:table-cell>
          <table:table-cell table:style-name="ce17" table:formula="of:=IF(AND(100&gt;([.J$2]+[.$B26]); 0&lt;([.J$2]+[.$B26])); [.J$2]+[.$B26]; IF(0&lt;([.J$2]+[.$B26]);100;0))/100" office:value-type="percentage" office:value="0" calcext:value-type="percentage">
            <text:p>0%</text:p>
          </table:table-cell>
          <table:table-cell table:style-name="ce17" table:formula="of:=IF(AND(100&gt;([.K$2]+[.$B26]); 0&lt;([.K$2]+[.$B26])); [.K$2]+[.$B26]; IF(0&lt;([.K$2]+[.$B26]);100;0))/100" office:value-type="percentage" office:value="0" calcext:value-type="percentage">
            <text:p>0%</text:p>
          </table:table-cell>
          <table:table-cell table:style-name="ce17" table:formula="of:=IF(AND(100&gt;([.L$2]+[.$B26]); 0&lt;([.L$2]+[.$B26])); [.L$2]+[.$B26]; IF(0&lt;([.L$2]+[.$B26]);100;0))/100" office:value-type="percentage" office:value="0" calcext:value-type="percentage">
            <text:p>0%</text:p>
          </table:table-cell>
          <table:table-cell table:style-name="ce17" table:formula="of:=IF(AND(100&gt;([.M$2]+[.$B26]); 0&lt;([.M$2]+[.$B26])); [.M$2]+[.$B26]; IF(0&lt;([.M$2]+[.$B26]);100;0))/100" office:value-type="percentage" office:value="0" calcext:value-type="percentage">
            <text:p>0%</text:p>
          </table:table-cell>
          <table:table-cell table:style-name="ce17" table:formula="of:=IF(AND(100&gt;([.N$2]+[.$B26]); 0&lt;([.N$2]+[.$B26])); [.N$2]+[.$B26]; IF(0&lt;([.N$2]+[.$B26]);100;0))/100" office:value-type="percentage" office:value="0" calcext:value-type="percentage">
            <text:p>0%</text:p>
          </table:table-cell>
          <table:table-cell table:style-name="ce17" table:formula="of:=IF(AND(100&gt;([.O$2]+[.$B26]); 0&lt;([.O$2]+[.$B26])); [.O$2]+[.$B26]; IF(0&lt;([.O$2]+[.$B26]);100;0))/100" office:value-type="percentage" office:value="0" calcext:value-type="percentage">
            <text:p>0%</text:p>
          </table:table-cell>
          <table:table-cell table:style-name="ce17" table:formula="of:=IF(AND(100&gt;([.P$2]+[.$B26]); 0&lt;([.P$2]+[.$B26])); [.P$2]+[.$B26]; IF(0&lt;([.P$2]+[.$B26]);100;0))/100" office:value-type="percentage" office:value="0.05" calcext:value-type="percentage">
            <text:p>5%</text:p>
          </table:table-cell>
          <table:table-cell table:style-name="ce17" table:formula="of:=IF(AND(100&gt;([.Q$2]+[.$B26]); 0&lt;([.Q$2]+[.$B26])); [.Q$2]+[.$B26]; IF(0&lt;([.Q$2]+[.$B26]);100;0))/100" office:value-type="percentage" office:value="0.1" calcext:value-type="percentage">
            <text:p>10%</text:p>
          </table:table-cell>
          <table:table-cell table:style-name="ce17" table:formula="of:=IF(AND(100&gt;([.R$2]+[.$B26]); 0&lt;([.R$2]+[.$B26])); [.R$2]+[.$B26]; IF(0&lt;([.R$2]+[.$B26]);100;0))/100" office:value-type="percentage" office:value="0.15" calcext:value-type="percentage">
            <text:p>15%</text:p>
          </table:table-cell>
          <table:table-cell table:style-name="ce17" table:formula="of:=IF(AND(100&gt;([.S$2]+[.$B26]); 0&lt;([.S$2]+[.$B26])); [.S$2]+[.$B26]; IF(0&lt;([.S$2]+[.$B26]);100;0))/100" office:value-type="percentage" office:value="0.2" calcext:value-type="percentage">
            <text:p>20%</text:p>
          </table:table-cell>
          <table:table-cell table:style-name="ce17" table:formula="of:=IF(AND(100&gt;([.T$2]+[.$B26]); 0&lt;([.T$2]+[.$B26])); [.T$2]+[.$B26]; IF(0&lt;([.T$2]+[.$B26]);100;0))/100" office:value-type="percentage" office:value="0.25" calcext:value-type="percentage">
            <text:p>25%</text:p>
          </table:table-cell>
          <table:table-cell table:style-name="ce17" table:formula="of:=IF(AND(100&gt;([.U$2]+[.$B26]); 0&lt;([.U$2]+[.$B26])); [.U$2]+[.$B26]; IF(0&lt;([.U$2]+[.$B26]);100;0))/100" office:value-type="percentage" office:value="0.3" calcext:value-type="percentage">
            <text:p>30%</text:p>
          </table:table-cell>
          <table:table-cell table:style-name="ce17" table:formula="of:=IF(AND(100&gt;([.V$2]+[.$B26]); 0&lt;([.V$2]+[.$B26])); [.V$2]+[.$B26]; IF(0&lt;([.V$2]+[.$B26]);100;0))/100" office:value-type="percentage" office:value="0.35" calcext:value-type="percentage">
            <text:p>35%</text:p>
          </table:table-cell>
          <table:table-cell table:style-name="ce17" table:formula="of:=IF(AND(100&gt;([.W$2]+[.$B26]); 0&lt;([.W$2]+[.$B26])); [.W$2]+[.$B26]; IF(0&lt;([.W$2]+[.$B26]);100;0))/100" office:value-type="percentage" office:value="0.4" calcext:value-type="percentage">
            <text:p>4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table:style-name="ce17" table:formula="of:=IF(AND(100&gt;([.C$2]+[.$B27]); 0&lt;([.C$2]+[.$B27])); [.C$2]+[.$B27]; IF(0&lt;([.C$2]+[.$B27]);100;0))/100" office:value-type="percentage" office:value="0" calcext:value-type="percentage">
            <text:p>0%</text:p>
          </table:table-cell>
          <table:table-cell table:style-name="ce17" table:formula="of:=IF(AND(100&gt;([.D$2]+[.$B27]); 0&lt;([.D$2]+[.$B27])); [.D$2]+[.$B27]; IF(0&lt;([.D$2]+[.$B27]);100;0))/100" office:value-type="percentage" office:value="0" calcext:value-type="percentage">
            <text:p>0%</text:p>
          </table:table-cell>
          <table:table-cell table:style-name="ce17" table:formula="of:=IF(AND(100&gt;([.E$2]+[.$B27]); 0&lt;([.E$2]+[.$B27])); [.E$2]+[.$B27]; IF(0&lt;([.E$2]+[.$B27]);100;0))/100" office:value-type="percentage" office:value="0" calcext:value-type="percentage">
            <text:p>0%</text:p>
          </table:table-cell>
          <table:table-cell table:style-name="ce17" table:formula="of:=IF(AND(100&gt;([.F$2]+[.$B27]); 0&lt;([.F$2]+[.$B27])); [.F$2]+[.$B27]; IF(0&lt;([.F$2]+[.$B27]);100;0))/100" office:value-type="percentage" office:value="0" calcext:value-type="percentage">
            <text:p>0%</text:p>
          </table:table-cell>
          <table:table-cell table:style-name="ce17" table:formula="of:=IF(AND(100&gt;([.G$2]+[.$B27]); 0&lt;([.G$2]+[.$B27])); [.G$2]+[.$B27]; IF(0&lt;([.G$2]+[.$B27]);100;0))/100" office:value-type="percentage" office:value="0" calcext:value-type="percentage">
            <text:p>0%</text:p>
          </table:table-cell>
          <table:table-cell table:style-name="ce17" table:formula="of:=IF(AND(100&gt;([.H$2]+[.$B27]); 0&lt;([.H$2]+[.$B27])); [.H$2]+[.$B27]; IF(0&lt;([.H$2]+[.$B27]);100;0))/100" office:value-type="percentage" office:value="0" calcext:value-type="percentage">
            <text:p>0%</text:p>
          </table:table-cell>
          <table:table-cell table:style-name="ce17" table:formula="of:=IF(AND(100&gt;([.I$2]+[.$B27]); 0&lt;([.I$2]+[.$B27])); [.I$2]+[.$B27]; IF(0&lt;([.I$2]+[.$B27]);100;0))/100" office:value-type="percentage" office:value="0" calcext:value-type="percentage">
            <text:p>0%</text:p>
          </table:table-cell>
          <table:table-cell table:style-name="ce17" table:formula="of:=IF(AND(100&gt;([.J$2]+[.$B27]); 0&lt;([.J$2]+[.$B27])); [.J$2]+[.$B27]; IF(0&lt;([.J$2]+[.$B27]);100;0))/100" office:value-type="percentage" office:value="0" calcext:value-type="percentage">
            <text:p>0%</text:p>
          </table:table-cell>
          <table:table-cell table:style-name="ce17" table:formula="of:=IF(AND(100&gt;([.K$2]+[.$B27]); 0&lt;([.K$2]+[.$B27])); [.K$2]+[.$B27]; IF(0&lt;([.K$2]+[.$B27]);100;0))/100" office:value-type="percentage" office:value="0" calcext:value-type="percentage">
            <text:p>0%</text:p>
          </table:table-cell>
          <table:table-cell table:style-name="ce17" table:formula="of:=IF(AND(100&gt;([.L$2]+[.$B27]); 0&lt;([.L$2]+[.$B27])); [.L$2]+[.$B27]; IF(0&lt;([.L$2]+[.$B27]);100;0))/100" office:value-type="percentage" office:value="0" calcext:value-type="percentage">
            <text:p>0%</text:p>
          </table:table-cell>
          <table:table-cell table:style-name="ce17" table:formula="of:=IF(AND(100&gt;([.M$2]+[.$B27]); 0&lt;([.M$2]+[.$B27])); [.M$2]+[.$B27]; IF(0&lt;([.M$2]+[.$B27]);100;0))/100" office:value-type="percentage" office:value="0" calcext:value-type="percentage">
            <text:p>0%</text:p>
          </table:table-cell>
          <table:table-cell table:style-name="ce17" table:formula="of:=IF(AND(100&gt;([.N$2]+[.$B27]); 0&lt;([.N$2]+[.$B27])); [.N$2]+[.$B27]; IF(0&lt;([.N$2]+[.$B27]);100;0))/100" office:value-type="percentage" office:value="0" calcext:value-type="percentage">
            <text:p>0%</text:p>
          </table:table-cell>
          <table:table-cell table:style-name="ce17" table:formula="of:=IF(AND(100&gt;([.O$2]+[.$B27]); 0&lt;([.O$2]+[.$B27])); [.O$2]+[.$B27]; IF(0&lt;([.O$2]+[.$B27]);100;0))/100" office:value-type="percentage" office:value="0" calcext:value-type="percentage">
            <text:p>0%</text:p>
          </table:table-cell>
          <table:table-cell table:style-name="ce17" table:formula="of:=IF(AND(100&gt;([.P$2]+[.$B27]); 0&lt;([.P$2]+[.$B27])); [.P$2]+[.$B27]; IF(0&lt;([.P$2]+[.$B27]);100;0))/100" office:value-type="percentage" office:value="0" calcext:value-type="percentage">
            <text:p>0%</text:p>
          </table:table-cell>
          <table:table-cell table:style-name="ce17" table:formula="of:=IF(AND(100&gt;([.Q$2]+[.$B27]); 0&lt;([.Q$2]+[.$B27])); [.Q$2]+[.$B27]; IF(0&lt;([.Q$2]+[.$B27]);100;0))/100" office:value-type="percentage" office:value="0.05" calcext:value-type="percentage">
            <text:p>5%</text:p>
          </table:table-cell>
          <table:table-cell table:style-name="ce17" table:formula="of:=IF(AND(100&gt;([.R$2]+[.$B27]); 0&lt;([.R$2]+[.$B27])); [.R$2]+[.$B27]; IF(0&lt;([.R$2]+[.$B27]);100;0))/100" office:value-type="percentage" office:value="0.1" calcext:value-type="percentage">
            <text:p>10%</text:p>
          </table:table-cell>
          <table:table-cell table:style-name="ce17" table:formula="of:=IF(AND(100&gt;([.S$2]+[.$B27]); 0&lt;([.S$2]+[.$B27])); [.S$2]+[.$B27]; IF(0&lt;([.S$2]+[.$B27]);100;0))/100" office:value-type="percentage" office:value="0.15" calcext:value-type="percentage">
            <text:p>15%</text:p>
          </table:table-cell>
          <table:table-cell table:style-name="ce17" table:formula="of:=IF(AND(100&gt;([.T$2]+[.$B27]); 0&lt;([.T$2]+[.$B27])); [.T$2]+[.$B27]; IF(0&lt;([.T$2]+[.$B27]);100;0))/100" office:value-type="percentage" office:value="0.2" calcext:value-type="percentage">
            <text:p>20%</text:p>
          </table:table-cell>
          <table:table-cell table:style-name="ce17" table:formula="of:=IF(AND(100&gt;([.U$2]+[.$B27]); 0&lt;([.U$2]+[.$B27])); [.U$2]+[.$B27]; IF(0&lt;([.U$2]+[.$B27]);100;0))/100" office:value-type="percentage" office:value="0.25" calcext:value-type="percentage">
            <text:p>25%</text:p>
          </table:table-cell>
          <table:table-cell table:style-name="ce17" table:formula="of:=IF(AND(100&gt;([.V$2]+[.$B27]); 0&lt;([.V$2]+[.$B27])); [.V$2]+[.$B27]; IF(0&lt;([.V$2]+[.$B27]);100;0))/100" office:value-type="percentage" office:value="0.3" calcext:value-type="percentage">
            <text:p>30%</text:p>
          </table:table-cell>
          <table:table-cell table:style-name="ce17" table:formula="of:=IF(AND(100&gt;([.W$2]+[.$B27]); 0&lt;([.W$2]+[.$B27])); [.W$2]+[.$B27]; IF(0&lt;([.W$2]+[.$B27]);100;0))/100" office:value-type="percentage" office:value="0.35" calcext:value-type="percentage">
            <text:p>35%</text:p>
          </table:table-cell>
          <table:table-cell table:number-columns-repeated="100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00.C3:d100.W27">
            <calcext:color-scale>
              <calcext:color-scale-entry calcext:value="0" calcext:type="minimum" calcext:color="#f7a19a"/>
              <calcext:color-scale-entry calcext:value="50" calcext:type="percentile" calcext:color="#fff9ae"/>
              <calcext:color-scale-entry calcext:value="0" calcext:type="maximum" calcext:color="#c2e0ae"/>
            </calcext:color-scale>
          </calcext:conditional-format>
        </calcext:conditional-formats>
      </table:table>
      <table:table table:name="D20" table:style-name="ta1">
        <table:table-column table:style-name="co21" table:default-cell-style-name="ce28"/>
        <table:table-column table:style-name="co22" table:default-cell-style-name="ce28"/>
        <table:table-column table:style-name="co23" table:default-cell-style-name="Default"/>
        <table:table-column table:style-name="co19" table:number-columns-repeated="8" table:default-cell-style-name="Default"/>
        <table:table-column table:style-name="co20" table:number-columns-repeated="12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0" table:formula="of:=IF(1-(([.$B3]-[.C$2]-1)/20) &gt; 0; IF(1-(([.$B3]-[.C$2]-1)/20) &lt; 1; 1-(([.$B3]-[.C$2]-1)/20); 1); 0)" office:value-type="percentage" office:value="0.5" calcext:value-type="percentage">
            <text:p>50%</text:p>
          </table:table-cell>
          <table:table-cell table:style-name="ce20" table:formula="of:=IF(1-(([.$B3]-[.D$2]-1)/20) &gt; 0; IF(1-(([.$B3]-[.D$2]-1)/20) &lt; 1; 1-(([.$B3]-[.D$2]-1)/20); 1); 0)" office:value-type="percentage" office:value="0.55" calcext:value-type="percentage">
            <text:p>55%</text:p>
          </table:table-cell>
          <table:table-cell table:style-name="ce20" table:formula="of:=IF(1-(([.$B3]-[.E$2]-1)/20) &gt; 0; IF(1-(([.$B3]-[.E$2]-1)/20) &lt; 1; 1-(([.$B3]-[.E$2]-1)/20); 1); 0)" office:value-type="percentage" office:value="0.6" calcext:value-type="percentage">
            <text:p>60%</text:p>
          </table:table-cell>
          <table:table-cell table:style-name="ce20" table:formula="of:=IF(1-(([.$B3]-[.F$2]-1)/20) &gt; 0; IF(1-(([.$B3]-[.F$2]-1)/20) &lt; 1; 1-(([.$B3]-[.F$2]-1)/20); 1); 0)" office:value-type="percentage" office:value="0.65" calcext:value-type="percentage">
            <text:p>65%</text:p>
          </table:table-cell>
          <table:table-cell table:style-name="ce20" table:formula="of:=IF(1-(([.$B3]-[.G$2]-1)/20) &gt; 0; IF(1-(([.$B3]-[.G$2]-1)/20) &lt; 1; 1-(([.$B3]-[.G$2]-1)/20); 1); 0)" office:value-type="percentage" office:value="0.7" calcext:value-type="percentage">
            <text:p>70%</text:p>
          </table:table-cell>
          <table:table-cell table:style-name="ce20" table:formula="of:=IF(1-(([.$B3]-[.H$2]-1)/20) &gt; 0; IF(1-(([.$B3]-[.H$2]-1)/20) &lt; 1; 1-(([.$B3]-[.H$2]-1)/20); 1); 0)" office:value-type="percentage" office:value="0.75" calcext:value-type="percentage">
            <text:p>75%</text:p>
          </table:table-cell>
          <table:table-cell table:style-name="ce20" table:formula="of:=IF(1-(([.$B3]-[.I$2]-1)/20) &gt; 0; IF(1-(([.$B3]-[.I$2]-1)/20) &lt; 1; 1-(([.$B3]-[.I$2]-1)/20); 1); 0)" office:value-type="percentage" office:value="0.8" calcext:value-type="percentage">
            <text:p>80%</text:p>
          </table:table-cell>
          <table:table-cell table:style-name="ce20" table:formula="of:=IF(1-(([.$B3]-[.J$2]-1)/20) &gt; 0; IF(1-(([.$B3]-[.J$2]-1)/20) &lt; 1; 1-(([.$B3]-[.J$2]-1)/20); 1); 0)" office:value-type="percentage" office:value="0.85" calcext:value-type="percentage">
            <text:p>85%</text:p>
          </table:table-cell>
          <table:table-cell table:style-name="ce20" table:formula="of:=IF(1-(([.$B3]-[.K$2]-1)/20) &gt; 0; IF(1-(([.$B3]-[.K$2]-1)/20) &lt; 1; 1-(([.$B3]-[.K$2]-1)/20); 1); 0)" office:value-type="percentage" office:value="0.9" calcext:value-type="percentage">
            <text:p>90%</text:p>
          </table:table-cell>
          <table:table-cell table:style-name="ce20" table:formula="of:=IF(1-(([.$B3]-[.L$2]-1)/20) &gt; 0; IF(1-(([.$B3]-[.L$2]-1)/20) &lt; 1; 1-(([.$B3]-[.L$2]-1)/20); 1); 0)" office:value-type="percentage" office:value="0.95" calcext:value-type="percentage">
            <text:p>95%</text:p>
          </table:table-cell>
          <table:table-cell table:style-name="ce20" table:formula="of:=IF(1-(([.$B3]-[.M$2]-1)/20) &gt; 0; IF(1-(([.$B3]-[.M$2]-1)/20) &lt; 1; 1-(([.$B3]-[.M$2]-1)/20); 1); 0)" office:value-type="percentage" office:value="1" calcext:value-type="percentage">
            <text:p>100%</text:p>
          </table:table-cell>
          <table:table-cell table:style-name="ce20" table:formula="of:=IF(1-(([.$B3]-[.N$2]-1)/20) &gt; 0; IF(1-(([.$B3]-[.N$2]-1)/20) &lt; 1; 1-(([.$B3]-[.N$2]-1)/20); 1); 0)" office:value-type="percentage" office:value="1" calcext:value-type="percentage">
            <text:p>100%</text:p>
          </table:table-cell>
          <table:table-cell table:style-name="ce20" table:formula="of:=IF(1-(([.$B3]-[.O$2]-1)/20) &gt; 0; IF(1-(([.$B3]-[.O$2]-1)/20) &lt; 1; 1-(([.$B3]-[.O$2]-1)/20); 1); 0)" office:value-type="percentage" office:value="1" calcext:value-type="percentage">
            <text:p>100%</text:p>
          </table:table-cell>
          <table:table-cell table:style-name="ce20" table:formula="of:=IF(1-(([.$B3]-[.P$2]-1)/20) &gt; 0; IF(1-(([.$B3]-[.P$2]-1)/20) &lt; 1; 1-(([.$B3]-[.P$2]-1)/20); 1); 0)" office:value-type="percentage" office:value="1" calcext:value-type="percentage">
            <text:p>100%</text:p>
          </table:table-cell>
          <table:table-cell table:style-name="ce20" table:formula="of:=IF(1-(([.$B3]-[.Q$2]-1)/20) &gt; 0; IF(1-(([.$B3]-[.Q$2]-1)/20) &lt; 1; 1-(([.$B3]-[.Q$2]-1)/20); 1); 0)" office:value-type="percentage" office:value="1" calcext:value-type="percentage">
            <text:p>100%</text:p>
          </table:table-cell>
          <table:table-cell table:style-name="ce20" table:formula="of:=IF(1-(([.$B3]-[.R$2]-1)/20) &gt; 0; IF(1-(([.$B3]-[.R$2]-1)/20) &lt; 1; 1-(([.$B3]-[.R$2]-1)/20); 1); 0)" office:value-type="percentage" office:value="1" calcext:value-type="percentage">
            <text:p>100%</text:p>
          </table:table-cell>
          <table:table-cell table:style-name="ce20" table:formula="of:=IF(1-(([.$B3]-[.S$2]-1)/20) &gt; 0; IF(1-(([.$B3]-[.S$2]-1)/20) &lt; 1; 1-(([.$B3]-[.S$2]-1)/20); 1); 0)" office:value-type="percentage" office:value="1" calcext:value-type="percentage">
            <text:p>100%</text:p>
          </table:table-cell>
          <table:table-cell table:style-name="ce20" table:formula="of:=IF(1-(([.$B3]-[.T$2]-1)/20) &gt; 0; IF(1-(([.$B3]-[.T$2]-1)/20) &lt; 1; 1-(([.$B3]-[.T$2]-1)/20); 1); 0)" office:value-type="percentage" office:value="1" calcext:value-type="percentage">
            <text:p>100%</text:p>
          </table:table-cell>
          <table:table-cell table:style-name="ce20" table:formula="of:=IF(1-(([.$B3]-[.U$2]-1)/20) &gt; 0; IF(1-(([.$B3]-[.U$2]-1)/20) &lt; 1; 1-(([.$B3]-[.U$2]-1)/20); 1); 0)" office:value-type="percentage" office:value="1" calcext:value-type="percentage">
            <text:p>100%</text:p>
          </table:table-cell>
          <table:table-cell table:style-name="ce20" table:formula="of:=IF(1-(([.$B3]-[.V$2]-1)/20) &gt; 0; IF(1-(([.$B3]-[.V$2]-1)/20) &lt; 1; 1-(([.$B3]-[.V$2]-1)/20); 1); 0)" office:value-type="percentage" office:value="1" calcext:value-type="percentage">
            <text:p>100%</text:p>
          </table:table-cell>
          <table:table-cell table:style-name="ce20" table:formula="of:=IF(1-(([.$B3]-[.W$2]-1)/20) &gt; 0; IF(1-(([.$B3]-[.W$2]-1)/20) &lt; 1; 1-(([.$B3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0" table:formula="of:=IF(1-(([.$B4]-[.C$2]-1)/20) &gt; 0; IF(1-(([.$B4]-[.C$2]-1)/20) &lt; 1; 1-(([.$B4]-[.C$2]-1)/20); 1); 0)" office:value-type="percentage" office:value="0.45" calcext:value-type="percentage">
            <text:p>45%</text:p>
          </table:table-cell>
          <table:table-cell table:style-name="ce20" table:formula="of:=IF(1-(([.$B4]-[.D$2]-1)/20) &gt; 0; IF(1-(([.$B4]-[.D$2]-1)/20) &lt; 1; 1-(([.$B4]-[.D$2]-1)/20); 1); 0)" office:value-type="percentage" office:value="0.5" calcext:value-type="percentage">
            <text:p>50%</text:p>
          </table:table-cell>
          <table:table-cell table:style-name="ce20" table:formula="of:=IF(1-(([.$B4]-[.E$2]-1)/20) &gt; 0; IF(1-(([.$B4]-[.E$2]-1)/20) &lt; 1; 1-(([.$B4]-[.E$2]-1)/20); 1); 0)" office:value-type="percentage" office:value="0.55" calcext:value-type="percentage">
            <text:p>55%</text:p>
          </table:table-cell>
          <table:table-cell table:style-name="ce20" table:formula="of:=IF(1-(([.$B4]-[.F$2]-1)/20) &gt; 0; IF(1-(([.$B4]-[.F$2]-1)/20) &lt; 1; 1-(([.$B4]-[.F$2]-1)/20); 1); 0)" office:value-type="percentage" office:value="0.6" calcext:value-type="percentage">
            <text:p>60%</text:p>
          </table:table-cell>
          <table:table-cell table:style-name="ce20" table:formula="of:=IF(1-(([.$B4]-[.G$2]-1)/20) &gt; 0; IF(1-(([.$B4]-[.G$2]-1)/20) &lt; 1; 1-(([.$B4]-[.G$2]-1)/20); 1); 0)" office:value-type="percentage" office:value="0.65" calcext:value-type="percentage">
            <text:p>65%</text:p>
          </table:table-cell>
          <table:table-cell table:style-name="ce20" table:formula="of:=IF(1-(([.$B4]-[.H$2]-1)/20) &gt; 0; IF(1-(([.$B4]-[.H$2]-1)/20) &lt; 1; 1-(([.$B4]-[.H$2]-1)/20); 1); 0)" office:value-type="percentage" office:value="0.7" calcext:value-type="percentage">
            <text:p>70%</text:p>
          </table:table-cell>
          <table:table-cell table:style-name="ce20" table:formula="of:=IF(1-(([.$B4]-[.I$2]-1)/20) &gt; 0; IF(1-(([.$B4]-[.I$2]-1)/20) &lt; 1; 1-(([.$B4]-[.I$2]-1)/20); 1); 0)" office:value-type="percentage" office:value="0.75" calcext:value-type="percentage">
            <text:p>75%</text:p>
          </table:table-cell>
          <table:table-cell table:style-name="ce20" table:formula="of:=IF(1-(([.$B4]-[.J$2]-1)/20) &gt; 0; IF(1-(([.$B4]-[.J$2]-1)/20) &lt; 1; 1-(([.$B4]-[.J$2]-1)/20); 1); 0)" office:value-type="percentage" office:value="0.8" calcext:value-type="percentage">
            <text:p>80%</text:p>
          </table:table-cell>
          <table:table-cell table:style-name="ce20" table:formula="of:=IF(1-(([.$B4]-[.K$2]-1)/20) &gt; 0; IF(1-(([.$B4]-[.K$2]-1)/20) &lt; 1; 1-(([.$B4]-[.K$2]-1)/20); 1); 0)" office:value-type="percentage" office:value="0.85" calcext:value-type="percentage">
            <text:p>85%</text:p>
          </table:table-cell>
          <table:table-cell table:style-name="ce20" table:formula="of:=IF(1-(([.$B4]-[.L$2]-1)/20) &gt; 0; IF(1-(([.$B4]-[.L$2]-1)/20) &lt; 1; 1-(([.$B4]-[.L$2]-1)/20); 1); 0)" office:value-type="percentage" office:value="0.9" calcext:value-type="percentage">
            <text:p>90%</text:p>
          </table:table-cell>
          <table:table-cell table:style-name="ce20" table:formula="of:=IF(1-(([.$B4]-[.M$2]-1)/20) &gt; 0; IF(1-(([.$B4]-[.M$2]-1)/20) &lt; 1; 1-(([.$B4]-[.M$2]-1)/20); 1); 0)" office:value-type="percentage" office:value="0.95" calcext:value-type="percentage">
            <text:p>95%</text:p>
          </table:table-cell>
          <table:table-cell table:style-name="ce20" table:formula="of:=IF(1-(([.$B4]-[.N$2]-1)/20) &gt; 0; IF(1-(([.$B4]-[.N$2]-1)/20) &lt; 1; 1-(([.$B4]-[.N$2]-1)/20); 1); 0)" office:value-type="percentage" office:value="1" calcext:value-type="percentage">
            <text:p>100%</text:p>
          </table:table-cell>
          <table:table-cell table:style-name="ce20" table:formula="of:=IF(1-(([.$B4]-[.O$2]-1)/20) &gt; 0; IF(1-(([.$B4]-[.O$2]-1)/20) &lt; 1; 1-(([.$B4]-[.O$2]-1)/20); 1); 0)" office:value-type="percentage" office:value="1" calcext:value-type="percentage">
            <text:p>100%</text:p>
          </table:table-cell>
          <table:table-cell table:style-name="ce20" table:formula="of:=IF(1-(([.$B4]-[.P$2]-1)/20) &gt; 0; IF(1-(([.$B4]-[.P$2]-1)/20) &lt; 1; 1-(([.$B4]-[.P$2]-1)/20); 1); 0)" office:value-type="percentage" office:value="1" calcext:value-type="percentage">
            <text:p>100%</text:p>
          </table:table-cell>
          <table:table-cell table:style-name="ce20" table:formula="of:=IF(1-(([.$B4]-[.Q$2]-1)/20) &gt; 0; IF(1-(([.$B4]-[.Q$2]-1)/20) &lt; 1; 1-(([.$B4]-[.Q$2]-1)/20); 1); 0)" office:value-type="percentage" office:value="1" calcext:value-type="percentage">
            <text:p>100%</text:p>
          </table:table-cell>
          <table:table-cell table:style-name="ce20" table:formula="of:=IF(1-(([.$B4]-[.R$2]-1)/20) &gt; 0; IF(1-(([.$B4]-[.R$2]-1)/20) &lt; 1; 1-(([.$B4]-[.R$2]-1)/20); 1); 0)" office:value-type="percentage" office:value="1" calcext:value-type="percentage">
            <text:p>100%</text:p>
          </table:table-cell>
          <table:table-cell table:style-name="ce20" table:formula="of:=IF(1-(([.$B4]-[.S$2]-1)/20) &gt; 0; IF(1-(([.$B4]-[.S$2]-1)/20) &lt; 1; 1-(([.$B4]-[.S$2]-1)/20); 1); 0)" office:value-type="percentage" office:value="1" calcext:value-type="percentage">
            <text:p>100%</text:p>
          </table:table-cell>
          <table:table-cell table:style-name="ce20" table:formula="of:=IF(1-(([.$B4]-[.T$2]-1)/20) &gt; 0; IF(1-(([.$B4]-[.T$2]-1)/20) &lt; 1; 1-(([.$B4]-[.T$2]-1)/20); 1); 0)" office:value-type="percentage" office:value="1" calcext:value-type="percentage">
            <text:p>100%</text:p>
          </table:table-cell>
          <table:table-cell table:style-name="ce20" table:formula="of:=IF(1-(([.$B4]-[.U$2]-1)/20) &gt; 0; IF(1-(([.$B4]-[.U$2]-1)/20) &lt; 1; 1-(([.$B4]-[.U$2]-1)/20); 1); 0)" office:value-type="percentage" office:value="1" calcext:value-type="percentage">
            <text:p>100%</text:p>
          </table:table-cell>
          <table:table-cell table:style-name="ce20" table:formula="of:=IF(1-(([.$B4]-[.V$2]-1)/20) &gt; 0; IF(1-(([.$B4]-[.V$2]-1)/20) &lt; 1; 1-(([.$B4]-[.V$2]-1)/20); 1); 0)" office:value-type="percentage" office:value="1" calcext:value-type="percentage">
            <text:p>100%</text:p>
          </table:table-cell>
          <table:table-cell table:style-name="ce20" table:formula="of:=IF(1-(([.$B4]-[.W$2]-1)/20) &gt; 0; IF(1-(([.$B4]-[.W$2]-1)/20) &lt; 1; 1-(([.$B4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0" table:formula="of:=IF(1-(([.$B5]-[.C$2]-1)/20) &gt; 0; IF(1-(([.$B5]-[.C$2]-1)/20) &lt; 1; 1-(([.$B5]-[.C$2]-1)/20); 1); 0)" office:value-type="percentage" office:value="0.4" calcext:value-type="percentage">
            <text:p>40%</text:p>
          </table:table-cell>
          <table:table-cell table:style-name="ce20" table:formula="of:=IF(1-(([.$B5]-[.D$2]-1)/20) &gt; 0; IF(1-(([.$B5]-[.D$2]-1)/20) &lt; 1; 1-(([.$B5]-[.D$2]-1)/20); 1); 0)" office:value-type="percentage" office:value="0.45" calcext:value-type="percentage">
            <text:p>45%</text:p>
          </table:table-cell>
          <table:table-cell table:style-name="ce20" table:formula="of:=IF(1-(([.$B5]-[.E$2]-1)/20) &gt; 0; IF(1-(([.$B5]-[.E$2]-1)/20) &lt; 1; 1-(([.$B5]-[.E$2]-1)/20); 1); 0)" office:value-type="percentage" office:value="0.5" calcext:value-type="percentage">
            <text:p>50%</text:p>
          </table:table-cell>
          <table:table-cell table:style-name="ce20" table:formula="of:=IF(1-(([.$B5]-[.F$2]-1)/20) &gt; 0; IF(1-(([.$B5]-[.F$2]-1)/20) &lt; 1; 1-(([.$B5]-[.F$2]-1)/20); 1); 0)" office:value-type="percentage" office:value="0.55" calcext:value-type="percentage">
            <text:p>55%</text:p>
          </table:table-cell>
          <table:table-cell table:style-name="ce20" table:formula="of:=IF(1-(([.$B5]-[.G$2]-1)/20) &gt; 0; IF(1-(([.$B5]-[.G$2]-1)/20) &lt; 1; 1-(([.$B5]-[.G$2]-1)/20); 1); 0)" office:value-type="percentage" office:value="0.6" calcext:value-type="percentage">
            <text:p>60%</text:p>
          </table:table-cell>
          <table:table-cell table:style-name="ce20" table:formula="of:=IF(1-(([.$B5]-[.H$2]-1)/20) &gt; 0; IF(1-(([.$B5]-[.H$2]-1)/20) &lt; 1; 1-(([.$B5]-[.H$2]-1)/20); 1); 0)" office:value-type="percentage" office:value="0.65" calcext:value-type="percentage">
            <text:p>65%</text:p>
          </table:table-cell>
          <table:table-cell table:style-name="ce20" table:formula="of:=IF(1-(([.$B5]-[.I$2]-1)/20) &gt; 0; IF(1-(([.$B5]-[.I$2]-1)/20) &lt; 1; 1-(([.$B5]-[.I$2]-1)/20); 1); 0)" office:value-type="percentage" office:value="0.7" calcext:value-type="percentage">
            <text:p>70%</text:p>
          </table:table-cell>
          <table:table-cell table:style-name="ce20" table:formula="of:=IF(1-(([.$B5]-[.J$2]-1)/20) &gt; 0; IF(1-(([.$B5]-[.J$2]-1)/20) &lt; 1; 1-(([.$B5]-[.J$2]-1)/20); 1); 0)" office:value-type="percentage" office:value="0.75" calcext:value-type="percentage">
            <text:p>75%</text:p>
          </table:table-cell>
          <table:table-cell table:style-name="ce20" table:formula="of:=IF(1-(([.$B5]-[.K$2]-1)/20) &gt; 0; IF(1-(([.$B5]-[.K$2]-1)/20) &lt; 1; 1-(([.$B5]-[.K$2]-1)/20); 1); 0)" office:value-type="percentage" office:value="0.8" calcext:value-type="percentage">
            <text:p>80%</text:p>
          </table:table-cell>
          <table:table-cell table:style-name="ce20" table:formula="of:=IF(1-(([.$B5]-[.L$2]-1)/20) &gt; 0; IF(1-(([.$B5]-[.L$2]-1)/20) &lt; 1; 1-(([.$B5]-[.L$2]-1)/20); 1); 0)" office:value-type="percentage" office:value="0.85" calcext:value-type="percentage">
            <text:p>85%</text:p>
          </table:table-cell>
          <table:table-cell table:style-name="ce20" table:formula="of:=IF(1-(([.$B5]-[.M$2]-1)/20) &gt; 0; IF(1-(([.$B5]-[.M$2]-1)/20) &lt; 1; 1-(([.$B5]-[.M$2]-1)/20); 1); 0)" office:value-type="percentage" office:value="0.9" calcext:value-type="percentage">
            <text:p>90%</text:p>
          </table:table-cell>
          <table:table-cell table:style-name="ce20" table:formula="of:=IF(1-(([.$B5]-[.N$2]-1)/20) &gt; 0; IF(1-(([.$B5]-[.N$2]-1)/20) &lt; 1; 1-(([.$B5]-[.N$2]-1)/20); 1); 0)" office:value-type="percentage" office:value="0.95" calcext:value-type="percentage">
            <text:p>95%</text:p>
          </table:table-cell>
          <table:table-cell table:style-name="ce20" table:formula="of:=IF(1-(([.$B5]-[.O$2]-1)/20) &gt; 0; IF(1-(([.$B5]-[.O$2]-1)/20) &lt; 1; 1-(([.$B5]-[.O$2]-1)/20); 1); 0)" office:value-type="percentage" office:value="1" calcext:value-type="percentage">
            <text:p>100%</text:p>
          </table:table-cell>
          <table:table-cell table:style-name="ce20" table:formula="of:=IF(1-(([.$B5]-[.P$2]-1)/20) &gt; 0; IF(1-(([.$B5]-[.P$2]-1)/20) &lt; 1; 1-(([.$B5]-[.P$2]-1)/20); 1); 0)" office:value-type="percentage" office:value="1" calcext:value-type="percentage">
            <text:p>100%</text:p>
          </table:table-cell>
          <table:table-cell table:style-name="ce20" table:formula="of:=IF(1-(([.$B5]-[.Q$2]-1)/20) &gt; 0; IF(1-(([.$B5]-[.Q$2]-1)/20) &lt; 1; 1-(([.$B5]-[.Q$2]-1)/20); 1); 0)" office:value-type="percentage" office:value="1" calcext:value-type="percentage">
            <text:p>100%</text:p>
          </table:table-cell>
          <table:table-cell table:style-name="ce20" table:formula="of:=IF(1-(([.$B5]-[.R$2]-1)/20) &gt; 0; IF(1-(([.$B5]-[.R$2]-1)/20) &lt; 1; 1-(([.$B5]-[.R$2]-1)/20); 1); 0)" office:value-type="percentage" office:value="1" calcext:value-type="percentage">
            <text:p>100%</text:p>
          </table:table-cell>
          <table:table-cell table:style-name="ce20" table:formula="of:=IF(1-(([.$B5]-[.S$2]-1)/20) &gt; 0; IF(1-(([.$B5]-[.S$2]-1)/20) &lt; 1; 1-(([.$B5]-[.S$2]-1)/20); 1); 0)" office:value-type="percentage" office:value="1" calcext:value-type="percentage">
            <text:p>100%</text:p>
          </table:table-cell>
          <table:table-cell table:style-name="ce20" table:formula="of:=IF(1-(([.$B5]-[.T$2]-1)/20) &gt; 0; IF(1-(([.$B5]-[.T$2]-1)/20) &lt; 1; 1-(([.$B5]-[.T$2]-1)/20); 1); 0)" office:value-type="percentage" office:value="1" calcext:value-type="percentage">
            <text:p>100%</text:p>
          </table:table-cell>
          <table:table-cell table:style-name="ce20" table:formula="of:=IF(1-(([.$B5]-[.U$2]-1)/20) &gt; 0; IF(1-(([.$B5]-[.U$2]-1)/20) &lt; 1; 1-(([.$B5]-[.U$2]-1)/20); 1); 0)" office:value-type="percentage" office:value="1" calcext:value-type="percentage">
            <text:p>100%</text:p>
          </table:table-cell>
          <table:table-cell table:style-name="ce20" table:formula="of:=IF(1-(([.$B5]-[.V$2]-1)/20) &gt; 0; IF(1-(([.$B5]-[.V$2]-1)/20) &lt; 1; 1-(([.$B5]-[.V$2]-1)/20); 1); 0)" office:value-type="percentage" office:value="1" calcext:value-type="percentage">
            <text:p>100%</text:p>
          </table:table-cell>
          <table:table-cell table:style-name="ce20" table:formula="of:=IF(1-(([.$B5]-[.W$2]-1)/20) &gt; 0; IF(1-(([.$B5]-[.W$2]-1)/20) &lt; 1; 1-(([.$B5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0" table:formula="of:=IF(1-(([.$B6]-[.C$2]-1)/20) &gt; 0; IF(1-(([.$B6]-[.C$2]-1)/20) &lt; 1; 1-(([.$B6]-[.C$2]-1)/20); 1); 0)" office:value-type="percentage" office:value="0.35" calcext:value-type="percentage">
            <text:p>35%</text:p>
          </table:table-cell>
          <table:table-cell table:style-name="ce20" table:formula="of:=IF(1-(([.$B6]-[.D$2]-1)/20) &gt; 0; IF(1-(([.$B6]-[.D$2]-1)/20) &lt; 1; 1-(([.$B6]-[.D$2]-1)/20); 1); 0)" office:value-type="percentage" office:value="0.4" calcext:value-type="percentage">
            <text:p>40%</text:p>
          </table:table-cell>
          <table:table-cell table:style-name="ce20" table:formula="of:=IF(1-(([.$B6]-[.E$2]-1)/20) &gt; 0; IF(1-(([.$B6]-[.E$2]-1)/20) &lt; 1; 1-(([.$B6]-[.E$2]-1)/20); 1); 0)" office:value-type="percentage" office:value="0.45" calcext:value-type="percentage">
            <text:p>45%</text:p>
          </table:table-cell>
          <table:table-cell table:style-name="ce20" table:formula="of:=IF(1-(([.$B6]-[.F$2]-1)/20) &gt; 0; IF(1-(([.$B6]-[.F$2]-1)/20) &lt; 1; 1-(([.$B6]-[.F$2]-1)/20); 1); 0)" office:value-type="percentage" office:value="0.5" calcext:value-type="percentage">
            <text:p>50%</text:p>
          </table:table-cell>
          <table:table-cell table:style-name="ce20" table:formula="of:=IF(1-(([.$B6]-[.G$2]-1)/20) &gt; 0; IF(1-(([.$B6]-[.G$2]-1)/20) &lt; 1; 1-(([.$B6]-[.G$2]-1)/20); 1); 0)" office:value-type="percentage" office:value="0.55" calcext:value-type="percentage">
            <text:p>55%</text:p>
          </table:table-cell>
          <table:table-cell table:style-name="ce20" table:formula="of:=IF(1-(([.$B6]-[.H$2]-1)/20) &gt; 0; IF(1-(([.$B6]-[.H$2]-1)/20) &lt; 1; 1-(([.$B6]-[.H$2]-1)/20); 1); 0)" office:value-type="percentage" office:value="0.6" calcext:value-type="percentage">
            <text:p>60%</text:p>
          </table:table-cell>
          <table:table-cell table:style-name="ce20" table:formula="of:=IF(1-(([.$B6]-[.I$2]-1)/20) &gt; 0; IF(1-(([.$B6]-[.I$2]-1)/20) &lt; 1; 1-(([.$B6]-[.I$2]-1)/20); 1); 0)" office:value-type="percentage" office:value="0.65" calcext:value-type="percentage">
            <text:p>65%</text:p>
          </table:table-cell>
          <table:table-cell table:style-name="ce20" table:formula="of:=IF(1-(([.$B6]-[.J$2]-1)/20) &gt; 0; IF(1-(([.$B6]-[.J$2]-1)/20) &lt; 1; 1-(([.$B6]-[.J$2]-1)/20); 1); 0)" office:value-type="percentage" office:value="0.7" calcext:value-type="percentage">
            <text:p>70%</text:p>
          </table:table-cell>
          <table:table-cell table:style-name="ce20" table:formula="of:=IF(1-(([.$B6]-[.K$2]-1)/20) &gt; 0; IF(1-(([.$B6]-[.K$2]-1)/20) &lt; 1; 1-(([.$B6]-[.K$2]-1)/20); 1); 0)" office:value-type="percentage" office:value="0.75" calcext:value-type="percentage">
            <text:p>75%</text:p>
          </table:table-cell>
          <table:table-cell table:style-name="ce20" table:formula="of:=IF(1-(([.$B6]-[.L$2]-1)/20) &gt; 0; IF(1-(([.$B6]-[.L$2]-1)/20) &lt; 1; 1-(([.$B6]-[.L$2]-1)/20); 1); 0)" office:value-type="percentage" office:value="0.8" calcext:value-type="percentage">
            <text:p>80%</text:p>
          </table:table-cell>
          <table:table-cell table:style-name="ce20" table:formula="of:=IF(1-(([.$B6]-[.M$2]-1)/20) &gt; 0; IF(1-(([.$B6]-[.M$2]-1)/20) &lt; 1; 1-(([.$B6]-[.M$2]-1)/20); 1); 0)" office:value-type="percentage" office:value="0.85" calcext:value-type="percentage">
            <text:p>85%</text:p>
          </table:table-cell>
          <table:table-cell table:style-name="ce20" table:formula="of:=IF(1-(([.$B6]-[.N$2]-1)/20) &gt; 0; IF(1-(([.$B6]-[.N$2]-1)/20) &lt; 1; 1-(([.$B6]-[.N$2]-1)/20); 1); 0)" office:value-type="percentage" office:value="0.9" calcext:value-type="percentage">
            <text:p>90%</text:p>
          </table:table-cell>
          <table:table-cell table:style-name="ce20" table:formula="of:=IF(1-(([.$B6]-[.O$2]-1)/20) &gt; 0; IF(1-(([.$B6]-[.O$2]-1)/20) &lt; 1; 1-(([.$B6]-[.O$2]-1)/20); 1); 0)" office:value-type="percentage" office:value="0.95" calcext:value-type="percentage">
            <text:p>95%</text:p>
          </table:table-cell>
          <table:table-cell table:style-name="ce20" table:formula="of:=IF(1-(([.$B6]-[.P$2]-1)/20) &gt; 0; IF(1-(([.$B6]-[.P$2]-1)/20) &lt; 1; 1-(([.$B6]-[.P$2]-1)/20); 1); 0)" office:value-type="percentage" office:value="1" calcext:value-type="percentage">
            <text:p>100%</text:p>
          </table:table-cell>
          <table:table-cell table:style-name="ce20" table:formula="of:=IF(1-(([.$B6]-[.Q$2]-1)/20) &gt; 0; IF(1-(([.$B6]-[.Q$2]-1)/20) &lt; 1; 1-(([.$B6]-[.Q$2]-1)/20); 1); 0)" office:value-type="percentage" office:value="1" calcext:value-type="percentage">
            <text:p>100%</text:p>
          </table:table-cell>
          <table:table-cell table:style-name="ce20" table:formula="of:=IF(1-(([.$B6]-[.R$2]-1)/20) &gt; 0; IF(1-(([.$B6]-[.R$2]-1)/20) &lt; 1; 1-(([.$B6]-[.R$2]-1)/20); 1); 0)" office:value-type="percentage" office:value="1" calcext:value-type="percentage">
            <text:p>100%</text:p>
          </table:table-cell>
          <table:table-cell table:style-name="ce20" table:formula="of:=IF(1-(([.$B6]-[.S$2]-1)/20) &gt; 0; IF(1-(([.$B6]-[.S$2]-1)/20) &lt; 1; 1-(([.$B6]-[.S$2]-1)/20); 1); 0)" office:value-type="percentage" office:value="1" calcext:value-type="percentage">
            <text:p>100%</text:p>
          </table:table-cell>
          <table:table-cell table:style-name="ce20" table:formula="of:=IF(1-(([.$B6]-[.T$2]-1)/20) &gt; 0; IF(1-(([.$B6]-[.T$2]-1)/20) &lt; 1; 1-(([.$B6]-[.T$2]-1)/20); 1); 0)" office:value-type="percentage" office:value="1" calcext:value-type="percentage">
            <text:p>100%</text:p>
          </table:table-cell>
          <table:table-cell table:style-name="ce20" table:formula="of:=IF(1-(([.$B6]-[.U$2]-1)/20) &gt; 0; IF(1-(([.$B6]-[.U$2]-1)/20) &lt; 1; 1-(([.$B6]-[.U$2]-1)/20); 1); 0)" office:value-type="percentage" office:value="1" calcext:value-type="percentage">
            <text:p>100%</text:p>
          </table:table-cell>
          <table:table-cell table:style-name="ce20" table:formula="of:=IF(1-(([.$B6]-[.V$2]-1)/20) &gt; 0; IF(1-(([.$B6]-[.V$2]-1)/20) &lt; 1; 1-(([.$B6]-[.V$2]-1)/20); 1); 0)" office:value-type="percentage" office:value="1" calcext:value-type="percentage">
            <text:p>100%</text:p>
          </table:table-cell>
          <table:table-cell table:style-name="ce20" table:formula="of:=IF(1-(([.$B6]-[.W$2]-1)/20) &gt; 0; IF(1-(([.$B6]-[.W$2]-1)/20) &lt; 1; 1-(([.$B6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0" table:formula="of:=IF(1-(([.$B7]-[.C$2]-1)/20) &gt; 0; IF(1-(([.$B7]-[.C$2]-1)/20) &lt; 1; 1-(([.$B7]-[.C$2]-1)/20); 1); 0)" office:value-type="percentage" office:value="0.3" calcext:value-type="percentage">
            <text:p>30%</text:p>
          </table:table-cell>
          <table:table-cell table:style-name="ce20" table:formula="of:=IF(1-(([.$B7]-[.D$2]-1)/20) &gt; 0; IF(1-(([.$B7]-[.D$2]-1)/20) &lt; 1; 1-(([.$B7]-[.D$2]-1)/20); 1); 0)" office:value-type="percentage" office:value="0.35" calcext:value-type="percentage">
            <text:p>35%</text:p>
          </table:table-cell>
          <table:table-cell table:style-name="ce20" table:formula="of:=IF(1-(([.$B7]-[.E$2]-1)/20) &gt; 0; IF(1-(([.$B7]-[.E$2]-1)/20) &lt; 1; 1-(([.$B7]-[.E$2]-1)/20); 1); 0)" office:value-type="percentage" office:value="0.4" calcext:value-type="percentage">
            <text:p>40%</text:p>
          </table:table-cell>
          <table:table-cell table:style-name="ce20" table:formula="of:=IF(1-(([.$B7]-[.F$2]-1)/20) &gt; 0; IF(1-(([.$B7]-[.F$2]-1)/20) &lt; 1; 1-(([.$B7]-[.F$2]-1)/20); 1); 0)" office:value-type="percentage" office:value="0.45" calcext:value-type="percentage">
            <text:p>45%</text:p>
          </table:table-cell>
          <table:table-cell table:style-name="ce20" table:formula="of:=IF(1-(([.$B7]-[.G$2]-1)/20) &gt; 0; IF(1-(([.$B7]-[.G$2]-1)/20) &lt; 1; 1-(([.$B7]-[.G$2]-1)/20); 1); 0)" office:value-type="percentage" office:value="0.5" calcext:value-type="percentage">
            <text:p>50%</text:p>
          </table:table-cell>
          <table:table-cell table:style-name="ce21" table:formula="of:=IF(1-(([.$B7]-[.H$2]-1)/20) &gt; 0; IF(1-(([.$B7]-[.H$2]-1)/20) &lt; 1; 1-(([.$B7]-[.H$2]-1)/20); 1); 0)" office:value-type="percentage" office:value="0.55" calcext:value-type="percentage">
            <text:p>55%</text:p>
          </table:table-cell>
          <table:table-cell table:style-name="ce20" table:formula="of:=IF(1-(([.$B7]-[.I$2]-1)/20) &gt; 0; IF(1-(([.$B7]-[.I$2]-1)/20) &lt; 1; 1-(([.$B7]-[.I$2]-1)/20); 1); 0)" office:value-type="percentage" office:value="0.6" calcext:value-type="percentage">
            <text:p>60%</text:p>
          </table:table-cell>
          <table:table-cell table:style-name="ce20" table:formula="of:=IF(1-(([.$B7]-[.J$2]-1)/20) &gt; 0; IF(1-(([.$B7]-[.J$2]-1)/20) &lt; 1; 1-(([.$B7]-[.J$2]-1)/20); 1); 0)" office:value-type="percentage" office:value="0.65" calcext:value-type="percentage">
            <text:p>65%</text:p>
          </table:table-cell>
          <table:table-cell table:style-name="ce20" table:formula="of:=IF(1-(([.$B7]-[.K$2]-1)/20) &gt; 0; IF(1-(([.$B7]-[.K$2]-1)/20) &lt; 1; 1-(([.$B7]-[.K$2]-1)/20); 1); 0)" office:value-type="percentage" office:value="0.7" calcext:value-type="percentage">
            <text:p>70%</text:p>
          </table:table-cell>
          <table:table-cell table:style-name="ce20" table:formula="of:=IF(1-(([.$B7]-[.L$2]-1)/20) &gt; 0; IF(1-(([.$B7]-[.L$2]-1)/20) &lt; 1; 1-(([.$B7]-[.L$2]-1)/20); 1); 0)" office:value-type="percentage" office:value="0.75" calcext:value-type="percentage">
            <text:p>75%</text:p>
          </table:table-cell>
          <table:table-cell table:style-name="ce20" table:formula="of:=IF(1-(([.$B7]-[.M$2]-1)/20) &gt; 0; IF(1-(([.$B7]-[.M$2]-1)/20) &lt; 1; 1-(([.$B7]-[.M$2]-1)/20); 1); 0)" office:value-type="percentage" office:value="0.8" calcext:value-type="percentage">
            <text:p>80%</text:p>
          </table:table-cell>
          <table:table-cell table:style-name="ce20" table:formula="of:=IF(1-(([.$B7]-[.N$2]-1)/20) &gt; 0; IF(1-(([.$B7]-[.N$2]-1)/20) &lt; 1; 1-(([.$B7]-[.N$2]-1)/20); 1); 0)" office:value-type="percentage" office:value="0.85" calcext:value-type="percentage">
            <text:p>85%</text:p>
          </table:table-cell>
          <table:table-cell table:style-name="ce20" table:formula="of:=IF(1-(([.$B7]-[.O$2]-1)/20) &gt; 0; IF(1-(([.$B7]-[.O$2]-1)/20) &lt; 1; 1-(([.$B7]-[.O$2]-1)/20); 1); 0)" office:value-type="percentage" office:value="0.9" calcext:value-type="percentage">
            <text:p>90%</text:p>
          </table:table-cell>
          <table:table-cell table:style-name="ce20" table:formula="of:=IF(1-(([.$B7]-[.P$2]-1)/20) &gt; 0; IF(1-(([.$B7]-[.P$2]-1)/20) &lt; 1; 1-(([.$B7]-[.P$2]-1)/20); 1); 0)" office:value-type="percentage" office:value="0.95" calcext:value-type="percentage">
            <text:p>95%</text:p>
          </table:table-cell>
          <table:table-cell table:style-name="ce20" table:formula="of:=IF(1-(([.$B7]-[.Q$2]-1)/20) &gt; 0; IF(1-(([.$B7]-[.Q$2]-1)/20) &lt; 1; 1-(([.$B7]-[.Q$2]-1)/20); 1); 0)" office:value-type="percentage" office:value="1" calcext:value-type="percentage">
            <text:p>100%</text:p>
          </table:table-cell>
          <table:table-cell table:style-name="ce20" table:formula="of:=IF(1-(([.$B7]-[.R$2]-1)/20) &gt; 0; IF(1-(([.$B7]-[.R$2]-1)/20) &lt; 1; 1-(([.$B7]-[.R$2]-1)/20); 1); 0)" office:value-type="percentage" office:value="1" calcext:value-type="percentage">
            <text:p>100%</text:p>
          </table:table-cell>
          <table:table-cell table:style-name="ce20" table:formula="of:=IF(1-(([.$B7]-[.S$2]-1)/20) &gt; 0; IF(1-(([.$B7]-[.S$2]-1)/20) &lt; 1; 1-(([.$B7]-[.S$2]-1)/20); 1); 0)" office:value-type="percentage" office:value="1" calcext:value-type="percentage">
            <text:p>100%</text:p>
          </table:table-cell>
          <table:table-cell table:style-name="ce20" table:formula="of:=IF(1-(([.$B7]-[.T$2]-1)/20) &gt; 0; IF(1-(([.$B7]-[.T$2]-1)/20) &lt; 1; 1-(([.$B7]-[.T$2]-1)/20); 1); 0)" office:value-type="percentage" office:value="1" calcext:value-type="percentage">
            <text:p>100%</text:p>
          </table:table-cell>
          <table:table-cell table:style-name="ce20" table:formula="of:=IF(1-(([.$B7]-[.U$2]-1)/20) &gt; 0; IF(1-(([.$B7]-[.U$2]-1)/20) &lt; 1; 1-(([.$B7]-[.U$2]-1)/20); 1); 0)" office:value-type="percentage" office:value="1" calcext:value-type="percentage">
            <text:p>100%</text:p>
          </table:table-cell>
          <table:table-cell table:style-name="ce20" table:formula="of:=IF(1-(([.$B7]-[.V$2]-1)/20) &gt; 0; IF(1-(([.$B7]-[.V$2]-1)/20) &lt; 1; 1-(([.$B7]-[.V$2]-1)/20); 1); 0)" office:value-type="percentage" office:value="1" calcext:value-type="percentage">
            <text:p>100%</text:p>
          </table:table-cell>
          <table:table-cell table:style-name="ce20" table:formula="of:=IF(1-(([.$B7]-[.W$2]-1)/20) &gt; 0; IF(1-(([.$B7]-[.W$2]-1)/20) &lt; 1; 1-(([.$B7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0" table:formula="of:=IF(1-(([.$B8]-[.C$2]-1)/20) &gt; 0; IF(1-(([.$B8]-[.C$2]-1)/20) &lt; 1; 1-(([.$B8]-[.C$2]-1)/20); 1); 0)" office:value-type="percentage" office:value="0.25" calcext:value-type="percentage">
            <text:p>25%</text:p>
          </table:table-cell>
          <table:table-cell table:style-name="ce20" table:formula="of:=IF(1-(([.$B8]-[.D$2]-1)/20) &gt; 0; IF(1-(([.$B8]-[.D$2]-1)/20) &lt; 1; 1-(([.$B8]-[.D$2]-1)/20); 1); 0)" office:value-type="percentage" office:value="0.3" calcext:value-type="percentage">
            <text:p>30%</text:p>
          </table:table-cell>
          <table:table-cell table:style-name="ce20" table:formula="of:=IF(1-(([.$B8]-[.E$2]-1)/20) &gt; 0; IF(1-(([.$B8]-[.E$2]-1)/20) &lt; 1; 1-(([.$B8]-[.E$2]-1)/20); 1); 0)" office:value-type="percentage" office:value="0.35" calcext:value-type="percentage">
            <text:p>35%</text:p>
          </table:table-cell>
          <table:table-cell table:style-name="ce20" table:formula="of:=IF(1-(([.$B8]-[.F$2]-1)/20) &gt; 0; IF(1-(([.$B8]-[.F$2]-1)/20) &lt; 1; 1-(([.$B8]-[.F$2]-1)/20); 1); 0)" office:value-type="percentage" office:value="0.4" calcext:value-type="percentage">
            <text:p>40%</text:p>
          </table:table-cell>
          <table:table-cell table:style-name="ce20" table:formula="of:=IF(1-(([.$B8]-[.G$2]-1)/20) &gt; 0; IF(1-(([.$B8]-[.G$2]-1)/20) &lt; 1; 1-(([.$B8]-[.G$2]-1)/20); 1); 0)" office:value-type="percentage" office:value="0.45" calcext:value-type="percentage">
            <text:p>45%</text:p>
          </table:table-cell>
          <table:table-cell table:style-name="ce20" table:formula="of:=IF(1-(([.$B8]-[.H$2]-1)/20) &gt; 0; IF(1-(([.$B8]-[.H$2]-1)/20) &lt; 1; 1-(([.$B8]-[.H$2]-1)/20); 1); 0)" office:value-type="percentage" office:value="0.5" calcext:value-type="percentage">
            <text:p>50%</text:p>
          </table:table-cell>
          <table:table-cell table:style-name="ce20" table:formula="of:=IF(1-(([.$B8]-[.I$2]-1)/20) &gt; 0; IF(1-(([.$B8]-[.I$2]-1)/20) &lt; 1; 1-(([.$B8]-[.I$2]-1)/20); 1); 0)" office:value-type="percentage" office:value="0.55" calcext:value-type="percentage">
            <text:p>55%</text:p>
          </table:table-cell>
          <table:table-cell table:style-name="ce20" table:formula="of:=IF(1-(([.$B8]-[.J$2]-1)/20) &gt; 0; IF(1-(([.$B8]-[.J$2]-1)/20) &lt; 1; 1-(([.$B8]-[.J$2]-1)/20); 1); 0)" office:value-type="percentage" office:value="0.6" calcext:value-type="percentage">
            <text:p>60%</text:p>
          </table:table-cell>
          <table:table-cell table:style-name="ce20" table:formula="of:=IF(1-(([.$B8]-[.K$2]-1)/20) &gt; 0; IF(1-(([.$B8]-[.K$2]-1)/20) &lt; 1; 1-(([.$B8]-[.K$2]-1)/20); 1); 0)" office:value-type="percentage" office:value="0.65" calcext:value-type="percentage">
            <text:p>65%</text:p>
          </table:table-cell>
          <table:table-cell table:style-name="ce20" table:formula="of:=IF(1-(([.$B8]-[.L$2]-1)/20) &gt; 0; IF(1-(([.$B8]-[.L$2]-1)/20) &lt; 1; 1-(([.$B8]-[.L$2]-1)/20); 1); 0)" office:value-type="percentage" office:value="0.7" calcext:value-type="percentage">
            <text:p>70%</text:p>
          </table:table-cell>
          <table:table-cell table:style-name="ce20" table:formula="of:=IF(1-(([.$B8]-[.M$2]-1)/20) &gt; 0; IF(1-(([.$B8]-[.M$2]-1)/20) &lt; 1; 1-(([.$B8]-[.M$2]-1)/20); 1); 0)" office:value-type="percentage" office:value="0.75" calcext:value-type="percentage">
            <text:p>75%</text:p>
          </table:table-cell>
          <table:table-cell table:style-name="ce20" table:formula="of:=IF(1-(([.$B8]-[.N$2]-1)/20) &gt; 0; IF(1-(([.$B8]-[.N$2]-1)/20) &lt; 1; 1-(([.$B8]-[.N$2]-1)/20); 1); 0)" office:value-type="percentage" office:value="0.8" calcext:value-type="percentage">
            <text:p>80%</text:p>
          </table:table-cell>
          <table:table-cell table:style-name="ce20" table:formula="of:=IF(1-(([.$B8]-[.O$2]-1)/20) &gt; 0; IF(1-(([.$B8]-[.O$2]-1)/20) &lt; 1; 1-(([.$B8]-[.O$2]-1)/20); 1); 0)" office:value-type="percentage" office:value="0.85" calcext:value-type="percentage">
            <text:p>85%</text:p>
          </table:table-cell>
          <table:table-cell table:style-name="ce20" table:formula="of:=IF(1-(([.$B8]-[.P$2]-1)/20) &gt; 0; IF(1-(([.$B8]-[.P$2]-1)/20) &lt; 1; 1-(([.$B8]-[.P$2]-1)/20); 1); 0)" office:value-type="percentage" office:value="0.9" calcext:value-type="percentage">
            <text:p>90%</text:p>
          </table:table-cell>
          <table:table-cell table:style-name="ce20" table:formula="of:=IF(1-(([.$B8]-[.Q$2]-1)/20) &gt; 0; IF(1-(([.$B8]-[.Q$2]-1)/20) &lt; 1; 1-(([.$B8]-[.Q$2]-1)/20); 1); 0)" office:value-type="percentage" office:value="0.95" calcext:value-type="percentage">
            <text:p>95%</text:p>
          </table:table-cell>
          <table:table-cell table:style-name="ce20" table:formula="of:=IF(1-(([.$B8]-[.R$2]-1)/20) &gt; 0; IF(1-(([.$B8]-[.R$2]-1)/20) &lt; 1; 1-(([.$B8]-[.R$2]-1)/20); 1); 0)" office:value-type="percentage" office:value="1" calcext:value-type="percentage">
            <text:p>100%</text:p>
          </table:table-cell>
          <table:table-cell table:style-name="ce20" table:formula="of:=IF(1-(([.$B8]-[.S$2]-1)/20) &gt; 0; IF(1-(([.$B8]-[.S$2]-1)/20) &lt; 1; 1-(([.$B8]-[.S$2]-1)/20); 1); 0)" office:value-type="percentage" office:value="1" calcext:value-type="percentage">
            <text:p>100%</text:p>
          </table:table-cell>
          <table:table-cell table:style-name="ce20" table:formula="of:=IF(1-(([.$B8]-[.T$2]-1)/20) &gt; 0; IF(1-(([.$B8]-[.T$2]-1)/20) &lt; 1; 1-(([.$B8]-[.T$2]-1)/20); 1); 0)" office:value-type="percentage" office:value="1" calcext:value-type="percentage">
            <text:p>100%</text:p>
          </table:table-cell>
          <table:table-cell table:style-name="ce20" table:formula="of:=IF(1-(([.$B8]-[.U$2]-1)/20) &gt; 0; IF(1-(([.$B8]-[.U$2]-1)/20) &lt; 1; 1-(([.$B8]-[.U$2]-1)/20); 1); 0)" office:value-type="percentage" office:value="1" calcext:value-type="percentage">
            <text:p>100%</text:p>
          </table:table-cell>
          <table:table-cell table:style-name="ce20" table:formula="of:=IF(1-(([.$B8]-[.V$2]-1)/20) &gt; 0; IF(1-(([.$B8]-[.V$2]-1)/20) &lt; 1; 1-(([.$B8]-[.V$2]-1)/20); 1); 0)" office:value-type="percentage" office:value="1" calcext:value-type="percentage">
            <text:p>100%</text:p>
          </table:table-cell>
          <table:table-cell table:style-name="ce20" table:formula="of:=IF(1-(([.$B8]-[.W$2]-1)/20) &gt; 0; IF(1-(([.$B8]-[.W$2]-1)/20) &lt; 1; 1-(([.$B8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0" table:formula="of:=IF(1-(([.$B9]-[.C$2]-1)/20) &gt; 0; IF(1-(([.$B9]-[.C$2]-1)/20) &lt; 1; 1-(([.$B9]-[.C$2]-1)/20); 1); 0)" office:value-type="percentage" office:value="0.2" calcext:value-type="percentage">
            <text:p>20%</text:p>
          </table:table-cell>
          <table:table-cell table:style-name="ce20" table:formula="of:=IF(1-(([.$B9]-[.D$2]-1)/20) &gt; 0; IF(1-(([.$B9]-[.D$2]-1)/20) &lt; 1; 1-(([.$B9]-[.D$2]-1)/20); 1); 0)" office:value-type="percentage" office:value="0.25" calcext:value-type="percentage">
            <text:p>25%</text:p>
          </table:table-cell>
          <table:table-cell table:style-name="ce20" table:formula="of:=IF(1-(([.$B9]-[.E$2]-1)/20) &gt; 0; IF(1-(([.$B9]-[.E$2]-1)/20) &lt; 1; 1-(([.$B9]-[.E$2]-1)/20); 1); 0)" office:value-type="percentage" office:value="0.3" calcext:value-type="percentage">
            <text:p>30%</text:p>
          </table:table-cell>
          <table:table-cell table:style-name="ce20" table:formula="of:=IF(1-(([.$B9]-[.F$2]-1)/20) &gt; 0; IF(1-(([.$B9]-[.F$2]-1)/20) &lt; 1; 1-(([.$B9]-[.F$2]-1)/20); 1); 0)" office:value-type="percentage" office:value="0.35" calcext:value-type="percentage">
            <text:p>35%</text:p>
          </table:table-cell>
          <table:table-cell table:style-name="ce20" table:formula="of:=IF(1-(([.$B9]-[.G$2]-1)/20) &gt; 0; IF(1-(([.$B9]-[.G$2]-1)/20) &lt; 1; 1-(([.$B9]-[.G$2]-1)/20); 1); 0)" office:value-type="percentage" office:value="0.4" calcext:value-type="percentage">
            <text:p>40%</text:p>
          </table:table-cell>
          <table:table-cell table:style-name="ce20" table:formula="of:=IF(1-(([.$B9]-[.H$2]-1)/20) &gt; 0; IF(1-(([.$B9]-[.H$2]-1)/20) &lt; 1; 1-(([.$B9]-[.H$2]-1)/20); 1); 0)" office:value-type="percentage" office:value="0.45" calcext:value-type="percentage">
            <text:p>45%</text:p>
          </table:table-cell>
          <table:table-cell table:style-name="ce20" table:formula="of:=IF(1-(([.$B9]-[.I$2]-1)/20) &gt; 0; IF(1-(([.$B9]-[.I$2]-1)/20) &lt; 1; 1-(([.$B9]-[.I$2]-1)/20); 1); 0)" office:value-type="percentage" office:value="0.5" calcext:value-type="percentage">
            <text:p>50%</text:p>
          </table:table-cell>
          <table:table-cell table:style-name="ce20" table:formula="of:=IF(1-(([.$B9]-[.J$2]-1)/20) &gt; 0; IF(1-(([.$B9]-[.J$2]-1)/20) &lt; 1; 1-(([.$B9]-[.J$2]-1)/20); 1); 0)" office:value-type="percentage" office:value="0.55" calcext:value-type="percentage">
            <text:p>55%</text:p>
          </table:table-cell>
          <table:table-cell table:style-name="ce20" table:formula="of:=IF(1-(([.$B9]-[.K$2]-1)/20) &gt; 0; IF(1-(([.$B9]-[.K$2]-1)/20) &lt; 1; 1-(([.$B9]-[.K$2]-1)/20); 1); 0)" office:value-type="percentage" office:value="0.6" calcext:value-type="percentage">
            <text:p>60%</text:p>
          </table:table-cell>
          <table:table-cell table:style-name="ce20" table:formula="of:=IF(1-(([.$B9]-[.L$2]-1)/20) &gt; 0; IF(1-(([.$B9]-[.L$2]-1)/20) &lt; 1; 1-(([.$B9]-[.L$2]-1)/20); 1); 0)" office:value-type="percentage" office:value="0.65" calcext:value-type="percentage">
            <text:p>65%</text:p>
          </table:table-cell>
          <table:table-cell table:style-name="ce20" table:formula="of:=IF(1-(([.$B9]-[.M$2]-1)/20) &gt; 0; IF(1-(([.$B9]-[.M$2]-1)/20) &lt; 1; 1-(([.$B9]-[.M$2]-1)/20); 1); 0)" office:value-type="percentage" office:value="0.7" calcext:value-type="percentage">
            <text:p>70%</text:p>
          </table:table-cell>
          <table:table-cell table:style-name="ce20" table:formula="of:=IF(1-(([.$B9]-[.N$2]-1)/20) &gt; 0; IF(1-(([.$B9]-[.N$2]-1)/20) &lt; 1; 1-(([.$B9]-[.N$2]-1)/20); 1); 0)" office:value-type="percentage" office:value="0.75" calcext:value-type="percentage">
            <text:p>75%</text:p>
          </table:table-cell>
          <table:table-cell table:style-name="ce20" table:formula="of:=IF(1-(([.$B9]-[.O$2]-1)/20) &gt; 0; IF(1-(([.$B9]-[.O$2]-1)/20) &lt; 1; 1-(([.$B9]-[.O$2]-1)/20); 1); 0)" office:value-type="percentage" office:value="0.8" calcext:value-type="percentage">
            <text:p>80%</text:p>
          </table:table-cell>
          <table:table-cell table:style-name="ce20" table:formula="of:=IF(1-(([.$B9]-[.P$2]-1)/20) &gt; 0; IF(1-(([.$B9]-[.P$2]-1)/20) &lt; 1; 1-(([.$B9]-[.P$2]-1)/20); 1); 0)" office:value-type="percentage" office:value="0.85" calcext:value-type="percentage">
            <text:p>85%</text:p>
          </table:table-cell>
          <table:table-cell table:style-name="ce20" table:formula="of:=IF(1-(([.$B9]-[.Q$2]-1)/20) &gt; 0; IF(1-(([.$B9]-[.Q$2]-1)/20) &lt; 1; 1-(([.$B9]-[.Q$2]-1)/20); 1); 0)" office:value-type="percentage" office:value="0.9" calcext:value-type="percentage">
            <text:p>90%</text:p>
          </table:table-cell>
          <table:table-cell table:style-name="ce20" table:formula="of:=IF(1-(([.$B9]-[.R$2]-1)/20) &gt; 0; IF(1-(([.$B9]-[.R$2]-1)/20) &lt; 1; 1-(([.$B9]-[.R$2]-1)/20); 1); 0)" office:value-type="percentage" office:value="0.95" calcext:value-type="percentage">
            <text:p>95%</text:p>
          </table:table-cell>
          <table:table-cell table:style-name="ce20" table:formula="of:=IF(1-(([.$B9]-[.S$2]-1)/20) &gt; 0; IF(1-(([.$B9]-[.S$2]-1)/20) &lt; 1; 1-(([.$B9]-[.S$2]-1)/20); 1); 0)" office:value-type="percentage" office:value="1" calcext:value-type="percentage">
            <text:p>100%</text:p>
          </table:table-cell>
          <table:table-cell table:style-name="ce20" table:formula="of:=IF(1-(([.$B9]-[.T$2]-1)/20) &gt; 0; IF(1-(([.$B9]-[.T$2]-1)/20) &lt; 1; 1-(([.$B9]-[.T$2]-1)/20); 1); 0)" office:value-type="percentage" office:value="1" calcext:value-type="percentage">
            <text:p>100%</text:p>
          </table:table-cell>
          <table:table-cell table:style-name="ce20" table:formula="of:=IF(1-(([.$B9]-[.U$2]-1)/20) &gt; 0; IF(1-(([.$B9]-[.U$2]-1)/20) &lt; 1; 1-(([.$B9]-[.U$2]-1)/20); 1); 0)" office:value-type="percentage" office:value="1" calcext:value-type="percentage">
            <text:p>100%</text:p>
          </table:table-cell>
          <table:table-cell table:style-name="ce20" table:formula="of:=IF(1-(([.$B9]-[.V$2]-1)/20) &gt; 0; IF(1-(([.$B9]-[.V$2]-1)/20) &lt; 1; 1-(([.$B9]-[.V$2]-1)/20); 1); 0)" office:value-type="percentage" office:value="1" calcext:value-type="percentage">
            <text:p>100%</text:p>
          </table:table-cell>
          <table:table-cell table:style-name="ce20" table:formula="of:=IF(1-(([.$B9]-[.W$2]-1)/20) &gt; 0; IF(1-(([.$B9]-[.W$2]-1)/20) &lt; 1; 1-(([.$B9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0" table:formula="of:=IF(1-(([.$B10]-[.C$2]-1)/20) &gt; 0; IF(1-(([.$B10]-[.C$2]-1)/20) &lt; 1; 1-(([.$B10]-[.C$2]-1)/20); 1); 0)" office:value-type="percentage" office:value="0.15" calcext:value-type="percentage">
            <text:p>15%</text:p>
          </table:table-cell>
          <table:table-cell table:style-name="ce20" table:formula="of:=IF(1-(([.$B10]-[.D$2]-1)/20) &gt; 0; IF(1-(([.$B10]-[.D$2]-1)/20) &lt; 1; 1-(([.$B10]-[.D$2]-1)/20); 1); 0)" office:value-type="percentage" office:value="0.2" calcext:value-type="percentage">
            <text:p>20%</text:p>
          </table:table-cell>
          <table:table-cell table:style-name="ce20" table:formula="of:=IF(1-(([.$B10]-[.E$2]-1)/20) &gt; 0; IF(1-(([.$B10]-[.E$2]-1)/20) &lt; 1; 1-(([.$B10]-[.E$2]-1)/20); 1); 0)" office:value-type="percentage" office:value="0.25" calcext:value-type="percentage">
            <text:p>25%</text:p>
          </table:table-cell>
          <table:table-cell table:style-name="ce20" table:formula="of:=IF(1-(([.$B10]-[.F$2]-1)/20) &gt; 0; IF(1-(([.$B10]-[.F$2]-1)/20) &lt; 1; 1-(([.$B10]-[.F$2]-1)/20); 1); 0)" office:value-type="percentage" office:value="0.3" calcext:value-type="percentage">
            <text:p>30%</text:p>
          </table:table-cell>
          <table:table-cell table:style-name="ce20" table:formula="of:=IF(1-(([.$B10]-[.G$2]-1)/20) &gt; 0; IF(1-(([.$B10]-[.G$2]-1)/20) &lt; 1; 1-(([.$B10]-[.G$2]-1)/20); 1); 0)" office:value-type="percentage" office:value="0.35" calcext:value-type="percentage">
            <text:p>35%</text:p>
          </table:table-cell>
          <table:table-cell table:style-name="ce20" table:formula="of:=IF(1-(([.$B10]-[.H$2]-1)/20) &gt; 0; IF(1-(([.$B10]-[.H$2]-1)/20) &lt; 1; 1-(([.$B10]-[.H$2]-1)/20); 1); 0)" office:value-type="percentage" office:value="0.4" calcext:value-type="percentage">
            <text:p>40%</text:p>
          </table:table-cell>
          <table:table-cell table:style-name="ce20" table:formula="of:=IF(1-(([.$B10]-[.I$2]-1)/20) &gt; 0; IF(1-(([.$B10]-[.I$2]-1)/20) &lt; 1; 1-(([.$B10]-[.I$2]-1)/20); 1); 0)" office:value-type="percentage" office:value="0.45" calcext:value-type="percentage">
            <text:p>45%</text:p>
          </table:table-cell>
          <table:table-cell table:style-name="ce20" table:formula="of:=IF(1-(([.$B10]-[.J$2]-1)/20) &gt; 0; IF(1-(([.$B10]-[.J$2]-1)/20) &lt; 1; 1-(([.$B10]-[.J$2]-1)/20); 1); 0)" office:value-type="percentage" office:value="0.5" calcext:value-type="percentage">
            <text:p>50%</text:p>
          </table:table-cell>
          <table:table-cell table:style-name="ce20" table:formula="of:=IF(1-(([.$B10]-[.K$2]-1)/20) &gt; 0; IF(1-(([.$B10]-[.K$2]-1)/20) &lt; 1; 1-(([.$B10]-[.K$2]-1)/20); 1); 0)" office:value-type="percentage" office:value="0.55" calcext:value-type="percentage">
            <text:p>55%</text:p>
          </table:table-cell>
          <table:table-cell table:style-name="ce20" table:formula="of:=IF(1-(([.$B10]-[.L$2]-1)/20) &gt; 0; IF(1-(([.$B10]-[.L$2]-1)/20) &lt; 1; 1-(([.$B10]-[.L$2]-1)/20); 1); 0)" office:value-type="percentage" office:value="0.6" calcext:value-type="percentage">
            <text:p>60%</text:p>
          </table:table-cell>
          <table:table-cell table:style-name="ce20" table:formula="of:=IF(1-(([.$B10]-[.M$2]-1)/20) &gt; 0; IF(1-(([.$B10]-[.M$2]-1)/20) &lt; 1; 1-(([.$B10]-[.M$2]-1)/20); 1); 0)" office:value-type="percentage" office:value="0.65" calcext:value-type="percentage">
            <text:p>65%</text:p>
          </table:table-cell>
          <table:table-cell table:style-name="ce20" table:formula="of:=IF(1-(([.$B10]-[.N$2]-1)/20) &gt; 0; IF(1-(([.$B10]-[.N$2]-1)/20) &lt; 1; 1-(([.$B10]-[.N$2]-1)/20); 1); 0)" office:value-type="percentage" office:value="0.7" calcext:value-type="percentage">
            <text:p>70%</text:p>
          </table:table-cell>
          <table:table-cell table:style-name="ce20" table:formula="of:=IF(1-(([.$B10]-[.O$2]-1)/20) &gt; 0; IF(1-(([.$B10]-[.O$2]-1)/20) &lt; 1; 1-(([.$B10]-[.O$2]-1)/20); 1); 0)" office:value-type="percentage" office:value="0.75" calcext:value-type="percentage">
            <text:p>75%</text:p>
          </table:table-cell>
          <table:table-cell table:style-name="ce20" table:formula="of:=IF(1-(([.$B10]-[.P$2]-1)/20) &gt; 0; IF(1-(([.$B10]-[.P$2]-1)/20) &lt; 1; 1-(([.$B10]-[.P$2]-1)/20); 1); 0)" office:value-type="percentage" office:value="0.8" calcext:value-type="percentage">
            <text:p>80%</text:p>
          </table:table-cell>
          <table:table-cell table:style-name="ce20" table:formula="of:=IF(1-(([.$B10]-[.Q$2]-1)/20) &gt; 0; IF(1-(([.$B10]-[.Q$2]-1)/20) &lt; 1; 1-(([.$B10]-[.Q$2]-1)/20); 1); 0)" office:value-type="percentage" office:value="0.85" calcext:value-type="percentage">
            <text:p>85%</text:p>
          </table:table-cell>
          <table:table-cell table:style-name="ce20" table:formula="of:=IF(1-(([.$B10]-[.R$2]-1)/20) &gt; 0; IF(1-(([.$B10]-[.R$2]-1)/20) &lt; 1; 1-(([.$B10]-[.R$2]-1)/20); 1); 0)" office:value-type="percentage" office:value="0.9" calcext:value-type="percentage">
            <text:p>90%</text:p>
          </table:table-cell>
          <table:table-cell table:style-name="ce20" table:formula="of:=IF(1-(([.$B10]-[.S$2]-1)/20) &gt; 0; IF(1-(([.$B10]-[.S$2]-1)/20) &lt; 1; 1-(([.$B10]-[.S$2]-1)/20); 1); 0)" office:value-type="percentage" office:value="0.95" calcext:value-type="percentage">
            <text:p>95%</text:p>
          </table:table-cell>
          <table:table-cell table:style-name="ce20" table:formula="of:=IF(1-(([.$B10]-[.T$2]-1)/20) &gt; 0; IF(1-(([.$B10]-[.T$2]-1)/20) &lt; 1; 1-(([.$B10]-[.T$2]-1)/20); 1); 0)" office:value-type="percentage" office:value="1" calcext:value-type="percentage">
            <text:p>100%</text:p>
          </table:table-cell>
          <table:table-cell table:style-name="ce20" table:formula="of:=IF(1-(([.$B10]-[.U$2]-1)/20) &gt; 0; IF(1-(([.$B10]-[.U$2]-1)/20) &lt; 1; 1-(([.$B10]-[.U$2]-1)/20); 1); 0)" office:value-type="percentage" office:value="1" calcext:value-type="percentage">
            <text:p>100%</text:p>
          </table:table-cell>
          <table:table-cell table:style-name="ce20" table:formula="of:=IF(1-(([.$B10]-[.V$2]-1)/20) &gt; 0; IF(1-(([.$B10]-[.V$2]-1)/20) &lt; 1; 1-(([.$B10]-[.V$2]-1)/20); 1); 0)" office:value-type="percentage" office:value="1" calcext:value-type="percentage">
            <text:p>100%</text:p>
          </table:table-cell>
          <table:table-cell table:style-name="ce20" table:formula="of:=IF(1-(([.$B10]-[.W$2]-1)/20) &gt; 0; IF(1-(([.$B10]-[.W$2]-1)/20) &lt; 1; 1-(([.$B10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0" table:formula="of:=IF(1-(([.$B11]-[.C$2]-1)/20) &gt; 0; IF(1-(([.$B11]-[.C$2]-1)/20) &lt; 1; 1-(([.$B11]-[.C$2]-1)/20); 1); 0)" office:value-type="percentage" office:value="0.1" calcext:value-type="percentage">
            <text:p>10%</text:p>
          </table:table-cell>
          <table:table-cell table:style-name="ce20" table:formula="of:=IF(1-(([.$B11]-[.D$2]-1)/20) &gt; 0; IF(1-(([.$B11]-[.D$2]-1)/20) &lt; 1; 1-(([.$B11]-[.D$2]-1)/20); 1); 0)" office:value-type="percentage" office:value="0.15" calcext:value-type="percentage">
            <text:p>15%</text:p>
          </table:table-cell>
          <table:table-cell table:style-name="ce20" table:formula="of:=IF(1-(([.$B11]-[.E$2]-1)/20) &gt; 0; IF(1-(([.$B11]-[.E$2]-1)/20) &lt; 1; 1-(([.$B11]-[.E$2]-1)/20); 1); 0)" office:value-type="percentage" office:value="0.2" calcext:value-type="percentage">
            <text:p>20%</text:p>
          </table:table-cell>
          <table:table-cell table:style-name="ce20" table:formula="of:=IF(1-(([.$B11]-[.F$2]-1)/20) &gt; 0; IF(1-(([.$B11]-[.F$2]-1)/20) &lt; 1; 1-(([.$B11]-[.F$2]-1)/20); 1); 0)" office:value-type="percentage" office:value="0.25" calcext:value-type="percentage">
            <text:p>25%</text:p>
          </table:table-cell>
          <table:table-cell table:style-name="ce20" table:formula="of:=IF(1-(([.$B11]-[.G$2]-1)/20) &gt; 0; IF(1-(([.$B11]-[.G$2]-1)/20) &lt; 1; 1-(([.$B11]-[.G$2]-1)/20); 1); 0)" office:value-type="percentage" office:value="0.3" calcext:value-type="percentage">
            <text:p>30%</text:p>
          </table:table-cell>
          <table:table-cell table:style-name="ce20" table:formula="of:=IF(1-(([.$B11]-[.H$2]-1)/20) &gt; 0; IF(1-(([.$B11]-[.H$2]-1)/20) &lt; 1; 1-(([.$B11]-[.H$2]-1)/20); 1); 0)" office:value-type="percentage" office:value="0.35" calcext:value-type="percentage">
            <text:p>35%</text:p>
          </table:table-cell>
          <table:table-cell table:style-name="ce20" table:formula="of:=IF(1-(([.$B11]-[.I$2]-1)/20) &gt; 0; IF(1-(([.$B11]-[.I$2]-1)/20) &lt; 1; 1-(([.$B11]-[.I$2]-1)/20); 1); 0)" office:value-type="percentage" office:value="0.4" calcext:value-type="percentage">
            <text:p>40%</text:p>
          </table:table-cell>
          <table:table-cell table:style-name="ce20" table:formula="of:=IF(1-(([.$B11]-[.J$2]-1)/20) &gt; 0; IF(1-(([.$B11]-[.J$2]-1)/20) &lt; 1; 1-(([.$B11]-[.J$2]-1)/20); 1); 0)" office:value-type="percentage" office:value="0.45" calcext:value-type="percentage">
            <text:p>45%</text:p>
          </table:table-cell>
          <table:table-cell table:style-name="ce20" table:formula="of:=IF(1-(([.$B11]-[.K$2]-1)/20) &gt; 0; IF(1-(([.$B11]-[.K$2]-1)/20) &lt; 1; 1-(([.$B11]-[.K$2]-1)/20); 1); 0)" office:value-type="percentage" office:value="0.5" calcext:value-type="percentage">
            <text:p>50%</text:p>
          </table:table-cell>
          <table:table-cell table:style-name="ce20" table:formula="of:=IF(1-(([.$B11]-[.L$2]-1)/20) &gt; 0; IF(1-(([.$B11]-[.L$2]-1)/20) &lt; 1; 1-(([.$B11]-[.L$2]-1)/20); 1); 0)" office:value-type="percentage" office:value="0.55" calcext:value-type="percentage">
            <text:p>55%</text:p>
          </table:table-cell>
          <table:table-cell table:style-name="ce20" table:formula="of:=IF(1-(([.$B11]-[.M$2]-1)/20) &gt; 0; IF(1-(([.$B11]-[.M$2]-1)/20) &lt; 1; 1-(([.$B11]-[.M$2]-1)/20); 1); 0)" office:value-type="percentage" office:value="0.6" calcext:value-type="percentage">
            <text:p>60%</text:p>
          </table:table-cell>
          <table:table-cell table:style-name="ce20" table:formula="of:=IF(1-(([.$B11]-[.N$2]-1)/20) &gt; 0; IF(1-(([.$B11]-[.N$2]-1)/20) &lt; 1; 1-(([.$B11]-[.N$2]-1)/20); 1); 0)" office:value-type="percentage" office:value="0.65" calcext:value-type="percentage">
            <text:p>65%</text:p>
          </table:table-cell>
          <table:table-cell table:style-name="ce20" table:formula="of:=IF(1-(([.$B11]-[.O$2]-1)/20) &gt; 0; IF(1-(([.$B11]-[.O$2]-1)/20) &lt; 1; 1-(([.$B11]-[.O$2]-1)/20); 1); 0)" office:value-type="percentage" office:value="0.7" calcext:value-type="percentage">
            <text:p>70%</text:p>
          </table:table-cell>
          <table:table-cell table:style-name="ce20" table:formula="of:=IF(1-(([.$B11]-[.P$2]-1)/20) &gt; 0; IF(1-(([.$B11]-[.P$2]-1)/20) &lt; 1; 1-(([.$B11]-[.P$2]-1)/20); 1); 0)" office:value-type="percentage" office:value="0.75" calcext:value-type="percentage">
            <text:p>75%</text:p>
          </table:table-cell>
          <table:table-cell table:style-name="ce20" table:formula="of:=IF(1-(([.$B11]-[.Q$2]-1)/20) &gt; 0; IF(1-(([.$B11]-[.Q$2]-1)/20) &lt; 1; 1-(([.$B11]-[.Q$2]-1)/20); 1); 0)" office:value-type="percentage" office:value="0.8" calcext:value-type="percentage">
            <text:p>80%</text:p>
          </table:table-cell>
          <table:table-cell table:style-name="ce20" table:formula="of:=IF(1-(([.$B11]-[.R$2]-1)/20) &gt; 0; IF(1-(([.$B11]-[.R$2]-1)/20) &lt; 1; 1-(([.$B11]-[.R$2]-1)/20); 1); 0)" office:value-type="percentage" office:value="0.85" calcext:value-type="percentage">
            <text:p>85%</text:p>
          </table:table-cell>
          <table:table-cell table:style-name="ce20" table:formula="of:=IF(1-(([.$B11]-[.S$2]-1)/20) &gt; 0; IF(1-(([.$B11]-[.S$2]-1)/20) &lt; 1; 1-(([.$B11]-[.S$2]-1)/20); 1); 0)" office:value-type="percentage" office:value="0.9" calcext:value-type="percentage">
            <text:p>90%</text:p>
          </table:table-cell>
          <table:table-cell table:style-name="ce20" table:formula="of:=IF(1-(([.$B11]-[.T$2]-1)/20) &gt; 0; IF(1-(([.$B11]-[.T$2]-1)/20) &lt; 1; 1-(([.$B11]-[.T$2]-1)/20); 1); 0)" office:value-type="percentage" office:value="0.95" calcext:value-type="percentage">
            <text:p>95%</text:p>
          </table:table-cell>
          <table:table-cell table:style-name="ce20" table:formula="of:=IF(1-(([.$B11]-[.U$2]-1)/20) &gt; 0; IF(1-(([.$B11]-[.U$2]-1)/20) &lt; 1; 1-(([.$B11]-[.U$2]-1)/20); 1); 0)" office:value-type="percentage" office:value="1" calcext:value-type="percentage">
            <text:p>100%</text:p>
          </table:table-cell>
          <table:table-cell table:style-name="ce20" table:formula="of:=IF(1-(([.$B11]-[.V$2]-1)/20) &gt; 0; IF(1-(([.$B11]-[.V$2]-1)/20) &lt; 1; 1-(([.$B11]-[.V$2]-1)/20); 1); 0)" office:value-type="percentage" office:value="1" calcext:value-type="percentage">
            <text:p>100%</text:p>
          </table:table-cell>
          <table:table-cell table:style-name="ce20" table:formula="of:=IF(1-(([.$B11]-[.W$2]-1)/20) &gt; 0; IF(1-(([.$B11]-[.W$2]-1)/20) &lt; 1; 1-(([.$B11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0" table:formula="of:=IF(1-(([.$B12]-[.C$2]-1)/20) &gt; 0; IF(1-(([.$B12]-[.C$2]-1)/20) &lt; 1; 1-(([.$B12]-[.C$2]-1)/20); 1); 0)" office:value-type="percentage" office:value="0.05" calcext:value-type="percentage">
            <text:p>5%</text:p>
          </table:table-cell>
          <table:table-cell table:style-name="ce20" table:formula="of:=IF(1-(([.$B12]-[.D$2]-1)/20) &gt; 0; IF(1-(([.$B12]-[.D$2]-1)/20) &lt; 1; 1-(([.$B12]-[.D$2]-1)/20); 1); 0)" office:value-type="percentage" office:value="0.1" calcext:value-type="percentage">
            <text:p>10%</text:p>
          </table:table-cell>
          <table:table-cell table:style-name="ce20" table:formula="of:=IF(1-(([.$B12]-[.E$2]-1)/20) &gt; 0; IF(1-(([.$B12]-[.E$2]-1)/20) &lt; 1; 1-(([.$B12]-[.E$2]-1)/20); 1); 0)" office:value-type="percentage" office:value="0.15" calcext:value-type="percentage">
            <text:p>15%</text:p>
          </table:table-cell>
          <table:table-cell table:style-name="ce20" table:formula="of:=IF(1-(([.$B12]-[.F$2]-1)/20) &gt; 0; IF(1-(([.$B12]-[.F$2]-1)/20) &lt; 1; 1-(([.$B12]-[.F$2]-1)/20); 1); 0)" office:value-type="percentage" office:value="0.2" calcext:value-type="percentage">
            <text:p>20%</text:p>
          </table:table-cell>
          <table:table-cell table:style-name="ce20" table:formula="of:=IF(1-(([.$B12]-[.G$2]-1)/20) &gt; 0; IF(1-(([.$B12]-[.G$2]-1)/20) &lt; 1; 1-(([.$B12]-[.G$2]-1)/20); 1); 0)" office:value-type="percentage" office:value="0.25" calcext:value-type="percentage">
            <text:p>25%</text:p>
          </table:table-cell>
          <table:table-cell table:style-name="ce20" table:formula="of:=IF(1-(([.$B12]-[.H$2]-1)/20) &gt; 0; IF(1-(([.$B12]-[.H$2]-1)/20) &lt; 1; 1-(([.$B12]-[.H$2]-1)/20); 1); 0)" office:value-type="percentage" office:value="0.3" calcext:value-type="percentage">
            <text:p>30%</text:p>
          </table:table-cell>
          <table:table-cell table:style-name="ce20" table:formula="of:=IF(1-(([.$B12]-[.I$2]-1)/20) &gt; 0; IF(1-(([.$B12]-[.I$2]-1)/20) &lt; 1; 1-(([.$B12]-[.I$2]-1)/20); 1); 0)" office:value-type="percentage" office:value="0.35" calcext:value-type="percentage">
            <text:p>35%</text:p>
          </table:table-cell>
          <table:table-cell table:style-name="ce20" table:formula="of:=IF(1-(([.$B12]-[.J$2]-1)/20) &gt; 0; IF(1-(([.$B12]-[.J$2]-1)/20) &lt; 1; 1-(([.$B12]-[.J$2]-1)/20); 1); 0)" office:value-type="percentage" office:value="0.4" calcext:value-type="percentage">
            <text:p>40%</text:p>
          </table:table-cell>
          <table:table-cell table:style-name="ce20" table:formula="of:=IF(1-(([.$B12]-[.K$2]-1)/20) &gt; 0; IF(1-(([.$B12]-[.K$2]-1)/20) &lt; 1; 1-(([.$B12]-[.K$2]-1)/20); 1); 0)" office:value-type="percentage" office:value="0.45" calcext:value-type="percentage">
            <text:p>45%</text:p>
          </table:table-cell>
          <table:table-cell table:style-name="ce20" table:formula="of:=IF(1-(([.$B12]-[.L$2]-1)/20) &gt; 0; IF(1-(([.$B12]-[.L$2]-1)/20) &lt; 1; 1-(([.$B12]-[.L$2]-1)/20); 1); 0)" office:value-type="percentage" office:value="0.5" calcext:value-type="percentage">
            <text:p>50%</text:p>
          </table:table-cell>
          <table:table-cell table:style-name="ce20" table:formula="of:=IF(1-(([.$B12]-[.M$2]-1)/20) &gt; 0; IF(1-(([.$B12]-[.M$2]-1)/20) &lt; 1; 1-(([.$B12]-[.M$2]-1)/20); 1); 0)" office:value-type="percentage" office:value="0.55" calcext:value-type="percentage">
            <text:p>55%</text:p>
          </table:table-cell>
          <table:table-cell table:style-name="ce20" table:formula="of:=IF(1-(([.$B12]-[.N$2]-1)/20) &gt; 0; IF(1-(([.$B12]-[.N$2]-1)/20) &lt; 1; 1-(([.$B12]-[.N$2]-1)/20); 1); 0)" office:value-type="percentage" office:value="0.6" calcext:value-type="percentage">
            <text:p>60%</text:p>
          </table:table-cell>
          <table:table-cell table:style-name="ce20" table:formula="of:=IF(1-(([.$B12]-[.O$2]-1)/20) &gt; 0; IF(1-(([.$B12]-[.O$2]-1)/20) &lt; 1; 1-(([.$B12]-[.O$2]-1)/20); 1); 0)" office:value-type="percentage" office:value="0.65" calcext:value-type="percentage">
            <text:p>65%</text:p>
          </table:table-cell>
          <table:table-cell table:style-name="ce20" table:formula="of:=IF(1-(([.$B12]-[.P$2]-1)/20) &gt; 0; IF(1-(([.$B12]-[.P$2]-1)/20) &lt; 1; 1-(([.$B12]-[.P$2]-1)/20); 1); 0)" office:value-type="percentage" office:value="0.7" calcext:value-type="percentage">
            <text:p>70%</text:p>
          </table:table-cell>
          <table:table-cell table:style-name="ce20" table:formula="of:=IF(1-(([.$B12]-[.Q$2]-1)/20) &gt; 0; IF(1-(([.$B12]-[.Q$2]-1)/20) &lt; 1; 1-(([.$B12]-[.Q$2]-1)/20); 1); 0)" office:value-type="percentage" office:value="0.75" calcext:value-type="percentage">
            <text:p>75%</text:p>
          </table:table-cell>
          <table:table-cell table:style-name="ce20" table:formula="of:=IF(1-(([.$B12]-[.R$2]-1)/20) &gt; 0; IF(1-(([.$B12]-[.R$2]-1)/20) &lt; 1; 1-(([.$B12]-[.R$2]-1)/20); 1); 0)" office:value-type="percentage" office:value="0.8" calcext:value-type="percentage">
            <text:p>80%</text:p>
          </table:table-cell>
          <table:table-cell table:style-name="ce20" table:formula="of:=IF(1-(([.$B12]-[.S$2]-1)/20) &gt; 0; IF(1-(([.$B12]-[.S$2]-1)/20) &lt; 1; 1-(([.$B12]-[.S$2]-1)/20); 1); 0)" office:value-type="percentage" office:value="0.85" calcext:value-type="percentage">
            <text:p>85%</text:p>
          </table:table-cell>
          <table:table-cell table:style-name="ce20" table:formula="of:=IF(1-(([.$B12]-[.T$2]-1)/20) &gt; 0; IF(1-(([.$B12]-[.T$2]-1)/20) &lt; 1; 1-(([.$B12]-[.T$2]-1)/20); 1); 0)" office:value-type="percentage" office:value="0.9" calcext:value-type="percentage">
            <text:p>90%</text:p>
          </table:table-cell>
          <table:table-cell table:style-name="ce20" table:formula="of:=IF(1-(([.$B12]-[.U$2]-1)/20) &gt; 0; IF(1-(([.$B12]-[.U$2]-1)/20) &lt; 1; 1-(([.$B12]-[.U$2]-1)/20); 1); 0)" office:value-type="percentage" office:value="0.95" calcext:value-type="percentage">
            <text:p>95%</text:p>
          </table:table-cell>
          <table:table-cell table:style-name="ce20" table:formula="of:=IF(1-(([.$B12]-[.V$2]-1)/20) &gt; 0; IF(1-(([.$B12]-[.V$2]-1)/20) &lt; 1; 1-(([.$B12]-[.V$2]-1)/20); 1); 0)" office:value-type="percentage" office:value="1" calcext:value-type="percentage">
            <text:p>100%</text:p>
          </table:table-cell>
          <table:table-cell table:style-name="ce20" table:formula="of:=IF(1-(([.$B12]-[.W$2]-1)/20) &gt; 0; IF(1-(([.$B12]-[.W$2]-1)/20) &lt; 1; 1-(([.$B12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0" table:formula="of:=IF(1-(([.$B13]-[.C$2]-1)/20) &gt; 0; IF(1-(([.$B13]-[.C$2]-1)/20) &lt; 1; 1-(([.$B13]-[.C$2]-1)/20); 1); 0)" office:value-type="percentage" office:value="0" calcext:value-type="percentage">
            <text:p>0%</text:p>
          </table:table-cell>
          <table:table-cell table:style-name="ce20" table:formula="of:=IF(1-(([.$B13]-[.D$2]-1)/20) &gt; 0; IF(1-(([.$B13]-[.D$2]-1)/20) &lt; 1; 1-(([.$B13]-[.D$2]-1)/20); 1); 0)" office:value-type="percentage" office:value="0.05" calcext:value-type="percentage">
            <text:p>5%</text:p>
          </table:table-cell>
          <table:table-cell table:style-name="ce20" table:formula="of:=IF(1-(([.$B13]-[.E$2]-1)/20) &gt; 0; IF(1-(([.$B13]-[.E$2]-1)/20) &lt; 1; 1-(([.$B13]-[.E$2]-1)/20); 1); 0)" office:value-type="percentage" office:value="0.1" calcext:value-type="percentage">
            <text:p>10%</text:p>
          </table:table-cell>
          <table:table-cell table:style-name="ce20" table:formula="of:=IF(1-(([.$B13]-[.F$2]-1)/20) &gt; 0; IF(1-(([.$B13]-[.F$2]-1)/20) &lt; 1; 1-(([.$B13]-[.F$2]-1)/20); 1); 0)" office:value-type="percentage" office:value="0.15" calcext:value-type="percentage">
            <text:p>15%</text:p>
          </table:table-cell>
          <table:table-cell table:style-name="ce20" table:formula="of:=IF(1-(([.$B13]-[.G$2]-1)/20) &gt; 0; IF(1-(([.$B13]-[.G$2]-1)/20) &lt; 1; 1-(([.$B13]-[.G$2]-1)/20); 1); 0)" office:value-type="percentage" office:value="0.2" calcext:value-type="percentage">
            <text:p>20%</text:p>
          </table:table-cell>
          <table:table-cell table:style-name="ce20" table:formula="of:=IF(1-(([.$B13]-[.H$2]-1)/20) &gt; 0; IF(1-(([.$B13]-[.H$2]-1)/20) &lt; 1; 1-(([.$B13]-[.H$2]-1)/20); 1); 0)" office:value-type="percentage" office:value="0.25" calcext:value-type="percentage">
            <text:p>25%</text:p>
          </table:table-cell>
          <table:table-cell table:style-name="ce20" table:formula="of:=IF(1-(([.$B13]-[.I$2]-1)/20) &gt; 0; IF(1-(([.$B13]-[.I$2]-1)/20) &lt; 1; 1-(([.$B13]-[.I$2]-1)/20); 1); 0)" office:value-type="percentage" office:value="0.3" calcext:value-type="percentage">
            <text:p>30%</text:p>
          </table:table-cell>
          <table:table-cell table:style-name="ce20" table:formula="of:=IF(1-(([.$B13]-[.J$2]-1)/20) &gt; 0; IF(1-(([.$B13]-[.J$2]-1)/20) &lt; 1; 1-(([.$B13]-[.J$2]-1)/20); 1); 0)" office:value-type="percentage" office:value="0.35" calcext:value-type="percentage">
            <text:p>35%</text:p>
          </table:table-cell>
          <table:table-cell table:style-name="ce20" table:formula="of:=IF(1-(([.$B13]-[.K$2]-1)/20) &gt; 0; IF(1-(([.$B13]-[.K$2]-1)/20) &lt; 1; 1-(([.$B13]-[.K$2]-1)/20); 1); 0)" office:value-type="percentage" office:value="0.4" calcext:value-type="percentage">
            <text:p>40%</text:p>
          </table:table-cell>
          <table:table-cell table:style-name="ce20" table:formula="of:=IF(1-(([.$B13]-[.L$2]-1)/20) &gt; 0; IF(1-(([.$B13]-[.L$2]-1)/20) &lt; 1; 1-(([.$B13]-[.L$2]-1)/20); 1); 0)" office:value-type="percentage" office:value="0.45" calcext:value-type="percentage">
            <text:p>45%</text:p>
          </table:table-cell>
          <table:table-cell table:style-name="ce20" table:formula="of:=IF(1-(([.$B13]-[.M$2]-1)/20) &gt; 0; IF(1-(([.$B13]-[.M$2]-1)/20) &lt; 1; 1-(([.$B13]-[.M$2]-1)/20); 1); 0)" office:value-type="percentage" office:value="0.5" calcext:value-type="percentage">
            <text:p>50%</text:p>
          </table:table-cell>
          <table:table-cell table:style-name="ce20" table:formula="of:=IF(1-(([.$B13]-[.N$2]-1)/20) &gt; 0; IF(1-(([.$B13]-[.N$2]-1)/20) &lt; 1; 1-(([.$B13]-[.N$2]-1)/20); 1); 0)" office:value-type="percentage" office:value="0.55" calcext:value-type="percentage">
            <text:p>55%</text:p>
          </table:table-cell>
          <table:table-cell table:style-name="ce20" table:formula="of:=IF(1-(([.$B13]-[.O$2]-1)/20) &gt; 0; IF(1-(([.$B13]-[.O$2]-1)/20) &lt; 1; 1-(([.$B13]-[.O$2]-1)/20); 1); 0)" office:value-type="percentage" office:value="0.6" calcext:value-type="percentage">
            <text:p>60%</text:p>
          </table:table-cell>
          <table:table-cell table:style-name="ce20" table:formula="of:=IF(1-(([.$B13]-[.P$2]-1)/20) &gt; 0; IF(1-(([.$B13]-[.P$2]-1)/20) &lt; 1; 1-(([.$B13]-[.P$2]-1)/20); 1); 0)" office:value-type="percentage" office:value="0.65" calcext:value-type="percentage">
            <text:p>65%</text:p>
          </table:table-cell>
          <table:table-cell table:style-name="ce20" table:formula="of:=IF(1-(([.$B13]-[.Q$2]-1)/20) &gt; 0; IF(1-(([.$B13]-[.Q$2]-1)/20) &lt; 1; 1-(([.$B13]-[.Q$2]-1)/20); 1); 0)" office:value-type="percentage" office:value="0.7" calcext:value-type="percentage">
            <text:p>70%</text:p>
          </table:table-cell>
          <table:table-cell table:style-name="ce20" table:formula="of:=IF(1-(([.$B13]-[.R$2]-1)/20) &gt; 0; IF(1-(([.$B13]-[.R$2]-1)/20) &lt; 1; 1-(([.$B13]-[.R$2]-1)/20); 1); 0)" office:value-type="percentage" office:value="0.75" calcext:value-type="percentage">
            <text:p>75%</text:p>
          </table:table-cell>
          <table:table-cell table:style-name="ce20" table:formula="of:=IF(1-(([.$B13]-[.S$2]-1)/20) &gt; 0; IF(1-(([.$B13]-[.S$2]-1)/20) &lt; 1; 1-(([.$B13]-[.S$2]-1)/20); 1); 0)" office:value-type="percentage" office:value="0.8" calcext:value-type="percentage">
            <text:p>80%</text:p>
          </table:table-cell>
          <table:table-cell table:style-name="ce20" table:formula="of:=IF(1-(([.$B13]-[.T$2]-1)/20) &gt; 0; IF(1-(([.$B13]-[.T$2]-1)/20) &lt; 1; 1-(([.$B13]-[.T$2]-1)/20); 1); 0)" office:value-type="percentage" office:value="0.85" calcext:value-type="percentage">
            <text:p>85%</text:p>
          </table:table-cell>
          <table:table-cell table:style-name="ce20" table:formula="of:=IF(1-(([.$B13]-[.U$2]-1)/20) &gt; 0; IF(1-(([.$B13]-[.U$2]-1)/20) &lt; 1; 1-(([.$B13]-[.U$2]-1)/20); 1); 0)" office:value-type="percentage" office:value="0.9" calcext:value-type="percentage">
            <text:p>90%</text:p>
          </table:table-cell>
          <table:table-cell table:style-name="ce20" table:formula="of:=IF(1-(([.$B13]-[.V$2]-1)/20) &gt; 0; IF(1-(([.$B13]-[.V$2]-1)/20) &lt; 1; 1-(([.$B13]-[.V$2]-1)/20); 1); 0)" office:value-type="percentage" office:value="0.95" calcext:value-type="percentage">
            <text:p>95%</text:p>
          </table:table-cell>
          <table:table-cell table:style-name="ce20" table:formula="of:=IF(1-(([.$B13]-[.W$2]-1)/20) &gt; 0; IF(1-(([.$B13]-[.W$2]-1)/20) &lt; 1; 1-(([.$B13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0" table:formula="of:=IF(1-(([.$B14]-[.C$2]-1)/20) &gt; 0; IF(1-(([.$B14]-[.C$2]-1)/20) &lt; 1; 1-(([.$B14]-[.C$2]-1)/20); 1); 0)" office:value-type="percentage" office:value="0" calcext:value-type="percentage">
            <text:p>0%</text:p>
          </table:table-cell>
          <table:table-cell table:style-name="ce20" table:formula="of:=IF(1-(([.$B14]-[.D$2]-1)/20) &gt; 0; IF(1-(([.$B14]-[.D$2]-1)/20) &lt; 1; 1-(([.$B14]-[.D$2]-1)/20); 1); 0)" office:value-type="percentage" office:value="0" calcext:value-type="percentage">
            <text:p>0%</text:p>
          </table:table-cell>
          <table:table-cell table:style-name="ce20" table:formula="of:=IF(1-(([.$B14]-[.E$2]-1)/20) &gt; 0; IF(1-(([.$B14]-[.E$2]-1)/20) &lt; 1; 1-(([.$B14]-[.E$2]-1)/20); 1); 0)" office:value-type="percentage" office:value="0.05" calcext:value-type="percentage">
            <text:p>5%</text:p>
          </table:table-cell>
          <table:table-cell table:style-name="ce20" table:formula="of:=IF(1-(([.$B14]-[.F$2]-1)/20) &gt; 0; IF(1-(([.$B14]-[.F$2]-1)/20) &lt; 1; 1-(([.$B14]-[.F$2]-1)/20); 1); 0)" office:value-type="percentage" office:value="0.1" calcext:value-type="percentage">
            <text:p>10%</text:p>
          </table:table-cell>
          <table:table-cell table:style-name="ce20" table:formula="of:=IF(1-(([.$B14]-[.G$2]-1)/20) &gt; 0; IF(1-(([.$B14]-[.G$2]-1)/20) &lt; 1; 1-(([.$B14]-[.G$2]-1)/20); 1); 0)" office:value-type="percentage" office:value="0.15" calcext:value-type="percentage">
            <text:p>15%</text:p>
          </table:table-cell>
          <table:table-cell table:style-name="ce20" table:formula="of:=IF(1-(([.$B14]-[.H$2]-1)/20) &gt; 0; IF(1-(([.$B14]-[.H$2]-1)/20) &lt; 1; 1-(([.$B14]-[.H$2]-1)/20); 1); 0)" office:value-type="percentage" office:value="0.2" calcext:value-type="percentage">
            <text:p>20%</text:p>
          </table:table-cell>
          <table:table-cell table:style-name="ce20" table:formula="of:=IF(1-(([.$B14]-[.I$2]-1)/20) &gt; 0; IF(1-(([.$B14]-[.I$2]-1)/20) &lt; 1; 1-(([.$B14]-[.I$2]-1)/20); 1); 0)" office:value-type="percentage" office:value="0.25" calcext:value-type="percentage">
            <text:p>25%</text:p>
          </table:table-cell>
          <table:table-cell table:style-name="ce20" table:formula="of:=IF(1-(([.$B14]-[.J$2]-1)/20) &gt; 0; IF(1-(([.$B14]-[.J$2]-1)/20) &lt; 1; 1-(([.$B14]-[.J$2]-1)/20); 1); 0)" office:value-type="percentage" office:value="0.3" calcext:value-type="percentage">
            <text:p>30%</text:p>
          </table:table-cell>
          <table:table-cell table:style-name="ce20" table:formula="of:=IF(1-(([.$B14]-[.K$2]-1)/20) &gt; 0; IF(1-(([.$B14]-[.K$2]-1)/20) &lt; 1; 1-(([.$B14]-[.K$2]-1)/20); 1); 0)" office:value-type="percentage" office:value="0.35" calcext:value-type="percentage">
            <text:p>35%</text:p>
          </table:table-cell>
          <table:table-cell table:style-name="ce20" table:formula="of:=IF(1-(([.$B14]-[.L$2]-1)/20) &gt; 0; IF(1-(([.$B14]-[.L$2]-1)/20) &lt; 1; 1-(([.$B14]-[.L$2]-1)/20); 1); 0)" office:value-type="percentage" office:value="0.4" calcext:value-type="percentage">
            <text:p>40%</text:p>
          </table:table-cell>
          <table:table-cell table:style-name="ce20" table:formula="of:=IF(1-(([.$B14]-[.M$2]-1)/20) &gt; 0; IF(1-(([.$B14]-[.M$2]-1)/20) &lt; 1; 1-(([.$B14]-[.M$2]-1)/20); 1); 0)" office:value-type="percentage" office:value="0.45" calcext:value-type="percentage">
            <text:p>45%</text:p>
          </table:table-cell>
          <table:table-cell table:style-name="ce20" table:formula="of:=IF(1-(([.$B14]-[.N$2]-1)/20) &gt; 0; IF(1-(([.$B14]-[.N$2]-1)/20) &lt; 1; 1-(([.$B14]-[.N$2]-1)/20); 1); 0)" office:value-type="percentage" office:value="0.5" calcext:value-type="percentage">
            <text:p>50%</text:p>
          </table:table-cell>
          <table:table-cell table:style-name="ce20" table:formula="of:=IF(1-(([.$B14]-[.O$2]-1)/20) &gt; 0; IF(1-(([.$B14]-[.O$2]-1)/20) &lt; 1; 1-(([.$B14]-[.O$2]-1)/20); 1); 0)" office:value-type="percentage" office:value="0.55" calcext:value-type="percentage">
            <text:p>55%</text:p>
          </table:table-cell>
          <table:table-cell table:style-name="ce20" table:formula="of:=IF(1-(([.$B14]-[.P$2]-1)/20) &gt; 0; IF(1-(([.$B14]-[.P$2]-1)/20) &lt; 1; 1-(([.$B14]-[.P$2]-1)/20); 1); 0)" office:value-type="percentage" office:value="0.6" calcext:value-type="percentage">
            <text:p>60%</text:p>
          </table:table-cell>
          <table:table-cell table:style-name="ce20" table:formula="of:=IF(1-(([.$B14]-[.Q$2]-1)/20) &gt; 0; IF(1-(([.$B14]-[.Q$2]-1)/20) &lt; 1; 1-(([.$B14]-[.Q$2]-1)/20); 1); 0)" office:value-type="percentage" office:value="0.65" calcext:value-type="percentage">
            <text:p>65%</text:p>
          </table:table-cell>
          <table:table-cell table:style-name="ce20" table:formula="of:=IF(1-(([.$B14]-[.R$2]-1)/20) &gt; 0; IF(1-(([.$B14]-[.R$2]-1)/20) &lt; 1; 1-(([.$B14]-[.R$2]-1)/20); 1); 0)" office:value-type="percentage" office:value="0.7" calcext:value-type="percentage">
            <text:p>70%</text:p>
          </table:table-cell>
          <table:table-cell table:style-name="ce20" table:formula="of:=IF(1-(([.$B14]-[.S$2]-1)/20) &gt; 0; IF(1-(([.$B14]-[.S$2]-1)/20) &lt; 1; 1-(([.$B14]-[.S$2]-1)/20); 1); 0)" office:value-type="percentage" office:value="0.75" calcext:value-type="percentage">
            <text:p>75%</text:p>
          </table:table-cell>
          <table:table-cell table:style-name="ce20" table:formula="of:=IF(1-(([.$B14]-[.T$2]-1)/20) &gt; 0; IF(1-(([.$B14]-[.T$2]-1)/20) &lt; 1; 1-(([.$B14]-[.T$2]-1)/20); 1); 0)" office:value-type="percentage" office:value="0.8" calcext:value-type="percentage">
            <text:p>80%</text:p>
          </table:table-cell>
          <table:table-cell table:style-name="ce20" table:formula="of:=IF(1-(([.$B14]-[.U$2]-1)/20) &gt; 0; IF(1-(([.$B14]-[.U$2]-1)/20) &lt; 1; 1-(([.$B14]-[.U$2]-1)/20); 1); 0)" office:value-type="percentage" office:value="0.85" calcext:value-type="percentage">
            <text:p>85%</text:p>
          </table:table-cell>
          <table:table-cell table:style-name="ce20" table:formula="of:=IF(1-(([.$B14]-[.V$2]-1)/20) &gt; 0; IF(1-(([.$B14]-[.V$2]-1)/20) &lt; 1; 1-(([.$B14]-[.V$2]-1)/20); 1); 0)" office:value-type="percentage" office:value="0.9" calcext:value-type="percentage">
            <text:p>90%</text:p>
          </table:table-cell>
          <table:table-cell table:style-name="ce20" table:formula="of:=IF(1-(([.$B14]-[.W$2]-1)/20) &gt; 0; IF(1-(([.$B14]-[.W$2]-1)/20) &lt; 1; 1-(([.$B14]-[.W$2]-1)/20); 1); 0)" office:value-type="percentage" office:value="0.95" calcext:value-type="percentage">
            <text:p>9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0" table:formula="of:=IF(1-(([.$B15]-[.C$2]-1)/20) &gt; 0; IF(1-(([.$B15]-[.C$2]-1)/20) &lt; 1; 1-(([.$B15]-[.C$2]-1)/20); 1); 0)" office:value-type="percentage" office:value="0" calcext:value-type="percentage">
            <text:p>0%</text:p>
          </table:table-cell>
          <table:table-cell table:style-name="ce20" table:formula="of:=IF(1-(([.$B15]-[.D$2]-1)/20) &gt; 0; IF(1-(([.$B15]-[.D$2]-1)/20) &lt; 1; 1-(([.$B15]-[.D$2]-1)/20); 1); 0)" office:value-type="percentage" office:value="0" calcext:value-type="percentage">
            <text:p>0%</text:p>
          </table:table-cell>
          <table:table-cell table:style-name="ce20" table:formula="of:=IF(1-(([.$B15]-[.E$2]-1)/20) &gt; 0; IF(1-(([.$B15]-[.E$2]-1)/20) &lt; 1; 1-(([.$B15]-[.E$2]-1)/20); 1); 0)" office:value-type="percentage" office:value="0" calcext:value-type="percentage">
            <text:p>0%</text:p>
          </table:table-cell>
          <table:table-cell table:style-name="ce20" table:formula="of:=IF(1-(([.$B15]-[.F$2]-1)/20) &gt; 0; IF(1-(([.$B15]-[.F$2]-1)/20) &lt; 1; 1-(([.$B15]-[.F$2]-1)/20); 1); 0)" office:value-type="percentage" office:value="0.05" calcext:value-type="percentage">
            <text:p>5%</text:p>
          </table:table-cell>
          <table:table-cell table:style-name="ce20" table:formula="of:=IF(1-(([.$B15]-[.G$2]-1)/20) &gt; 0; IF(1-(([.$B15]-[.G$2]-1)/20) &lt; 1; 1-(([.$B15]-[.G$2]-1)/20); 1); 0)" office:value-type="percentage" office:value="0.1" calcext:value-type="percentage">
            <text:p>10%</text:p>
          </table:table-cell>
          <table:table-cell table:style-name="ce20" table:formula="of:=IF(1-(([.$B15]-[.H$2]-1)/20) &gt; 0; IF(1-(([.$B15]-[.H$2]-1)/20) &lt; 1; 1-(([.$B15]-[.H$2]-1)/20); 1); 0)" office:value-type="percentage" office:value="0.15" calcext:value-type="percentage">
            <text:p>15%</text:p>
          </table:table-cell>
          <table:table-cell table:style-name="ce20" table:formula="of:=IF(1-(([.$B15]-[.I$2]-1)/20) &gt; 0; IF(1-(([.$B15]-[.I$2]-1)/20) &lt; 1; 1-(([.$B15]-[.I$2]-1)/20); 1); 0)" office:value-type="percentage" office:value="0.2" calcext:value-type="percentage">
            <text:p>20%</text:p>
          </table:table-cell>
          <table:table-cell table:style-name="ce20" table:formula="of:=IF(1-(([.$B15]-[.J$2]-1)/20) &gt; 0; IF(1-(([.$B15]-[.J$2]-1)/20) &lt; 1; 1-(([.$B15]-[.J$2]-1)/20); 1); 0)" office:value-type="percentage" office:value="0.25" calcext:value-type="percentage">
            <text:p>25%</text:p>
          </table:table-cell>
          <table:table-cell table:style-name="ce20" table:formula="of:=IF(1-(([.$B15]-[.K$2]-1)/20) &gt; 0; IF(1-(([.$B15]-[.K$2]-1)/20) &lt; 1; 1-(([.$B15]-[.K$2]-1)/20); 1); 0)" office:value-type="percentage" office:value="0.3" calcext:value-type="percentage">
            <text:p>30%</text:p>
          </table:table-cell>
          <table:table-cell table:style-name="ce20" table:formula="of:=IF(1-(([.$B15]-[.L$2]-1)/20) &gt; 0; IF(1-(([.$B15]-[.L$2]-1)/20) &lt; 1; 1-(([.$B15]-[.L$2]-1)/20); 1); 0)" office:value-type="percentage" office:value="0.35" calcext:value-type="percentage">
            <text:p>35%</text:p>
          </table:table-cell>
          <table:table-cell table:style-name="ce20" table:formula="of:=IF(1-(([.$B15]-[.M$2]-1)/20) &gt; 0; IF(1-(([.$B15]-[.M$2]-1)/20) &lt; 1; 1-(([.$B15]-[.M$2]-1)/20); 1); 0)" office:value-type="percentage" office:value="0.4" calcext:value-type="percentage">
            <text:p>40%</text:p>
          </table:table-cell>
          <table:table-cell table:style-name="ce20" table:formula="of:=IF(1-(([.$B15]-[.N$2]-1)/20) &gt; 0; IF(1-(([.$B15]-[.N$2]-1)/20) &lt; 1; 1-(([.$B15]-[.N$2]-1)/20); 1); 0)" office:value-type="percentage" office:value="0.45" calcext:value-type="percentage">
            <text:p>45%</text:p>
          </table:table-cell>
          <table:table-cell table:style-name="ce20" table:formula="of:=IF(1-(([.$B15]-[.O$2]-1)/20) &gt; 0; IF(1-(([.$B15]-[.O$2]-1)/20) &lt; 1; 1-(([.$B15]-[.O$2]-1)/20); 1); 0)" office:value-type="percentage" office:value="0.5" calcext:value-type="percentage">
            <text:p>50%</text:p>
          </table:table-cell>
          <table:table-cell table:style-name="ce20" table:formula="of:=IF(1-(([.$B15]-[.P$2]-1)/20) &gt; 0; IF(1-(([.$B15]-[.P$2]-1)/20) &lt; 1; 1-(([.$B15]-[.P$2]-1)/20); 1); 0)" office:value-type="percentage" office:value="0.55" calcext:value-type="percentage">
            <text:p>55%</text:p>
          </table:table-cell>
          <table:table-cell table:style-name="ce20" table:formula="of:=IF(1-(([.$B15]-[.Q$2]-1)/20) &gt; 0; IF(1-(([.$B15]-[.Q$2]-1)/20) &lt; 1; 1-(([.$B15]-[.Q$2]-1)/20); 1); 0)" office:value-type="percentage" office:value="0.6" calcext:value-type="percentage">
            <text:p>60%</text:p>
          </table:table-cell>
          <table:table-cell table:style-name="ce20" table:formula="of:=IF(1-(([.$B15]-[.R$2]-1)/20) &gt; 0; IF(1-(([.$B15]-[.R$2]-1)/20) &lt; 1; 1-(([.$B15]-[.R$2]-1)/20); 1); 0)" office:value-type="percentage" office:value="0.65" calcext:value-type="percentage">
            <text:p>65%</text:p>
          </table:table-cell>
          <table:table-cell table:style-name="ce20" table:formula="of:=IF(1-(([.$B15]-[.S$2]-1)/20) &gt; 0; IF(1-(([.$B15]-[.S$2]-1)/20) &lt; 1; 1-(([.$B15]-[.S$2]-1)/20); 1); 0)" office:value-type="percentage" office:value="0.7" calcext:value-type="percentage">
            <text:p>70%</text:p>
          </table:table-cell>
          <table:table-cell table:style-name="ce20" table:formula="of:=IF(1-(([.$B15]-[.T$2]-1)/20) &gt; 0; IF(1-(([.$B15]-[.T$2]-1)/20) &lt; 1; 1-(([.$B15]-[.T$2]-1)/20); 1); 0)" office:value-type="percentage" office:value="0.75" calcext:value-type="percentage">
            <text:p>75%</text:p>
          </table:table-cell>
          <table:table-cell table:style-name="ce20" table:formula="of:=IF(1-(([.$B15]-[.U$2]-1)/20) &gt; 0; IF(1-(([.$B15]-[.U$2]-1)/20) &lt; 1; 1-(([.$B15]-[.U$2]-1)/20); 1); 0)" office:value-type="percentage" office:value="0.8" calcext:value-type="percentage">
            <text:p>80%</text:p>
          </table:table-cell>
          <table:table-cell table:style-name="ce20" table:formula="of:=IF(1-(([.$B15]-[.V$2]-1)/20) &gt; 0; IF(1-(([.$B15]-[.V$2]-1)/20) &lt; 1; 1-(([.$B15]-[.V$2]-1)/20); 1); 0)" office:value-type="percentage" office:value="0.85" calcext:value-type="percentage">
            <text:p>85%</text:p>
          </table:table-cell>
          <table:table-cell table:style-name="ce20" table:formula="of:=IF(1-(([.$B15]-[.W$2]-1)/20) &gt; 0; IF(1-(([.$B15]-[.W$2]-1)/20) &lt; 1; 1-(([.$B15]-[.W$2]-1)/20); 1); 0)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0" table:formula="of:=IF(1-(([.$B16]-[.C$2]-1)/20) &gt; 0; IF(1-(([.$B16]-[.C$2]-1)/20) &lt; 1; 1-(([.$B16]-[.C$2]-1)/20); 1); 0)" office:value-type="percentage" office:value="0" calcext:value-type="percentage">
            <text:p>0%</text:p>
          </table:table-cell>
          <table:table-cell table:style-name="ce20" table:formula="of:=IF(1-(([.$B16]-[.D$2]-1)/20) &gt; 0; IF(1-(([.$B16]-[.D$2]-1)/20) &lt; 1; 1-(([.$B16]-[.D$2]-1)/20); 1); 0)" office:value-type="percentage" office:value="0" calcext:value-type="percentage">
            <text:p>0%</text:p>
          </table:table-cell>
          <table:table-cell table:style-name="ce20" table:formula="of:=IF(1-(([.$B16]-[.E$2]-1)/20) &gt; 0; IF(1-(([.$B16]-[.E$2]-1)/20) &lt; 1; 1-(([.$B16]-[.E$2]-1)/20); 1); 0)" office:value-type="percentage" office:value="0" calcext:value-type="percentage">
            <text:p>0%</text:p>
          </table:table-cell>
          <table:table-cell table:style-name="ce20" table:formula="of:=IF(1-(([.$B16]-[.F$2]-1)/20) &gt; 0; IF(1-(([.$B16]-[.F$2]-1)/20) &lt; 1; 1-(([.$B16]-[.F$2]-1)/20); 1); 0)" office:value-type="percentage" office:value="0" calcext:value-type="percentage">
            <text:p>0%</text:p>
          </table:table-cell>
          <table:table-cell table:style-name="ce20" table:formula="of:=IF(1-(([.$B16]-[.G$2]-1)/20) &gt; 0; IF(1-(([.$B16]-[.G$2]-1)/20) &lt; 1; 1-(([.$B16]-[.G$2]-1)/20); 1); 0)" office:value-type="percentage" office:value="0.05" calcext:value-type="percentage">
            <text:p>5%</text:p>
          </table:table-cell>
          <table:table-cell table:style-name="ce20" table:formula="of:=IF(1-(([.$B16]-[.H$2]-1)/20) &gt; 0; IF(1-(([.$B16]-[.H$2]-1)/20) &lt; 1; 1-(([.$B16]-[.H$2]-1)/20); 1); 0)" office:value-type="percentage" office:value="0.1" calcext:value-type="percentage">
            <text:p>10%</text:p>
          </table:table-cell>
          <table:table-cell table:style-name="ce20" table:formula="of:=IF(1-(([.$B16]-[.I$2]-1)/20) &gt; 0; IF(1-(([.$B16]-[.I$2]-1)/20) &lt; 1; 1-(([.$B16]-[.I$2]-1)/20); 1); 0)" office:value-type="percentage" office:value="0.15" calcext:value-type="percentage">
            <text:p>15%</text:p>
          </table:table-cell>
          <table:table-cell table:style-name="ce20" table:formula="of:=IF(1-(([.$B16]-[.J$2]-1)/20) &gt; 0; IF(1-(([.$B16]-[.J$2]-1)/20) &lt; 1; 1-(([.$B16]-[.J$2]-1)/20); 1); 0)" office:value-type="percentage" office:value="0.2" calcext:value-type="percentage">
            <text:p>20%</text:p>
          </table:table-cell>
          <table:table-cell table:style-name="ce20" table:formula="of:=IF(1-(([.$B16]-[.K$2]-1)/20) &gt; 0; IF(1-(([.$B16]-[.K$2]-1)/20) &lt; 1; 1-(([.$B16]-[.K$2]-1)/20); 1); 0)" office:value-type="percentage" office:value="0.25" calcext:value-type="percentage">
            <text:p>25%</text:p>
          </table:table-cell>
          <table:table-cell table:style-name="ce20" table:formula="of:=IF(1-(([.$B16]-[.L$2]-1)/20) &gt; 0; IF(1-(([.$B16]-[.L$2]-1)/20) &lt; 1; 1-(([.$B16]-[.L$2]-1)/20); 1); 0)" office:value-type="percentage" office:value="0.3" calcext:value-type="percentage">
            <text:p>30%</text:p>
          </table:table-cell>
          <table:table-cell table:style-name="ce20" table:formula="of:=IF(1-(([.$B16]-[.M$2]-1)/20) &gt; 0; IF(1-(([.$B16]-[.M$2]-1)/20) &lt; 1; 1-(([.$B16]-[.M$2]-1)/20); 1); 0)" office:value-type="percentage" office:value="0.35" calcext:value-type="percentage">
            <text:p>35%</text:p>
          </table:table-cell>
          <table:table-cell table:style-name="ce20" table:formula="of:=IF(1-(([.$B16]-[.N$2]-1)/20) &gt; 0; IF(1-(([.$B16]-[.N$2]-1)/20) &lt; 1; 1-(([.$B16]-[.N$2]-1)/20); 1); 0)" office:value-type="percentage" office:value="0.4" calcext:value-type="percentage">
            <text:p>40%</text:p>
          </table:table-cell>
          <table:table-cell table:style-name="ce20" table:formula="of:=IF(1-(([.$B16]-[.O$2]-1)/20) &gt; 0; IF(1-(([.$B16]-[.O$2]-1)/20) &lt; 1; 1-(([.$B16]-[.O$2]-1)/20); 1); 0)" office:value-type="percentage" office:value="0.45" calcext:value-type="percentage">
            <text:p>45%</text:p>
          </table:table-cell>
          <table:table-cell table:style-name="ce20" table:formula="of:=IF(1-(([.$B16]-[.P$2]-1)/20) &gt; 0; IF(1-(([.$B16]-[.P$2]-1)/20) &lt; 1; 1-(([.$B16]-[.P$2]-1)/20); 1); 0)" office:value-type="percentage" office:value="0.5" calcext:value-type="percentage">
            <text:p>50%</text:p>
          </table:table-cell>
          <table:table-cell table:style-name="ce20" table:formula="of:=IF(1-(([.$B16]-[.Q$2]-1)/20) &gt; 0; IF(1-(([.$B16]-[.Q$2]-1)/20) &lt; 1; 1-(([.$B16]-[.Q$2]-1)/20); 1); 0)" office:value-type="percentage" office:value="0.55" calcext:value-type="percentage">
            <text:p>55%</text:p>
          </table:table-cell>
          <table:table-cell table:style-name="ce20" table:formula="of:=IF(1-(([.$B16]-[.R$2]-1)/20) &gt; 0; IF(1-(([.$B16]-[.R$2]-1)/20) &lt; 1; 1-(([.$B16]-[.R$2]-1)/20); 1); 0)" office:value-type="percentage" office:value="0.6" calcext:value-type="percentage">
            <text:p>60%</text:p>
          </table:table-cell>
          <table:table-cell table:style-name="ce20" table:formula="of:=IF(1-(([.$B16]-[.S$2]-1)/20) &gt; 0; IF(1-(([.$B16]-[.S$2]-1)/20) &lt; 1; 1-(([.$B16]-[.S$2]-1)/20); 1); 0)" office:value-type="percentage" office:value="0.65" calcext:value-type="percentage">
            <text:p>65%</text:p>
          </table:table-cell>
          <table:table-cell table:style-name="ce20" table:formula="of:=IF(1-(([.$B16]-[.T$2]-1)/20) &gt; 0; IF(1-(([.$B16]-[.T$2]-1)/20) &lt; 1; 1-(([.$B16]-[.T$2]-1)/20); 1); 0)" office:value-type="percentage" office:value="0.7" calcext:value-type="percentage">
            <text:p>70%</text:p>
          </table:table-cell>
          <table:table-cell table:style-name="ce20" table:formula="of:=IF(1-(([.$B16]-[.U$2]-1)/20) &gt; 0; IF(1-(([.$B16]-[.U$2]-1)/20) &lt; 1; 1-(([.$B16]-[.U$2]-1)/20); 1); 0)" office:value-type="percentage" office:value="0.75" calcext:value-type="percentage">
            <text:p>75%</text:p>
          </table:table-cell>
          <table:table-cell table:style-name="ce20" table:formula="of:=IF(1-(([.$B16]-[.V$2]-1)/20) &gt; 0; IF(1-(([.$B16]-[.V$2]-1)/20) &lt; 1; 1-(([.$B16]-[.V$2]-1)/20); 1); 0)" office:value-type="percentage" office:value="0.8" calcext:value-type="percentage">
            <text:p>80%</text:p>
          </table:table-cell>
          <table:table-cell table:style-name="ce20" table:formula="of:=IF(1-(([.$B16]-[.W$2]-1)/20) &gt; 0; IF(1-(([.$B16]-[.W$2]-1)/20) &lt; 1; 1-(([.$B16]-[.W$2]-1)/20); 1); 0)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0" table:formula="of:=IF(1-(([.$B17]-[.C$2]-1)/20) &gt; 0; IF(1-(([.$B17]-[.C$2]-1)/20) &lt; 1; 1-(([.$B17]-[.C$2]-1)/20); 1); 0)" office:value-type="percentage" office:value="0" calcext:value-type="percentage">
            <text:p>0%</text:p>
          </table:table-cell>
          <table:table-cell table:style-name="ce20" table:formula="of:=IF(1-(([.$B17]-[.D$2]-1)/20) &gt; 0; IF(1-(([.$B17]-[.D$2]-1)/20) &lt; 1; 1-(([.$B17]-[.D$2]-1)/20); 1); 0)" office:value-type="percentage" office:value="0" calcext:value-type="percentage">
            <text:p>0%</text:p>
          </table:table-cell>
          <table:table-cell table:style-name="ce20" table:formula="of:=IF(1-(([.$B17]-[.E$2]-1)/20) &gt; 0; IF(1-(([.$B17]-[.E$2]-1)/20) &lt; 1; 1-(([.$B17]-[.E$2]-1)/20); 1); 0)" office:value-type="percentage" office:value="0" calcext:value-type="percentage">
            <text:p>0%</text:p>
          </table:table-cell>
          <table:table-cell table:style-name="ce20" table:formula="of:=IF(1-(([.$B17]-[.F$2]-1)/20) &gt; 0; IF(1-(([.$B17]-[.F$2]-1)/20) &lt; 1; 1-(([.$B17]-[.F$2]-1)/20); 1); 0)" office:value-type="percentage" office:value="0" calcext:value-type="percentage">
            <text:p>0%</text:p>
          </table:table-cell>
          <table:table-cell table:style-name="ce20" table:formula="of:=IF(1-(([.$B17]-[.G$2]-1)/20) &gt; 0; IF(1-(([.$B17]-[.G$2]-1)/20) &lt; 1; 1-(([.$B17]-[.G$2]-1)/20); 1); 0)" office:value-type="percentage" office:value="0" calcext:value-type="percentage">
            <text:p>0%</text:p>
          </table:table-cell>
          <table:table-cell table:style-name="ce20" table:formula="of:=IF(1-(([.$B17]-[.H$2]-1)/20) &gt; 0; IF(1-(([.$B17]-[.H$2]-1)/20) &lt; 1; 1-(([.$B17]-[.H$2]-1)/20); 1); 0)" office:value-type="percentage" office:value="0.05" calcext:value-type="percentage">
            <text:p>5%</text:p>
          </table:table-cell>
          <table:table-cell table:style-name="ce20" table:formula="of:=IF(1-(([.$B17]-[.I$2]-1)/20) &gt; 0; IF(1-(([.$B17]-[.I$2]-1)/20) &lt; 1; 1-(([.$B17]-[.I$2]-1)/20); 1); 0)" office:value-type="percentage" office:value="0.1" calcext:value-type="percentage">
            <text:p>10%</text:p>
          </table:table-cell>
          <table:table-cell table:style-name="ce20" table:formula="of:=IF(1-(([.$B17]-[.J$2]-1)/20) &gt; 0; IF(1-(([.$B17]-[.J$2]-1)/20) &lt; 1; 1-(([.$B17]-[.J$2]-1)/20); 1); 0)" office:value-type="percentage" office:value="0.15" calcext:value-type="percentage">
            <text:p>15%</text:p>
          </table:table-cell>
          <table:table-cell table:style-name="ce20" table:formula="of:=IF(1-(([.$B17]-[.K$2]-1)/20) &gt; 0; IF(1-(([.$B17]-[.K$2]-1)/20) &lt; 1; 1-(([.$B17]-[.K$2]-1)/20); 1); 0)" office:value-type="percentage" office:value="0.2" calcext:value-type="percentage">
            <text:p>20%</text:p>
          </table:table-cell>
          <table:table-cell table:style-name="ce20" table:formula="of:=IF(1-(([.$B17]-[.L$2]-1)/20) &gt; 0; IF(1-(([.$B17]-[.L$2]-1)/20) &lt; 1; 1-(([.$B17]-[.L$2]-1)/20); 1); 0)" office:value-type="percentage" office:value="0.25" calcext:value-type="percentage">
            <text:p>25%</text:p>
          </table:table-cell>
          <table:table-cell table:style-name="ce20" table:formula="of:=IF(1-(([.$B17]-[.M$2]-1)/20) &gt; 0; IF(1-(([.$B17]-[.M$2]-1)/20) &lt; 1; 1-(([.$B17]-[.M$2]-1)/20); 1); 0)" office:value-type="percentage" office:value="0.3" calcext:value-type="percentage">
            <text:p>30%</text:p>
          </table:table-cell>
          <table:table-cell table:style-name="ce20" table:formula="of:=IF(1-(([.$B17]-[.N$2]-1)/20) &gt; 0; IF(1-(([.$B17]-[.N$2]-1)/20) &lt; 1; 1-(([.$B17]-[.N$2]-1)/20); 1); 0)" office:value-type="percentage" office:value="0.35" calcext:value-type="percentage">
            <text:p>35%</text:p>
          </table:table-cell>
          <table:table-cell table:style-name="ce20" table:formula="of:=IF(1-(([.$B17]-[.O$2]-1)/20) &gt; 0; IF(1-(([.$B17]-[.O$2]-1)/20) &lt; 1; 1-(([.$B17]-[.O$2]-1)/20); 1); 0)" office:value-type="percentage" office:value="0.4" calcext:value-type="percentage">
            <text:p>40%</text:p>
          </table:table-cell>
          <table:table-cell table:style-name="ce20" table:formula="of:=IF(1-(([.$B17]-[.P$2]-1)/20) &gt; 0; IF(1-(([.$B17]-[.P$2]-1)/20) &lt; 1; 1-(([.$B17]-[.P$2]-1)/20); 1); 0)" office:value-type="percentage" office:value="0.45" calcext:value-type="percentage">
            <text:p>45%</text:p>
          </table:table-cell>
          <table:table-cell table:style-name="ce20" table:formula="of:=IF(1-(([.$B17]-[.Q$2]-1)/20) &gt; 0; IF(1-(([.$B17]-[.Q$2]-1)/20) &lt; 1; 1-(([.$B17]-[.Q$2]-1)/20); 1); 0)" office:value-type="percentage" office:value="0.5" calcext:value-type="percentage">
            <text:p>50%</text:p>
          </table:table-cell>
          <table:table-cell table:style-name="ce20" table:formula="of:=IF(1-(([.$B17]-[.R$2]-1)/20) &gt; 0; IF(1-(([.$B17]-[.R$2]-1)/20) &lt; 1; 1-(([.$B17]-[.R$2]-1)/20); 1); 0)" office:value-type="percentage" office:value="0.55" calcext:value-type="percentage">
            <text:p>55%</text:p>
          </table:table-cell>
          <table:table-cell table:style-name="ce20" table:formula="of:=IF(1-(([.$B17]-[.S$2]-1)/20) &gt; 0; IF(1-(([.$B17]-[.S$2]-1)/20) &lt; 1; 1-(([.$B17]-[.S$2]-1)/20); 1); 0)" office:value-type="percentage" office:value="0.6" calcext:value-type="percentage">
            <text:p>60%</text:p>
          </table:table-cell>
          <table:table-cell table:style-name="ce20" table:formula="of:=IF(1-(([.$B17]-[.T$2]-1)/20) &gt; 0; IF(1-(([.$B17]-[.T$2]-1)/20) &lt; 1; 1-(([.$B17]-[.T$2]-1)/20); 1); 0)" office:value-type="percentage" office:value="0.65" calcext:value-type="percentage">
            <text:p>65%</text:p>
          </table:table-cell>
          <table:table-cell table:style-name="ce20" table:formula="of:=IF(1-(([.$B17]-[.U$2]-1)/20) &gt; 0; IF(1-(([.$B17]-[.U$2]-1)/20) &lt; 1; 1-(([.$B17]-[.U$2]-1)/20); 1); 0)" office:value-type="percentage" office:value="0.7" calcext:value-type="percentage">
            <text:p>70%</text:p>
          </table:table-cell>
          <table:table-cell table:style-name="ce20" table:formula="of:=IF(1-(([.$B17]-[.V$2]-1)/20) &gt; 0; IF(1-(([.$B17]-[.V$2]-1)/20) &lt; 1; 1-(([.$B17]-[.V$2]-1)/20); 1); 0)" office:value-type="percentage" office:value="0.75" calcext:value-type="percentage">
            <text:p>75%</text:p>
          </table:table-cell>
          <table:table-cell table:style-name="ce20" table:formula="of:=IF(1-(([.$B17]-[.W$2]-1)/20) &gt; 0; IF(1-(([.$B17]-[.W$2]-1)/20) &lt; 1; 1-(([.$B17]-[.W$2]-1)/20); 1); 0)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0" table:formula="of:=IF(1-(([.$B18]-[.C$2]-1)/20) &gt; 0; IF(1-(([.$B18]-[.C$2]-1)/20) &lt; 1; 1-(([.$B18]-[.C$2]-1)/20); 1); 0)" office:value-type="percentage" office:value="0" calcext:value-type="percentage">
            <text:p>0%</text:p>
          </table:table-cell>
          <table:table-cell table:style-name="ce20" table:formula="of:=IF(1-(([.$B18]-[.D$2]-1)/20) &gt; 0; IF(1-(([.$B18]-[.D$2]-1)/20) &lt; 1; 1-(([.$B18]-[.D$2]-1)/20); 1); 0)" office:value-type="percentage" office:value="0" calcext:value-type="percentage">
            <text:p>0%</text:p>
          </table:table-cell>
          <table:table-cell table:style-name="ce20" table:formula="of:=IF(1-(([.$B18]-[.E$2]-1)/20) &gt; 0; IF(1-(([.$B18]-[.E$2]-1)/20) &lt; 1; 1-(([.$B18]-[.E$2]-1)/20); 1); 0)" office:value-type="percentage" office:value="0" calcext:value-type="percentage">
            <text:p>0%</text:p>
          </table:table-cell>
          <table:table-cell table:style-name="ce20" table:formula="of:=IF(1-(([.$B18]-[.F$2]-1)/20) &gt; 0; IF(1-(([.$B18]-[.F$2]-1)/20) &lt; 1; 1-(([.$B18]-[.F$2]-1)/20); 1); 0)" office:value-type="percentage" office:value="0" calcext:value-type="percentage">
            <text:p>0%</text:p>
          </table:table-cell>
          <table:table-cell table:style-name="ce20" table:formula="of:=IF(1-(([.$B18]-[.G$2]-1)/20) &gt; 0; IF(1-(([.$B18]-[.G$2]-1)/20) &lt; 1; 1-(([.$B18]-[.G$2]-1)/20); 1); 0)" office:value-type="percentage" office:value="0" calcext:value-type="percentage">
            <text:p>0%</text:p>
          </table:table-cell>
          <table:table-cell table:style-name="ce20" table:formula="of:=IF(1-(([.$B18]-[.H$2]-1)/20) &gt; 0; IF(1-(([.$B18]-[.H$2]-1)/20) &lt; 1; 1-(([.$B18]-[.H$2]-1)/20); 1); 0)" office:value-type="percentage" office:value="0" calcext:value-type="percentage">
            <text:p>0%</text:p>
          </table:table-cell>
          <table:table-cell table:style-name="ce20" table:formula="of:=IF(1-(([.$B18]-[.I$2]-1)/20) &gt; 0; IF(1-(([.$B18]-[.I$2]-1)/20) &lt; 1; 1-(([.$B18]-[.I$2]-1)/20); 1); 0)" office:value-type="percentage" office:value="0.05" calcext:value-type="percentage">
            <text:p>5%</text:p>
          </table:table-cell>
          <table:table-cell table:style-name="ce20" table:formula="of:=IF(1-(([.$B18]-[.J$2]-1)/20) &gt; 0; IF(1-(([.$B18]-[.J$2]-1)/20) &lt; 1; 1-(([.$B18]-[.J$2]-1)/20); 1); 0)" office:value-type="percentage" office:value="0.1" calcext:value-type="percentage">
            <text:p>10%</text:p>
          </table:table-cell>
          <table:table-cell table:style-name="ce20" table:formula="of:=IF(1-(([.$B18]-[.K$2]-1)/20) &gt; 0; IF(1-(([.$B18]-[.K$2]-1)/20) &lt; 1; 1-(([.$B18]-[.K$2]-1)/20); 1); 0)" office:value-type="percentage" office:value="0.15" calcext:value-type="percentage">
            <text:p>15%</text:p>
          </table:table-cell>
          <table:table-cell table:style-name="ce20" table:formula="of:=IF(1-(([.$B18]-[.L$2]-1)/20) &gt; 0; IF(1-(([.$B18]-[.L$2]-1)/20) &lt; 1; 1-(([.$B18]-[.L$2]-1)/20); 1); 0)" office:value-type="percentage" office:value="0.2" calcext:value-type="percentage">
            <text:p>20%</text:p>
          </table:table-cell>
          <table:table-cell table:style-name="ce20" table:formula="of:=IF(1-(([.$B18]-[.M$2]-1)/20) &gt; 0; IF(1-(([.$B18]-[.M$2]-1)/20) &lt; 1; 1-(([.$B18]-[.M$2]-1)/20); 1); 0)" office:value-type="percentage" office:value="0.25" calcext:value-type="percentage">
            <text:p>25%</text:p>
          </table:table-cell>
          <table:table-cell table:style-name="ce20" table:formula="of:=IF(1-(([.$B18]-[.N$2]-1)/20) &gt; 0; IF(1-(([.$B18]-[.N$2]-1)/20) &lt; 1; 1-(([.$B18]-[.N$2]-1)/20); 1); 0)" office:value-type="percentage" office:value="0.3" calcext:value-type="percentage">
            <text:p>30%</text:p>
          </table:table-cell>
          <table:table-cell table:style-name="ce20" table:formula="of:=IF(1-(([.$B18]-[.O$2]-1)/20) &gt; 0; IF(1-(([.$B18]-[.O$2]-1)/20) &lt; 1; 1-(([.$B18]-[.O$2]-1)/20); 1); 0)" office:value-type="percentage" office:value="0.35" calcext:value-type="percentage">
            <text:p>35%</text:p>
          </table:table-cell>
          <table:table-cell table:style-name="ce20" table:formula="of:=IF(1-(([.$B18]-[.P$2]-1)/20) &gt; 0; IF(1-(([.$B18]-[.P$2]-1)/20) &lt; 1; 1-(([.$B18]-[.P$2]-1)/20); 1); 0)" office:value-type="percentage" office:value="0.4" calcext:value-type="percentage">
            <text:p>40%</text:p>
          </table:table-cell>
          <table:table-cell table:style-name="ce20" table:formula="of:=IF(1-(([.$B18]-[.Q$2]-1)/20) &gt; 0; IF(1-(([.$B18]-[.Q$2]-1)/20) &lt; 1; 1-(([.$B18]-[.Q$2]-1)/20); 1); 0)" office:value-type="percentage" office:value="0.45" calcext:value-type="percentage">
            <text:p>45%</text:p>
          </table:table-cell>
          <table:table-cell table:style-name="ce20" table:formula="of:=IF(1-(([.$B18]-[.R$2]-1)/20) &gt; 0; IF(1-(([.$B18]-[.R$2]-1)/20) &lt; 1; 1-(([.$B18]-[.R$2]-1)/20); 1); 0)" office:value-type="percentage" office:value="0.5" calcext:value-type="percentage">
            <text:p>50%</text:p>
          </table:table-cell>
          <table:table-cell table:style-name="ce20" table:formula="of:=IF(1-(([.$B18]-[.S$2]-1)/20) &gt; 0; IF(1-(([.$B18]-[.S$2]-1)/20) &lt; 1; 1-(([.$B18]-[.S$2]-1)/20); 1); 0)" office:value-type="percentage" office:value="0.55" calcext:value-type="percentage">
            <text:p>55%</text:p>
          </table:table-cell>
          <table:table-cell table:style-name="ce20" table:formula="of:=IF(1-(([.$B18]-[.T$2]-1)/20) &gt; 0; IF(1-(([.$B18]-[.T$2]-1)/20) &lt; 1; 1-(([.$B18]-[.T$2]-1)/20); 1); 0)" office:value-type="percentage" office:value="0.6" calcext:value-type="percentage">
            <text:p>60%</text:p>
          </table:table-cell>
          <table:table-cell table:style-name="ce20" table:formula="of:=IF(1-(([.$B18]-[.U$2]-1)/20) &gt; 0; IF(1-(([.$B18]-[.U$2]-1)/20) &lt; 1; 1-(([.$B18]-[.U$2]-1)/20); 1); 0)" office:value-type="percentage" office:value="0.65" calcext:value-type="percentage">
            <text:p>65%</text:p>
          </table:table-cell>
          <table:table-cell table:style-name="ce20" table:formula="of:=IF(1-(([.$B18]-[.V$2]-1)/20) &gt; 0; IF(1-(([.$B18]-[.V$2]-1)/20) &lt; 1; 1-(([.$B18]-[.V$2]-1)/20); 1); 0)" office:value-type="percentage" office:value="0.7" calcext:value-type="percentage">
            <text:p>70%</text:p>
          </table:table-cell>
          <table:table-cell table:style-name="ce20" table:formula="of:=IF(1-(([.$B18]-[.W$2]-1)/20) &gt; 0; IF(1-(([.$B18]-[.W$2]-1)/20) &lt; 1; 1-(([.$B18]-[.W$2]-1)/20); 1); 0)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0" table:formula="of:=IF(1-(([.$B19]-[.C$2]-1)/20) &gt; 0; IF(1-(([.$B19]-[.C$2]-1)/20) &lt; 1; 1-(([.$B19]-[.C$2]-1)/20); 1); 0)" office:value-type="percentage" office:value="0" calcext:value-type="percentage">
            <text:p>0%</text:p>
          </table:table-cell>
          <table:table-cell table:style-name="ce20" table:formula="of:=IF(1-(([.$B19]-[.D$2]-1)/20) &gt; 0; IF(1-(([.$B19]-[.D$2]-1)/20) &lt; 1; 1-(([.$B19]-[.D$2]-1)/20); 1); 0)" office:value-type="percentage" office:value="0" calcext:value-type="percentage">
            <text:p>0%</text:p>
          </table:table-cell>
          <table:table-cell table:style-name="ce20" table:formula="of:=IF(1-(([.$B19]-[.E$2]-1)/20) &gt; 0; IF(1-(([.$B19]-[.E$2]-1)/20) &lt; 1; 1-(([.$B19]-[.E$2]-1)/20); 1); 0)" office:value-type="percentage" office:value="0" calcext:value-type="percentage">
            <text:p>0%</text:p>
          </table:table-cell>
          <table:table-cell table:style-name="ce20" table:formula="of:=IF(1-(([.$B19]-[.F$2]-1)/20) &gt; 0; IF(1-(([.$B19]-[.F$2]-1)/20) &lt; 1; 1-(([.$B19]-[.F$2]-1)/20); 1); 0)" office:value-type="percentage" office:value="0" calcext:value-type="percentage">
            <text:p>0%</text:p>
          </table:table-cell>
          <table:table-cell table:style-name="ce20" table:formula="of:=IF(1-(([.$B19]-[.G$2]-1)/20) &gt; 0; IF(1-(([.$B19]-[.G$2]-1)/20) &lt; 1; 1-(([.$B19]-[.G$2]-1)/20); 1); 0)" office:value-type="percentage" office:value="0" calcext:value-type="percentage">
            <text:p>0%</text:p>
          </table:table-cell>
          <table:table-cell table:style-name="ce20" table:formula="of:=IF(1-(([.$B19]-[.H$2]-1)/20) &gt; 0; IF(1-(([.$B19]-[.H$2]-1)/20) &lt; 1; 1-(([.$B19]-[.H$2]-1)/20); 1); 0)" office:value-type="percentage" office:value="0" calcext:value-type="percentage">
            <text:p>0%</text:p>
          </table:table-cell>
          <table:table-cell table:style-name="ce20" table:formula="of:=IF(1-(([.$B19]-[.I$2]-1)/20) &gt; 0; IF(1-(([.$B19]-[.I$2]-1)/20) &lt; 1; 1-(([.$B19]-[.I$2]-1)/20); 1); 0)" office:value-type="percentage" office:value="0" calcext:value-type="percentage">
            <text:p>0%</text:p>
          </table:table-cell>
          <table:table-cell table:style-name="ce20" table:formula="of:=IF(1-(([.$B19]-[.J$2]-1)/20) &gt; 0; IF(1-(([.$B19]-[.J$2]-1)/20) &lt; 1; 1-(([.$B19]-[.J$2]-1)/20); 1); 0)" office:value-type="percentage" office:value="0.05" calcext:value-type="percentage">
            <text:p>5%</text:p>
          </table:table-cell>
          <table:table-cell table:style-name="ce20" table:formula="of:=IF(1-(([.$B19]-[.K$2]-1)/20) &gt; 0; IF(1-(([.$B19]-[.K$2]-1)/20) &lt; 1; 1-(([.$B19]-[.K$2]-1)/20); 1); 0)" office:value-type="percentage" office:value="0.1" calcext:value-type="percentage">
            <text:p>10%</text:p>
          </table:table-cell>
          <table:table-cell table:style-name="ce20" table:formula="of:=IF(1-(([.$B19]-[.L$2]-1)/20) &gt; 0; IF(1-(([.$B19]-[.L$2]-1)/20) &lt; 1; 1-(([.$B19]-[.L$2]-1)/20); 1); 0)" office:value-type="percentage" office:value="0.15" calcext:value-type="percentage">
            <text:p>15%</text:p>
          </table:table-cell>
          <table:table-cell table:style-name="ce20" table:formula="of:=IF(1-(([.$B19]-[.M$2]-1)/20) &gt; 0; IF(1-(([.$B19]-[.M$2]-1)/20) &lt; 1; 1-(([.$B19]-[.M$2]-1)/20); 1); 0)" office:value-type="percentage" office:value="0.2" calcext:value-type="percentage">
            <text:p>20%</text:p>
          </table:table-cell>
          <table:table-cell table:style-name="ce20" table:formula="of:=IF(1-(([.$B19]-[.N$2]-1)/20) &gt; 0; IF(1-(([.$B19]-[.N$2]-1)/20) &lt; 1; 1-(([.$B19]-[.N$2]-1)/20); 1); 0)" office:value-type="percentage" office:value="0.25" calcext:value-type="percentage">
            <text:p>25%</text:p>
          </table:table-cell>
          <table:table-cell table:style-name="ce20" table:formula="of:=IF(1-(([.$B19]-[.O$2]-1)/20) &gt; 0; IF(1-(([.$B19]-[.O$2]-1)/20) &lt; 1; 1-(([.$B19]-[.O$2]-1)/20); 1); 0)" office:value-type="percentage" office:value="0.3" calcext:value-type="percentage">
            <text:p>30%</text:p>
          </table:table-cell>
          <table:table-cell table:style-name="ce20" table:formula="of:=IF(1-(([.$B19]-[.P$2]-1)/20) &gt; 0; IF(1-(([.$B19]-[.P$2]-1)/20) &lt; 1; 1-(([.$B19]-[.P$2]-1)/20); 1); 0)" office:value-type="percentage" office:value="0.35" calcext:value-type="percentage">
            <text:p>35%</text:p>
          </table:table-cell>
          <table:table-cell table:style-name="ce20" table:formula="of:=IF(1-(([.$B19]-[.Q$2]-1)/20) &gt; 0; IF(1-(([.$B19]-[.Q$2]-1)/20) &lt; 1; 1-(([.$B19]-[.Q$2]-1)/20); 1); 0)" office:value-type="percentage" office:value="0.4" calcext:value-type="percentage">
            <text:p>40%</text:p>
          </table:table-cell>
          <table:table-cell table:style-name="ce20" table:formula="of:=IF(1-(([.$B19]-[.R$2]-1)/20) &gt; 0; IF(1-(([.$B19]-[.R$2]-1)/20) &lt; 1; 1-(([.$B19]-[.R$2]-1)/20); 1); 0)" office:value-type="percentage" office:value="0.45" calcext:value-type="percentage">
            <text:p>45%</text:p>
          </table:table-cell>
          <table:table-cell table:style-name="ce20" table:formula="of:=IF(1-(([.$B19]-[.S$2]-1)/20) &gt; 0; IF(1-(([.$B19]-[.S$2]-1)/20) &lt; 1; 1-(([.$B19]-[.S$2]-1)/20); 1); 0)" office:value-type="percentage" office:value="0.5" calcext:value-type="percentage">
            <text:p>50%</text:p>
          </table:table-cell>
          <table:table-cell table:style-name="ce20" table:formula="of:=IF(1-(([.$B19]-[.T$2]-1)/20) &gt; 0; IF(1-(([.$B19]-[.T$2]-1)/20) &lt; 1; 1-(([.$B19]-[.T$2]-1)/20); 1); 0)" office:value-type="percentage" office:value="0.55" calcext:value-type="percentage">
            <text:p>55%</text:p>
          </table:table-cell>
          <table:table-cell table:style-name="ce20" table:formula="of:=IF(1-(([.$B19]-[.U$2]-1)/20) &gt; 0; IF(1-(([.$B19]-[.U$2]-1)/20) &lt; 1; 1-(([.$B19]-[.U$2]-1)/20); 1); 0)" office:value-type="percentage" office:value="0.6" calcext:value-type="percentage">
            <text:p>60%</text:p>
          </table:table-cell>
          <table:table-cell table:style-name="ce20" table:formula="of:=IF(1-(([.$B19]-[.V$2]-1)/20) &gt; 0; IF(1-(([.$B19]-[.V$2]-1)/20) &lt; 1; 1-(([.$B19]-[.V$2]-1)/20); 1); 0)" office:value-type="percentage" office:value="0.65" calcext:value-type="percentage">
            <text:p>65%</text:p>
          </table:table-cell>
          <table:table-cell table:style-name="ce20" table:formula="of:=IF(1-(([.$B19]-[.W$2]-1)/20) &gt; 0; IF(1-(([.$B19]-[.W$2]-1)/20) &lt; 1; 1-(([.$B19]-[.W$2]-1)/20); 1); 0)" office:value-type="percentage" office:value="0.7" calcext:value-type="percentage">
            <text:p>7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0" table:formula="of:=IF(1-(([.$B20]-[.C$2]-1)/20) &gt; 0; IF(1-(([.$B20]-[.C$2]-1)/20) &lt; 1; 1-(([.$B20]-[.C$2]-1)/20); 1); 0)" office:value-type="percentage" office:value="0" calcext:value-type="percentage">
            <text:p>0%</text:p>
          </table:table-cell>
          <table:table-cell table:style-name="ce20" table:formula="of:=IF(1-(([.$B20]-[.D$2]-1)/20) &gt; 0; IF(1-(([.$B20]-[.D$2]-1)/20) &lt; 1; 1-(([.$B20]-[.D$2]-1)/20); 1); 0)" office:value-type="percentage" office:value="0" calcext:value-type="percentage">
            <text:p>0%</text:p>
          </table:table-cell>
          <table:table-cell table:style-name="ce20" table:formula="of:=IF(1-(([.$B20]-[.E$2]-1)/20) &gt; 0; IF(1-(([.$B20]-[.E$2]-1)/20) &lt; 1; 1-(([.$B20]-[.E$2]-1)/20); 1); 0)" office:value-type="percentage" office:value="0" calcext:value-type="percentage">
            <text:p>0%</text:p>
          </table:table-cell>
          <table:table-cell table:style-name="ce20" table:formula="of:=IF(1-(([.$B20]-[.F$2]-1)/20) &gt; 0; IF(1-(([.$B20]-[.F$2]-1)/20) &lt; 1; 1-(([.$B20]-[.F$2]-1)/20); 1); 0)" office:value-type="percentage" office:value="0" calcext:value-type="percentage">
            <text:p>0%</text:p>
          </table:table-cell>
          <table:table-cell table:style-name="ce20" table:formula="of:=IF(1-(([.$B20]-[.G$2]-1)/20) &gt; 0; IF(1-(([.$B20]-[.G$2]-1)/20) &lt; 1; 1-(([.$B20]-[.G$2]-1)/20); 1); 0)" office:value-type="percentage" office:value="0" calcext:value-type="percentage">
            <text:p>0%</text:p>
          </table:table-cell>
          <table:table-cell table:style-name="ce20" table:formula="of:=IF(1-(([.$B20]-[.H$2]-1)/20) &gt; 0; IF(1-(([.$B20]-[.H$2]-1)/20) &lt; 1; 1-(([.$B20]-[.H$2]-1)/20); 1); 0)" office:value-type="percentage" office:value="0" calcext:value-type="percentage">
            <text:p>0%</text:p>
          </table:table-cell>
          <table:table-cell table:style-name="ce20" table:formula="of:=IF(1-(([.$B20]-[.I$2]-1)/20) &gt; 0; IF(1-(([.$B20]-[.I$2]-1)/20) &lt; 1; 1-(([.$B20]-[.I$2]-1)/20); 1); 0)" office:value-type="percentage" office:value="0" calcext:value-type="percentage">
            <text:p>0%</text:p>
          </table:table-cell>
          <table:table-cell table:style-name="ce20" table:formula="of:=IF(1-(([.$B20]-[.J$2]-1)/20) &gt; 0; IF(1-(([.$B20]-[.J$2]-1)/20) &lt; 1; 1-(([.$B20]-[.J$2]-1)/20); 1); 0)" office:value-type="percentage" office:value="0" calcext:value-type="percentage">
            <text:p>0%</text:p>
          </table:table-cell>
          <table:table-cell table:style-name="ce20" table:formula="of:=IF(1-(([.$B20]-[.K$2]-1)/20) &gt; 0; IF(1-(([.$B20]-[.K$2]-1)/20) &lt; 1; 1-(([.$B20]-[.K$2]-1)/20); 1); 0)" office:value-type="percentage" office:value="0.05" calcext:value-type="percentage">
            <text:p>5%</text:p>
          </table:table-cell>
          <table:table-cell table:style-name="ce20" table:formula="of:=IF(1-(([.$B20]-[.L$2]-1)/20) &gt; 0; IF(1-(([.$B20]-[.L$2]-1)/20) &lt; 1; 1-(([.$B20]-[.L$2]-1)/20); 1); 0)" office:value-type="percentage" office:value="0.1" calcext:value-type="percentage">
            <text:p>10%</text:p>
          </table:table-cell>
          <table:table-cell table:style-name="ce20" table:formula="of:=IF(1-(([.$B20]-[.M$2]-1)/20) &gt; 0; IF(1-(([.$B20]-[.M$2]-1)/20) &lt; 1; 1-(([.$B20]-[.M$2]-1)/20); 1); 0)" office:value-type="percentage" office:value="0.15" calcext:value-type="percentage">
            <text:p>15%</text:p>
          </table:table-cell>
          <table:table-cell table:style-name="ce20" table:formula="of:=IF(1-(([.$B20]-[.N$2]-1)/20) &gt; 0; IF(1-(([.$B20]-[.N$2]-1)/20) &lt; 1; 1-(([.$B20]-[.N$2]-1)/20); 1); 0)" office:value-type="percentage" office:value="0.2" calcext:value-type="percentage">
            <text:p>20%</text:p>
          </table:table-cell>
          <table:table-cell table:style-name="ce20" table:formula="of:=IF(1-(([.$B20]-[.O$2]-1)/20) &gt; 0; IF(1-(([.$B20]-[.O$2]-1)/20) &lt; 1; 1-(([.$B20]-[.O$2]-1)/20); 1); 0)" office:value-type="percentage" office:value="0.25" calcext:value-type="percentage">
            <text:p>25%</text:p>
          </table:table-cell>
          <table:table-cell table:style-name="ce20" table:formula="of:=IF(1-(([.$B20]-[.P$2]-1)/20) &gt; 0; IF(1-(([.$B20]-[.P$2]-1)/20) &lt; 1; 1-(([.$B20]-[.P$2]-1)/20); 1); 0)" office:value-type="percentage" office:value="0.3" calcext:value-type="percentage">
            <text:p>30%</text:p>
          </table:table-cell>
          <table:table-cell table:style-name="ce20" table:formula="of:=IF(1-(([.$B20]-[.Q$2]-1)/20) &gt; 0; IF(1-(([.$B20]-[.Q$2]-1)/20) &lt; 1; 1-(([.$B20]-[.Q$2]-1)/20); 1); 0)" office:value-type="percentage" office:value="0.35" calcext:value-type="percentage">
            <text:p>35%</text:p>
          </table:table-cell>
          <table:table-cell table:style-name="ce20" table:formula="of:=IF(1-(([.$B20]-[.R$2]-1)/20) &gt; 0; IF(1-(([.$B20]-[.R$2]-1)/20) &lt; 1; 1-(([.$B20]-[.R$2]-1)/20); 1); 0)" office:value-type="percentage" office:value="0.4" calcext:value-type="percentage">
            <text:p>40%</text:p>
          </table:table-cell>
          <table:table-cell table:style-name="ce20" table:formula="of:=IF(1-(([.$B20]-[.S$2]-1)/20) &gt; 0; IF(1-(([.$B20]-[.S$2]-1)/20) &lt; 1; 1-(([.$B20]-[.S$2]-1)/20); 1); 0)" office:value-type="percentage" office:value="0.45" calcext:value-type="percentage">
            <text:p>45%</text:p>
          </table:table-cell>
          <table:table-cell table:style-name="ce20" table:formula="of:=IF(1-(([.$B20]-[.T$2]-1)/20) &gt; 0; IF(1-(([.$B20]-[.T$2]-1)/20) &lt; 1; 1-(([.$B20]-[.T$2]-1)/20); 1); 0)" office:value-type="percentage" office:value="0.5" calcext:value-type="percentage">
            <text:p>50%</text:p>
          </table:table-cell>
          <table:table-cell table:style-name="ce20" table:formula="of:=IF(1-(([.$B20]-[.U$2]-1)/20) &gt; 0; IF(1-(([.$B20]-[.U$2]-1)/20) &lt; 1; 1-(([.$B20]-[.U$2]-1)/20); 1); 0)" office:value-type="percentage" office:value="0.55" calcext:value-type="percentage">
            <text:p>55%</text:p>
          </table:table-cell>
          <table:table-cell table:style-name="ce20" table:formula="of:=IF(1-(([.$B20]-[.V$2]-1)/20) &gt; 0; IF(1-(([.$B20]-[.V$2]-1)/20) &lt; 1; 1-(([.$B20]-[.V$2]-1)/20); 1); 0)" office:value-type="percentage" office:value="0.6" calcext:value-type="percentage">
            <text:p>60%</text:p>
          </table:table-cell>
          <table:table-cell table:style-name="ce20" table:formula="of:=IF(1-(([.$B20]-[.W$2]-1)/20) &gt; 0; IF(1-(([.$B20]-[.W$2]-1)/20) &lt; 1; 1-(([.$B20]-[.W$2]-1)/20); 1); 0)" office:value-type="percentage" office:value="0.65" calcext:value-type="percentage">
            <text:p>6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0" table:formula="of:=IF(1-(([.$B21]-[.C$2]-1)/20) &gt; 0; IF(1-(([.$B21]-[.C$2]-1)/20) &lt; 1; 1-(([.$B21]-[.C$2]-1)/20); 1); 0)" office:value-type="percentage" office:value="0" calcext:value-type="percentage">
            <text:p>0%</text:p>
          </table:table-cell>
          <table:table-cell table:style-name="ce20" table:formula="of:=IF(1-(([.$B21]-[.D$2]-1)/20) &gt; 0; IF(1-(([.$B21]-[.D$2]-1)/20) &lt; 1; 1-(([.$B21]-[.D$2]-1)/20); 1); 0)" office:value-type="percentage" office:value="0" calcext:value-type="percentage">
            <text:p>0%</text:p>
          </table:table-cell>
          <table:table-cell table:style-name="ce20" table:formula="of:=IF(1-(([.$B21]-[.E$2]-1)/20) &gt; 0; IF(1-(([.$B21]-[.E$2]-1)/20) &lt; 1; 1-(([.$B21]-[.E$2]-1)/20); 1); 0)" office:value-type="percentage" office:value="0" calcext:value-type="percentage">
            <text:p>0%</text:p>
          </table:table-cell>
          <table:table-cell table:style-name="ce20" table:formula="of:=IF(1-(([.$B21]-[.F$2]-1)/20) &gt; 0; IF(1-(([.$B21]-[.F$2]-1)/20) &lt; 1; 1-(([.$B21]-[.F$2]-1)/20); 1); 0)" office:value-type="percentage" office:value="0" calcext:value-type="percentage">
            <text:p>0%</text:p>
          </table:table-cell>
          <table:table-cell table:style-name="ce20" table:formula="of:=IF(1-(([.$B21]-[.G$2]-1)/20) &gt; 0; IF(1-(([.$B21]-[.G$2]-1)/20) &lt; 1; 1-(([.$B21]-[.G$2]-1)/20); 1); 0)" office:value-type="percentage" office:value="0" calcext:value-type="percentage">
            <text:p>0%</text:p>
          </table:table-cell>
          <table:table-cell table:style-name="ce20" table:formula="of:=IF(1-(([.$B21]-[.H$2]-1)/20) &gt; 0; IF(1-(([.$B21]-[.H$2]-1)/20) &lt; 1; 1-(([.$B21]-[.H$2]-1)/20); 1); 0)" office:value-type="percentage" office:value="0" calcext:value-type="percentage">
            <text:p>0%</text:p>
          </table:table-cell>
          <table:table-cell table:style-name="ce20" table:formula="of:=IF(1-(([.$B21]-[.I$2]-1)/20) &gt; 0; IF(1-(([.$B21]-[.I$2]-1)/20) &lt; 1; 1-(([.$B21]-[.I$2]-1)/20); 1); 0)" office:value-type="percentage" office:value="0" calcext:value-type="percentage">
            <text:p>0%</text:p>
          </table:table-cell>
          <table:table-cell table:style-name="ce20" table:formula="of:=IF(1-(([.$B21]-[.J$2]-1)/20) &gt; 0; IF(1-(([.$B21]-[.J$2]-1)/20) &lt; 1; 1-(([.$B21]-[.J$2]-1)/20); 1); 0)" office:value-type="percentage" office:value="0" calcext:value-type="percentage">
            <text:p>0%</text:p>
          </table:table-cell>
          <table:table-cell table:style-name="ce20" table:formula="of:=IF(1-(([.$B21]-[.K$2]-1)/20) &gt; 0; IF(1-(([.$B21]-[.K$2]-1)/20) &lt; 1; 1-(([.$B21]-[.K$2]-1)/20); 1); 0)" office:value-type="percentage" office:value="0" calcext:value-type="percentage">
            <text:p>0%</text:p>
          </table:table-cell>
          <table:table-cell table:style-name="ce20" table:formula="of:=IF(1-(([.$B21]-[.L$2]-1)/20) &gt; 0; IF(1-(([.$B21]-[.L$2]-1)/20) &lt; 1; 1-(([.$B21]-[.L$2]-1)/20); 1); 0)" office:value-type="percentage" office:value="0.05" calcext:value-type="percentage">
            <text:p>5%</text:p>
          </table:table-cell>
          <table:table-cell table:style-name="ce20" table:formula="of:=IF(1-(([.$B21]-[.M$2]-1)/20) &gt; 0; IF(1-(([.$B21]-[.M$2]-1)/20) &lt; 1; 1-(([.$B21]-[.M$2]-1)/20); 1); 0)" office:value-type="percentage" office:value="0.1" calcext:value-type="percentage">
            <text:p>10%</text:p>
          </table:table-cell>
          <table:table-cell table:style-name="ce20" table:formula="of:=IF(1-(([.$B21]-[.N$2]-1)/20) &gt; 0; IF(1-(([.$B21]-[.N$2]-1)/20) &lt; 1; 1-(([.$B21]-[.N$2]-1)/20); 1); 0)" office:value-type="percentage" office:value="0.15" calcext:value-type="percentage">
            <text:p>15%</text:p>
          </table:table-cell>
          <table:table-cell table:style-name="ce20" table:formula="of:=IF(1-(([.$B21]-[.O$2]-1)/20) &gt; 0; IF(1-(([.$B21]-[.O$2]-1)/20) &lt; 1; 1-(([.$B21]-[.O$2]-1)/20); 1); 0)" office:value-type="percentage" office:value="0.2" calcext:value-type="percentage">
            <text:p>20%</text:p>
          </table:table-cell>
          <table:table-cell table:style-name="ce20" table:formula="of:=IF(1-(([.$B21]-[.P$2]-1)/20) &gt; 0; IF(1-(([.$B21]-[.P$2]-1)/20) &lt; 1; 1-(([.$B21]-[.P$2]-1)/20); 1); 0)" office:value-type="percentage" office:value="0.25" calcext:value-type="percentage">
            <text:p>25%</text:p>
          </table:table-cell>
          <table:table-cell table:style-name="ce20" table:formula="of:=IF(1-(([.$B21]-[.Q$2]-1)/20) &gt; 0; IF(1-(([.$B21]-[.Q$2]-1)/20) &lt; 1; 1-(([.$B21]-[.Q$2]-1)/20); 1); 0)" office:value-type="percentage" office:value="0.3" calcext:value-type="percentage">
            <text:p>30%</text:p>
          </table:table-cell>
          <table:table-cell table:style-name="ce20" table:formula="of:=IF(1-(([.$B21]-[.R$2]-1)/20) &gt; 0; IF(1-(([.$B21]-[.R$2]-1)/20) &lt; 1; 1-(([.$B21]-[.R$2]-1)/20); 1); 0)" office:value-type="percentage" office:value="0.35" calcext:value-type="percentage">
            <text:p>35%</text:p>
          </table:table-cell>
          <table:table-cell table:style-name="ce20" table:formula="of:=IF(1-(([.$B21]-[.S$2]-1)/20) &gt; 0; IF(1-(([.$B21]-[.S$2]-1)/20) &lt; 1; 1-(([.$B21]-[.S$2]-1)/20); 1); 0)" office:value-type="percentage" office:value="0.4" calcext:value-type="percentage">
            <text:p>40%</text:p>
          </table:table-cell>
          <table:table-cell table:style-name="ce20" table:formula="of:=IF(1-(([.$B21]-[.T$2]-1)/20) &gt; 0; IF(1-(([.$B21]-[.T$2]-1)/20) &lt; 1; 1-(([.$B21]-[.T$2]-1)/20); 1); 0)" office:value-type="percentage" office:value="0.45" calcext:value-type="percentage">
            <text:p>45%</text:p>
          </table:table-cell>
          <table:table-cell table:style-name="ce20" table:formula="of:=IF(1-(([.$B21]-[.U$2]-1)/20) &gt; 0; IF(1-(([.$B21]-[.U$2]-1)/20) &lt; 1; 1-(([.$B21]-[.U$2]-1)/20); 1); 0)" office:value-type="percentage" office:value="0.5" calcext:value-type="percentage">
            <text:p>50%</text:p>
          </table:table-cell>
          <table:table-cell table:style-name="ce20" table:formula="of:=IF(1-(([.$B21]-[.V$2]-1)/20) &gt; 0; IF(1-(([.$B21]-[.V$2]-1)/20) &lt; 1; 1-(([.$B21]-[.V$2]-1)/20); 1); 0)" office:value-type="percentage" office:value="0.55" calcext:value-type="percentage">
            <text:p>55%</text:p>
          </table:table-cell>
          <table:table-cell table:style-name="ce20" table:formula="of:=IF(1-(([.$B21]-[.W$2]-1)/20) &gt; 0; IF(1-(([.$B21]-[.W$2]-1)/20) &lt; 1; 1-(([.$B21]-[.W$2]-1)/20); 1); 0)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0" table:formula="of:=IF(1-(([.$B22]-[.C$2]-1)/20) &gt; 0; IF(1-(([.$B22]-[.C$2]-1)/20) &lt; 1; 1-(([.$B22]-[.C$2]-1)/20); 1); 0)" office:value-type="percentage" office:value="0" calcext:value-type="percentage">
            <text:p>0%</text:p>
          </table:table-cell>
          <table:table-cell table:style-name="ce20" table:formula="of:=IF(1-(([.$B22]-[.D$2]-1)/20) &gt; 0; IF(1-(([.$B22]-[.D$2]-1)/20) &lt; 1; 1-(([.$B22]-[.D$2]-1)/20); 1); 0)" office:value-type="percentage" office:value="0" calcext:value-type="percentage">
            <text:p>0%</text:p>
          </table:table-cell>
          <table:table-cell table:style-name="ce20" table:formula="of:=IF(1-(([.$B22]-[.E$2]-1)/20) &gt; 0; IF(1-(([.$B22]-[.E$2]-1)/20) &lt; 1; 1-(([.$B22]-[.E$2]-1)/20); 1); 0)" office:value-type="percentage" office:value="0" calcext:value-type="percentage">
            <text:p>0%</text:p>
          </table:table-cell>
          <table:table-cell table:style-name="ce20" table:formula="of:=IF(1-(([.$B22]-[.F$2]-1)/20) &gt; 0; IF(1-(([.$B22]-[.F$2]-1)/20) &lt; 1; 1-(([.$B22]-[.F$2]-1)/20); 1); 0)" office:value-type="percentage" office:value="0" calcext:value-type="percentage">
            <text:p>0%</text:p>
          </table:table-cell>
          <table:table-cell table:style-name="ce20" table:formula="of:=IF(1-(([.$B22]-[.G$2]-1)/20) &gt; 0; IF(1-(([.$B22]-[.G$2]-1)/20) &lt; 1; 1-(([.$B22]-[.G$2]-1)/20); 1); 0)" office:value-type="percentage" office:value="0" calcext:value-type="percentage">
            <text:p>0%</text:p>
          </table:table-cell>
          <table:table-cell table:style-name="ce20" table:formula="of:=IF(1-(([.$B22]-[.H$2]-1)/20) &gt; 0; IF(1-(([.$B22]-[.H$2]-1)/20) &lt; 1; 1-(([.$B22]-[.H$2]-1)/20); 1); 0)" office:value-type="percentage" office:value="0" calcext:value-type="percentage">
            <text:p>0%</text:p>
          </table:table-cell>
          <table:table-cell table:style-name="ce20" table:formula="of:=IF(1-(([.$B22]-[.I$2]-1)/20) &gt; 0; IF(1-(([.$B22]-[.I$2]-1)/20) &lt; 1; 1-(([.$B22]-[.I$2]-1)/20); 1); 0)" office:value-type="percentage" office:value="0" calcext:value-type="percentage">
            <text:p>0%</text:p>
          </table:table-cell>
          <table:table-cell table:style-name="ce20" table:formula="of:=IF(1-(([.$B22]-[.J$2]-1)/20) &gt; 0; IF(1-(([.$B22]-[.J$2]-1)/20) &lt; 1; 1-(([.$B22]-[.J$2]-1)/20); 1); 0)" office:value-type="percentage" office:value="0" calcext:value-type="percentage">
            <text:p>0%</text:p>
          </table:table-cell>
          <table:table-cell table:style-name="ce20" table:formula="of:=IF(1-(([.$B22]-[.K$2]-1)/20) &gt; 0; IF(1-(([.$B22]-[.K$2]-1)/20) &lt; 1; 1-(([.$B22]-[.K$2]-1)/20); 1); 0)" office:value-type="percentage" office:value="0" calcext:value-type="percentage">
            <text:p>0%</text:p>
          </table:table-cell>
          <table:table-cell table:style-name="ce20" table:formula="of:=IF(1-(([.$B22]-[.L$2]-1)/20) &gt; 0; IF(1-(([.$B22]-[.L$2]-1)/20) &lt; 1; 1-(([.$B22]-[.L$2]-1)/20); 1); 0)" office:value-type="percentage" office:value="0" calcext:value-type="percentage">
            <text:p>0%</text:p>
          </table:table-cell>
          <table:table-cell table:style-name="ce20" table:formula="of:=IF(1-(([.$B22]-[.M$2]-1)/20) &gt; 0; IF(1-(([.$B22]-[.M$2]-1)/20) &lt; 1; 1-(([.$B22]-[.M$2]-1)/20); 1); 0)" office:value-type="percentage" office:value="0.05" calcext:value-type="percentage">
            <text:p>5%</text:p>
          </table:table-cell>
          <table:table-cell table:style-name="ce20" table:formula="of:=IF(1-(([.$B22]-[.N$2]-1)/20) &gt; 0; IF(1-(([.$B22]-[.N$2]-1)/20) &lt; 1; 1-(([.$B22]-[.N$2]-1)/20); 1); 0)" office:value-type="percentage" office:value="0.1" calcext:value-type="percentage">
            <text:p>10%</text:p>
          </table:table-cell>
          <table:table-cell table:style-name="ce20" table:formula="of:=IF(1-(([.$B22]-[.O$2]-1)/20) &gt; 0; IF(1-(([.$B22]-[.O$2]-1)/20) &lt; 1; 1-(([.$B22]-[.O$2]-1)/20); 1); 0)" office:value-type="percentage" office:value="0.15" calcext:value-type="percentage">
            <text:p>15%</text:p>
          </table:table-cell>
          <table:table-cell table:style-name="ce20" table:formula="of:=IF(1-(([.$B22]-[.P$2]-1)/20) &gt; 0; IF(1-(([.$B22]-[.P$2]-1)/20) &lt; 1; 1-(([.$B22]-[.P$2]-1)/20); 1); 0)" office:value-type="percentage" office:value="0.2" calcext:value-type="percentage">
            <text:p>20%</text:p>
          </table:table-cell>
          <table:table-cell table:style-name="ce20" table:formula="of:=IF(1-(([.$B22]-[.Q$2]-1)/20) &gt; 0; IF(1-(([.$B22]-[.Q$2]-1)/20) &lt; 1; 1-(([.$B22]-[.Q$2]-1)/20); 1); 0)" office:value-type="percentage" office:value="0.25" calcext:value-type="percentage">
            <text:p>25%</text:p>
          </table:table-cell>
          <table:table-cell table:style-name="ce20" table:formula="of:=IF(1-(([.$B22]-[.R$2]-1)/20) &gt; 0; IF(1-(([.$B22]-[.R$2]-1)/20) &lt; 1; 1-(([.$B22]-[.R$2]-1)/20); 1); 0)" office:value-type="percentage" office:value="0.3" calcext:value-type="percentage">
            <text:p>30%</text:p>
          </table:table-cell>
          <table:table-cell table:style-name="ce20" table:formula="of:=IF(1-(([.$B22]-[.S$2]-1)/20) &gt; 0; IF(1-(([.$B22]-[.S$2]-1)/20) &lt; 1; 1-(([.$B22]-[.S$2]-1)/20); 1); 0)" office:value-type="percentage" office:value="0.35" calcext:value-type="percentage">
            <text:p>35%</text:p>
          </table:table-cell>
          <table:table-cell table:style-name="ce20" table:formula="of:=IF(1-(([.$B22]-[.T$2]-1)/20) &gt; 0; IF(1-(([.$B22]-[.T$2]-1)/20) &lt; 1; 1-(([.$B22]-[.T$2]-1)/20); 1); 0)" office:value-type="percentage" office:value="0.4" calcext:value-type="percentage">
            <text:p>40%</text:p>
          </table:table-cell>
          <table:table-cell table:style-name="ce20" table:formula="of:=IF(1-(([.$B22]-[.U$2]-1)/20) &gt; 0; IF(1-(([.$B22]-[.U$2]-1)/20) &lt; 1; 1-(([.$B22]-[.U$2]-1)/20); 1); 0)" office:value-type="percentage" office:value="0.45" calcext:value-type="percentage">
            <text:p>45%</text:p>
          </table:table-cell>
          <table:table-cell table:style-name="ce20" table:formula="of:=IF(1-(([.$B22]-[.V$2]-1)/20) &gt; 0; IF(1-(([.$B22]-[.V$2]-1)/20) &lt; 1; 1-(([.$B22]-[.V$2]-1)/20); 1); 0)" office:value-type="percentage" office:value="0.5" calcext:value-type="percentage">
            <text:p>50%</text:p>
          </table:table-cell>
          <table:table-cell table:style-name="ce20" table:formula="of:=IF(1-(([.$B22]-[.W$2]-1)/20) &gt; 0; IF(1-(([.$B22]-[.W$2]-1)/20) &lt; 1; 1-(([.$B22]-[.W$2]-1)/20); 1); 0)" office:value-type="percentage" office:value="0.55" calcext:value-type="percentage">
            <text:p>55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0.D3:D20.W3 D20.C4:D20.W6 D20.C8:D20.W22 D20.C7:D20.G7 D20.I7:D20.W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C3:D20.W6 D20.C8:D20.W22 D20.C7:D20.G7 D20.I7:D20.W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H7:D20.H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H7:D20.H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Sheet2" table:style-name="ta1">
        <table:table-column table:style-name="co24" table:default-cell-style-name="ce28"/>
        <table:table-column table:style-name="co24" table:number-columns-repeated="1023" table:default-cell-style-name="Default"/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25" table:default-cell-style-name="ce28"/>
        <table:table-column table:style-name="co25" table:number-columns-repeated="10" table:default-cell-style-name="Default"/>
        <table:table-column table:style-name="co26" table:number-columns-repeated="2" table:default-cell-style-name="Default"/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0_" style:display-name="0" style:family="table-cell" style:parent-style-name="Default">
      <style:table-cell-properties fo:background-color="#610506" loext:vertical-justify="auto"/>
      <style:paragraph-properties css3t:text-justify="auto"/>
    </style:style>
    <style:style style:name="_31_00" style:display-name="100" style:family="table-cell" style:parent-style-name="Default">
      <style:table-cell-properties fo:background-color="#2b51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7:30:04.819484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5:14:15.709381254</meta:creation-date>
    <dc:date>2018-06-21T18:05:45.047203417</dc:date>
    <meta:editing-duration>PT12H23M31S</meta:editing-duration>
    <meta:editing-cycles>8</meta:editing-cycles>
    <meta:generator>LibreOffice/6.0.3.2$Linux_X86_64 LibreOffice_project/00m0$Build-2</meta:generator>
    <meta:print-date>2018-06-03T15:07:01.397557262</meta:print-date>
    <meta:document-statistic meta:table-count="8" meta:cell-count="2298" meta:object-count="0"/>
  </office:meta>
</office:document-meta>
</file>